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1.476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subtitle">
      <style:graphic-properties draw:fill-color="#ffffff" draw:textarea-vertical-align="top" fo:min-height="12.2cm"/>
    </style:style>
    <style:style style:name="pr6" style:family="presentation" style:parent-style-name="Default-title">
      <style:graphic-properties draw:auto-grow-height="true" fo:min-height="1.6cm"/>
    </style:style>
    <style:style style:name="pr7" style:family="presentation" style:parent-style-name="Default-subtitle">
      <style:graphic-properties draw:fill-color="#ffffff" draw:textarea-vertical-align="top" fo:min-height="12.8cm"/>
    </style:style>
    <style:style style:name="pr8" style:family="presentation" style:parent-style-name="Default-title">
      <style:graphic-properties draw:textarea-vertical-align="top" fo:min-height="14.373cm"/>
    </style:style>
    <style:style style:name="pr9" style:family="presentation" style:parent-style-name="Default-title">
      <style:graphic-properties draw:textarea-vertical-align="top" draw:auto-grow-height="true" fo:min-height="14.373cm"/>
    </style:style>
    <style:style style:name="pr10" style:family="presentation" style:parent-style-name="Default-subtitle">
      <style:graphic-properties draw:fill-color="#ffffff" draw:textarea-vertical-align="top" fo:min-height="14.2cm"/>
    </style:style>
    <style:style style:name="pr11" style:family="presentation" style:parent-style-name="Default-title">
      <style:graphic-properties draw:textarea-vertical-align="top" draw:auto-grow-height="true" fo:min-height="14.173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395cm" style:use-optimal-column-width="false"/>
    </style:style>
    <style:style style:name="co2" style:family="table-column">
      <style:table-column-properties style:column-width="3.396cm" style:use-optimal-column-width="false"/>
    </style:style>
    <style:style style:name="co3" style:family="table-column">
      <style:table-column-properties style:column-width="3.393cm" style:use-optimal-column-width="false"/>
    </style:style>
    <style:style style:name="ro1" style:family="table-row">
      <style:table-row-properties style:row-height="1.149cm"/>
    </style:style>
    <style:style style:name="ro2" style:family="table-row">
      <style:table-row-properties style:row-height="1.148cm"/>
    </style:style>
    <style:style style:name="ro3" style:family="table-row">
      <style:table-row-properties style:row-height="1.146cm"/>
    </style:style>
    <style:style style:name="ce1" style:family="table-cell">
      <loext:graphic-properties draw:fill="solid" draw:fill-color="#ffffff" draw:textarea-vertical-align="middle"/>
      <style:paragraph-properties fo:text-align="center" fo:border="0.57pt solid #000000"/>
    </style:style>
    <style:style style:name="P1" style:family="paragraph">
      <style:paragraph-properties style:writing-mode="lr-tb"/>
      <style:text-properties fo:font-size="80pt" style:font-size-asian="80pt" style:font-size-complex="80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-color="#ffffff"/>
      <style:paragraph-properties fo:text-align="start" style:writing-mode="lr-tb"/>
      <style:text-properties style:font-name="Liberation Serif" fo:font-size="36pt" style:font-size-asian="36pt" style:font-size-complex="36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paragraph-properties style:writing-mode="lr-tb"/>
      <style:text-properties fo:font-size="36pt" style:text-underline-style="solid" style:text-underline-width="auto" style:text-underline-color="font-color" style:font-size-asian="36pt" style:font-size-complex="36pt"/>
    </style:style>
    <style:style style:name="P10" style:family="paragraph">
      <style:paragraph-properties fo:text-align="start" style:writing-mode="lr-tb"/>
      <style:text-properties style:font-name="Liberation Serif" fo:font-size="36pt" style:font-size-asian="36pt" style:font-size-complex="36pt"/>
    </style:style>
    <style:style style:name="P11" style:family="paragraph">
      <style:paragraph-properties style:writing-mode="lr-tb"/>
      <style:text-properties fo:font-size="60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36pt" style:font-size-asian="36pt" style:font-size-complex="3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language="en" fo:country="US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erif" fo:font-size="20pt" style:font-size-asian="20pt" style:font-size-complex="2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style:font-name="Liberation Serif" fo:font-size="32pt" style:font-size-asian="32pt" style:font-size-complex="32pt"/>
    </style:style>
    <style:style style:name="T8" style:family="text">
      <style:text-properties style:font-name="Liberation Serif" fo:font-size="14pt" style:font-size-asian="14pt" style:font-size-complex="14pt"/>
    </style:style>
    <style:style style:name="T9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Liberation Serif" fo:font-size="10pt" style:font-size-asian="10pt" style:font-size-complex="10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13" style:family="text">
      <style:text-properties style:font-name="Liberation Serif" fo:font-size="28pt" style:font-size-asian="28pt" style:font-size-complex="28pt"/>
    </style:style>
    <style:style style:name="T14" style:family="text">
      <style:text-properties style:font-name="Liberation Serif" fo:font-size="16pt" style:font-size-asian="16pt" style:font-size-complex="1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6pt" fo:font-style="normal" fo:text-shadow="none" style:text-underline-style="none" fo:font-weight="normal" style:letter-kerning="true" fo:background-color="transparent" style:font-name-asian="Noto Sans CJK SC" style:font-size-asian="6pt" style:font-style-asian="normal" style:font-weight-asian="normal" style:font-name-complex="Lohit Devanagari2" style:font-size-complex="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11.476cm" draw:transform="skewX (-4.8802805855701E-017) rotate (0.496371639267187) translate (-0.345cm 9.326cm)" presentation:class="title" presentation:user-transformed="true">
          <draw:text-box>
            <text:p xml:id="id1" text:id="id1"><text:span text:style-name="T1">Derivatives of Composite functions.</text:span><text:span text:style-name="T1"><text:line-break/></text:span><text:span text:style-name="T1">Part - 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1.737cm" svg:x="1.398cm" svg:y="0.545cm" presentation:class="title" presentation:user-transformed="true">
          <draw:text-box>
            <text:p xml:id="id2" text:id="id2" text:style-name="P3"><text:s/>Recap : <text:s text:c="9"/>Theorem</text:p>
          </draw:text-box>
        </draw:frame>
        <draw:frame presentation:style-name="pr5" draw:text-style-name="P6" draw:layer="layout" svg:width="26cm" svg:height="12.2cm" svg:x="1cm" svg:y="2.6cm" presentation:class="subtitle" presentation:user-transformed="true">
          <draw:text-box>
            <text:p text:style-name="P3"><text:span text:style-name="T2"><text:tab/></text:span><text:span text:style-name="T2"><text:tab/></text:span><text:span text:style-name="T2">If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3">is a differentiable function of</text:span><text:span text:style-name="T2"> <text:s/></text:span><text:span text:style-name="T2"><text:tab/></text:span></text:p>
            <text:p text:style-name="P3"><text:span text:style-name="T4"><text:tab/></text:span><text:span text:style-name="T4"><text:tab/></text:span></text:p>
            <text:p text:style-name="P5"><text:span text:style-name="T5"><text:tab/></text:span><text:span text:style-name="T5"><text:tab/></text:span><text:span text:style-name="T5">and <text:s text:c="16"/></text:span><text:span text:style-name="T3">is a differentiable function of</text:span><text:span text:style-name="T2"> <text:s/></text:span></text:p>
            <text:p text:style-name="P5"><text:span text:style-name="T4"><text:tab/></text:span></text:p>
            <text:p text:style-name="P3"><text:span text:style-name="T2"><text:tab/></text:span><text:span text:style-name="T2"><text:tab/></text:span><text:span text:style-name="T3">such that the composite function</text:span></text:p>
            <text:p text:style-name="P3"><text:span text:style-name="T4"><text:tab/></text:span></text:p>
            <text:p text:style-name="P3"><text:span text:style-name="T2"><text:tab/></text:span><text:span text:style-name="T2"><text:tab/></text:span><text:span text:style-name="T3">is a differentiable function of <text:s text:c="5"/>then, </text:span></text:p>
            <text:p text:style-name="P3"><text:span text:style-name="T2"><text:tab/></text:span></text:p>
          </draw:text-box>
        </draw:frame>
        <draw:g>
          <svg:title>TexMaths</svg:title>
          <svg:desc>36§display§y = f(u)§svg§600§FALSE§</svg:desc>
          <draw:polygon draw:style-name="gr2" draw:text-style-name="P7" draw:layer="layout" svg:width="4.568cm" svg:height="1.139cm" svg:x="4.892cm" svg:y="2.814cm" svg:viewBox="0 0 4569 1140" draw:points="2284,1140 0,1140 0,0 4569,0 4569,1140">
            <text:p/>
          </draw:polygon>
          <draw:path draw:style-name="gr3" draw:text-style-name="P8" draw:layer="layout" svg:width="0.587cm" svg:height="0.82cm" svg:x="4.866cm" svg:y="3.14cm" svg:viewBox="0 0 588 821" svg:d="M582 78c6-18 6-20 6-29 0-23-21-35-38-35-14 0-34 6-46 26-3 6-11 46-17 69-9 32-17 67-26 101l-58 231c-3 17-57 106-141 106-66 0-81-55-81-104 0-57 24-135 67-247 20-52 23-66 23-92 0-58-41-104-104-104-121 0-167 184-167 196 0 11 12 11 14 11 15 0 15-3 21-23 34-118 86-155 129-155 9 0 32 0 32 40 0 32-12 63-23 89-49 133-72 208-72 265 0 113 80 153 155 153 49 0 93-23 127-58-14 67-32 127-81 196-34 43-83 81-141 81-17 0-75-6-95-55 20 0 35 0 55-14 12-12 23-29 23-52 0-40-35-46-46-46-29 0-72 20-72 83 0 64 58 110 135 110 133 0 262-116 297-259z">
            <text:p/>
          </draw:path>
          <draw:path draw:style-name="gr3" draw:text-style-name="P8" draw:layer="layout" svg:width="0.843cm" svg:height="0.298cm" svg:x="5.917cm" svg:y="3.235cm" svg:viewBox="0 0 844 299" svg:d="M801 52c20 0 43 0 43-26s-23-26-40-26h-761c-20 0-43 0-43 26s23 26 43 26zM804 299c17 0 40 0 40-25 0-26-23-26-43-26h-758c-20 0-43 0-43 26 0 25 23 25 43 25z">
            <text:p/>
          </draw:path>
          <draw:path draw:style-name="gr3" draw:text-style-name="P8" draw:layer="layout" svg:width="0.633cm" svg:height="1.154cm" svg:x="7.248cm" svg:y="2.809cm" svg:viewBox="0 0 634 1155" svg:d="M400 386h110c23 0 37 0 37-23 0-15-14-15-34-15h-107l26-146c6-26 23-116 32-130 11-26 34-43 60-43 6 0 38 0 61 23-55 3-66 49-66 66 0 32 23 46 46 46 31 0 69-29 69-78 0-57-58-86-110-86-43 0-124 23-161 150-9 26-12 37-43 198h-87c-26 0-37 0-37 23 0 15 9 15 34 15h84l-95 501c-23 124-46 239-110 239-5 0-37 0-63-23 61-3 72-49 72-69 0-29-23-43-49-43-32 0-69 28-69 74 0 58 55 90 109 90 70 0 119-75 142-124 43-81 72-233 72-242z">
            <text:p/>
          </draw:path>
          <draw:path draw:style-name="gr3" draw:text-style-name="P8" draw:layer="layout" svg:width="0.296cm" svg:height="1.266cm" svg:x="8.064cm" svg:y="2.751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653cm" svg:height="0.575cm" svg:x="8.467cm" svg:y="3.14cm" svg:viewBox="0 0 654 576" svg:d="M409 490c14 54 58 86 112 86 44 0 72-29 95-69 21-46 38-124 38-127 0-11-12-11-14-11-15 0-15 2-21 23-17 69-40 155-95 155-26 0-37-14-37-57 0-29 14-87 23-133l37-138c3-17 15-66 20-87 6-28 21-77 21-83 0-23-18-35-38-35-6 0-40 0-49 44-26 95-80 316-95 383-3 5-52 106-147 106-63 0-78-57-78-104 0-72 35-172 70-259 14-37 20-54 20-80 0-58-41-104-104-104-121 0-167 184-167 196 0 11 12 11 14 11 15 0 15 0 21-23 31-109 80-155 129-155 12 0 32 0 32 40 0 32-15 69-23 86-46 127-72 205-72 268 0 121 86 153 155 153 84 0 130-58 153-86z">
            <text:p/>
          </draw:path>
          <draw:path draw:style-name="gr3" draw:text-style-name="P8" draw:layer="layout" svg:width="0.296cm" svg:height="1.266cm" svg:x="9.227cm" svg:y="2.751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>
          <svg:title>TexMaths</svg:title>
          <svg:desc>36§display§u§svg§600§FALSE§</svg:desc>
          <draw:polygon draw:style-name="gr2" draw:text-style-name="P7" draw:layer="layout" svg:width="0.562cm" svg:height="0.448cm" svg:x="25.493cm" svg:y="3.215cm" svg:viewBox="0 0 563 449" draw:points="283,449 0,449 0,0 563,0 563,449">
            <text:p/>
          </draw:polygon>
          <draw:path draw:style-name="gr3" draw:text-style-name="P8" draw:layer="layout" svg:width="0.654cm" svg:height="0.575cm" svg:x="25.467cm" svg:y="3.152cm" svg:viewBox="0 0 655 576" svg:d="M410 490c14 54 57 86 112 86 44 0 75-29 95-69 21-46 38-124 38-127 0-11-12-11-14-11-15 0-15 3-21 23-17 69-40 155-95 155-26 0-37-14-37-57 0-29 14-87 23-133l37-138c3-17 15-66 20-87 6-28 21-77 21-83 0-23-18-35-38-35-6 0-40 0-49 44-26 95-81 316-95 383-3 5-52 106-147 106-64 0-78-57-78-103 0-72 34-173 69-260 14-37 20-54 20-80 0-58-40-104-104-104-121 0-167 184-167 196 0 11 12 11 14 11 15 0 15 0 21-23 31-109 80-155 129-155 12 0 32 0 32 40 0 32-14 69-23 87-46 126-72 204-72 267 0 121 87 153 156 153 83 0 130-58 153-86z">
            <text:p/>
          </draw:path>
        </draw:g>
        <draw:g>
          <svg:title>TexMaths</svg:title>
          <svg:desc>36§display§u = g(x)§svg§600§FALSE§</svg:desc>
          <draw:polygon draw:style-name="gr2" draw:text-style-name="P7" draw:layer="layout" svg:width="4.515cm" svg:height="1.139cm" svg:x="5.692cm" svg:y="5.016cm" svg:viewBox="0 0 4516 1140" draw:points="2258,1140 0,1140 0,0 4516,0 4516,1140">
            <text:p/>
          </draw:polygon>
          <draw:path draw:style-name="gr3" draw:text-style-name="P8" draw:layer="layout" svg:width="0.653cm" svg:height="0.575cm" svg:x="5.666cm" svg:y="5.342cm" svg:viewBox="0 0 654 576" svg:d="M409 490c14 54 58 86 112 86 43 0 75-29 95-69 20-46 38-124 38-127 0-11-12-11-15-11-14 0-14 2-20 23-17 69-40 155-95 155-26 0-37-14-37-57 0-29 14-87 23-133l37-138c3-17 15-66 20-87 6-28 21-77 21-83 0-23-18-35-38-35-6 0-40 0-49 44-26 95-81 316-95 383-3 5-52 106-147 106-63 0-78-57-78-104 0-72 35-172 70-259 14-37 20-54 20-80 0-58-41-104-104-104-121 0-167 184-167 196 0 11 12 11 14 11 15 0 15 0 21-23 31-109 80-155 129-155 12 0 32 0 32 40 0 32-15 69-23 86-46 127-72 205-72 268 0 121 86 153 155 153 84 0 130-58 153-86z">
            <text:p/>
          </draw:path>
          <draw:path draw:style-name="gr3" draw:text-style-name="P8" draw:layer="layout" svg:width="0.843cm" svg:height="0.298cm" svg:x="6.775cm" svg:y="5.437cm" svg:viewBox="0 0 844 299" svg:d="M801 52c20 0 43 0 43-26s-23-26-40-26h-761c-20 0-43 0-43 26s23 26 43 26zM804 299c17 0 40 0 40-25 0-26-23-26-43-26h-758c-20 0-43 0-43 26 0 25 23 25 43 25z">
            <text:p/>
          </draw:path>
          <draw:path draw:style-name="gr3" draw:text-style-name="P8" draw:layer="layout" svg:width="0.584cm" svg:height="0.82cm" svg:x="8.059cm" svg:y="5.342cm" svg:viewBox="0 0 585 821" svg:d="M579 84c3-9 6-15 6-24 0-23-18-34-38-34-14 0-46 9-52 55-23-49-69-81-118-81-147 0-302 179-302 360 0 127 78 202 167 202 75 0 135-61 150-75v3c-26 112-44 164-44 167-2 11-46 138-181 138-26 0-66-3-101-15 38-11 52-43 52-66 0-20-14-43-49-43-29 0-69 23-69 72 0 52 46 78 170 78 158 0 250-98 268-176zM415 397c-9 35-38 67-67 90-25 23-66 46-100 46-64 0-84-67-84-115 0-64 38-214 72-277 35-63 89-112 141-112 84 0 101 101 101 109 0 6 0 12-3 17z">
            <text:p/>
          </draw:path>
          <draw:path draw:style-name="gr3" draw:text-style-name="P8" draw:layer="layout" svg:width="0.296cm" svg:height="1.266cm" svg:x="8.814cm" svg:y="4.953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633cm" svg:height="0.575cm" svg:x="9.217cm" svg:y="5.342cm" svg:viewBox="0 0 634 576" svg:d="M389 179c6-35 34-150 124-150 5 0 37 0 63 14-35 9-60 41-60 69 0 20 14 46 48 46 29 0 70-23 70-74 0-67-75-84-118-84-75 0-119 66-136 98-32-86-98-98-135-98-133 0-205 164-205 196 0 11 12 11 15 11 11 0 14 0 17-11 43-136 127-167 170-167 23 0 69 11 69 83 0 41-23 127-69 303-20 80-66 132-121 132-9 0-37 0-63-14 31-9 60-35 60-69 0-35-29-46-49-46-37 0-69 34-69 74 0 58 63 84 118 84 86 0 130-89 135-98 15 49 61 98 136 98 132 0 204-164 204-196 0-11-11-11-14-11-12 0-15 2-17 11-44 138-130 167-170 167-49 0-69-40-69-83 0-29 8-55 23-113z">
            <text:p/>
          </draw:path>
          <draw:path draw:style-name="gr3" draw:text-style-name="P8" draw:layer="layout" svg:width="0.296cm" svg:height="1.266cm" svg:x="9.977cm" svg:y="4.953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</draw:g>
        <draw:g>
          <svg:title>TexMaths</svg:title>
          <svg:desc>36§display§x§svg§600§FALSE§</svg:desc>
          <draw:polygon draw:style-name="gr2" draw:text-style-name="P7" draw:layer="layout" svg:width="0.541cm" svg:height="0.448cm" svg:x="25.994cm" svg:y="5.315cm" svg:viewBox="0 0 542 449" draw:points="271,449 0,449 0,0 542,0 542,449">
            <text:p/>
          </draw:polygon>
          <draw:path draw:style-name="gr3" draw:text-style-name="P8" draw:layer="layout" svg:width="0.633cm" svg:height="0.575cm" svg:x="25.968cm" svg:y="5.252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>
          <svg:title>TexMaths</svg:title>
          <svg:desc>36§display§y = f[g(x)]§svg§600§FALSE§</svg:desc>
          <draw:polygon draw:style-name="gr2" draw:text-style-name="P7" draw:layer="layout" svg:width="5.893cm" svg:height="1.139cm" svg:x="20.593cm" svg:y="7.118cm" svg:viewBox="0 0 5894 1140" draw:points="2947,1140 0,1140 0,0 5894,0 5894,1140">
            <text:p/>
          </draw:polygon>
          <draw:path draw:style-name="gr3" draw:text-style-name="P8" draw:layer="layout" svg:width="0.587cm" svg:height="0.82cm" svg:x="20.567cm" svg:y="7.444cm" svg:viewBox="0 0 588 821" svg:d="M582 78c6-18 6-20 6-29 0-23-21-35-38-35-14 0-34 6-46 26-3 6-11 46-17 69-9 32-17 67-26 101l-58 231c-3 17-57 106-141 106-66 0-81-55-81-104 0-57 24-135 67-247 20-52 23-66 23-92 0-58-41-104-104-104-121 0-167 184-167 196 0 11 12 11 14 11 15 0 15-3 21-23 34-118 86-155 129-155 9 0 32 0 32 40 0 32-12 63-23 89-49 133-72 208-72 265 0 113 80 153 155 153 49 0 93-23 127-58-14 67-32 127-81 196-34 43-83 81-141 81-17 0-75-6-95-55 20 0 35 0 55-14 12-12 23-29 23-52 0-40-35-46-46-46-29 0-72 20-72 83 0 64 58 110 135 110 133 0 262-116 297-259z">
            <text:p/>
          </draw:path>
          <draw:path draw:style-name="gr3" draw:text-style-name="P8" draw:layer="layout" svg:width="0.843cm" svg:height="0.298cm" svg:x="21.618cm" svg:y="7.539cm" svg:viewBox="0 0 844 299" svg:d="M801 52c20 0 43 0 43-26s-23-26-40-26h-761c-20 0-43 0-43 26s23 26 43 26zM804 299c17 0 40 0 40-25 0-26-23-26-43-26h-758c-20 0-43 0-43 26 0 25 23 25 43 25z">
            <text:p/>
          </draw:path>
          <draw:path draw:style-name="gr3" draw:text-style-name="P8" draw:layer="layout" svg:width="0.633cm" svg:height="1.154cm" svg:x="22.949cm" svg:y="7.113cm" svg:viewBox="0 0 634 1155" svg:d="M400 386h110c23 0 37 0 37-23 0-15-14-15-34-15h-107l26-146c6-26 23-116 32-130 11-26 34-43 60-43 6 0 38 0 61 23-55 3-66 49-66 66 0 32 23 46 46 46 31 0 69-29 69-78 0-57-58-86-110-86-43 0-124 23-161 150-9 26-12 37-43 198h-87c-26 0-37 0-37 23 0 15 9 15 34 15h84l-95 501c-23 124-46 239-110 239-5 0-37 0-63-23 61-3 72-49 72-69 0-29-23-43-49-43-32 0-69 28-69 74 0 58 55 90 109 90 70 0 119-75 142-124 43-81 72-233 72-242z">
            <text:p/>
          </draw:path>
          <draw:polygon draw:style-name="gr3" draw:text-style-name="P8" draw:layer="layout" svg:width="0.175cm" svg:height="1.266cm" svg:x="23.788cm" svg:y="7.055cm" svg:viewBox="0 0 176 1267" draw:points="176,1267 176,1218 52,1218 52,52 176,52 176,0 0,0 0,1267">
            <text:p/>
          </draw:polygon>
          <draw:path draw:style-name="gr3" draw:text-style-name="P8" draw:layer="layout" svg:width="0.584cm" svg:height="0.82cm" svg:x="24.009cm" svg:y="7.444cm" svg:viewBox="0 0 585 821" svg:d="M579 84c3-9 6-15 6-24 0-23-18-34-38-34-14 0-46 9-52 55-23-49-69-81-118-81-147 0-302 179-302 360 0 127 78 202 167 202 75 0 135-61 150-75v3c-26 112-43 164-43 167-3 11-47 138-182 138-26 0-66-3-101-15 38-11 52-43 52-66 0-20-14-43-49-43-29 0-69 23-69 72 0 52 46 78 170 78 158 0 251-98 268-176zM415 397c-9 35-38 67-66 90-26 23-67 46-101 46-64 0-84-67-84-115 0-64 38-214 72-277 35-63 90-112 141-112 84 0 101 101 101 109 0 6 0 12-3 17z">
            <text:p/>
          </draw:path>
          <draw:path draw:style-name="gr3" draw:text-style-name="P8" draw:layer="layout" svg:width="0.296cm" svg:height="1.266cm" svg:x="24.764cm" svg:y="7.055cm" svg:viewBox="0 0 297 1267" svg:d="M297 1255c0-2 0-5-23-28-159-159-199-398-199-593 0-219 49-441 204-599 18-15 18-18 18-23 0-9-6-12-15-12-11 0-126 86-201 248-67 138-81 279-81 386 0 100 14 253 84 397 77 155 187 236 198 236 9 0 15-3 15-12z">
            <text:p/>
          </draw:path>
          <draw:path draw:style-name="gr3" draw:text-style-name="P8" draw:layer="layout" svg:width="0.633cm" svg:height="0.575cm" svg:x="25.167cm" svg:y="7.444cm" svg:viewBox="0 0 634 576" svg:d="M389 179c6-35 34-150 124-150 6 0 37 0 63 14-34 9-60 41-60 69 0 20 14 46 49 46 28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0-89 135-98 15 49 61 98 136 98 132 0 204-164 204-196 0-11-11-11-14-11-12 0-14 2-17 11-43 138-130 167-170 167-49 0-69-40-69-83 0-29 8-55 23-113z">
            <text:p/>
          </draw:path>
          <draw:path draw:style-name="gr3" draw:text-style-name="P8" draw:layer="layout" svg:width="0.296cm" svg:height="1.266cm" svg:x="25.928cm" svg:y="7.055cm" svg:viewBox="0 0 297 1267" svg:d="M297 634c0-98-15-251-84-395-78-155-187-239-201-239-6 0-12 6-12 12 0 5 0 8 23 31 127 124 199 326 199 591 0 215-46 440-205 598-17 18-17 21-17 23 0 9 6 12 12 12 14 0 129-86 204-248 66-138 81-279 81-385z">
            <text:p/>
          </draw:path>
          <draw:polygon draw:style-name="gr3" draw:text-style-name="P8" draw:layer="layout" svg:width="0.175cm" svg:height="1.266cm" svg:x="26.374cm" svg:y="7.055cm" svg:viewBox="0 0 176 1267" draw:points="176,0 0,0 0,52 124,52 124,1218 0,1218 0,1267 176,1267">
            <text:p/>
          </draw:polygon>
        </draw:g>
        <draw:g>
          <svg:title>TexMaths</svg:title>
          <svg:desc>36§display§x§svg§600§FALSE§</svg:desc>
          <draw:polygon draw:style-name="gr2" draw:text-style-name="P7" draw:layer="layout" svg:width="0.541cm" svg:height="0.448cm" svg:x="18.894cm" svg:y="9.815cm" svg:viewBox="0 0 542 449" draw:points="271,449 0,449 0,0 542,0 542,449">
            <text:p/>
          </draw:polygon>
          <draw:path draw:style-name="gr3" draw:text-style-name="P8" draw:layer="layout" svg:width="0.633cm" svg:height="0.575cm" svg:x="18.868cm" svg:y="9.752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 xml:id="id3" draw:id="id3">
          <svg:title>TexMaths</svg:title>
          <svg:desc>36§display§\frac{dy}{dx} = \frac{dy}{du} \times \frac{du}{dx}§svg§600§FALSE§</svg:desc>
          <draw:polygon draw:style-name="gr2" draw:text-style-name="P7" draw:layer="layout" svg:width="7.864cm" svg:height="2.49cm" svg:x="3.633cm" svg:y="11.215cm" svg:viewBox="0 0 7865 2491" draw:points="3931,2491 0,2491 0,0 7865,0 7865,2491">
            <text:p/>
          </draw:polygon>
          <draw:path draw:style-name="gr3" draw:text-style-name="P8" draw:layer="layout" svg:width="0.604cm" svg:height="0.895cm" svg:x="3.651cm" svg:y="11.152cm" svg:viewBox="0 0 605 896" svg:d="M605 14c0-2 0-14-17-14-18 0-139 12-162 14-8 0-17 6-17 23 0 18 11 18 32 18 60 0 63 8 63 20l-6 26-75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4 0 101 103 101 112 0 6-3 14-6 20z">
            <text:p/>
          </draw:path>
          <draw:path draw:style-name="gr3" draw:text-style-name="P8" draw:layer="layout" svg:width="0.587cm" svg:height="0.82cm" svg:x="4.293cm" svg:y="11.472cm" svg:viewBox="0 0 588 821" svg:d="M582 78c6-18 6-20 6-29 0-23-21-35-38-35-14 0-34 6-46 26-3 6-12 46-17 69-9 32-18 67-26 101l-58 231c-3 17-57 106-141 106-66 0-81-54-81-103 0-58 23-136 67-248 20-52 23-66 23-92 0-58-41-104-104-104-121 0-167 184-167 196 0 11 12 11 14 11 15 0 15-3 21-23 34-118 86-155 129-155 9 0 32 0 32 40 0 32-12 63-23 89-49 133-72 208-72 265 0 113 80 153 155 153 49 0 92-23 127-58-14 67-32 127-81 196-34 43-83 81-141 81-17 0-75-6-95-55 20 0 35 0 55-14 11-12 23-29 23-52 0-40-35-46-46-46-29 0-72 20-72 83 0 64 58 110 135 110 133 0 262-115 297-259z">
            <text:p/>
          </draw:path>
          <draw:polygon draw:style-name="gr3" draw:text-style-name="P8" draw:layer="layout" svg:width="1.384cm" svg:height="0.054cm" svg:x="3.57cm" svg:y="12.543cm" svg:viewBox="0 0 1385 55" draw:points="691,55 0,55 0,0 1385,0 1385,55">
            <text:p/>
          </draw:polygon>
          <draw:path draw:style-name="gr3" draw:text-style-name="P8" draw:layer="layout" svg:width="0.604cm" svg:height="0.895cm" svg:x="3.622cm" svg:y="12.877cm" svg:viewBox="0 0 605 896" svg:d="M605 14c0-2 0-14-17-14-18 0-139 12-162 14-8 0-17 6-17 23 0 18 11 18 32 18 60 0 63 8 63 20l-6 26-75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4 0 101 103 101 112 0 6-3 14-6 20z">
            <text:p/>
          </draw:path>
          <draw:path draw:style-name="gr3" draw:text-style-name="P8" draw:layer="layout" svg:width="0.633cm" svg:height="0.575cm" svg:x="4.264cm" svg:y="13.194cm" svg:viewBox="0 0 634 576" svg:d="M389 179c6-35 34-150 124-150 8 0 37 0 63 14-35 9-60 41-60 69 0 20 14 46 48 46 29 0 70-23 70-74 0-67-75-84-118-84-75 0-119 66-136 98-32-86-98-98-135-98-133 0-205 164-205 196 0 11 12 11 15 11 11 0 14 0 17-11 43-136 127-167 170-167 23 0 69 11 69 83 0 41-23 127-69 303-20 80-66 132-121 132-9 0-37 0-63-14 31-9 60-35 60-69 0-35-29-46-49-46-37 0-69 34-69 75 0 57 63 83 118 83 86 0 133-89 135-98 15 49 61 98 136 98 132 0 204-164 204-196 0-11-11-11-14-11-12 0-15 3-17 11-41 138-130 167-170 167-49 0-69-40-69-83 0-29 8-55 23-113z">
            <text:p/>
          </draw:path>
          <draw:path draw:style-name="gr3" draw:text-style-name="P8" draw:layer="layout" svg:width="0.843cm" svg:height="0.299cm" svg:x="5.526cm" svg:y="12.422cm" svg:viewBox="0 0 844 300" svg:d="M801 52c20 0 43 0 43-26s-23-26-40-26h-761c-20 0-43 0-43 26s23 26 43 26zM804 300c17 0 40 0 40-26s-23-26-43-26h-758c-20 0-43 0-43 26s23 26 43 26z">
            <text:p/>
          </draw:path>
          <draw:path draw:style-name="gr3" draw:text-style-name="P8" draw:layer="layout" svg:width="0.604cm" svg:height="0.895cm" svg:x="7.023cm" svg:y="11.152cm" svg:viewBox="0 0 605 896" svg:d="M605 14c0-2 0-14-17-14-18 0-139 12-162 14-8 0-17 6-17 23 0 18 11 18 32 18 60 0 63 8 63 20l-6 26-75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1 0 101 103 101 112 0 6-3 14-6 20z">
            <text:p/>
          </draw:path>
          <draw:path draw:style-name="gr3" draw:text-style-name="P8" draw:layer="layout" svg:width="0.584cm" svg:height="0.82cm" svg:x="7.668cm" svg:y="11.472cm" svg:viewBox="0 0 585 821" svg:d="M582 78c3-18 3-20 3-29 0-23-18-35-35-35-14 0-34 6-46 26-3 6-12 46-17 69-9 32-18 67-26 101l-58 231c-3 17-57 106-144 106-63 0-78-54-78-103 0-58 23-136 67-248 20-52 23-66 23-92 0-58-41-104-104-104-121 0-167 184-167 196 0 11 12 11 14 11 15 0 15-3 21-23 34-118 86-155 129-155 9 0 32 0 32 40 0 32-12 63-23 89-49 133-72 208-72 265 0 113 80 153 155 153 49 0 92-23 127-58-14 67-32 127-81 196-34 43-83 81-141 81-17 0-75-6-95-55 20 0 35 0 52-14 14-12 26-29 26-52 0-40-35-46-46-46-29 0-72 20-72 83 0 64 58 110 135 110 133 0 262-115 297-259z">
            <text:p/>
          </draw:path>
          <draw:polygon draw:style-name="gr3" draw:text-style-name="P8" draw:layer="layout" svg:width="1.384cm" svg:height="0.054cm" svg:x="6.942cm" svg:y="12.543cm" svg:viewBox="0 0 1385 55" draw:points="694,55 0,55 0,0 1385,0 1385,55">
            <text:p/>
          </draw:polygon>
          <draw:path draw:style-name="gr3" draw:text-style-name="P8" draw:layer="layout" svg:width="0.604cm" svg:height="0.895cm" svg:x="6.994cm" svg:y="12.877cm" svg:viewBox="0 0 605 896" svg:d="M605 14c0-2 0-14-17-14-18 0-139 12-162 14-8 0-17 6-17 23 0 18 11 18 32 18 60 0 63 8 63 20l-6 26-75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4 0 101 103 101 112 0 6-3 14-6 20z">
            <text:p/>
          </draw:path>
          <draw:path draw:style-name="gr3" draw:text-style-name="P8" draw:layer="layout" svg:width="0.653cm" svg:height="0.575cm" svg:x="7.637cm" svg:y="13.194cm" svg:viewBox="0 0 654 576" svg:d="M409 490c14 54 58 86 112 86 43 0 72-29 95-69 20-46 38-124 38-127 0-11-12-11-15-11-14 0-14 3-20 23-17 69-40 155-95 155-26 0-37-14-37-57 0-29 14-87 23-133l37-138c3-17 15-66 20-87 6-28 21-77 21-83 0-23-18-35-38-35-6 0-40 0-49 44-26 95-81 316-95 383-3 5-52 106-147 106-63 0-78-57-78-103 0-72 35-173 70-260 14-37 20-54 20-80 0-58-41-104-104-104-121 0-167 184-167 196 0 11 12 11 14 11 15 0 15 0 21-23 31-109 80-155 129-155 12 0 32 0 32 40 0 32-15 69-23 87-46 126-72 204-72 267 0 121 86 153 155 153 84 0 130-58 153-86z">
            <text:p/>
          </draw:path>
          <draw:path draw:style-name="gr3" draw:text-style-name="P8" draw:layer="layout" svg:width="0.612cm" svg:height="0.612cm" svg:x="8.944cm" svg:y="12.264cm" svg:viewBox="0 0 613 613" svg:d="M308 271l-253-254c-18-14-20-17-29-17-14 0-26 12-26 26 0 9 3 11 17 26l254 253-254 257c-14 14-17 17-17 26 0 14 12 25 26 25 9 0 11-2 29-17l250-253 265 262c3 3 12 8 18 8 17 0 25-11 25-25 0-3 0-9-2-15-3-3-205-201-268-268l233-230c6-9 26-26 32-32 0-3 5-8 5-17 0-14-8-26-25-26-9 0-15 6-29 20z">
            <text:p/>
          </draw:path>
          <draw:path draw:style-name="gr3" draw:text-style-name="P8" draw:layer="layout" svg:width="0.604cm" svg:height="0.895cm" svg:x="10.226cm" svg:y="11.152cm" svg:viewBox="0 0 605 896" svg:d="M605 14c0-2 0-14-17-14-18 0-139 12-162 14-8 0-17 6-17 23 0 18 11 18 32 18 60 0 63 8 63 20l-3 26-78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4 0 101 103 101 112 0 6-3 14-6 20z">
            <text:p/>
          </draw:path>
          <draw:path draw:style-name="gr3" draw:text-style-name="P8" draw:layer="layout" svg:width="0.653cm" svg:height="0.575cm" svg:x="10.871cm" svg:y="11.472cm" svg:viewBox="0 0 654 576" svg:d="M409 490c14 54 58 86 112 86 43 0 75-29 95-69 20-46 38-124 38-127 0-11-12-11-15-11-14 0-14 3-20 23-17 69-40 155-95 155-26 0-37-14-37-57 0-29 14-87 23-133l37-138c3-17 17-66 20-87 6-28 21-77 21-83 0-23-18-35-38-35-6 0-40 0-49 44-26 95-81 316-95 383-3 5-52 106-147 106-63 0-78-57-78-103 0-72 35-173 70-260 14-37 20-54 20-80 0-58-41-104-104-104-121 0-167 184-167 196 0 11 12 11 14 11 15 0 15 0 21-23 31-109 80-155 129-155 12 0 32 0 32 40 0 32-15 69-23 87-46 126-72 204-72 267 0 121 86 153 155 153 84 0 130-58 153-86z">
            <text:p/>
          </draw:path>
          <draw:polygon draw:style-name="gr3" draw:text-style-name="P8" draw:layer="layout" svg:width="1.384cm" svg:height="0.054cm" svg:x="10.177cm" svg:y="12.543cm" svg:viewBox="0 0 1385 55" draw:points="694,55 0,55 0,0 1385,0 1385,55">
            <text:p/>
          </draw:polygon>
          <draw:path draw:style-name="gr3" draw:text-style-name="P8" draw:layer="layout" svg:width="0.604cm" svg:height="0.895cm" svg:x="10.226cm" svg:y="12.877cm" svg:viewBox="0 0 605 896" svg:d="M605 14c0-2 0-14-17-14-18 0-139 12-162 14-8 0-17 6-17 23 0 18 11 18 32 18 60 0 63 8 63 20l-6 26-75 299c-23-46-60-80-118-80-147 0-305 187-305 371 0 121 69 205 170 205 26 0 89-6 164-95 12 52 55 95 115 95 46 0 75-29 95-72s38-121 38-124c0-15-12-15-15-15-14 0-14 6-17 24-23 83-46 158-98 158-34 0-37-32-37-58 0-31 3-40 8-60zM340 729c-6 23-6 26-26 49-55 69-107 89-141 89-64 0-84-69-84-118 0-64 41-222 72-280 38-74 95-120 147-120 81 0 101 103 101 112 0 6-3 14-6 20z">
            <text:p/>
          </draw:path>
          <draw:path draw:style-name="gr3" draw:text-style-name="P8" draw:layer="layout" svg:width="0.633cm" svg:height="0.575cm" svg:x="10.871cm" svg:y="13.194cm" svg:viewBox="0 0 634 576" svg:d="M389 179c6-35 34-150 124-150 5 0 37 0 63 14-35 9-60 41-60 69 0 20 14 46 48 46 29 0 70-23 70-74 0-67-75-84-118-84-75 0-119 66-136 98-32-86-98-98-135-98-133 0-205 164-205 196 0 11 12 11 15 11 11 0 14 0 17-11 43-136 127-167 170-167 23 0 69 11 69 83 0 41-23 127-69 303-20 80-66 132-121 132-9 0-37 0-63-14 31-9 60-35 60-69 0-35-29-46-49-46-37 0-69 34-69 75 0 57 63 83 118 83 86 0 130-89 135-98 15 49 61 98 136 98 132 0 204-164 204-196 0-11-11-11-14-11-12 0-15 3-17 11-44 138-130 167-170 167-49 0-69-40-69-83 0-29 8-55 23-11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left">
                  <anim:set smil:begin="0s" smil:dur="0.001s" smil:fill="hold" smil:targetElement="id3" smil:attributeName="visibility" smil:to="visible"/>
                  <anim:animate smil:dur="5s" smil:fill="hold" smil:targetElement="id3" smil:attributeName="x" smil:values="0-width/2;x" smil:keyTimes="0;1"/>
                  <anim:animate smil:dur="5s" smil:fill="hold" smil:targetElement="id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9" draw:layer="layout" svg:width="25.199cm" svg:height="1.6cm" svg:x="1.398cm" svg:y="0.4cm" presentation:class="title" presentation:user-transformed="true">
          <draw:text-box>
            <text:p xml:id="id4" text:id="id4"><text:span text:style-name="T6">Examples</text:span></text:p>
          </draw:text-box>
        </draw:frame>
        <draw:frame presentation:style-name="pr7" draw:text-style-name="P6" draw:layer="layout" svg:width="26.4cm" svg:height="12.8cm" svg:x="0.8cm" svg:y="2.4cm" presentation:class="subtitle" presentation:user-transformed="true">
          <draw:text-box>
            <text:p xml:id="id5" text:id="id5" text:style-name="P3"><text:span text:style-name="T7">(1) If <text:s text:c="21"/></text:span></text:p>
            <text:p text:style-name="P3"><text:span text:style-name="T8"><text:s text:c="6"/></text:span><text:span text:style-name="T8"><text:tab/></text:span><text:span text:style-name="T8"><text:tab/></text:span></text:p>
            <text:p xml:id="id7" text:id="id7" text:style-name="P3"><text:span text:style-name="T9"><text:tab/></text:span><text:span text:style-name="T9">Solutions :</text:span><text:span text:style-name="T7"> Given that, <text:s text:c="2"/></text:span></text:p>
            <text:p text:style-name="P3"><text:span text:style-name="T10"><text:tab/></text:span><text:span text:style-name="T10"> <text:s text:c="6"/></text:span><text:span text:style-name="T10"><text:tab/></text:span></text:p>
            <text:p text:style-name="P3"><text:span text:style-name="T7"><text:tab/></text:span><text:span text:style-name="T7"> <text:s text:c="15"/></text:span></text:p>
          </draw:text-box>
        </draw:frame>
        <draw:g xml:id="id6" draw:id="id6">
          <svg:title>TexMaths</svg:title>
          <svg:desc>28§display§f(x) = \sqrt{7 g(x) - 3 } , \ g(3) = 4 \text { and } g'(3) = 5 , \text {find } f'(3)§svg§600§FALSE§</svg:desc>
          <draw:polygon draw:style-name="gr2" draw:text-style-name="P7" draw:layer="layout" svg:width="22.977cm" svg:height="1.082cm" svg:x="3.52cm" svg:y="2.474cm" svg:viewBox="0 0 22978 1083" draw:points="11489,1083 0,1083 0,0 22978,0 22978,1083">
            <text:p/>
          </draw:polygon>
          <draw:path draw:style-name="gr3" draw:text-style-name="P8" draw:layer="layout" svg:width="0.492cm" svg:height="0.897cm" svg:x="3.522cm" svg:y="2.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4cm" svg:x="4.156cm" svg:y="2.615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8" draw:layer="layout" svg:width="0.492cm" svg:height="0.447cm" svg:x="4.47cm" svg:y="2.91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23cm" svg:height="0.984cm" svg:x="5.059cm" svg:y="2.615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8" draw:layer="layout" svg:width="0.655cm" svg:height="0.232cm" svg:x="5.715cm" svg:y="2.9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97cm" svg:height="1.181cm" svg:x="6.806cm" svg:y="2.425cm" svg:viewBox="0 0 898 1182" svg:d="M309 1182c31 0 31 0 43-20l540-1124c6-13 6-16 6-18 0-11-9-20-20-20-13 0-16 9-22 20l-509 1059-210-488-137 105 16 16 69-54z">
            <text:p/>
          </draw:path>
          <draw:polygon draw:style-name="gr3" draw:text-style-name="P8" draw:layer="layout" svg:width="4.02cm" svg:height="0.042cm" svg:x="7.682cm" svg:y="2.425cm" svg:viewBox="0 0 4021 43" draw:points="2012,43 0,43 0,0 4021,0 4021,43">
            <text:p/>
          </draw:polygon>
          <draw:path draw:style-name="gr3" draw:text-style-name="P8" draw:layer="layout" svg:width="0.422cm" svg:height="0.688cm" svg:x="7.738cm" svg:y="2.689cm" svg:viewBox="0 0 423 689" svg:d="M414 67c9-13 9-16 9-36h-239c-121 0-124-13-126-31h-24l-34 204h25c2-16 11-79 24-90 7-7 85-7 97-7h206c-12 16-90 124-112 157-88 132-121 269-121 370 0 11 0 55 45 55 47 0 47-44 47-55v-50c0-53 2-109 11-161 2-22 15-107 60-170z">
            <text:p/>
          </draw:path>
          <draw:path draw:style-name="gr3" draw:text-style-name="P8" draw:layer="layout" svg:width="0.454cm" svg:height="0.637cm" svg:x="8.191cm" svg:y="2.918cm" svg:viewBox="0 0 455 638" svg:d="M450 65c2-7 5-11 5-18 0-18-14-27-29-27-12 0-38 7-41 43-18-38-53-63-92-63-114 0-235 139-235 280 0 98 61 157 130 157 58 0 105-47 117-59v3c-21 87-34 127-34 129-2 9-36 108-141 108-20 0-52-2-78-11 29-9 40-34 40-52 0-15-11-33-38-33-23 0-54 18-54 56 0 40 36 60 132 60 123 0 195-76 208-137zM323 309c-7 27-30 51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8.777cm" svg:y="2.615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8" draw:layer="layout" svg:width="0.492cm" svg:height="0.447cm" svg:x="9.091cm" svg:y="2.91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23cm" svg:height="0.984cm" svg:x="9.68cm" svg:y="2.615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8" draw:layer="layout" svg:width="0.602cm" svg:height="0.042cm" svg:x="10.307cm" svg:y="3.088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1.25cm" svg:y="2.698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8" draw:layer="layout" svg:width="0.115cm" svg:height="0.295cm" svg:x="11.786cm" svg:y="3.249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3" draw:text-style-name="P8" draw:layer="layout" svg:width="0.454cm" svg:height="0.637cm" svg:x="12.482cm" svg:y="2.918cm" svg:viewBox="0 0 455 638" svg:d="M450 65c2-7 5-11 5-18 0-18-14-27-29-27-12 0-36 7-41 43-18-38-53-63-92-63-114 0-235 139-235 280 0 98 61 157 130 157 58 0 105-47 117-59v3c-21 87-34 127-34 129-2 9-36 108-141 108-20 0-52-2-78-11 29-9 40-34 40-52 0-15-11-33-38-33-23 0-54 18-54 56 0 40 36 60 132 60 123 0 195-76 208-137zM323 309c-7 27-30 51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3.069cm" svg:y="2.615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8" draw:layer="layout" svg:width="0.409cm" svg:height="0.677cm" svg:x="13.396cm" svg:y="2.698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13.903cm" svg:y="2.615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8" draw:layer="layout" svg:width="0.655cm" svg:height="0.232cm" svg:x="14.559cm" svg:y="2.9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6cm" svg:x="15.569cm" svg:y="2.68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445cm" svg:height="0.453cm" svg:x="16.403cm" svg:y="2.913cm" svg:viewBox="0 0 446 454" svg:d="M287 367c4 40 31 81 78 81 20 0 81-14 81-94v-54h-25v54c0 58-25 65-36 65-31 0-36-45-36-50v-199c0-40 0-78-35-116-38-38-88-54-135-54-83 0-150 47-150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6cm" svg:x="16.886cm" svg:y="2.91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7.435cm" svg:y="2.671cm" svg:viewBox="0 0 488 696" svg:d="M343 631v65l145-11v-31c-69 0-78-7-78-54v-600l-141 11v32c67 0 76 6 76 53v213c-29-34-72-61-125-61-117 0-220 97-220 224 0 126 96 224 211 224 62 0 107-33 132-65zM343 367v202c0 18 0 20-11 35-30 47-74 70-117 70-45 0-81-25-105-63-25-40-27-96-27-136 0-38 2-97 29-141 22-32 58-63 112-63 36 0 76 13 108 58 11 18 11 20 11 38z">
            <text:p/>
          </draw:path>
          <draw:path draw:style-name="gr3" draw:text-style-name="P8" draw:layer="layout" svg:width="0.454cm" svg:height="0.637cm" svg:x="18.291cm" svg:y="2.918cm" svg:viewBox="0 0 455 638" svg:d="M450 65c2-7 5-11 5-18 0-18-14-27-29-27-12 0-38 7-41 43-18-38-53-63-92-63-114 0-235 139-235 280 0 98 61 157 130 157 58 0 105-47 117-59v3c-21 87-34 127-34 129-2 9-36 108-141 108-20 0-52-2-78-11 29-9 40-34 40-52 0-15-11-33-38-33-23 0-54 18-54 56 0 40 36 60 132 60 123 0 195-76 208-137zM323 309c-7 27-30 51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8.813cm" svg:y="2.562cm" svg:viewBox="0 0 175 358" svg:d="M168 60c7-11 7-17 7-22 0-22-20-38-41-38-26 0-35 22-38 34l-92 300c-2 0-4 9-4 9 0 8 22 15 27 15 4 0 7 0 11-11z">
            <text:p/>
          </draw:path>
          <draw:path draw:style-name="gr3" draw:text-style-name="P8" draw:layer="layout" svg:width="0.23cm" svg:height="0.984cm" svg:x="19.153cm" svg:y="2.615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8" draw:layer="layout" svg:width="0.409cm" svg:height="0.677cm" svg:x="19.48cm" svg:y="2.698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19.987cm" svg:y="2.615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  <draw:path draw:style-name="gr3" draw:text-style-name="P8" draw:layer="layout" svg:width="0.655cm" svg:height="0.232cm" svg:x="20.643cm" svg:y="2.9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77cm" svg:x="21.676cm" svg:y="2.698cm" svg:viewBox="0 0 394 678" svg:d="M394 459c0-116-80-217-188-217-47 0-90 15-125 51v-192c20 6 53 13 85 13 121 0 190-89 190-103 0-7-2-11-9-11-2 0-4 0-9 2-20 9-67 29-134 29-40 0-85-6-132-27-7-4-9-4-12-4-8 0-8 9-8 25v291c0 18 0 27 13 27 7 0 9-3 11-9 11-16 49-70 128-70 51 0 76 45 85 63 16 38 18 76 18 125 0 34 0 94-25 135-22 38-60 64-105 64-72 0-128-51-146-109 3 0 7 0 18 0 32 0 50-25 50-47 0-25-18-50-50-50-15 0-49 7-49 54 0 83 67 179 179 179 114 0 215-94 215-219z">
            <text:p/>
          </draw:path>
          <draw:path draw:style-name="gr3" draw:text-style-name="P8" draw:layer="layout" svg:width="0.115cm" svg:height="0.295cm" svg:x="22.202cm" svg:y="3.249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3" draw:text-style-name="P8" draw:layer="layout" svg:width="0.494cm" svg:height="0.695cm" svg:x="22.583cm" svg:y="2.66cm" svg:viewBox="0 0 495 696" svg:d="M300 300c45 0 52 13 52 54v266c0 45-12 45-76 45v31c31-2 85-4 109-4 25 0 72 2 110 4v-31c-67 0-78 0-78-45v-363l-124 9c-15 3-17 3-17 3-3 2-5 2-18 2h-117v-112c0-99 85-137 146-137 29 0 65 9 85 32-40 2-47 29-47 47 0 31 27 45 45 45 22 0 44-16 44-45 0-58-53-101-127-101-92 0-209 49-209 159v112h-78v29h78v320c0 45-11 45-78 45v31c34-2 85-4 110-4 27 0 74 2 110 4v-31c-65 0-77 0-77-45v-320z">
            <text:p/>
          </draw:path>
          <draw:path draw:style-name="gr3" draw:text-style-name="P8" draw:layer="layout" svg:width="0.496cm" svg:height="0.436cm" svg:x="23.134cm" svg:y="2.918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23.683cm" svg:y="2.671cm" svg:viewBox="0 0 488 696" svg:d="M343 631v65l145-11v-31c-69 0-78-7-78-54v-600l-141 11v32c67 0 76 6 76 53v213c-29-34-72-61-125-61-117 0-220 97-220 224 0 126 96 224 211 224 62 0 107-33 132-65zM343 367v202c0 18 0 20-11 35-30 47-74 70-117 70-45 0-81-25-105-63-25-40-27-96-27-136 0-38 2-97 29-141 22-32 58-63 112-63 36 0 76 13 108 58 11 18 11 20 11 38z">
            <text:p/>
          </draw:path>
          <draw:path draw:style-name="gr3" draw:text-style-name="P8" draw:layer="layout" svg:width="0.492cm" svg:height="0.897cm" svg:x="24.577cm" svg:y="2.6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5-85 185-4 0-29 0-49-18 47-2 56-38 56-53 0-23-18-34-38-34-25 0-54 22-54 58 0 45 43 70 85 70 54 0 92-59 110-97 31-62 56-181 56-188z">
            <text:p/>
          </draw:path>
          <draw:path draw:style-name="gr3" draw:text-style-name="P8" draw:layer="layout" svg:width="0.174cm" svg:height="0.357cm" svg:x="25.143cm" svg:y="2.562cm" svg:viewBox="0 0 175 358" svg:d="M168 60c7-11 7-17 7-22 0-22-20-38-41-38-26 0-35 22-38 34l-92 300c-2 0-4 9-4 9 0 8 22 15 27 15 4 0 7 0 11-11z">
            <text:p/>
          </draw:path>
          <draw:path draw:style-name="gr3" draw:text-style-name="P8" draw:layer="layout" svg:width="0.23cm" svg:height="0.984cm" svg:x="25.484cm" svg:y="2.615cm" svg:viewBox="0 0 231 985" svg:d="M231 976c0-2 0-4-18-22-123-123-155-309-155-461 0-171 38-343 159-466 14-11 14-14 14-18 0-7-5-9-11-9-9 0-99 67-157 193-52 107-63 217-63 300 0 78 11 196 65 308 60 121 146 184 155 184 6 0 11-2 11-9z">
            <text:p/>
          </draw:path>
          <draw:path draw:style-name="gr3" draw:text-style-name="P8" draw:layer="layout" svg:width="0.409cm" svg:height="0.677cm" svg:x="25.811cm" svg:y="2.698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  <draw:path draw:style-name="gr3" draw:text-style-name="P8" draw:layer="layout" svg:width="0.23cm" svg:height="0.984cm" svg:x="26.319cm" svg:y="2.615cm" svg:viewBox="0 0 231 985" svg:d="M231 493c0-77-11-195-65-307-61-121-146-186-157-186-5 0-9 4-9 9 0 4 0 7 18 25 98 96 154 253 154 459 0 167-35 342-159 465-13 14-13 16-13 18 0 7 4 9 9 9 11 0 101-67 159-193 52-107 63-217 63-299z">
            <text:p/>
          </draw:path>
        </draw:g>
        <draw:g xml:id="id11" draw:id="id11">
          <svg:title>TexMaths</svg:title>
          <svg:desc>28§display§= \frac{1}{2\sqrt{7 g(x) - 3 }}\frac{d}{dx}\left[\ 7g(x) - 3\ \right)\ ]§svg§600§FALSE§</svg:desc>
          <draw:polygon draw:style-name="gr2" draw:text-style-name="P7" draw:layer="layout" svg:width="13.964cm" svg:height="2.361cm" svg:x="9.92cm" svg:y="9.677cm" svg:viewBox="0 0 13965 2362" draw:points="6982,2362 0,2362 0,0 13965,0 13965,2362">
            <text:p/>
          </draw:polygon>
          <draw:path draw:style-name="gr3" draw:text-style-name="P8" draw:layer="layout" svg:width="0.655cm" svg:height="0.232cm" svg:x="9.927cm" svg:y="10.61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13.616cm" svg:y="9.655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8" draw:layer="layout" svg:width="5.496cm" svg:height="0.042cm" svg:x="11.027cm" svg:y="10.71cm" svg:viewBox="0 0 5497 43" draw:points="2749,43 0,43 0,0 5497,0 5497,43">
            <text:p/>
          </draw:polygon>
          <draw:path draw:style-name="gr3" draw:text-style-name="P8" draw:layer="layout" svg:width="0.393cm" svg:height="0.657cm" svg:x="11.076cm" svg:y="11.13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897cm" svg:height="1.181cm" svg:x="11.627cm" svg:y="10.907cm" svg:viewBox="0 0 898 1182" svg:d="M309 1182c31 0 31 0 43-20l540-1124c6-13 6-16 6-18 0-11-9-20-20-20-13 0-16 9-22 20l-509 1059-210-488-137 105 16 16 69-54z">
            <text:p/>
          </draw:path>
          <draw:polygon draw:style-name="gr3" draw:text-style-name="P8" draw:layer="layout" svg:width="4.02cm" svg:height="0.042cm" svg:x="12.503cm" svg:y="10.907cm" svg:viewBox="0 0 4021 43" draw:points="2012,43 0,43 0,0 4021,0 4021,43">
            <text:p/>
          </draw:polygon>
          <draw:path draw:style-name="gr3" draw:text-style-name="P8" draw:layer="layout" svg:width="0.422cm" svg:height="0.689cm" svg:x="12.559cm" svg:y="11.124cm" svg:viewBox="0 0 423 690" svg:d="M414 67c9-13 9-15 9-36h-239c-121 0-124-13-126-31h-24l-34 204h25c2-16 11-79 24-90 7-7 85-7 97-7h206c-12 16-90 124-112 157-88 132-121 269-121 370 0 11 0 56 45 56 47 0 47-45 47-56v-50c0-53 2-109 9-161 4-22 17-107 62-170z">
            <text:p/>
          </draw:path>
          <draw:path draw:style-name="gr3" draw:text-style-name="P8" draw:layer="layout" svg:width="0.454cm" svg:height="0.637cm" svg:x="13.011cm" svg:y="11.352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3.598cm" svg:y="11.0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912cm" svg:y="11.3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14.501cm" svg:y="11.0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8" draw:layer="layout" svg:width="0.602cm" svg:height="0.042cm" svg:x="15.128cm" svg:y="11.522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6.074cm" svg:y="11.133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3" draw:text-style-name="P8" draw:layer="layout" svg:width="0.469cm" svg:height="0.695cm" svg:x="17.079cm" svg:y="9.628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3" draw:text-style-name="P8" draw:layer="layout" svg:width="1.076cm" svg:height="0.042cm" svg:x="16.759cm" svg:y="10.71cm" svg:viewBox="0 0 1077 43" draw:points="538,43 0,43 0,0 1077,0 1077,43">
            <text:p/>
          </draw:polygon>
          <draw:path draw:style-name="gr3" draw:text-style-name="P8" draw:layer="layout" svg:width="0.469cm" svg:height="0.695cm" svg:x="16.799cm" svg:y="10.969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17.301cm" svg:y="11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olygon draw:style-name="gr3" draw:text-style-name="P8" draw:layer="layout" svg:width="0.136cm" svg:height="0.984cm" svg:x="18.233cm" svg:y="10.239cm" svg:viewBox="0 0 137 985" draw:points="137,985 137,947 40,947 40,40 137,40 137,0 0,0 0,985">
            <text:p/>
          </draw:polygon>
          <draw:path draw:style-name="gr3" draw:text-style-name="P8" draw:layer="layout" svg:width="0.422cm" svg:height="0.689cm" svg:x="18.773cm" svg:y="10.311cm" svg:viewBox="0 0 423 690" svg:d="M417 67c6-13 6-15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8" draw:layer="layout" svg:width="0.454cm" svg:height="0.637cm" svg:x="19.225cm" svg:y="10.542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9.812cm" svg:y="10.23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0.126cm" svg:y="10.5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20.715cm" svg:y="10.23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3" draw:text-style-name="P8" draw:layer="layout" svg:width="0.602cm" svg:height="0.042cm" svg:x="21.342cm" svg:y="10.7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22.288cm" svg:y="10.32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3" draw:text-style-name="P8" draw:layer="layout" svg:width="0.23cm" svg:height="0.984cm" svg:x="23.121cm" svg:y="10.23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3" draw:text-style-name="P8" draw:layer="layout" svg:width="0.136cm" svg:height="0.984cm" svg:x="23.797cm" svg:y="10.239cm" svg:viewBox="0 0 137 985" draw:points="137,0 0,0 0,40 96,40 96,947 0,947 0,985 137,985">
            <text:p/>
          </draw:polygon>
        </draw:g>
        <draw:g xml:id="id12" draw:id="id12">
          <svg:title>TexMaths</svg:title>
          <svg:desc>28§display§f'(x) = \frac{7g'(x)}{2\sqrt{7 g(x) - 3 }}§svg§600§FALSE§</svg:desc>
          <draw:polygon draw:style-name="gr2" draw:text-style-name="P7" draw:layer="layout" svg:width="9.019cm" svg:height="2.423cm" svg:x="7.421cm" svg:y="12.679cm" svg:viewBox="0 0 9020 2424" draw:points="4511,2424 0,2424 0,0 9020,0 9020,2424">
            <text:p/>
          </draw:polygon>
          <draw:path draw:style-name="gr3" draw:text-style-name="P8" draw:layer="layout" svg:width="0.492cm" svg:height="0.898cm" svg:x="7.423cm" svg:y="13.345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174cm" svg:height="0.358cm" svg:x="7.992cm" svg:y="13.246cm" svg:viewBox="0 0 175 359" svg:d="M168 60c7-11 7-17 7-22 0-22-20-38-41-38-26 0-35 22-38 34l-92 300c-2 0-4 9-4 9 0 9 22 16 27 16 4 0 7 0 11-12z">
            <text:p/>
          </draw:path>
          <draw:path draw:style-name="gr3" draw:text-style-name="P8" draw:layer="layout" svg:width="0.23cm" svg:height="0.985cm" svg:x="8.333cm" svg:y="13.3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46cm" svg:y="13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9.237cm" svg:y="13.3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9.892cm" svg:y="13.6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22cm" svg:height="0.689cm" svg:x="12.496cm" svg:y="12.706cm" svg:viewBox="0 0 423 690" svg:d="M417 67c6-13 6-15 6-36h-239c-121 0-124-13-126-31h-24l-34 204h25c2-16 11-79 24-90 7-6 85-6 97-6h206c-12 15-90 123-112 156-88 133-121 269-121 370 0 11 0 56 45 56 47 0 47-45 47-56v-49c0-54 2-110 11-162 2-22 15-107 60-170z">
            <text:p/>
          </draw:path>
          <draw:path draw:style-name="gr3" draw:text-style-name="P8" draw:layer="layout" svg:width="0.454cm" svg:height="0.638cm" svg:x="12.947cm" svg:y="12.937cm" svg:viewBox="0 0 455 639" svg:d="M450 65c2-7 5-11 5-18 0-18-14-27-29-27-12 0-39 7-41 43-18-38-54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 27-50 69-88 109-88 65 0 79 79 79 86 0 4 0 9-2 13z">
            <text:p/>
          </draw:path>
          <draw:path draw:style-name="gr3" draw:text-style-name="P8" draw:layer="layout" svg:width="0.174cm" svg:height="0.358cm" svg:x="13.471cm" svg:y="12.63cm" svg:viewBox="0 0 175 359" svg:d="M168 60c7-11 7-17 7-22 0-22-20-38-41-38-26 0-35 22-38 34l-92 300c-2 0-4 9-4 9 0 9 22 16 27 16 4 0 7 0 11-12z">
            <text:p/>
          </draw:path>
          <draw:path draw:style-name="gr3" draw:text-style-name="P8" draw:layer="layout" svg:width="0.23cm" svg:height="0.985cm" svg:x="13.811cm" svg:y="12.63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125cm" svg:y="12.93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4.714cm" svg:y="12.6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5.495cm" svg:height="0.042cm" svg:x="10.994cm" svg:y="13.773cm" svg:viewBox="0 0 5496 43" draw:points="2748,43 0,43 0,0 5496,0 5496,43">
            <text:p/>
          </draw:polygon>
          <draw:path draw:style-name="gr3" draw:text-style-name="P8" draw:layer="layout" svg:width="0.393cm" svg:height="0.658cm" svg:x="11.043cm" svg:y="14.194cm" svg:viewBox="0 0 394 659" svg:d="M76 583l105-103c155-137 213-189 213-287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897cm" svg:height="1.182cm" svg:x="11.594cm" svg:y="13.97cm" svg:viewBox="0 0 898 1183" svg:d="M309 1183c31 0 31 0 43-20l539-1125c7-13 7-16 7-18 0-11-9-20-20-20-13 0-16 9-22 20l-509 1060-210-488-137 105 16 16 69-54z">
            <text:p/>
          </draw:path>
          <draw:polygon draw:style-name="gr3" draw:text-style-name="P8" draw:layer="layout" svg:width="4.019cm" svg:height="0.042cm" svg:x="12.47cm" svg:y="13.97cm" svg:viewBox="0 0 4020 43" draw:points="2011,43 0,43 0,0 4020,0 4020,43">
            <text:p/>
          </draw:polygon>
          <draw:path draw:style-name="gr3" draw:text-style-name="P8" draw:layer="layout" svg:width="0.422cm" svg:height="0.689cm" svg:x="12.523cm" svg:y="14.185cm" svg:viewBox="0 0 423 690" svg:d="M414 67c9-13 9-15 9-36h-239c-121 0-124-13-126-31h-24l-34 204h25c2-16 11-79 24-90 7-6 85-6 97-6h206c-12 15-90 123-112 156-88 133-121 269-121 370 0 11 0 56 45 56 47 0 47-45 47-56v-49c0-54 2-110 11-162 2-22 15-107 60-170z">
            <text:p/>
          </draw:path>
          <draw:path draw:style-name="gr3" draw:text-style-name="P8" draw:layer="layout" svg:width="0.454cm" svg:height="0.638cm" svg:x="12.976cm" svg:y="14.416cm" svg:viewBox="0 0 455 639" svg:d="M450 65c2-7 5-11 5-18 0-18-14-27-29-27-12 0-39 7-41 43-18-38-54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 27-50 69-88 109-88 65 0 79 79 79 86 0 4 0 9-2 13z">
            <text:p/>
          </draw:path>
          <draw:path draw:style-name="gr3" draw:text-style-name="P8" draw:layer="layout" svg:width="0.23cm" svg:height="0.985cm" svg:x="13.563cm" svg:y="14.11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3.876cm" svg:y="14.4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4.467cm" svg:y="14.11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02cm" svg:height="0.042cm" svg:x="15.095cm" svg:y="14.584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6.038cm" svg:y="14.19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8" draw:id="id8">
          <svg:title>TexMaths</svg:title>
          <svg:desc>28§display§f(x) = \sqrt{7 g(x) - 3 }§svg§600§FALSE§</svg:desc>
          <draw:polygon draw:style-name="gr2" draw:text-style-name="P7" draw:layer="layout" svg:width="8.134cm" svg:height="1.083cm" svg:x="12.92cm" svg:y="4.274cm" svg:viewBox="0 0 8135 1084" draw:points="4067,1084 0,1084 0,0 8135,0 8135,1084">
            <text:p/>
          </draw:polygon>
          <draw:path draw:style-name="gr3" draw:text-style-name="P8" draw:layer="layout" svg:width="0.492cm" svg:height="0.897cm" svg:x="12.922cm" svg:y="4.4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89c-18 97-36 186-85 186-4 0-29 0-49-18 47-2 56-38 56-53 0-23-18-34-38-34-25 0-54 22-54 58 0 45 43 70 85 70 54 0 92-59 110-97 33-62 56-181 56-188z">
            <text:p/>
          </draw:path>
          <draw:path draw:style-name="gr3" draw:text-style-name="P8" draw:layer="layout" svg:width="0.23cm" svg:height="0.984cm" svg:x="13.556cm" svg:y="4.41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8" draw:layer="layout" svg:width="0.492cm" svg:height="0.447cm" svg:x="13.87cm" svg:y="4.71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1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23cm" svg:height="0.984cm" svg:x="14.459cm" svg:y="4.41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8" draw:layer="layout" svg:width="0.655cm" svg:height="0.232cm" svg:x="15.115cm" svg:y="4.79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97cm" svg:height="1.181cm" svg:x="16.206cm" svg:y="4.225cm" svg:viewBox="0 0 898 1182" svg:d="M309 1182c31 0 31 0 43-20l539-1124c7-13 7-16 7-18 0-11-9-20-20-20-13 0-16 9-22 20l-509 1059-210-488-137 105 16 16 69-54z">
            <text:p/>
          </draw:path>
          <draw:polygon draw:style-name="gr3" draw:text-style-name="P8" draw:layer="layout" svg:width="4.019cm" svg:height="0.042cm" svg:x="17.082cm" svg:y="4.225cm" svg:viewBox="0 0 4020 43" draw:points="2011,43 0,43 0,0 4020,0 4020,43">
            <text:p/>
          </draw:polygon>
          <draw:path draw:style-name="gr3" draw:text-style-name="P8" draw:layer="layout" svg:width="0.422cm" svg:height="0.689cm" svg:x="17.138cm" svg:y="4.489cm" svg:viewBox="0 0 423 690" svg:d="M414 67c9-13 9-16 9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8" draw:layer="layout" svg:width="0.454cm" svg:height="0.637cm" svg:x="17.59cm" svg:y="4.717cm" svg:viewBox="0 0 455 638" svg:d="M450 65c2-7 5-11 5-18 0-18-14-27-29-27-12 0-39 7-41 43-18-38-54-63-92-63-114 0-235 139-235 280 0 98 61 157 130 157 58 0 105-47 117-59v3c-21 87-34 127-34 129-2 9-36 108-141 108-20 0-52-2-78-11 29-9 40-34 40-52 0-15-11-33-38-33-23 0-54 18-54 56 0 40 36 60 132 60 123 0 195-76 208-137zM323 309c-7 27-30 51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8.177cm" svg:y="4.415cm" svg:viewBox="0 0 231 985" svg:d="M231 976c0-2 0-4-18-22-123-123-155-309-155-462 0-170 38-342 159-465 14-11 14-14 14-18 0-7-5-9-11-9-9 0-99 67-157 193-52 107-63 217-63 299 0 79 11 197 65 309 60 121 146 184 155 184 6 0 11-2 11-9z">
            <text:p/>
          </draw:path>
          <draw:path draw:style-name="gr3" draw:text-style-name="P8" draw:layer="layout" svg:width="0.492cm" svg:height="0.447cm" svg:x="18.49cm" svg:y="4.717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6-54 58 0 45 49 65 92 65 67 0 103-70 105-76 11 38 47 76 105 76 103 0 159-128 159-152 0-9-9-9-11-9-9 0-11 2-13 9-32 107-101 129-132 129-38 0-54-31-54-65 0-22 7-42 18-87z">
            <text:p/>
          </draw:path>
          <draw:path draw:style-name="gr3" draw:text-style-name="P8" draw:layer="layout" svg:width="0.23cm" svg:height="0.984cm" svg:x="19.079cm" svg:y="4.415cm" svg:viewBox="0 0 231 985" svg:d="M231 492c0-76-11-194-65-306-61-121-146-186-157-186-5 0-9 4-9 9 0 4 0 7 18 25 98 96 154 253 154 458 0 168-35 343-159 466-13 14-13 16-13 18 0 7 4 9 9 9 11 0 101-67 159-193 52-107 63-217 63-300z">
            <text:p/>
          </draw:path>
          <draw:path draw:style-name="gr3" draw:text-style-name="P8" draw:layer="layout" svg:width="0.602cm" svg:height="0.042cm" svg:x="19.707cm" svg:y="4.888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20.65cm" svg:y="4.498cm" svg:viewBox="0 0 410 678" svg:d="M246 309c81-25 137-94 137-172 0-81-85-137-181-137-101 0-175 58-175 134 0 32 22 52 49 52 32 0 52-23 52-52 0-49-47-49-61-49 29-47 94-60 130-60 40 0 96 22 96 109 0 14-2 70-29 114-29 47-62 50-87 52-7 0-31 2-38 2-9 0-16 2-16 11 0 12 7 12 25 12h42c81 0 119 67 119 163 0 134-69 163-112 163-42 0-116-17-152-76 36 7 65-15 65-53 0-36-25-56-54-56-25 0-56 15-56 58 0 89 92 154 199 154 121 0 211-89 211-190 0-81-63-157-164-179z">
            <text:p/>
          </draw:path>
        </draw:g>
        <draw:g xml:id="id9" draw:id="id9">
          <svg:title>TexMaths</svg:title>
          <svg:desc>32§display§\text {Diff. } w. \ r. \ t. \ x.§svg§600§FALSE§</svg:desc>
          <draw:polygon draw:style-name="gr2" draw:text-style-name="P7" draw:layer="layout" svg:width="7.167cm" svg:height="0.694cm" svg:x="7.545cm" svg:y="5.887cm" svg:viewBox="0 0 7168 695" draw:points="3584,695 0,695 0,0 7168,0 7168,695">
            <text:p/>
          </draw:polygon>
          <draw:path draw:style-name="gr3" draw:text-style-name="P8" draw:layer="layout" svg:width="0.757cm" svg:height="0.771cm" svg:x="7.527cm" svg:y="5.857cm" svg:viewBox="0 0 758 772" svg:d="M0 0v36h28c87 0 87 13 87 51v597c0 41 0 52-87 52h-28v36h412c190 0 346-167 346-380 0-215-151-392-346-392zM269 736c-54 0-57-8-57-44v-613c0-35 3-43 57-43h112c70 0 149 23 205 105 49 67 59 164 59 251 0 126-20 192-61 249-23 31-87 95-203 95z">
            <text:p/>
          </draw:path>
          <draw:path draw:style-name="gr3" draw:text-style-name="P8" draw:layer="layout" svg:width="0.242cm" svg:height="0.755cm" svg:x="8.385cm" svg:y="5.872cm" svg:viewBox="0 0 243 756" svg:d="M164 256l-159 13v36c74 0 85 5 85 62v302c0 51-13 51-90 51v36c36-2 97-2 125-2 39 0 80 0 118 2v-36c-74 0-79-5-79-48zM169 59c0-36-28-59-61-59-36 0-59 31-59 59 0 31 23 61 59 61 33 0 61-25 61-61z">
            <text:p/>
          </draw:path>
          <draw:path draw:style-name="gr3" draw:text-style-name="P8" draw:layer="layout" svg:width="0.677cm" svg:height="0.796cm" svg:x="8.689cm" svg:y="5.831cm" svg:viewBox="0 0 678 797" svg:d="M476 343h128v-33h-133v-131c0-102 56-153 105-153 5 0 20 0 38 7-12 5-33 18-33 46 0 26 18 49 49 49 30 0 48-23 48-49 0-41-38-79-102-79-67 0-118 44-123 49-33-44-95-49-125-49-108 0-238 59-238 182v128h-90v33h90v367c0 51-13 51-90 51v36c38-2 97-5 125-5 29 0 85 3 126 5v-36c-74 0-87 0-87-51v-367h238v367c0 51-13 51-90 51v36c44-2 98-5 128-5 46 0 100 0 144 5v-36h-23c-82 0-85-13-85-54zM161 310v-128c0-110 92-156 164-156 56 0 87 20 90 20v3c-21 0-41 15-41 46 0 8 0 36 30 46-2 15-2 26-2 38v131z">
            <text:p/>
          </draw:path>
          <draw:path draw:style-name="gr3" draw:text-style-name="P8" draw:layer="layout" svg:width="0.122cm" svg:height="0.122cm" svg:x="9.414cm" svg:y="6.505cm" svg:viewBox="0 0 123 123" svg:d="M123 62c0-34-28-62-62-62-33 0-61 28-61 62 0 33 28 61 61 61 34 0 62-28 62-61z">
            <text:p/>
          </draw:path>
          <draw:path draw:style-name="gr3" draw:text-style-name="P8" draw:layer="layout" svg:width="0.747cm" svg:height="0.512cm" svg:x="10.161cm" svg:y="6.128cm" svg:viewBox="0 0 748 513" svg:d="M489 115c5-23 15-66 15-71 0-21-15-31-30-31-16 0-36 8-44 31-2 7-56 225-64 253-8 34-10 54-10 75 0 12 0 15 2 20-25 62-61 95-105 95-89 0-89-82-89-103 0-35 5-79 59-220 13-33 18-49 18-72 0-51-36-92-93-92-107 0-148 164-148 174 0 11 10 11 13 11 13 0 13 0 18-21 30-105 74-138 115-138 10 0 28 0 28 36 0 28-13 61-20 79-49 133-64 187-64 228 0 105 76 144 161 144 18 0 72 0 118-80 28 72 107 80 140 80 85 0 134-72 164-139 39-89 75-241 75-295 0-61-31-79-52-79-28 0-56 28-56 54 0 15 8 23 18 31 13 12 41 41 41 97 0 38-33 149-62 205-30 62-69 100-125 100-54 0-82-33-82-97 0-31 8-67 10-82z">
            <text:p/>
          </draw:path>
          <draw:path draw:style-name="gr3" draw:text-style-name="P8" draw:layer="layout" svg:width="0.122cm" svg:height="0.122cm" svg:x="11.06cm" svg:y="6.505cm" svg:viewBox="0 0 123 123" svg:d="M123 62c0-34-28-62-62-62-33 0-61 28-61 62 0 33 28 61 61 61 34 0 62-28 62-61z">
            <text:p/>
          </draw:path>
          <draw:path draw:style-name="gr3" draw:text-style-name="P8" draw:layer="layout" svg:width="0.46cm" svg:height="0.512cm" svg:x="11.685cm" svg:y="6.128cm" svg:viewBox="0 0 461 513" svg:d="M67 433c-3 18-11 44-11 49 0 20 16 31 34 31 12 0 33-11 41-31 2-5 41-159 46-180 7-38 28-117 35-148 6-13 36-67 64-92 8-8 41-36 90-36 31 0 46 12 49 12-36 6-59 34-59 62 0 18 13 41 41 41 31 0 64-26 64-67s-36-74-95-74c-74 0-123 56-143 87-11-51-51-87-105-87-51 0-72 44-82 64-21 39-36 108-36 110 0 11 10 11 13 11 13 0 13 0 20-26 18-80 41-133 82-133 21 0 36 7 36 51 0 23-5 36-18 95z">
            <text:p/>
          </draw:path>
          <draw:path draw:style-name="gr3" draw:text-style-name="P8" draw:layer="layout" svg:width="0.122cm" svg:height="0.122cm" svg:x="12.225cm" svg:y="6.505cm" svg:viewBox="0 0 123 123" svg:d="M123 62c0-34-28-62-62-62-33 0-61 28-61 62 0 33 28 61 61 61 34 0 62-28 62-61z">
            <text:p/>
          </draw:path>
          <draw:path draw:style-name="gr3" draw:text-style-name="P8" draw:layer="layout" svg:width="0.347cm" svg:height="0.719cm" svg:x="12.842cm" svg:y="5.921cm" svg:viewBox="0 0 348 720" svg:d="M207 256h108c20 0 33 0 33-23 0-13-13-13-33-13h-97c38-161 46-182 46-189 0-21-16-31-34-31-2 0-35 0-46 41l-43 179h-108c-23 0-33 0-33 21 0 15 10 15 31 15h100c-82 321-85 339-85 359 0 62 44 105 102 105 118 0 182-166 182-174 0-10-10-10-15-10-8 0-10 2-15 15-49 118-111 144-149 144-23 0-33-16-33-52 0-28 0-36 5-53z">
            <text:p/>
          </draw:path>
          <draw:path draw:style-name="gr3" draw:text-style-name="P8" draw:layer="layout" svg:width="0.122cm" svg:height="0.122cm" svg:x="13.318cm" svg:y="6.505cm" svg:viewBox="0 0 123 123" svg:d="M123 62c0-34-28-62-62-62-33 0-61 28-61 62 0 33 28 61 61 61 34 0 62-28 62-61z">
            <text:p/>
          </draw:path>
          <draw:path draw:style-name="gr3" draw:text-style-name="P8" draw:layer="layout" svg:width="0.562cm" svg:height="0.512cm" svg:x="13.94cm" svg:y="6.128cm" svg:viewBox="0 0 563 513" svg:d="M346 159c5-31 30-133 110-133 7 0 33 0 56 12-31 8-54 36-54 62 0 18 13 41 44 41 25 0 61-21 61-67 0-59-66-74-105-74-66 0-105 59-120 87-28-77-87-87-120-87-118 0-182 146-182 174 0 11 10 11 13 11 10 0 12 0 15-11 38-120 113-148 151-148 21 0 61 10 61 74 0 36-20 113-61 269-18 72-59 118-107 118-8 0-34 0-57-13 28-7 54-31 54-61 0-31-26-41-44-41-33 0-61 30-61 66 0 52 56 75 105 75 77 0 118-80 120-87 13 43 54 87 121 87 117 0 181-146 181-175 0-10-10-10-12-10-11 0-13 3-16 10-36 123-115 149-151 149-43 0-61-36-61-74 0-26 7-49 20-100z">
            <text:p/>
          </draw:path>
          <draw:path draw:style-name="gr3" draw:text-style-name="P8" draw:layer="layout" svg:width="0.122cm" svg:height="0.122cm" svg:x="14.649cm" svg:y="6.505cm" svg:viewBox="0 0 123 123" svg:d="M123 62c0-34-28-62-62-62-33 0-61 28-61 62 0 33 28 61 61 61 34 0 62-28 62-61z">
            <text:p/>
          </draw:path>
        </draw:g>
        <draw:g xml:id="id10" draw:id="id10">
          <svg:title>TexMaths</svg:title>
          <svg:desc>28§display§f'(x) = \frac{d}{dx}\left( \sqrt{7 g(x) - 3 } \right)§svg§600§FALSE§</svg:desc>
          <draw:polygon draw:style-name="gr2" draw:text-style-name="P7" draw:layer="layout" svg:width="10.881cm" svg:height="1.936cm" svg:x="7.529cm" svg:y="7.28cm" svg:viewBox="0 0 10882 1937" draw:points="5441,1937 0,1937 0,0 10882,0 10882,1937">
            <text:p/>
          </draw:polygon>
          <draw:path draw:style-name="gr3" draw:text-style-name="P8" draw:layer="layout" svg:width="0.492cm" svg:height="0.897cm" svg:x="7.531cm" svg:y="7.88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174cm" svg:height="0.357cm" svg:x="8.1cm" svg:y="7.78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8.441cm" svg:y="7.8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8.754cm" svg:y="8.1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9.346cm" svg:y="7.8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10cm" svg:y="8.2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11.422cm" svg:y="7.231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8" draw:layer="layout" svg:width="1.076cm" svg:height="0.042cm" svg:x="11.102cm" svg:y="8.313cm" svg:viewBox="0 0 1077 43" draw:points="538,43 0,43 0,0 1077,0 1077,43">
            <text:p/>
          </draw:polygon>
          <draw:path draw:style-name="gr3" draw:text-style-name="P8" draw:layer="layout" svg:width="0.469cm" svg:height="0.696cm" svg:x="11.14cm" svg:y="8.572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11.642cm" svg:y="8.8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75cm" svg:height="1.77cm" svg:x="12.636cm" svg:y="7.448cm" svg:viewBox="0 0 376 1771" svg:d="M332 1763c2 0 11 8 11 8h22c2 0 11 0 11-8 0-5-2-7-4-9-36-36-90-90-150-198-108-190-146-434-146-669 0-437 123-694 298-869 2-2 2-7 2-9 0-9-6-9-18-9-13 0-15 0-24 9-94 81-200 217-269 425-43 130-65 287-65 451 0 235 43 499 197 727 27 39 65 79 65 79 9 13 22 29 31 36z">
            <text:p/>
          </draw:path>
          <draw:path draw:style-name="gr3" draw:text-style-name="P8" draw:layer="layout" svg:width="0.897cm" svg:height="1.181cm" svg:x="13.154cm" svg:y="7.65cm" svg:viewBox="0 0 898 1182" svg:d="M309 1182c31 0 31 0 43-20l540-1124c6-13 6-16 6-18 0-11-9-20-20-20-13 0-18 9-22 20l-509 1059-210-488-137 106 16 15 69-54z">
            <text:p/>
          </draw:path>
          <draw:polygon draw:style-name="gr3" draw:text-style-name="P8" draw:layer="layout" svg:width="4.02cm" svg:height="0.042cm" svg:x="14.029cm" svg:y="7.65cm" svg:viewBox="0 0 4021 43" draw:points="2011,43 0,43 0,0 4021,0 4021,43">
            <text:p/>
          </draw:polygon>
          <draw:path draw:style-name="gr3" draw:text-style-name="P8" draw:layer="layout" svg:width="0.422cm" svg:height="0.689cm" svg:x="14.085cm" svg:y="7.914cm" svg:viewBox="0 0 423 690" svg:d="M414 67c9-13 9-15 9-36h-239c-121 0-124-13-126-31h-24l-34 204h25c2-16 11-79 24-90 7-7 85-7 97-7h206c-12 16-90 124-112 157-88 132-121 269-121 370 0 11 0 56 45 56 47 0 47-45 47-56v-49c0-54 2-110 9-162 4-22 17-107 62-170z">
            <text:p/>
          </draw:path>
          <draw:path draw:style-name="gr3" draw:text-style-name="P8" draw:layer="layout" svg:width="0.454cm" svg:height="0.637cm" svg:x="14.538cm" svg:y="8.145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5.125cm" svg:y="7.8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5.438cm" svg:y="8.14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16.027cm" svg:y="7.8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02cm" svg:height="0.042cm" svg:x="16.655cm" svg:y="8.313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7.598cm" svg:y="7.92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375cm" svg:height="1.77cm" svg:x="18.084cm" svg:y="7.448cm" svg:viewBox="0 0 376 1771" svg:d="M376 885c0-283-67-583-262-804-13-16-49-54-74-74-6-7-9-7-22-7-9 0-18 0-18 9 0 4 4 9 7 11 33 34 87 87 148 197 107 188 145 432 145 668 0 427-119 689-296 869-2 2-4 6-4 9 0 8 9 8 18 8 13 0 16 0 25-6 94-81 199-217 268-426 43-134 65-295 65-4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4" smil:attributeName="visibility" smil:to="visible"/>
                  <anim:animate smil:begin="0s" smil:dur="0.5s" smil:fill="hold" smil:decelerate="0.5" smil:targetElement="id4" smil:attributeName="rotate" smil:values="-90;0" smil:keyTimes="0;1"/>
                  <anim:animate smil:begin="0s" smil:dur="0.5s" smil:fill="hold" smil:decelerate="0.5" smil:targetElement="id4" smil:attributeName="width" smil:values="width;width*.05" smil:keyTimes="0;1"/>
                  <anim:animate smil:begin="0.5s" smil:dur="0.5s" smil:fill="hold" smil:accelerate="0.5" smil:targetElement="id4" smil:attributeName="width" smil:values="width*.05;width" smil:keyTimes="0;1"/>
                  <anim:animate smil:dur="1s" smil:fill="hold" smil:targetElement="id4" smil:attributeName="height" smil:values="height;height" smil:keyTimes="0;1"/>
                  <anim:animate smil:begin="0s" smil:dur="0.5s" smil:fill="hold" smil:decelerate="0.5" smil:targetElement="id4" smil:attributeName="x" smil:values="x+.4;x" smil:keyTimes="0;1"/>
                  <anim:animate smil:begin="0s" smil:dur="0.5s" smil:fill="hold" smil:decelerate="0.5" smil:targetElement="id4" smil:attributeName="y" smil:values="y-.2;y+.1" smil:keyTimes="0;1"/>
                  <anim:animate smil:begin="0.5s" smil:dur="0.5s" smil:fill="hold" smil:accelerate="0.5" smil:targetElement="id4" smil:attributeName="y" smil:values="y+.1;y" smil:keyTimes="0;1"/>
                  <anim:transitionFilter smil:begin="0s" smil:dur="1s" smil:decelerate="0.5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5" smil:attributeName="visibility" smil:to="visible"/>
                  <anim:animate smil:dur="0.25s" smil:fill="hold" smil:targetElement="id5" smil:attributeName="width" smil:values="width*0.05;width" smil:keyTimes="0;1"/>
                  <anim:animate smil:dur="0.25s" smil:fill="hold" smil:targetElement="id5" smil:attributeName="height" smil:values="height;height" smil:keyTimes="0;1"/>
                  <anim:animate smil:dur="0.25s" smil:fill="hold" smil:targetElement="id5" smil:attributeName="x" smil:values="x-.2;x" smil:keyTimes="0;1"/>
                  <anim:animate smil:dur="0.25s" smil:fill="hold" smil:targetElement="id5" smil:attributeName="y" smil:values="y;y" smil:keyTimes="0;1"/>
                  <anim:transitionFilter smil:dur="0.25s" smil:targetElement="id5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8" draw:text-style-name="P10" xml:id="id13" draw:id="id13" draw:layer="layout" svg:width="26.4cm" svg:height="14.373cm" svg:x="0.8cm" svg:y="0.627cm" presentation:class="title" presentation:user-transformed="true">
          <draw:text-box>
            <text:p text:style-name="P3"><text:span text:style-name="T8"><text:tab/></text:span><text:span text:style-name="T8"><text:tab/></text:span><text:span text:style-name="T2"><text:line-break/></text:span><text:span text:style-name="T7"><text:tab/></text:span><text:span text:style-name="T7">For</text:span><text:span text:style-name="T7"><text:tab/></text:span><text:span text:style-name="T7"> <text:s text:c="9"/>we get, <text:s/></text:span><text:span text:style-name="T7"><text:line-break/></text:span><text:span text:style-name="T7"><text:line-break/></text:span><text:span text:style-name="T7"> <text:s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tab/></text:span><text:span text:style-name="T7"><text:line-break/></text:span><text:span text:style-name="T7"><text:line-break/></text:span><text:span text:style-name="T8"> <text:s text:c="15"/></text:span><text:span text:style-name="T7"><text:line-break/></text:span><text:span text:style-name="T7"><text:line-break/></text:span><text:span text:style-name="T7"><text:tab/></text:span><text:span text:style-name="T7"><text:tab/></text:span><text:span text:style-name="T7"> </text:span></text:p>
          </draw:text-box>
        </draw:frame>
        <draw:g xml:id="id14" draw:id="id14">
          <svg:title>TexMaths</svg:title>
          <svg:desc>32§display§x = 3§svg§600§FALSE§</svg:desc>
          <draw:polygon draw:style-name="gr2" draw:text-style-name="P7" draw:layer="layout" svg:width="2.546cm" svg:height="0.661cm" svg:x="4.244cm" svg:y="1.481cm" svg:viewBox="0 0 2547 662" draw:points="1272,662 0,662 0,0 2547,0 2547,662">
            <text:p/>
          </draw:polygon>
          <draw:path draw:style-name="gr3" draw:text-style-name="P8" draw:layer="layout" svg:width="0.562cm" svg:height="0.51cm" svg:x="4.221cm" svg:y="1.675cm" svg:viewBox="0 0 563 511" svg:d="M346 158c5-30 30-132 110-132 7 0 33 0 56 12-31 8-54 36-54 62 0 18 13 40 44 40 25 0 61-20 61-66 0-59-66-74-105-74-66 0-105 59-120 87-28-77-87-87-120-87-118 0-182 146-182 174 0 10 10 10 13 10 10 0 12 0 15-10 38-120 113-148 151-148 21 0 61 10 61 74 0 35-20 112-61 268-18 71-59 117-107 117-8 0-34 0-57-12 28-8 54-31 54-62 0-30-26-41-44-41-33 0-61 31-61 67 0 51 56 74 105 74 77 0 118-79 120-87 13 43 54 87 121 87 117 0 181-146 181-174 0-10-10-10-12-10-11 0-13 3-16 10-36 123-115 148-151 148-43 0-61-35-61-74 0-25 7-48 20-99z">
            <text:p/>
          </draw:path>
          <draw:path draw:style-name="gr3" draw:text-style-name="P8" draw:layer="layout" svg:width="0.749cm" svg:height="0.265cm" svg:x="5.207cm" svg:y="1.76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467cm" svg:height="0.773cm" svg:x="6.377cm" svg:y="1.425cm" svg:viewBox="0 0 468 774" svg:d="M282 353c92-29 156-108 156-197 0-92-98-156-208-156-112 0-199 66-199 153 0 36 25 59 56 59 36 0 59-26 59-59 0-56-54-56-69-56 33-54 107-69 148-69 46 0 110 26 110 125 0 16-2 79-33 131-33 53-72 56-100 58-7 0-36 3-43 3-11 0-18 2-18 13 0 12 7 12 28 12h49c92 0 135 77 135 187 0 153-79 186-128 186-48 0-133-20-174-87 41 8 74-17 74-61 0-41-28-64-61-64-28 0-64 18-64 67 0 102 105 176 228 176 138 0 240-102 240-217 0-92-71-179-186-204z">
            <text:p/>
          </draw:path>
        </draw:g>
        <draw:g xml:id="id15" draw:id="id15">
          <svg:title>TexMaths</svg:title>
          <svg:desc>28§display§f'(3) = \frac{7g'(3)}{2\sqrt{7 g(3) - 3 }}§svg§600§FALSE§</svg:desc>
          <draw:polygon draw:style-name="gr2" draw:text-style-name="P7" draw:layer="layout" svg:width="8.879cm" svg:height="2.423cm" svg:x="2.124cm" svg:y="3.076cm" svg:viewBox="0 0 8880 2424" draw:points="4440,2424 0,2424 0,0 8880,0 8880,2424">
            <text:p/>
          </draw:polygon>
          <draw:path draw:style-name="gr3" draw:text-style-name="P8" draw:layer="layout" svg:width="0.492cm" svg:height="0.898cm" svg:x="2.126cm" svg:y="3.74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174cm" svg:height="0.358cm" svg:x="2.695cm" svg:y="3.643cm" svg:viewBox="0 0 175 359" svg:d="M168 60c7-11 7-17 7-22 0-22-20-38-41-38-26 0-35 22-38 34l-92 300c-2 0-4 9-4 9 0 9 22 16 27 16 4 0 7 0 11-12z">
            <text:p/>
          </draw:path>
          <draw:path draw:style-name="gr3" draw:text-style-name="P8" draw:layer="layout" svg:width="0.23cm" svg:height="0.985cm" svg:x="3.036cm" svg:y="3.697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3.363cm" svg:y="3.7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23cm" svg:height="0.985cm" svg:x="3.869cm" svg:y="3.69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55cm" svg:height="0.232cm" svg:x="4.525cm" svg:y="4.0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22cm" svg:height="0.689cm" svg:x="7.128cm" svg:y="3.103cm" svg:viewBox="0 0 423 690" svg:d="M414 67c9-13 9-15 9-36h-239c-121 0-124-13-126-31h-24l-34 204h25c2-16 11-79 24-90 7-6 85-6 97-6h206c-12 15-90 123-112 156-88 133-121 269-121 370 0 11 0 56 45 56 47 0 47-45 47-56v-49c0-54 2-110 9-162 4-22 17-107 62-170z">
            <text:p/>
          </draw:path>
          <draw:path draw:style-name="gr3" draw:text-style-name="P8" draw:layer="layout" svg:width="0.454cm" svg:height="0.638cm" svg:x="7.581cm" svg:y="3.33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 27-50 69-88 109-88 65 0 79 79 79 86 0 4 0 9-2 13z">
            <text:p/>
          </draw:path>
          <draw:path draw:style-name="gr3" draw:text-style-name="P8" draw:layer="layout" svg:width="0.174cm" svg:height="0.358cm" svg:x="8.103cm" svg:y="3.027cm" svg:viewBox="0 0 175 359" svg:d="M168 60c7-11 7-17 7-22 0-22-20-38-41-38-26 0-35 22-38 34l-92 300c-2 0-4 9-4 9 0 9 22 16 27 16 4 0 7 0 11-12z">
            <text:p/>
          </draw:path>
          <draw:path draw:style-name="gr3" draw:text-style-name="P8" draw:layer="layout" svg:width="0.23cm" svg:height="0.985cm" svg:x="8.443cm" svg:y="3.031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8.77cm" svg:y="3.114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23cm" svg:height="0.985cm" svg:x="9.277cm" svg:y="3.03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5.427cm" svg:height="0.042cm" svg:x="5.625cm" svg:y="4.17cm" svg:viewBox="0 0 5428 43" draw:points="2713,43 0,43 0,0 5428,0 5428,43">
            <text:p/>
          </draw:polygon>
          <draw:path draw:style-name="gr3" draw:text-style-name="P8" draw:layer="layout" svg:width="0.393cm" svg:height="0.658cm" svg:x="5.675cm" svg:y="4.591cm" svg:viewBox="0 0 394 659" svg:d="M76 583l105-103c155-137 213-189 213-287 0-115-87-193-208-193-112 0-186 92-186 179 0 54 49 54 52 54 17 0 51-11 51-52 0-24-18-51-51-51-9 0-9 0-14 2 22-65 76-101 134-101 90 0 133 79 133 162 0 78-50 157-103 217l-191 211c-11 11-11 13-11 38h367l27-173h-24c-5 29-12 74-21 88-9 9-73 9-94 9z">
            <text:p/>
          </draw:path>
          <draw:path draw:style-name="gr3" draw:text-style-name="P8" draw:layer="layout" svg:width="0.897cm" svg:height="1.182cm" svg:x="6.226cm" svg:y="4.367cm" svg:viewBox="0 0 898 1183" svg:d="M309 1183c31 0 31 0 43-20l540-1125c6-13 6-16 6-18 0-11-9-20-20-20-13 0-18 9-22 20l-509 1060-210-488-137 105 16 16 69-54z">
            <text:p/>
          </draw:path>
          <draw:polygon draw:style-name="gr3" draw:text-style-name="P8" draw:layer="layout" svg:width="3.951cm" svg:height="0.042cm" svg:x="7.101cm" svg:y="4.367cm" svg:viewBox="0 0 3952 43" draw:points="1976,43 0,43 0,0 3952,0 3952,43">
            <text:p/>
          </draw:polygon>
          <draw:path draw:style-name="gr3" draw:text-style-name="P8" draw:layer="layout" svg:width="0.422cm" svg:height="0.689cm" svg:x="7.157cm" svg:y="4.582cm" svg:viewBox="0 0 423 690" svg:d="M417 67c6-13 6-15 6-36h-239c-121 0-124-13-126-31h-24l-34 204h25c2-16 11-79 24-90 7-6 85-6 97-6h206c-12 15-90 123-112 156-88 133-121 269-121 370 0 11 0 56 45 56 47 0 47-45 47-56v-49c0-54 2-110 11-162 2-22 15-107 60-170z">
            <text:p/>
          </draw:path>
          <draw:path draw:style-name="gr3" draw:text-style-name="P8" draw:layer="layout" svg:width="0.454cm" svg:height="0.638cm" svg:x="7.61cm" svg:y="4.813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 27-50 69-88 109-88 65 0 79 79 79 86 0 4 0 9-2 13z">
            <text:p/>
          </draw:path>
          <draw:path draw:style-name="gr3" draw:text-style-name="P8" draw:layer="layout" svg:width="0.23cm" svg:height="0.985cm" svg:x="8.197cm" svg:y="4.508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8.524cm" svg:y="4.591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23cm" svg:height="0.985cm" svg:x="9.03cm" svg:y="4.508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602cm" svg:height="0.042cm" svg:x="9.657cm" svg:y="4.981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0.601cm" svg:y="4.591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</draw:g>
        <draw:g xml:id="id16" draw:id="id16">
          <svg:title>TexMaths</svg:title>
          <svg:desc>28§display§ = \frac{7 \times 5}{2 \sqrt{ 7\times 4  - 3} }§svg§600§FALSE§</svg:desc>
          <draw:polygon draw:style-name="gr2" draw:text-style-name="P7" draw:layer="layout" svg:width="6.253cm" svg:height="2.149cm" svg:x="4.626cm" svg:y="6.377cm" svg:viewBox="0 0 6254 2150" draw:points="3127,2150 0,2150 0,0 6254,0 6254,2150">
            <text:p/>
          </draw:polygon>
          <draw:path draw:style-name="gr3" draw:text-style-name="P8" draw:layer="layout" svg:width="0.655cm" svg:height="0.232cm" svg:x="4.633cm" svg:y="7.2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22cm" svg:height="0.689cm" svg:x="7.291cm" svg:y="6.328cm" svg:viewBox="0 0 423 690" svg:d="M414 67c9-13 9-15 9-36h-239c-121 0-124-13-126-31h-24l-34 204h25c2-16 11-79 24-90 7-7 85-7 97-7h206c-12 16-90 124-112 157-88 132-121 269-121 370 0 11 0 56 45 56 47 0 47-45 47-56v-50c0-53 2-109 9-161 4-22 17-107 62-170z">
            <text:p/>
          </draw:path>
          <draw:path draw:style-name="gr3" draw:text-style-name="P8" draw:layer="layout" svg:width="0.476cm" svg:height="0.476cm" svg:x="8.091cm" svg:y="6.509cm" svg:viewBox="0 0 477 477" svg:d="M240 210l-197-197c-14-11-16-13-23-13-11 0-20 9-20 20 0 7 2 9 13 20l198 197-198 200c-11 11-13 13-13 20 0 11 9 20 20 20 7 0 9-2 23-13l194-198 206 204c3 2 9 7 14 7 13 0 20-9 20-20 0-2 0-7-2-11-2-3-159-157-208-209l181-179c4-6 20-20 25-24 0-3 4-7 4-14 0-11-7-20-20-20-7 0-11 4-22 16z">
            <text:p/>
          </draw:path>
          <draw:path draw:style-name="gr3" draw:text-style-name="P8" draw:layer="layout" svg:width="0.393cm" svg:height="0.678cm" svg:x="8.98cm" svg:y="6.337cm" svg:viewBox="0 0 394 679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5 67 180 179 180 114 0 215-95 215-220z">
            <text:p/>
          </draw:path>
          <draw:polygon draw:style-name="gr3" draw:text-style-name="P8" draw:layer="layout" svg:width="5.196cm" svg:height="0.042cm" svg:x="5.732cm" svg:y="7.394cm" svg:viewBox="0 0 5197 43" draw:points="2598,43 0,43 0,0 5197,0 5197,43">
            <text:p/>
          </draw:polygon>
          <draw:path draw:style-name="gr3" draw:text-style-name="P8" draw:layer="layout" svg:width="0.393cm" svg:height="0.657cm" svg:x="5.782cm" svg:y="7.74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77cm" svg:height="0.984cm" svg:x="6.297cm" svg:y="7.589cm" svg:viewBox="0 0 771 985" svg:d="M311 882l-172-383c-7-15-14-15-16-15 0 0-7 0-15 6l-95 72c-13 9-13 13-13 16 0 4 2 11 9 11s25-14 34-22c6-5 22-16 31-23l195 426c7 15 13 15 22 15 14 0 16-4 25-18l448-927c7-15 7-18 7-20 0-11-9-20-21-20-9 0-15 4-22 20z">
            <text:p/>
          </draw:path>
          <draw:polygon draw:style-name="gr3" draw:text-style-name="P8" draw:layer="layout" svg:width="3.883cm" svg:height="0.042cm" svg:x="7.045cm" svg:y="7.589cm" svg:viewBox="0 0 3884 43" draw:points="1942,43 0,43 0,0 3884,0 3884,43">
            <text:p/>
          </draw:polygon>
          <draw:path draw:style-name="gr3" draw:text-style-name="P8" draw:layer="layout" svg:width="0.422cm" svg:height="0.689cm" svg:x="7.101cm" svg:y="7.737cm" svg:viewBox="0 0 423 690" svg:d="M417 67c6-13 6-15 6-36h-239c-121 0-124-13-126-31h-24l-34 204h25c2-16 11-79 24-90 7-7 85-7 97-7h206c-12 16-90 124-112 157-88 132-121 269-121 370 0 11 0 56 45 56 47 0 47-45 47-56v-50c0-53 2-109 11-161 2-22 15-107 60-170z">
            <text:p/>
          </draw:path>
          <draw:path draw:style-name="gr3" draw:text-style-name="P8" draw:layer="layout" svg:width="0.476cm" svg:height="0.476cm" svg:x="7.901cm" svg:y="7.918cm" svg:viewBox="0 0 477 477" svg:d="M240 210l-197-197c-14-11-16-13-23-13-11 0-20 9-20 20 0 7 2 9 13 20l198 197-198 200c-11 11-13 13-13 20 0 11 9 20 20 20 7 0 9-2 23-13l194-198 206 204c3 2 9 7 14 7 13 0 20-9 20-20 0-2 0-7-2-11-2-3-159-157-208-209l181-179c4-6 20-20 25-24 0-3 4-7 4-14 0-11-7-20-20-20-7 0-11 4-22 16z">
            <text:p/>
          </draw:path>
          <draw:path draw:style-name="gr3" draw:text-style-name="P8" draw:layer="layout" svg:width="0.438cm" svg:height="0.666cm" svg:x="8.768cm" svg:y="7.73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602cm" svg:height="0.042cm" svg:x="9.534cm" svg:y="8.135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8cm" svg:x="10.477cm" svg:y="7.748cm" svg:viewBox="0 0 410 679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5 199 155 121 0 211-90 211-191 0-80-63-157-164-179z">
            <text:p/>
          </draw:path>
        </draw:g>
        <draw:g xml:id="id17" draw:id="id17">
          <svg:title>TexMaths</svg:title>
          <svg:desc>28§display§[ \text { since} \ g(3) = 4 \text { and }\ g'(3) = 5 \ ] §svg§600§FALSE§</svg:desc>
          <draw:polygon draw:style-name="gr2" draw:text-style-name="P7" draw:layer="layout" svg:width="13.378cm" svg:height="0.939cm" svg:x="13.127cm" svg:y="6.98cm" svg:viewBox="0 0 13379 940" draw:points="6688,940 0,940 0,0 13379,0 13379,940">
            <text:p/>
          </draw:polygon>
          <draw:polygon draw:style-name="gr3" draw:text-style-name="P8" draw:layer="layout" svg:width="0.136cm" svg:height="0.984cm" svg:x="13.194cm" svg:y="6.985cm" svg:viewBox="0 0 137 985" draw:points="137,985 137,947 40,947 40,40 137,40 137,0 0,0 0,985">
            <text:p/>
          </draw:polygon>
          <draw:path draw:style-name="gr3" draw:text-style-name="P8" draw:layer="layout" svg:width="0.324cm" svg:height="0.454cm" svg:x="13.712cm" svg:y="7.2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4.099cm" svg:y="7.06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4.372cm" svg:y="7.28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14.921cm" svg:y="7.28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382cm" svg:height="0.454cm" svg:x="15.351cm" svg:y="7.28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454cm" svg:height="0.637cm" svg:x="16.104cm" svg:y="7.287cm" svg:viewBox="0 0 455 638" svg:d="M450 65c2-7 5-11 5-18 0-18-14-27-29-27-12 0-38 7-41 43-18-38-53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6.693cm" svg:y="6.9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7.018cm" svg:y="7.068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7.526cm" svg:y="6.9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8.18cm" svg:y="7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6cm" svg:x="19.193cm" svg:y="7.056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445cm" svg:height="0.454cm" svg:x="20.026cm" svg:y="7.28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20.507cm" svg:y="7.28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21.056cm" svg:y="7.03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54cm" svg:height="0.637cm" svg:x="22.241cm" svg:y="7.287cm" svg:viewBox="0 0 455 638" svg:d="M450 65c2-7 5-11 5-18 0-18-14-27-29-27-12 0-36 7-41 43-18-38-53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22.763cm" svg:y="6.93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3.104cm" svg:y="6.9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23.431cm" svg:y="7.068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23.937cm" svg:y="6.9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24.593cm" svg:y="7.3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77cm" svg:x="25.626cm" svg:y="7.068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olygon draw:style-name="gr3" draw:text-style-name="P8" draw:layer="layout" svg:width="0.136cm" svg:height="0.984cm" svg:x="26.416cm" svg:y="6.985cm" svg:viewBox="0 0 137 985" draw:points="137,0 0,0 0,40 96,40 96,947 0,947 0,985 137,985">
            <text:p/>
          </draw:polygon>
        </draw:g>
        <draw:g xml:id="id18" draw:id="id18">
          <svg:title>TexMaths</svg:title>
          <svg:desc>28§display§f'(3) = \frac{35}{2(5) } = \frac{7}{2}§svg§600§FALSE§</svg:desc>
          <draw:polygon draw:style-name="gr2" draw:text-style-name="P7" draw:layer="layout" svg:width="7.244cm" svg:height="2.154cm" svg:x="2.227cm" svg:y="9.177cm" svg:viewBox="0 0 7245 2155" draw:points="3623,2155 0,2155 0,0 7245,0 7245,2155">
            <text:p/>
          </draw:polygon>
          <draw:path draw:style-name="gr3" draw:text-style-name="P8" draw:layer="layout" svg:width="0.492cm" svg:height="0.897cm" svg:x="2.229cm" svg:y="9.764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8" draw:layer="layout" svg:width="0.174cm" svg:height="0.357cm" svg:x="2.798cm" svg:y="9.66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3.139cm" svg:y="9.72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09cm" svg:height="0.678cm" svg:x="3.466cm" svg:y="9.805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23cm" svg:height="0.985cm" svg:x="3.972cm" svg:y="9.722cm" svg:viewBox="0 0 231 986" svg:d="M231 493c0-76-11-195-65-307-61-121-146-186-157-186-5 0-9 4-9 9 0 4 0 7 18 25 99 96 155 253 155 459 0 168-36 343-160 466-13 13-13 16-13 18 0 7 4 9 9 9 11 0 101-67 159-193 52-107 63-217 63-300z">
            <text:p/>
          </draw:path>
          <draw:path draw:style-name="gr3" draw:text-style-name="P8" draw:layer="layout" svg:width="0.655cm" svg:height="0.232cm" svg:x="4.629cm" svg:y="10.09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409cm" svg:height="0.678cm" svg:x="6.154cm" svg:y="9.137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7 65-16 65-54 0-36-25-56-54-56-25 0-56 16-56 58 0 90 92 155 199 155 121 0 211-90 211-191 0-80-63-156-164-179z">
            <text:p/>
          </draw:path>
          <draw:path draw:style-name="gr3" draw:text-style-name="P8" draw:layer="layout" svg:width="0.393cm" svg:height="0.678cm" svg:x="6.654cm" svg:y="9.137cm" svg:viewBox="0 0 394 679" svg:d="M394 459c0-116-80-217-188-217-47 0-89 16-125 52v-193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4-18-49-50-49-15 0-49 7-49 54 0 85 69 179 179 179 114 0 215-94 215-220z">
            <text:p/>
          </draw:path>
          <draw:polygon draw:style-name="gr3" draw:text-style-name="P8" draw:layer="layout" svg:width="1.751cm" svg:height="0.042cm" svg:x="5.729cm" svg:y="10.195cm" svg:viewBox="0 0 1752 43" draw:points="876,43 0,43 0,0 1752,0 1752,43">
            <text:p/>
          </draw:polygon>
          <draw:path draw:style-name="gr3" draw:text-style-name="P8" draw:layer="layout" svg:width="0.393cm" svg:height="0.658cm" svg:x="5.778cm" svg:y="10.479cm" svg:viewBox="0 0 394 659" svg:d="M76 583l105-104c155-136 213-188 213-286 0-115-87-193-208-193-112 0-186 92-186 179 0 54 49 54 52 54 17 0 51-11 51-52 0-24-18-51-51-51-9 0-9 0-14 2 22-65 76-101 135-101 89 0 132 79 132 162 0 78-50 157-103 217l-191 211c-11 11-11 13-11 38h367l27-173h-24c-5 29-12 74-20 88-9 9-74 9-95 9z">
            <text:p/>
          </draw:path>
          <draw:path draw:style-name="gr3" draw:text-style-name="P8" draw:layer="layout" svg:width="0.23cm" svg:height="0.985cm" svg:x="6.32cm" svg:y="10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93cm" svg:height="0.678cm" svg:x="6.654cm" svg:y="10.479cm" svg:viewBox="0 0 394 679" svg:d="M394 459c0-116-80-217-188-217-47 0-89 16-125 52v-193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4-18-49-50-49-15 0-49 7-49 54 0 83 69 179 179 179 114 0 215-94 215-220z">
            <text:p/>
          </draw:path>
          <draw:path draw:style-name="gr3" draw:text-style-name="P8" draw:layer="layout" svg:width="0.23cm" svg:height="0.985cm" svg:x="7.154cm" svg:y="10.396cm" svg:viewBox="0 0 231 986" svg:d="M231 493c0-76-11-195-65-307-61-121-146-186-157-186-5 0-9 4-9 9 0 4 0 7 18 25 99 96 155 253 155 459 0 168-36 343-160 466-13 13-13 16-13 18 0 7 4 9 9 9 11 0 101-67 159-193 52-107 63-217 63-300z">
            <text:p/>
          </draw:path>
          <draw:path draw:style-name="gr3" draw:text-style-name="P8" draw:layer="layout" svg:width="0.655cm" svg:height="0.232cm" svg:x="7.927cm" svg:y="10.098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8" draw:layer="layout" svg:width="0.422cm" svg:height="0.689cm" svg:x="9.083cm" svg:y="9.128cm" svg:viewBox="0 0 423 690" svg:d="M414 67c9-13 9-15 9-36h-239c-121 0-124-13-126-31h-24l-34 204h25c2-16 11-79 24-90 7-6 85-6 97-6h206c-11 15-90 123-112 156-88 133-121 269-121 370 0 11 0 56 45 56 47 0 47-45 47-56v-49c0-54 2-110 11-162 2-22 15-107 60-170z">
            <text:p/>
          </draw:path>
          <draw:polygon draw:style-name="gr3" draw:text-style-name="P8" draw:layer="layout" svg:width="0.494cm" svg:height="0.042cm" svg:x="9.029cm" svg:y="10.195cm" svg:viewBox="0 0 495 43" draw:points="246,43 0,43 0,0 495,0 495,43">
            <text:p/>
          </draw:polygon>
          <draw:path draw:style-name="gr3" draw:text-style-name="P8" draw:layer="layout" svg:width="0.393cm" svg:height="0.658cm" svg:x="9.078cm" svg:y="10.479cm" svg:viewBox="0 0 394 659" svg:d="M76 583l105-104c155-136 213-188 213-286 0-115-87-193-208-193-112 0-186 92-186 179 0 54 49 54 52 54 17 0 51-11 51-52 0-24-18-51-51-51-9 0-9 0-14 2 22-65 76-101 135-101 89 0 132 79 132 162 0 78-50 157-103 217l-191 211c-11 11-11 13-11 38h367l27-173h-24c-5 29-12 74-20 88-9 9-74 9-95 9z">
            <text:p/>
          </draw:path>
        </draw:g>
        <draw:g xml:id="id20" draw:id="id20">
          <svg:title>TexMaths</svg:title>
          <svg:desc>28§display§F(x) = G \left\{ 3 G \left[ 5 G(x) \right] \right\}, G(0)= 0 \ \text { and } G'(0) = 3§svg§600§FALSE§</svg:desc>
          <draw:polygon draw:style-name="gr2" draw:text-style-name="P7" draw:layer="layout" svg:width="20.879cm" svg:height="0.939cm" svg:x="5.041cm" svg:y="12.08cm" svg:viewBox="0 0 20880 940" draw:points="10440,940 0,940 0,0 20880,0 20880,940">
            <text:p/>
          </draw:polygon>
          <draw:path draw:style-name="gr3" draw:text-style-name="P8" draw:layer="layout" svg:width="0.7cm" svg:height="0.671cm" svg:x="5.03cm" svg:y="12.154cm" svg:viewBox="0 0 701 672" svg:d="M262 349h96c74 0 81 18 81 45 0 7 0 20-7 49-2 5-2 9-2 12 0 6 5 11 11 11 9 0 9-2 16-20l54-215c2-12 2-14 2-16s-2-11-11-11c-11 0-11 4-16 22-20 76-43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3" draw:text-style-name="P8" draw:layer="layout" svg:width="0.23cm" svg:height="0.984cm" svg:x="5.859cm" svg:y="12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6.172cm" svg:y="12.3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6.764cm" svg:y="12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7.418cm" svg:y="12.4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7cm" svg:height="0.716cm" svg:x="8.45cm" svg:y="12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1 0-21 21 0 11 7 11 30 11 0 0 29 0 51 2 27 2 31 7 31 18 0 9-11 54-20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351cm" svg:height="0.984cm" svg:x="9.409cm" svg:y="12.085cm" svg:viewBox="0 0 352 985" svg:d="M208 132c0-40 27-103 135-110 4-2 9-6 9-11 0-11-9-11-18-11-101 0-191 49-191 123v224c0 40 0 72-40 103-36 29-72 31-94 31-5 3-9 7-9 12 0 11 7 11 16 11 65 4 112 40 123 87 4 11 4 14 4 49v195c0 41 0 74 47 110 38 29 103 40 144 40 9 0 18 0 18-11 0-9-7-9-16-9-63-4-112-36-123-87-5-9-5-11-5-45v-208c0-45-6-63-38-94-22-20-51-29-78-38 80-23 116-68 116-126z">
            <text:p/>
          </draw:path>
          <draw:path draw:style-name="gr3" draw:text-style-name="P8" draw:layer="layout" svg:width="0.409cm" svg:height="0.677cm" svg:x="9.873cm" svg:y="12.168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7cm" svg:height="0.716cm" svg:x="10.372cm" svg:y="12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1 0-21 21 0 11 7 11 30 11 0 0 29 0 51 2 27 2 31 7 31 18 0 9-11 54-20 90-29 109-156 120-190 120-96 0-199-56-199-208 0-29 11-192 114-320 54-67 148-128 246-128 101 0 159 76 159 191 0 38-2 40-2 49 0 11 9 11 13 11 14 0 14-2 18-20z">
            <text:p/>
          </draw:path>
          <draw:polygon draw:style-name="gr3" draw:text-style-name="P8" draw:layer="layout" svg:width="0.136cm" svg:height="0.984cm" svg:x="11.378cm" svg:y="12.085cm" svg:viewBox="0 0 137 985" draw:points="137,985 137,947 40,947 40,40 137,40 137,0 0,0 0,985">
            <text:p/>
          </draw:polygon>
          <draw:path draw:style-name="gr3" draw:text-style-name="P8" draw:layer="layout" svg:width="0.393cm" svg:height="0.677cm" svg:x="11.584cm" svg:y="12.168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7cm" svg:height="0.716cm" svg:x="12.074cm" svg:y="12.13cm" svg:viewBox="0 0 701 717" svg:d="M701 9c0-2-2-9-11-9-2 0-5 0-16 11l-67 76c-9-13-56-87-166-87-219 0-441 217-441 448 0 157 110 269 269 269 45 0 89-9 123-23 49-20 69-40 87-60 9 24 34 60 45 60 5 0 7-2 7-4 2 0 11-38 16-59l20-76c2-18 9-33 11-51 11-45 13-47 69-47 5 0 16 0 16-20 0-7-4-12-13-12-23 0-81 5-103 5-32 0-108-5-139-5-9 0-21 0-21 21 0 11 7 11 30 11 0 0 29 0 51 2 27 2 31 7 31 18 0 9-11 54-20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23cm" svg:height="0.984cm" svg:x="12.896cm" svg:y="12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21cm" svg:y="12.3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3.801cm" svg:y="12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4.148cm" svg:y="12.085cm" svg:viewBox="0 0 137 985" draw:points="137,0 0,0 0,40 96,40 96,947 0,947 0,985 137,985">
            <text:p/>
          </draw:polygon>
          <draw:path draw:style-name="gr3" draw:text-style-name="P8" draw:layer="layout" svg:width="0.351cm" svg:height="0.984cm" svg:x="14.471cm" svg:y="12.085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3" draw:text-style-name="P8" draw:layer="layout" svg:width="0.115cm" svg:height="0.295cm" svg:x="15.141cm" svg:y="12.71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3" draw:text-style-name="P8" draw:layer="layout" svg:width="0.7cm" svg:height="0.716cm" svg:x="15.544cm" svg:y="12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1 0-21 21 0 11 7 11 30 11 0 0 29 0 51 2 27 2 31 7 31 18 0 9-11 54-20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23cm" svg:height="0.984cm" svg:x="16.366cm" svg:y="12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6.688cm" svg:y="12.168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17.199cm" svg:y="12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7.853cm" svg:y="12.4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6cm" svg:height="0.677cm" svg:x="18.874cm" svg:y="12.168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445cm" svg:height="0.454cm" svg:x="20.026cm" svg:y="12.38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20.51cm" svg:y="12.387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21.056cm" svg:y="12.138cm" svg:viewBox="0 0 488 696" svg:d="M343 631v65l145-11v-31c-69 0-78-7-78-54v-600l-141 11v32c69 0 76 6 76 53v213c-29-34-72-60-125-60-117 0-220 96-220 223 0 126 96 224 211 224 62 0 107-33 132-65zM343 367v202c0 18 0 20-12 36-29 47-73 69-116 69-45 0-81-25-105-63-25-40-27-96-27-136 0-38 2-97 29-141 22-32 58-63 112-63 36 0 76 13 107 58 12 18 12 20 12 38z">
            <text:p/>
          </draw:path>
          <draw:path draw:style-name="gr3" draw:text-style-name="P8" draw:layer="layout" svg:width="0.7cm" svg:height="0.716cm" svg:x="21.947cm" svg:y="12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1 0-21 21 0 11 7 11 30 11 0 0 29 0 51 2 27 2 31 7 31 18 0 9-11 54-20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22.705cm" svg:y="12.03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3.045cm" svg:y="12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23.37cm" svg:y="12.168cm" svg:viewBox="0 0 417 678" svg:d="M417 343c0-81-5-159-41-233-45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23.878cm" svg:y="12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24.535cm" svg:y="12.4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25.558cm" svg:y="12.168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</draw:g>
        <draw:g xml:id="id21" draw:id="id21">
          <svg:title>TexMaths</svg:title>
          <svg:desc>28§display§\text {Find }  F'(0)§svg§600§FALSE§</svg:desc>
          <draw:polygon draw:style-name="gr2" draw:text-style-name="P7" draw:layer="layout" svg:width="4.446cm" svg:height="0.939cm" svg:x="3.751cm" svg:y="13.683cm" svg:viewBox="0 0 4447 940" draw:points="2222,940 0,940 0,0 4447,0 4447,940">
            <text:p/>
          </draw:polygon>
          <draw:path draw:style-name="gr3" draw:text-style-name="P8" draw:layer="layout" svg:width="0.568cm" svg:height="0.671cm" svg:x="3.733cm" svg:y="13.757cm" svg:viewBox="0 0 569 672" svg:d="M542 0h-542v31h25c76 0 76 12 76 45v517c0 36 0 47-76 47h-25v32c34-5 112-5 150-5 40 0 130 0 166 5v-32h-31c-95 0-95-13-95-47v-244h86c94 0 103 34 103 117h24v-262h-24c0 83-9 116-103 116h-86v-251c0-31 3-38 47-38h119c148 0 173 54 188 191h25z">
            <text:p/>
          </draw:path>
          <draw:path draw:style-name="gr3" draw:text-style-name="P8" draw:layer="layout" svg:width="0.212cm" svg:height="0.66cm" svg:x="4.376cm" svg:y="13.766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4.649cm" svg:y="13.9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5.198cm" svg:y="13.741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7cm" svg:height="0.671cm" svg:x="6.076cm" svg:y="13.757cm" svg:viewBox="0 0 701 672" svg:d="M262 349h96c74 0 81 18 81 45 0 7 0 20-7 49-2 5-2 9-2 12 0 6 5 11 11 11 9 0 9-2 16-20l54-215c2-12 2-14 2-16s-2-11-11-11c-11 0-11 4-16 22-20 76-42 94-128 94h-89l65-251c7-35 9-38 51-38h132c121 0 144 32 144 108 0 22 0 27-2 54-3 13-3 15-3 17 0 5 3 12 12 12 11 0 11-5 13-25l20-170c2-27-2-27-27-27h-484c-20 0-29 0-29 20 0 11 9 11 27 11 38 0 65 0 65 18 0 3 0 5-4 23l-133 521c-8 41-11 47-89 47-16 0-27 0-27 18 0 14 11 14 16 14 27 0 100-5 130-5 31 0 114 5 145 5 9 0 23 0 23-20 0-7-7-9-7-9-2-3-5-3-27-3s-27 0-51-2c-30-2-32-7-32-20 0-2 0-7 2-22z">
            <text:p/>
          </draw:path>
          <draw:path draw:style-name="gr3" draw:text-style-name="P8" draw:layer="layout" svg:width="0.174cm" svg:height="0.357cm" svg:x="6.842cm" svg:y="13.6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7.183cm" svg:y="13.6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7.505cm" svg:y="13.771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8.016cm" svg:y="13.6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9" draw:id="id19">
          <svg:title>TexMaths</svg:title>
          <svg:desc>28§display§(2) \text { If }§svg§600§FALSE§</svg:desc>
          <draw:polygon draw:style-name="gr2" draw:text-style-name="P7" draw:layer="layout" svg:width="2.196cm" svg:height="0.886cm" svg:x="2.431cm" svg:y="12.081cm" svg:viewBox="0 0 2197 887" draw:points="1098,887 0,887 0,0 2197,0 2197,887">
            <text:p/>
          </draw:polygon>
          <draw:path draw:style-name="gr3" draw:text-style-name="P8" draw:layer="layout" svg:width="0.23cm" svg:height="0.985cm" svg:x="2.478cm" svg:y="12.03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4cm" svg:height="0.658cm" svg:x="2.814cm" svg:y="12.115cm" svg:viewBox="0 0 395 659" svg:d="M76 583l106-103c154-137 213-189 213-287 0-115-88-193-209-193-112 0-186 92-186 179 0 54 49 54 52 54 17 0 51-11 51-51 0-25-18-52-51-52-9 0-9 0-14 2 23-65 76-101 135-101 89 0 132 79 132 162 0 78-49 157-103 217l-191 211c-11 11-11 13-11 38h368l27-173h-25c-5 29-11 74-20 88-9 9-74 9-94 9z">
            <text:p/>
          </draw:path>
          <draw:path draw:style-name="gr3" draw:text-style-name="P8" draw:layer="layout" svg:width="0.23cm" svg:height="0.985cm" svg:x="3.314cm" svg:y="12.03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3" draw:text-style-name="P8" draw:layer="layout" svg:width="0.302cm" svg:height="0.674cm" svg:x="3.996cm" svg:y="12.097cm" svg:viewBox="0 0 303 675" svg:d="M195 76c0-33 4-45 81-45h27v-31c-34 2-112 2-151 2-40 0-118 0-152-2v31h27c76 0 81 12 81 45v522c0 36-5 45-81 45h-27v32c34-3 112-3 150-3 41 0 119 0 153 3v-32h-27c-77 0-81-9-81-45z">
            <text:p/>
          </draw:path>
          <draw:path draw:style-name="gr3" draw:text-style-name="P8" draw:layer="layout" svg:width="0.32cm" svg:height="0.696cm" svg:x="4.356cm" svg:y="12.077cm" svg:viewBox="0 0 321 697" svg:d="M141 271v-114c0-88 47-135 92-135 2 0 16 0 31 7-11 5-29 16-29 40 0 23 16 43 43 43 29 0 43-20 43-43 0-35-36-69-88-69-69 0-155 52-155 157v114h-78v29h78v321c0 45-11 45-78 45v31c40-2 85-5 114-5 41 0 85 0 126 5v-31h-20c-74 0-77-12-77-48v-318h115v-2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width*0.05;width" smil:keyTimes="0;1"/>
                  <anim:animate smil:dur="0.5s" smil:fill="hold" smil:targetElement="id13" smil:attributeName="height" smil:values="height;height" smil:keyTimes="0;1"/>
                  <anim:animate smil:dur="0.5s" smil:fill="hold" smil:targetElement="id13" smil:attributeName="x" smil:values="x-.2;x" smil:keyTimes="0;1"/>
                  <anim:animate smil:dur="0.5s" smil:fill="hold" smil:targetElement="id13" smil:attributeName="y" smil:values="y;y" smil:keyTimes="0;1"/>
                  <anim:transitionFilter smil:dur="0.5s" smil:targetElement="id13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width*0.05;width" smil:keyTimes="0;1"/>
                  <anim:animate smil:dur="0.5s" smil:fill="hold" smil:targetElement="id19" smil:attributeName="height" smil:values="height;height" smil:keyTimes="0;1"/>
                  <anim:animate smil:dur="0.5s" smil:fill="hold" smil:targetElement="id19" smil:attributeName="x" smil:values="x-.2;x" smil:keyTimes="0;1"/>
                  <anim:animate smil:dur="0.5s" smil:fill="hold" smil:targetElement="id19" smil:attributeName="y" smil:values="y;y" smil:keyTimes="0;1"/>
                  <anim:transitionFilter smil:dur="0.5s" smil:targetElement="id19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6.4cm" svg:height="14.373cm" svg:x="0.8cm" svg:y="0.627cm" presentation:class="title" presentation:user-transformed="true">
          <draw:text-box>
            <text:p xml:id="id22" text:id="id22" text:style-name="P3"><text:span text:style-name="T11"><text:tab/></text:span><text:span text:style-name="T11"><text:tab/></text:span><text:span text:style-name="T11"><text:line-break/></text:span><text:span text:style-name="T12"><text:tab/></text:span><text:span text:style-name="T12">Solutions :</text:span><text:span text:style-name="T13"> Given that, <text:s text:c="6"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 <text:s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/text:p>
          </draw:text-box>
        </draw:frame>
        <draw:g xml:id="id23" draw:id="id23">
          <svg:title>TexMaths</svg:title>
          <svg:desc>26§display§F(x) = G \left\{ 3 G \left[ 5 G(x) \right] \right\ }§svg§600§FALSE§</svg:desc>
          <draw:polygon draw:style-name="gr2" draw:text-style-name="P7" draw:layer="layout" svg:width="8.539cm" svg:height="0.823cm" svg:x="11.635cm" svg:y="1.576cm" svg:viewBox="0 0 8540 824" draw:points="4271,824 0,824 0,0 8540,0 8540,824">
            <text:p/>
          </draw:polygon>
          <draw:path draw:style-name="gr3" draw:text-style-name="P8" draw:layer="layout" svg:width="0.65cm" svg:height="0.623cm" svg:x="11.625cm" svg:y="1.594cm" svg:viewBox="0 0 651 624" svg:d="M243 324h90c69 0 75 17 75 42 0 6 0 19-6 46-3 4-3 8-3 10 0 6 5 11 11 11 8 0 8-3 14-19l50-200c2-10 2-12 2-14s-2-11-10-11c-10 0-10 4-15 21-18 71-39 87-118 87h-83l60-233c6-33 8-35 48-35h123c112 0 133 29 133 100 0 21 0 25-2 50-2 12-2 14-2 16 0 5 2 11 10 11 10 0 10-4 12-23l19-158c2-25-2-25-25-25h-449c-19 0-27 0-27 19 0 10 8 10 25 10 33 0 60 0 60 17 0 2 0 4-4 21l-123 484c-8 38-10 44-83 44-15 0-25 0-25 16 0 13 10 13 15 13 25 0 93-4 120-4 29 0 106 4 135 4 9 0 21 0 21-19 0-6-6-8-6-8-2-2-4-2-25-2s-25 0-48-2c-27-2-29-7-29-19 0-2 0-6 2-21z">
            <text:p/>
          </draw:path>
          <draw:path draw:style-name="gr3" draw:text-style-name="P8" draw:layer="layout" svg:width="0.213cm" svg:height="0.914cm" svg:x="12.395cm" svg:y="1.53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8" draw:layer="layout" svg:width="0.457cm" svg:height="0.415cm" svg:x="12.686cm" svg:y="1.81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13.235cm" svg:y="1.53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ath draw:style-name="gr3" draw:text-style-name="P8" draw:layer="layout" svg:width="0.609cm" svg:height="0.215cm" svg:x="13.843cm" svg:y="1.879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65cm" svg:height="0.664cm" svg:x="14.802cm" svg:y="1.572cm" svg:viewBox="0 0 651 665" svg:d="M651 8c0-2-2-8-10-8-2 0-4 0-15 10l-62 71c-9-12-52-81-154-81-204 0-410 202-410 416 0 145 102 249 250 249 41 0 83-8 114-20 46-19 65-38 81-56 9 22 31 56 42 56 4 0 6-2 6-4 2 0 10-36 15-55l18-70c2-17 7-31 11-48 10-42 12-44 64-44 4 0 15 0 15-18 0-7-4-11-13-11-21 0-75 4-95 4-30 0-100-4-129-4-9 0-19 0-19 19 0 10 6 10 27 10 0 0 27 0 48 2 25 2 29 7 29 17 0 8-10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326cm" svg:height="0.914cm" svg:x="15.692cm" svg:y="1.53cm" svg:viewBox="0 0 327 915" svg:d="M193 123c0-38 25-96 125-102 4-2 9-6 9-11 0-10-9-10-17-10-94 0-177 46-177 114v208c0 38 0 67-37 96-34 27-67 29-88 29-4 2-8 6-8 10 0 11 6 11 15 11 60 4 104 37 114 81 4 10 4 12 4 46v181c0 37 0 68 44 102 35 27 96 37 133 37 8 0 17 0 17-10 0-9-7-9-15-9-58-4-104-33-114-81-5-8-5-10-5-41v-194c0-41-6-58-35-87-21-19-48-27-73-36 75-20 108-62 108-116z">
            <text:p/>
          </draw:path>
          <draw:path draw:style-name="gr3" draw:text-style-name="P8" draw:layer="layout" svg:width="0.38cm" svg:height="0.629cm" svg:x="16.123cm" svg:y="1.607cm" svg:viewBox="0 0 381 630" svg:d="M229 287c75-23 127-87 127-160 0-75-79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65cm" svg:height="0.664cm" svg:x="16.587cm" svg:y="1.572cm" svg:viewBox="0 0 651 665" svg:d="M651 8c0-2-2-8-10-8-2 0-4 0-15 10l-62 71c-9-12-52-81-154-81-204 0-410 202-410 416 0 145 102 249 250 249 41 0 83-8 114-20 46-19 65-38 81-56 9 22 31 56 42 56 4 0 6-2 6-4 2 0 10-36 15-55l18-70c2-17 7-31 11-48 10-42 12-44 64-44 4 0 15 0 15-18 0-7-4-11-13-11-21 0-75 4-95 4-30 0-100-4-129-4-9 0-19 0-19 19 0 10 6 10 27 10 0 0 27 0 48 2 25 2 29 7 29 17 0 8-10 50-19 83-27 102-145 112-177 112-89 0-185-52-185-193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17.521cm" svg:y="1.53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7.712cm" svg:y="1.607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8" draw:layer="layout" svg:width="0.65cm" svg:height="0.664cm" svg:x="18.168cm" svg:y="1.572cm" svg:viewBox="0 0 651 665" svg:d="M651 8c0-2-2-8-10-8-2 0-4 0-15 10l-62 71c-9-12-52-81-154-81-204 0-410 202-410 416 0 145 102 249 250 249 41 0 83-8 114-20 46-19 65-38 81-56 9 22 31 56 42 56 4 0 6-2 6-4 2 0 10-36 15-55l18-70c2-17 9-31 11-48 10-42 12-44 64-44 4 0 15 0 15-18 0-7-4-11-13-11-21 0-75 4-95 4-30 0-100-4-129-4-9 0-19 0-19 19 0 10 6 10 27 10 0 0 27 0 48 2 25 2 29 7 29 17 0 8-10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8.931cm" svg:y="1.53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8" draw:layer="layout" svg:width="0.457cm" svg:height="0.415cm" svg:x="19.222cm" svg:y="1.811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8" draw:layer="layout" svg:width="0.213cm" svg:height="0.914cm" svg:x="19.772cm" svg:y="1.53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olygon draw:style-name="gr3" draw:text-style-name="P8" draw:layer="layout" svg:width="0.126cm" svg:height="0.914cm" svg:x="20.094cm" svg:y="1.53cm" svg:viewBox="0 0 127 915" draw:points="127,0 0,0 0,37 89,37 89,880 0,880 0,915 127,915">
            <text:p/>
          </draw:polygon>
        </draw:g>
        <draw:g xml:id="id24" draw:id="id24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7.641cm" svg:y="3.178cm" svg:viewBox="0 0 6272 607" draw:points="3136,607 0,607 0,0 6272,0 6272,607">
            <text:p/>
          </draw:polygon>
          <draw:path draw:style-name="gr3" draw:text-style-name="P8" draw:layer="layout" svg:width="0.662cm" svg:height="0.673cm" svg:x="7.625cm" svg:y="3.151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8.375cm" svg:y="3.16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8.642cm" svg:y="3.129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9.276cm" svg:y="3.718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9.93cm" svg:y="3.389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0.716cm" svg:y="3.718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1.263cm" svg:y="3.38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1.735cm" svg:y="3.718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2.275cm" svg:y="3.207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2.692cm" svg:y="3.718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3.236cm" svg:y="3.38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13.856cm" svg:y="3.718cm" svg:viewBox="0 0 108 108" svg:d="M108 54c0-29-25-54-54-54s-54 25-54 54 25 54 54 54 54-25 54-54z">
            <text:p/>
          </draw:path>
        </draw:g>
        <draw:g xml:id="id25" draw:id="id25">
          <svg:title>TexMaths</svg:title>
          <svg:desc>26§display§F'(x) = \frac{d}{dx}\left[\  G \left\{ 3 G \left[ 5 G(x) \right] \right\}  \ \right]§svg§600§FALSE§</svg:desc>
          <draw:polygon draw:style-name="gr2" draw:text-style-name="P7" draw:layer="layout" svg:width="11.739cm" svg:height="1.798cm" svg:x="7.737cm" svg:y="4.576cm" svg:viewBox="0 0 11740 1799" draw:points="5870,1799 0,1799 0,0 11740,0 11740,1799">
            <text:p/>
          </draw:polygon>
          <draw:path draw:style-name="gr3" draw:text-style-name="P8" draw:layer="layout" svg:width="0.65cm" svg:height="0.623cm" svg:x="7.727cm" svg:y="5.16cm" svg:viewBox="0 0 651 624" svg:d="M243 325h90c68 0 75 16 75 41 0 6 0 19-7 46-2 4-2 8-2 10 0 7 5 11 11 11 8 0 8-2 14-19l50-200c2-10 2-12 2-14s-2-11-10-11c-10 0-10 4-15 21-18 71-39 87-118 87h-83l60-233c6-33 8-35 48-35h122c113 0 134 29 134 100 0 21 0 25-2 50-3 12-3 14-3 17 0 4 3 10 11 10 10 0 10-4 12-23l19-158c2-25-2-25-25-25h-449c-19 0-27 0-27 19 0 10 8 10 25 10 33 0 60 0 60 17 0 2 0 4-4 21l-123 484c-8 38-10 44-83 44-15 0-25 0-25 17 0 12 10 12 15 12 25 0 93-4 120-4 29 0 106 4 135 4 9 0 21 0 21-19 0-6-6-8-6-8-2-2-4-2-25-2s-25 0-48-2c-27-2-29-6-29-19 0-2 0-6 2-21z">
            <text:p/>
          </draw:path>
          <draw:path draw:style-name="gr3" draw:text-style-name="P8" draw:layer="layout" svg:width="0.161cm" svg:height="0.332cm" svg:x="8.436cm" svg:y="5.048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8.752cm" svg:y="5.0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9.044cm" svg:y="5.37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8" draw:layer="layout" svg:width="0.213cm" svg:height="0.914cm" svg:x="9.593cm" svg:y="5.0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ath draw:style-name="gr3" draw:text-style-name="P8" draw:layer="layout" svg:width="0.608cm" svg:height="0.215cm" svg:x="10.2cm" svg:y="5.44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36cm" svg:height="0.646cm" svg:x="11.521cm" svg:y="4.5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olygon draw:style-name="gr3" draw:text-style-name="P8" draw:layer="layout" svg:width="1cm" svg:height="0.039cm" svg:x="11.224cm" svg:y="5.535cm" svg:viewBox="0 0 1001 40" draw:points="499,40 0,40 0,0 1001,0 1001,40">
            <text:p/>
          </draw:polygon>
          <draw:path draw:style-name="gr3" draw:text-style-name="P8" draw:layer="layout" svg:width="0.436cm" svg:height="0.646cm" svg:x="11.261cm" svg:y="5.77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58 0 72 75 72 81 0 4-2 10-4 14z">
            <text:p/>
          </draw:path>
          <draw:path draw:style-name="gr3" draw:text-style-name="P8" draw:layer="layout" svg:width="0.457cm" svg:height="0.415cm" svg:x="11.725cm" svg:y="6.00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olygon draw:style-name="gr3" draw:text-style-name="P8" draw:layer="layout" svg:width="0.126cm" svg:height="0.914cm" svg:x="12.592cm" svg:y="5.098cm" svg:viewBox="0 0 127 915" draw:points="127,915 127,880 37,880 37,37 127,37 127,0 0,0 0,915">
            <text:p/>
          </draw:polygon>
          <draw:path draw:style-name="gr3" draw:text-style-name="P8" draw:layer="layout" svg:width="0.65cm" svg:height="0.665cm" svg:x="13.087cm" svg:y="5.1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326cm" svg:height="0.914cm" svg:x="13.978cm" svg:y="5.098cm" svg:viewBox="0 0 327 915" svg:d="M193 123c0-38 25-96 125-102 4-2 9-6 9-11 0-10-9-10-17-10-94 0-177 46-177 114v208c0 38 0 67-37 96-34 27-67 29-88 29-4 2-8 6-8 11 0 10 6 10 15 10 60 4 104 37 114 81 4 11 4 13 4 46v181c0 37 0 69 44 102 35 27 95 37 133 37 8 0 17 0 17-10 0-8-7-8-15-8-58-5-104-34-114-82-5-8-5-10-5-41v-194c0-41-6-58-35-87-21-19-48-27-73-35 75-21 108-63 108-117z">
            <text:p/>
          </draw:path>
          <draw:path draw:style-name="gr3" draw:text-style-name="P8" draw:layer="layout" svg:width="0.38cm" svg:height="0.629cm" svg:x="14.408cm" svg:y="5.17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65cm" svg:height="0.665cm" svg:x="14.872cm" svg:y="5.1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15.806cm" svg:y="5.098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5.997cm" svg:y="5.1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65cm" svg:height="0.665cm" svg:x="16.453cm" svg:y="5.137cm" svg:viewBox="0 0 651 666" svg:d="M651 8c0-2-2-8-10-8-2 0-5 0-15 10l-62 71c-9-12-52-81-154-81-204 0-410 202-410 416 0 146 102 250 250 250 41 0 83-9 114-21 46-19 64-38 81-56 8 23 31 56 42 56 4 0 6-2 6-4 2 0 10-36 15-54l18-71c2-17 9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7.216cm" svg:y="5.0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7.51cm" svg:y="5.379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8" draw:layer="layout" svg:width="0.213cm" svg:height="0.914cm" svg:x="18.057cm" svg:y="5.0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18.379cm" svg:y="5.098cm" svg:viewBox="0 0 127 915" draw:points="127,0 0,0 0,37 89,37 89,880 0,880 0,915 127,915">
            <text:p/>
          </draw:polygon>
          <draw:path draw:style-name="gr3" draw:text-style-name="P8" draw:layer="layout" svg:width="0.326cm" svg:height="0.914cm" svg:x="18.678cm" svg:y="5.098cm" svg:viewBox="0 0 327 915" svg:d="M133 795c0 35-25 95-125 102-4 0-8 4-8 8 0 10 10 10 19 10 89 0 174-43 174-114v-208c0-36 0-65 38-96 31-27 66-29 87-29 4 0 9-4 9-10 0-9-7-9-15-11-60-2-106-35-114-81-5-10-5-12-5-44v-183c0-37 0-66-43-102-38-29-100-37-131-37-9 0-19 0-19 10 0 9 6 9 15 11 58 2 104 33 114 79 4 8 4 10 4 44v191c0 42 6 58 35 87 21 19 46 29 73 36-75 20-108 64-108 116z">
            <text:p/>
          </draw:path>
          <draw:polygon draw:style-name="gr3" draw:text-style-name="P8" draw:layer="layout" svg:width="0.126cm" svg:height="0.914cm" svg:x="19.396cm" svg:y="5.098cm" svg:viewBox="0 0 127 915" draw:points="127,0 0,0 0,37 89,37 89,880 0,880 0,915 127,915">
            <text:p/>
          </draw:polygon>
        </draw:g>
        <draw:g xml:id="id26" draw:id="id26">
          <svg:title>TexMaths</svg:title>
          <svg:desc>26§display§= G' \left\{ 3 G \left[ 5 G(x) \right] \right\} 3.\frac{d}{dx}\left[  G \left[ 5 G(x) \right] \right]§svg§600§FALSE§</svg:desc>
          <draw:polygon draw:style-name="gr2" draw:text-style-name="P7" draw:layer="layout" svg:width="13.577cm" svg:height="1.798cm" svg:x="10.126cm" svg:y="7.276cm" svg:viewBox="0 0 13578 1799" draw:points="6789,1799 0,1799 0,0 13578,0 13578,1799">
            <text:p/>
          </draw:polygon>
          <draw:path draw:style-name="gr3" draw:text-style-name="P8" draw:layer="layout" svg:width="0.608cm" svg:height="0.215cm" svg:x="10.132cm" svg:y="8.14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65cm" svg:height="0.665cm" svg:x="11.091cm" svg:y="7.837cm" svg:viewBox="0 0 651 666" svg:d="M651 8c0-2-2-8-10-8-2 0-5 0-15 10l-62 71c-9-12-52-81-154-81-204 0-410 202-410 416 0 146 102 250 250 250 41 0 83-9 114-21 46-19 64-38 81-56 8 23 31 56 42 56 4 0 6-2 6-4 2 0 10-36 15-54l18-71c2-17 9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11.794cm" svg:y="7.748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326cm" svg:height="0.914cm" svg:x="12.237cm" svg:y="7.798cm" svg:viewBox="0 0 327 915" svg:d="M193 123c0-38 25-96 125-102 4-2 9-6 9-11 0-10-9-10-17-10-94 0-177 46-177 114v208c0 38 0 67-37 96-32 27-67 29-88 29-4 2-8 6-8 11 0 10 6 10 15 10 60 4 104 37 114 81 4 11 4 13 4 46v181c0 37 0 69 44 102 35 27 95 37 133 37 8 0 17 0 17-10 0-8-7-8-15-8-58-5-104-34-114-82-5-8-5-10-5-41v-194c0-41-6-58-35-87-21-19-46-27-73-35 75-21 108-63 108-117z">
            <text:p/>
          </draw:path>
          <draw:path draw:style-name="gr3" draw:text-style-name="P8" draw:layer="layout" svg:width="0.38cm" svg:height="0.629cm" svg:x="12.668cm" svg:y="7.87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65cm" svg:height="0.665cm" svg:x="13.132cm" svg:y="7.8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14.063cm" svg:y="7.798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4.257cm" svg:y="7.8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65cm" svg:height="0.665cm" svg:x="14.712cm" svg:y="7.8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5.476cm" svg:y="7.7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5.767cm" svg:y="8.07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8" draw:layer="layout" svg:width="0.213cm" svg:height="0.914cm" svg:x="16.316cm" svg:y="7.7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16.638cm" svg:y="7.798cm" svg:viewBox="0 0 127 915" draw:points="127,0 0,0 0,37 89,37 89,880 0,880 0,915 127,915">
            <text:p/>
          </draw:polygon>
          <draw:path draw:style-name="gr3" draw:text-style-name="P8" draw:layer="layout" svg:width="0.326cm" svg:height="0.914cm" svg:x="16.938cm" svg:y="7.798cm" svg:viewBox="0 0 327 915" svg:d="M133 795c0 35-25 95-125 102-4 0-8 4-8 8 0 10 10 10 19 10 89 0 174-43 174-114v-208c0-36 0-65 38-96 31-27 66-29 87-29 4 0 9-4 9-10 0-9-7-9-15-11-60-2-106-35-114-81-5-10-5-12-5-44v-183c0-37 0-66-43-102-38-29-100-37-131-37-9 0-19 0-19 10 0 9 6 9 15 11 58 2 104 33 114 79 4 8 4 10 4 44v191c0 42 6 58 35 87 21 19 46 29 73 36-75 20-108 64-108 116z">
            <text:p/>
          </draw:path>
          <draw:path draw:style-name="gr3" draw:text-style-name="P8" draw:layer="layout" svg:width="0.38cm" svg:height="0.629cm" svg:x="17.52cm" svg:y="7.87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099cm" svg:height="0.099cm" svg:x="18.018cm" svg:y="8.387cm" svg:viewBox="0 0 100 100" svg:d="M100 50c0-27-23-50-50-50s-50 23-50 50 23 50 50 50 50-23 50-50z">
            <text:p/>
          </draw:path>
          <draw:path draw:style-name="gr3" draw:text-style-name="P8" draw:layer="layout" svg:width="0.436cm" svg:height="0.646cm" svg:x="18.6cm" svg:y="7.23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olygon draw:style-name="gr3" draw:text-style-name="P8" draw:layer="layout" svg:width="0.999cm" svg:height="0.039cm" svg:x="18.302cm" svg:y="8.235cm" svg:viewBox="0 0 1000 40" draw:points="499,40 0,40 0,0 1000,0 1000,40">
            <text:p/>
          </draw:polygon>
          <draw:path draw:style-name="gr3" draw:text-style-name="P8" draw:layer="layout" svg:width="0.436cm" svg:height="0.646cm" svg:x="18.338cm" svg:y="8.476cm" svg:viewBox="0 0 437 647" svg:d="M437 10c0-2 0-10-13-10-12 0-100 8-116 10-6 0-13 5-13 17 0 13 9 13 23 13 44 0 46 6 46 14l-4 19-54 216c-17-33-44-58-86-58-106 0-220 135-220 268 0 88 50 148 123 148 18 0 64-4 118-69 9 38 40 69 83 69 34 0 55-21 69-52 15-31 27-87 27-90 0-10-8-10-10-10-11 0-11 4-13 17-16 60-33 114-70 114-25 0-27-23-27-41 0-23 2-30 6-44zM245 526c-4 17-4 19-18 36-40 50-77 64-102 64-48 0-61-50-61-85 0-46 30-160 52-202 28-54 69-87 107-87 58 0 72 75 72 81 0 4-2 10-4 14z">
            <text:p/>
          </draw:path>
          <draw:path draw:style-name="gr3" draw:text-style-name="P8" draw:layer="layout" svg:width="0.457cm" svg:height="0.415cm" svg:x="18.804cm" svg:y="8.70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olygon draw:style-name="gr3" draw:text-style-name="P8" draw:layer="layout" svg:width="0.126cm" svg:height="0.914cm" svg:x="19.669cm" svg:y="7.798cm" svg:viewBox="0 0 127 915" draw:points="127,915 127,880 37,880 37,37 127,37 127,0 0,0 0,915">
            <text:p/>
          </draw:polygon>
          <draw:path draw:style-name="gr3" draw:text-style-name="P8" draw:layer="layout" svg:width="0.65cm" svg:height="0.665cm" svg:x="19.862cm" svg:y="7.8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20.794cm" svg:y="7.798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20.986cm" svg:y="7.8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65cm" svg:height="0.665cm" svg:x="21.443cm" svg:y="7.837cm" svg:viewBox="0 0 651 666" svg:d="M651 8c0-2-2-8-10-8-2 0-5 0-15 10l-62 71c-9-12-52-81-154-81-204 0-410 202-410 416 0 146 102 250 250 250 41 0 83-9 114-21 46-19 64-38 81-56 8 23 31 56 42 56 4 0 6-2 6-4 2 0 10-36 15-54l18-71c2-17 6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22.207cm" svg:y="7.7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2.498cm" svg:y="8.07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3 0 145-119 145-141 0-9-8-9-10-9-8 0-10 2-12 9-30 99-92 120-123 120-35 0-50-29-50-60 0-21 6-40 17-81z">
            <text:p/>
          </draw:path>
          <draw:path draw:style-name="gr3" draw:text-style-name="P8" draw:layer="layout" svg:width="0.213cm" svg:height="0.914cm" svg:x="23.045cm" svg:y="7.7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23.369cm" svg:y="7.798cm" svg:viewBox="0 0 127 915" draw:points="127,0 0,0 0,37 89,37 89,880 0,880 0,915 127,915">
            <text:p/>
          </draw:polygon>
          <draw:polygon draw:style-name="gr3" draw:text-style-name="P8" draw:layer="layout" svg:width="0.126cm" svg:height="0.914cm" svg:x="23.623cm" svg:y="7.798cm" svg:viewBox="0 0 127 915" draw:points="127,0 0,0 0,37 89,37 89,880 0,880 0,915 127,915">
            <text:p/>
          </draw:polygon>
        </draw:g>
        <draw:g xml:id="id27" draw:id="id27">
          <svg:title>TexMaths</svg:title>
          <svg:desc>26§display§= G' \left\{ 3 G \left[ 5 G(x) \right] \right\} 3.G' \left[ 5 G(x) \right] 5.\frac{d}{dx}\left[  G(x) \right]§svg§600§FALSE§</svg:desc>
          <draw:polygon draw:style-name="gr2" draw:text-style-name="P7" draw:layer="layout" svg:width="16.648cm" svg:height="1.798cm" svg:x="10.127cm" svg:y="9.676cm" svg:viewBox="0 0 16649 1799" draw:points="8325,1799 0,1799 0,0 16649,0 16649,1799">
            <text:p/>
          </draw:polygon>
          <draw:path draw:style-name="gr3" draw:text-style-name="P8" draw:layer="layout" svg:width="0.608cm" svg:height="0.215cm" svg:x="10.133cm" svg:y="10.54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65cm" svg:height="0.665cm" svg:x="11.092cm" svg:y="10.237cm" svg:viewBox="0 0 651 666" svg:d="M651 8c0-2-2-8-10-8-2 0-4 0-15 10l-62 71c-9-12-52-81-154-81-204 0-410 202-410 416 0 146 102 250 250 250 41 0 83-9 114-21 46-19 65-38 81-56 8 23 31 56 42 56 4 0 6-2 6-4 2 0 10-36 15-54l18-71c2-17 9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11.795cm" svg:y="10.148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326cm" svg:height="0.914cm" svg:x="12.238cm" svg:y="10.198cm" svg:viewBox="0 0 327 915" svg:d="M193 123c0-38 25-96 125-102 4-2 9-6 9-11 0-10-9-10-17-10-94 0-177 46-177 114v208c0 38 0 67-37 96-32 27-67 29-88 29-4 2-8 6-8 11 0 10 6 10 15 10 60 4 104 37 114 81 4 11 4 13 4 46v181c0 37 0 69 44 102 35 27 95 37 133 37 8 0 17 0 17-10 0-8-7-8-15-8-58-5-104-34-114-82-5-8-5-10-5-41v-194c0-41-6-58-35-87-21-19-46-27-73-35 75-21 108-63 108-117z">
            <text:p/>
          </draw:path>
          <draw:path draw:style-name="gr3" draw:text-style-name="P8" draw:layer="layout" svg:width="0.38cm" svg:height="0.629cm" svg:x="12.669cm" svg:y="10.27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65cm" svg:height="0.665cm" svg:x="13.133cm" svg:y="10.237cm" svg:viewBox="0 0 651 666" svg:d="M651 8c0-2-2-8-10-8-2 0-4 0-15 10l-62 71c-9-12-52-81-154-81-204 0-410 202-410 416 0 146 102 250 250 250 41 0 83-9 114-21 46-19 65-38 81-56 8 23 31 56 42 56 4 0 6-2 6-4 2 0 10-36 15-54l18-71c2-17 7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14.065cm" svg:y="10.198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4.258cm" svg:y="10.2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65cm" svg:height="0.665cm" svg:x="14.714cm" svg:y="10.237cm" svg:viewBox="0 0 651 666" svg:d="M651 8c0-2-2-8-10-8-2 0-4 0-15 10l-62 71c-9-12-52-81-154-81-204 0-410 202-410 416 0 146 102 250 250 250 41 0 83-9 114-21 46-19 65-38 81-56 8 23 31 56 42 56 4 0 6-2 6-4 2 0 10-36 15-54l18-71c2-17 7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5.477cm" svg:y="10.1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5.768cm" svg:y="10.4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8" draw:layer="layout" svg:width="0.213cm" svg:height="0.914cm" svg:x="16.317cm" svg:y="10.1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16.64cm" svg:y="10.198cm" svg:viewBox="0 0 127 915" draw:points="127,0 0,0 0,37 89,37 89,880 0,880 0,915 127,915">
            <text:p/>
          </draw:polygon>
          <draw:path draw:style-name="gr3" draw:text-style-name="P8" draw:layer="layout" svg:width="0.326cm" svg:height="0.914cm" svg:x="16.939cm" svg:y="10.198cm" svg:viewBox="0 0 327 915" svg:d="M133 795c0 35-25 95-125 102-4 0-8 4-8 8 0 10 10 10 19 10 89 0 174-43 174-114v-208c0-36 0-65 38-96 31-27 66-29 87-29 4 0 9-4 9-10 0-9-7-9-15-11-60-2-106-35-114-81-5-10-5-12-5-44v-183c0-37 0-66-43-102-38-29-100-37-131-37-9 0-19 0-19 10 0 9 6 9 15 11 58 2 104 33 114 79 4 8 4 10 4 44v191c0 42 6 58 35 87 21 19 46 29 73 36-75 20-108 64-108 116z">
            <text:p/>
          </draw:path>
          <draw:path draw:style-name="gr3" draw:text-style-name="P8" draw:layer="layout" svg:width="0.38cm" svg:height="0.629cm" svg:x="17.522cm" svg:y="10.275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8" draw:layer="layout" svg:width="0.099cm" svg:height="0.099cm" svg:x="18.019cm" svg:y="10.787cm" svg:viewBox="0 0 100 100" svg:d="M100 50c0-27-23-50-50-50s-50 23-50 50 23 50 50 50 50-23 50-50z">
            <text:p/>
          </draw:path>
          <draw:path draw:style-name="gr3" draw:text-style-name="P8" draw:layer="layout" svg:width="0.65cm" svg:height="0.665cm" svg:x="18.239cm" svg:y="10.237cm" svg:viewBox="0 0 651 666" svg:d="M651 8c0-2-2-8-10-8-2 0-4 0-15 10l-62 71c-9-12-52-81-154-81-204 0-410 202-410 416 0 146 102 250 250 250 41 0 83-9 114-21 46-19 65-38 81-56 8 23 31 56 42 56 4 0 6-2 6-4 2 0 10-36 15-54l18-71c2-17 7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18.943cm" svg:y="10.148cm" svg:viewBox="0 0 162 333" svg:d="M156 56c6-10 6-16 6-21 0-20-16-35-37-35-25 0-33 21-36 31l-85 279c-2 0-4 8-4 8 0 9 21 15 25 15s6 0 10-11z">
            <text:p/>
          </draw:path>
          <draw:polygon draw:style-name="gr3" draw:text-style-name="P8" draw:layer="layout" svg:width="0.126cm" svg:height="0.914cm" svg:x="19.429cm" svg:y="10.198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9.621cm" svg:y="10.2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65cm" svg:height="0.665cm" svg:x="20.078cm" svg:y="10.237cm" svg:viewBox="0 0 651 666" svg:d="M651 8c0-2-2-8-10-8-2 0-4 0-15 10l-62 71c-9-12-52-81-154-81-204 0-410 202-410 416 0 146 102 250 250 250 41 0 83-9 114-21 46-19 65-38 81-56 8 23 31 56 42 56 4 0 6-2 6-4 2 0 10-36 15-54l18-71c2-17 7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20.842cm" svg:y="10.1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1.133cm" svg:y="10.4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2 120-123 120-35 0-50-29-50-60 0-21 6-40 17-81z">
            <text:p/>
          </draw:path>
          <draw:path draw:style-name="gr3" draw:text-style-name="P8" draw:layer="layout" svg:width="0.213cm" svg:height="0.914cm" svg:x="21.68cm" svg:y="10.1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22.004cm" svg:y="10.198cm" svg:viewBox="0 0 127 915" draw:points="127,0 0,0 0,37 89,37 89,880 0,880 0,915 127,915">
            <text:p/>
          </draw:polygon>
          <draw:path draw:style-name="gr3" draw:text-style-name="P8" draw:layer="layout" svg:width="0.365cm" svg:height="0.629cm" svg:x="22.435cm" svg:y="10.275cm" svg:viewBox="0 0 366 630" svg:d="M366 426c0-108-75-201-175-201-43 0-83 14-116 48v-179c19 6 50 12 79 12 112 0 177-83 177-96 0-6-2-10-9-10-2 0-4 0-8 2-19 8-62 27-125 27-37 0-79-6-122-25-7-4-9-4-11-4-8 0-8 8-8 23v270c0 17 0 25 12 25 7 0 9-2 11-8 10-15 45-65 118-65 48 0 71 42 79 59 15 35 17 70 17 116 0 31 0 88-23 125-21 35-56 60-98 60-66 0-118-48-135-102 2 0 6 0 17 0 29 0 46-22 46-43 0-23-17-46-46-46-15 0-46 6-46 50 0 77 62 166 166 166 106 0 200-87 200-204z">
            <text:p/>
          </draw:path>
          <draw:path draw:style-name="gr3" draw:text-style-name="P8" draw:layer="layout" svg:width="0.099cm" svg:height="0.099cm" svg:x="22.926cm" svg:y="10.787cm" svg:viewBox="0 0 100 100" svg:d="M100 50c0-27-23-50-50-50s-50 23-50 50 23 50 50 50 50-23 50-50z">
            <text:p/>
          </draw:path>
          <draw:path draw:style-name="gr3" draw:text-style-name="P8" draw:layer="layout" svg:width="0.436cm" svg:height="0.646cm" svg:x="23.508cm" svg:y="9.63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8" draw:layer="layout" svg:width="1cm" svg:height="0.039cm" svg:x="23.211cm" svg:y="10.635cm" svg:viewBox="0 0 1001 40" draw:points="499,40 0,40 0,0 1001,0 1001,40">
            <text:p/>
          </draw:polygon>
          <draw:path draw:style-name="gr3" draw:text-style-name="P8" draw:layer="layout" svg:width="0.436cm" svg:height="0.646cm" svg:x="23.246cm" svg:y="10.876cm" svg:viewBox="0 0 437 647" svg:d="M437 10c0-2 0-10-13-10-12 0-100 8-116 10-6 0-13 5-13 17 0 13 9 13 23 13 44 0 46 6 46 14l-2 19-56 216c-17-33-44-58-86-58-106 0-220 135-220 268 0 88 50 148 123 148 18 0 64-4 118-69 9 38 40 69 83 69 34 0 55-21 69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23.712cm" svg:y="11.1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9 146-141 0-9-9-9-11-9-8 0-10 2-12 9-29 99-94 120-123 120-35 0-50-29-50-60 0-21 6-40 17-81z">
            <text:p/>
          </draw:path>
          <draw:polygon draw:style-name="gr3" draw:text-style-name="P8" draw:layer="layout" svg:width="0.126cm" svg:height="0.914cm" svg:x="24.578cm" svg:y="10.198cm" svg:viewBox="0 0 127 915" draw:points="127,915 127,880 37,880 37,37 127,37 127,0 0,0 0,915">
            <text:p/>
          </draw:polygon>
          <draw:path draw:style-name="gr3" draw:text-style-name="P8" draw:layer="layout" svg:width="0.65cm" svg:height="0.665cm" svg:x="24.769cm" svg:y="10.237cm" svg:viewBox="0 0 651 666" svg:d="M651 8c0-2-2-8-10-8-2 0-4 0-15 10l-62 71c-9-12-52-81-154-81-204 0-410 202-410 416 0 146 102 250 250 250 41 0 83-9 114-21 46-19 65-38 81-56 8 23 31 56 42 56 4 0 6-2 6-4 2 0 10-36 15-54l18-71c2-17 7-31 11-48 10-42 12-44 64-44 4 0 15 0 15-18 0-7-4-11-13-11-21 0-75 4-95 4-30 0-100-4-129-4-9 0-19 0-19 19 0 10 6 10 27 10 0 0 27 0 48 2 25 3 29 7 29 17 0 8-11 50-19 83-27 102-145 113-177 113-89 0-185-52-185-194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25.532cm" svg:y="10.198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5.824cm" svg:y="10.4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8" draw:layer="layout" svg:width="0.213cm" svg:height="0.914cm" svg:x="26.373cm" svg:y="10.198cm" svg:viewBox="0 0 214 915" svg:d="M214 458c0-71-10-181-60-285-56-113-135-173-146-173-4 0-8 4-8 8s0 7 17 23c91 90 143 235 143 427 0 156-33 318-148 432-12 13-12 15-12 17 0 6 4 8 8 8 11 0 94-62 148-179 48-99 58-201 58-278z">
            <text:p/>
          </draw:path>
          <draw:polygon draw:style-name="gr3" draw:text-style-name="P8" draw:layer="layout" svg:width="0.126cm" svg:height="0.914cm" svg:x="26.695cm" svg:y="10.198cm" svg:viewBox="0 0 127 915" draw:points="127,0 0,0 0,37 89,37 89,880 0,880 0,915 127,915">
            <text:p/>
          </draw:polygon>
        </draw:g>
        <draw:g xml:id="id29" draw:id="id29">
          <svg:title>TexMaths</svg:title>
          <svg:desc>26§display§F'(x)= 15. G' \left\{ 3 G \left[ 5 G(x) \right] \right\} G' \left[ 5 G(x) \right] G'(x)§svg§600§FALSE§</svg:desc>
          <draw:polygon draw:style-name="gr2" draw:text-style-name="P7" draw:layer="layout" svg:width="17.249cm" svg:height="0.872cm" svg:x="7.739cm" svg:y="12.479cm" svg:viewBox="0 0 17250 873" draw:points="8624,873 0,873 0,0 17250,0 17250,873">
            <text:p/>
          </draw:polygon>
          <draw:path draw:style-name="gr3" draw:text-style-name="P8" draw:layer="layout" svg:width="0.65cm" svg:height="0.623cm" svg:x="7.729cm" svg:y="12.547cm" svg:viewBox="0 0 651 624" svg:d="M243 324h90c68 0 75 17 75 42 0 6 0 19-7 46-2 4-2 8-2 10 0 6 5 11 11 11 8 0 8-2 14-19l50-200c2-10 2-12 2-14s-2-11-10-11c-10 0-10 4-15 21-18 71-39 87-118 87h-83l60-233c6-33 8-35 48-35h122c113 0 134 29 134 100 0 21 0 25-2 50-3 12-3 14-3 16 0 5 3 11 11 11 10 0 10-4 12-23l19-158c2-25-2-25-25-25h-449c-19 0-27 0-27 19 0 10 8 10 25 10 33 0 60 0 60 17 0 2 0 4-4 21l-123 484c-8 38-10 44-83 44-15 0-25 0-25 16 0 13 10 13 15 13 25 0 93-4 120-4 29 0 106 4 135 4 9 0 21 0 21-19 0-6-6-8-6-8-2-2-4-2-25-2s-25 0-48-2c-27-2-29-7-29-19 0-2 0-6 2-21z">
            <text:p/>
          </draw:path>
          <draw:path draw:style-name="gr3" draw:text-style-name="P8" draw:layer="layout" svg:width="0.161cm" svg:height="0.332cm" svg:x="8.438cm" svg:y="12.433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8.754cm" svg:y="12.48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9.046cm" svg:y="12.76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213cm" svg:height="0.914cm" svg:x="9.595cm" svg:y="12.48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8cm" svg:height="0.215cm" svg:x="10.202cm" svg:y="12.83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03cm" svg:height="0.61cm" svg:x="11.196cm" svg:y="12.56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8" draw:layer="layout" svg:width="0.365cm" svg:height="0.629cm" svg:x="11.619cm" svg:y="12.56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ath draw:style-name="gr3" draw:text-style-name="P8" draw:layer="layout" svg:width="0.099cm" svg:height="0.099cm" svg:x="12.108cm" svg:y="13.071cm" svg:viewBox="0 0 100 100" svg:d="M100 50c0-27-23-50-50-50s-50 23-50 50 23 50 50 50 50-23 50-50z">
            <text:p/>
          </draw:path>
          <draw:path draw:style-name="gr3" draw:text-style-name="P8" draw:layer="layout" svg:width="0.65cm" svg:height="0.665cm" svg:x="12.33cm" svg:y="12.525cm" svg:viewBox="0 0 651 666" svg:d="M651 8c0-2-2-8-10-8-2 0-5 0-15 10l-62 71c-9-12-52-81-154-81-204 0-410 202-410 416 0 146 102 250 250 250 41 0 83-9 114-21 46-19 64-38 81-56 8 22 31 56 42 56 4 0 6-2 6-4 2 0 10-36 15-55l18-70c2-17 6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13.033cm" svg:y="12.433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326cm" svg:height="0.914cm" svg:x="13.476cm" svg:y="12.483cm" svg:viewBox="0 0 327 915" svg:d="M193 123c0-38 25-96 125-102 4-2 9-6 9-11 0-10-9-10-17-10-94 0-177 46-177 114v208c0 38 0 67-37 96-34 27-67 29-88 29-4 2-8 6-8 11 0 10 6 10 15 10 60 4 104 37 114 81 4 10 4 13 4 46v181c0 37 0 68 44 102 35 27 95 37 133 37 8 0 17 0 17-10 0-9-7-9-15-9-58-4-104-33-114-81-5-8-5-10-5-41v-194c0-41-6-58-35-87-21-19-48-27-73-35 75-21 108-63 108-117z">
            <text:p/>
          </draw:path>
          <draw:path draw:style-name="gr3" draw:text-style-name="P8" draw:layer="layout" svg:width="0.38cm" svg:height="0.629cm" svg:x="13.907cm" svg:y="12.5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8" draw:layer="layout" svg:width="0.65cm" svg:height="0.665cm" svg:x="14.371cm" svg:y="12.525cm" svg:viewBox="0 0 651 666" svg:d="M651 8c0-2-2-8-10-8-2 0-5 0-15 10l-62 71c-9-12-52-81-154-81-204 0-410 202-410 416 0 146 102 250 250 250 41 0 83-9 114-21 46-19 64-38 81-56 8 22 31 56 42 56 4 0 6-2 6-4 2 0 10-36 15-55l18-70c2-17 6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olygon draw:style-name="gr3" draw:text-style-name="P8" draw:layer="layout" svg:width="0.126cm" svg:height="0.914cm" svg:x="15.302cm" svg:y="12.483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15.496cm" svg:y="12.56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ath draw:style-name="gr3" draw:text-style-name="P8" draw:layer="layout" svg:width="0.65cm" svg:height="0.665cm" svg:x="15.951cm" svg:y="12.525cm" svg:viewBox="0 0 651 666" svg:d="M651 8c0-2-2-8-10-8-2 0-5 0-15 10l-62 71c-9-12-52-81-154-81-204 0-410 202-410 416 0 146 102 250 250 250 41 0 83-9 114-21 46-19 64-38 81-56 8 22 31 56 42 56 4 0 6-2 6-4 2 0 10-36 15-55l18-70c2-17 6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6.715cm" svg:y="12.48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17.006cm" svg:y="12.76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13cm" svg:height="0.914cm" svg:x="17.555cm" svg:y="12.48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olygon draw:style-name="gr3" draw:text-style-name="P8" draw:layer="layout" svg:width="0.126cm" svg:height="0.914cm" svg:x="17.878cm" svg:y="12.483cm" svg:viewBox="0 0 127 915" draw:points="127,0 0,0 0,37 89,37 89,880 0,880 0,915 127,915">
            <text:p/>
          </draw:polygon>
          <draw:path draw:style-name="gr3" draw:text-style-name="P8" draw:layer="layout" svg:width="0.326cm" svg:height="0.914cm" svg:x="18.177cm" svg:y="12.483cm" svg:viewBox="0 0 327 915" svg:d="M133 794c0 36-25 96-125 102-4 0-8 5-8 9 0 10 10 10 19 10 89 0 174-44 174-114v-208c0-36 0-65 38-96 31-27 66-29 87-29 4 0 9-4 9-10 0-9-7-9-15-11-60-2-106-35-114-81-5-10-5-12-5-44v-183c0-37 0-66-43-102-38-29-100-37-131-37-9 0-19 0-19 10 0 9 6 9 15 11 58 2 104 33 114 79 4 8 4 10 4 44v191c0 41 6 58 35 87 21 19 46 29 73 36-75 20-108 64-108 116z">
            <text:p/>
          </draw:path>
          <draw:path draw:style-name="gr3" draw:text-style-name="P8" draw:layer="layout" svg:width="0.65cm" svg:height="0.665cm" svg:x="18.766cm" svg:y="12.525cm" svg:viewBox="0 0 651 666" svg:d="M651 8c0-2-2-8-10-8-2 0-5 0-15 10l-62 71c-9-12-52-81-154-81-204 0-410 202-410 416 0 146 102 250 250 250 41 0 83-9 114-21 46-19 64-38 81-56 8 22 31 56 42 56 4 0 6-2 6-4 2 0 10-36 15-55l18-70c2-17 9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19.471cm" svg:y="12.433cm" svg:viewBox="0 0 162 333" svg:d="M156 56c6-10 6-16 6-21 0-20-18-35-37-35-25 0-33 21-36 31l-85 279c-2 0-4 8-4 8 0 9 21 15 25 15s6 0 10-11z">
            <text:p/>
          </draw:path>
          <draw:polygon draw:style-name="gr3" draw:text-style-name="P8" draw:layer="layout" svg:width="0.126cm" svg:height="0.914cm" svg:x="19.956cm" svg:y="12.483cm" svg:viewBox="0 0 127 915" draw:points="127,915 127,880 37,880 37,37 127,37 127,0 0,0 0,915">
            <text:p/>
          </draw:polygon>
          <draw:path draw:style-name="gr3" draw:text-style-name="P8" draw:layer="layout" svg:width="0.365cm" svg:height="0.629cm" svg:x="20.147cm" svg:y="12.56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ath draw:style-name="gr3" draw:text-style-name="P8" draw:layer="layout" svg:width="0.65cm" svg:height="0.665cm" svg:x="20.604cm" svg:y="12.525cm" svg:viewBox="0 0 651 666" svg:d="M651 8c0-2-2-8-10-8-2 0-5 0-15 10l-62 71c-9-12-52-81-154-81-204 0-410 202-410 416 0 146 102 250 250 250 41 0 83-9 114-21 46-19 64-38 81-56 8 22 31 56 42 56 4 0 6-2 6-4 2 0 10-36 15-55l18-70c2-17 6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21.368cm" svg:y="12.48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1.659cm" svg:y="12.76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213cm" svg:height="0.914cm" svg:x="22.206cm" svg:y="12.48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olygon draw:style-name="gr3" draw:text-style-name="P8" draw:layer="layout" svg:width="0.126cm" svg:height="0.914cm" svg:x="22.531cm" svg:y="12.483cm" svg:viewBox="0 0 127 915" draw:points="127,0 0,0 0,37 89,37 89,880 0,880 0,915 127,915">
            <text:p/>
          </draw:polygon>
          <draw:path draw:style-name="gr3" draw:text-style-name="P8" draw:layer="layout" svg:width="0.65cm" svg:height="0.665cm" svg:x="22.961cm" svg:y="12.525cm" svg:viewBox="0 0 651 666" svg:d="M651 8c0-2-2-8-10-8-2 0-5 0-15 10l-62 71c-9-12-52-81-154-81-204 0-410 202-410 416 0 146 102 250 250 250 41 0 83-9 114-21 46-19 64-38 81-56 8 22 31 56 42 56 4 0 6-2 6-4 2 0 10-36 15-55l18-70c2-17 9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23.666cm" svg:y="12.433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23.982cm" svg:y="12.483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457cm" svg:height="0.415cm" svg:x="24.274cm" svg:y="12.76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13cm" svg:height="0.914cm" svg:x="24.821cm" svg:y="12.483cm" svg:viewBox="0 0 214 915" svg:d="M214 458c0-71-10-181-60-285-56-113-135-173-146-173-4 0-8 4-8 8s0 7 17 23c91 90 143 235 143 427 0 156-33 318-148 432-12 13-12 15-12 17 0 6 4 8 8 8 11 0 94-62 148-179 48-100 58-202 58-278z">
            <text:p/>
          </draw:path>
        </draw:g>
        <draw:g xml:id="id28" draw:id="id28">
          <svg:title>TexMaths</svg:title>
          <svg:desc>28§display§\therefore§svg§600§FALSE§</svg:desc>
          <draw:polygon draw:style-name="gr2" draw:text-style-name="P7" draw:layer="layout" svg:width="0.528cm" svg:height="0.433cm" svg:x="5.747cm" svg:y="12.678cm" svg:viewBox="0 0 529 434" draw:points="265,434 0,434 0,0 529,0 529,434">
            <text:p/>
          </draw:polygon>
          <draw:path draw:style-name="gr3" draw:text-style-name="P8" draw:layer="layout" svg:width="0.598cm" svg:height="0.531cm" svg:x="5.727cm" svg:y="12.629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8cm" svg:height="14.373cm" svg:x="0.6cm" svg:y="0.627cm" presentation:class="title" presentation:user-transformed="true">
          <draw:text-box>
            <text:p xml:id="id35" text:id="id35" text:style-name="P3"><text:span text:style-name="T14"><text:tab/></text:span><text:span text:style-name="T2"><text:line-break/></text:span><text:span text:style-name="T7"><text:tab/></text:span><text:span text:style-name="T7"><text:line-break/></text:span><text:span text:style-name="T7"><text:tab/></text:span><text:span text:style-name="T7"> <text:s text:c="2"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7"><text:tab/></text:span><text:span text:style-name="T7"><text:tab/></text:span><text:span text:style-name="T7"><text:line-break/></text:span><text:span text:style-name="T10"> <text:s text:c="17"/></text:span><text:span text:style-name="T7"><text:line-break/></text:span><text:span text:style-name="T13"><text:tab/></text:span><text:span text:style-name="T13">(3) </text:span><text:span text:style-name="T15">A table of values of <text:s text:c="27"/>are given</text:span><text:span text:style-name="T13"> </text:span><text:span text:style-name="T13"><text:line-break/></text:span><text:span text:style-name="T13"><text:tab/></text:span><text:span text:style-name="T13"><text:tab/></text:span><text:span text:style-name="T13"><text:line-break/></text:span><text:span text:style-name="T13"><text:tab/></text:span><text:span text:style-name="T13"><text:tab/></text:span><text:span text:style-name="T13"> <text:s text:c="7"/></text:span><text:span text:style-name="T13"><text:line-break/></text:span><text:span text:style-name="T13"> <text:s text:c="9"/></text:span></text:p>
          </draw:text-box>
        </draw:frame>
        <draw:g xml:id="id31" draw:id="id31">
          <svg:title>TexMaths</svg:title>
          <svg:desc>28§display§F'(0)= 15. G' \left\{ 3 G \left[ 5 G(0) \right] \right\} G' \left[ 5 G(0) \right] G'(0)§svg§600§FALSE§</svg:desc>
          <draw:polygon draw:style-name="gr2" draw:text-style-name="P7" draw:layer="layout" svg:width="18.293cm" svg:height="0.939cm" svg:x="2.334cm" svg:y="3.08cm" svg:viewBox="0 0 18294 940" draw:points="9148,940 0,940 0,0 18294,0 18294,940">
            <text:p/>
          </draw:polygon>
          <draw:path draw:style-name="gr3" draw:text-style-name="P8" draw:layer="layout" svg:width="0.7cm" svg:height="0.671cm" svg:x="2.323cm" svg:y="3.154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3" draw:text-style-name="P8" draw:layer="layout" svg:width="0.174cm" svg:height="0.357cm" svg:x="3.087cm" svg:y="3.03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427cm" svg:y="3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3.752cm" svg:y="3.168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4.261cm" svg:y="3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917cm" svg:y="3.46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988cm" svg:y="3.168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77cm" svg:x="6.442cm" svg:y="3.168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107cm" svg:height="0.106cm" svg:x="6.969cm" svg:y="3.718cm" svg:viewBox="0 0 108 107" svg:d="M108 54c0-29-25-54-54-54s-54 25-54 54 25 53 54 53 54-24 54-53z">
            <text:p/>
          </draw:path>
          <draw:path draw:style-name="gr3" draw:text-style-name="P8" draw:layer="layout" svg:width="0.7cm" svg:height="0.716cm" svg:x="7.206cm" svg:y="3.13cm" svg:viewBox="0 0 701 717" svg:d="M701 9c0-2-2-9-11-9-2 0-5 0-16 11l-67 76c-9-13-56-87-166-87-219 0-441 217-441 448 0 157 110 269 269 269 45 0 89-9 123-23 49-20 69-40 87-60 9 24 34 60 45 60 5 0 7-2 7-4 2 0 11-38 16-59l20-76c2-18 9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7.963cm" svg:y="3.03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351cm" svg:height="0.984cm" svg:x="8.442cm" svg:y="3.085cm" svg:viewBox="0 0 352 985" svg:d="M208 132c0-40 27-103 135-110 4-2 9-6 9-11 0-11-9-11-18-11-101 0-191 49-191 123v224c0 40 0 72-40 103-34 29-72 31-94 31-5 3-9 7-9 12 0 11 7 11 16 11 65 4 112 40 123 87 4 11 4 14 4 49v195c0 41 0 74 47 110 38 29 103 40 144 40 9 0 18 0 18-11 0-9-7-9-16-9-63-4-112-36-123-87-5-9-5-11-5-45v-208c0-45-6-63-38-94-22-20-49-29-78-38 80-23 116-68 116-126z">
            <text:p/>
          </draw:path>
          <draw:path draw:style-name="gr3" draw:text-style-name="P8" draw:layer="layout" svg:width="0.409cm" svg:height="0.677cm" svg:x="8.904cm" svg:y="3.168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7cm" svg:height="0.716cm" svg:x="9.403cm" svg:y="3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olygon draw:style-name="gr3" draw:text-style-name="P8" draw:layer="layout" svg:width="0.136cm" svg:height="0.984cm" svg:x="10.409cm" svg:y="3.085cm" svg:viewBox="0 0 137 985" draw:points="137,985 137,947 40,947 40,40 137,40 137,0 0,0 0,985">
            <text:p/>
          </draw:polygon>
          <draw:path draw:style-name="gr3" draw:text-style-name="P8" draw:layer="layout" svg:width="0.393cm" svg:height="0.677cm" svg:x="10.615cm" svg:y="3.168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7cm" svg:height="0.716cm" svg:x="11.108cm" svg:y="3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23cm" svg:height="0.984cm" svg:x="11.93cm" svg:y="3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2.253cm" svg:y="3.16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12.763cm" svg:y="3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3.111cm" svg:y="3.085cm" svg:viewBox="0 0 137 985" draw:points="137,0 0,0 0,40 96,40 96,947 0,947 0,985 137,985">
            <text:p/>
          </draw:polygon>
          <draw:path draw:style-name="gr3" draw:text-style-name="P8" draw:layer="layout" svg:width="0.351cm" svg:height="0.984cm" svg:x="13.433cm" svg:y="3.085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  <draw:path draw:style-name="gr3" draw:text-style-name="P8" draw:layer="layout" svg:width="0.7cm" svg:height="0.716cm" svg:x="14.067cm" svg:y="3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14.826cm" svg:y="3.031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15.348cm" svg:y="3.085cm" svg:viewBox="0 0 137 985" draw:points="137,985 137,947 40,947 40,40 137,40 137,0 0,0 0,985">
            <text:p/>
          </draw:polygon>
          <draw:path draw:style-name="gr3" draw:text-style-name="P8" draw:layer="layout" svg:width="0.393cm" svg:height="0.677cm" svg:x="15.554cm" svg:y="3.168cm" svg:viewBox="0 0 394 678" svg:d="M394 459c0-116-80-217-188-217-47 0-90 16-125 51v-192c20 6 53 13 85 13 121 0 190-89 190-103 0-7-2-11-9-11-2 0-4 0-9 2-20 9-67 29-134 29-40 0-85-6-132-27-7-4-9-4-12-4-8 0-8 9-8 25v291c0 18 0 27 13 27 7 0 9-3 11-9 11-16 49-70 128-70 51 0 78 45 85 63 16 38 18 76 18 125 0 34 0 94-25 135-22 38-60 65-105 65-72 0-128-52-146-110 3 0 7 0 18 0 32 0 50-25 50-47 0-25-18-49-50-49-15 0-49 6-49 53 0 83 69 179 179 179 114 0 215-94 215-219z">
            <text:p/>
          </draw:path>
          <draw:path draw:style-name="gr3" draw:text-style-name="P8" draw:layer="layout" svg:width="0.7cm" svg:height="0.716cm" svg:x="16.047cm" svg:y="3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23cm" svg:height="0.984cm" svg:x="16.869cm" svg:y="3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7.192cm" svg:y="3.168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23cm" svg:height="0.984cm" svg:x="17.702cm" svg:y="3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8.052cm" svg:y="3.085cm" svg:viewBox="0 0 137 985" draw:points="137,0 0,0 0,40 96,40 96,947 0,947 0,985 137,985">
            <text:p/>
          </draw:polygon>
          <draw:path draw:style-name="gr3" draw:text-style-name="P8" draw:layer="layout" svg:width="0.7cm" svg:height="0.716cm" svg:x="18.515cm" svg:y="3.13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19.273cm" svg:y="3.03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9.613cm" svg:y="3.08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9.938cm" svg:y="3.168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20.446cm" svg:y="3.08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30" draw:id="id30">
          <svg:title>TexMaths</svg:title>
          <svg:desc>30§display§\text {For } \ x = 0 \ \text { we get, }§svg§600§FALSE§</svg:desc>
          <draw:polygon draw:style-name="gr2" draw:text-style-name="P7" draw:layer="layout" svg:width="8.549cm" svg:height="0.83cm" svg:x="2.142cm" svg:y="1.584cm" svg:viewBox="0 0 8550 831" draw:points="4274,831 0,831 0,0 8550,0 8550,831">
            <text:p/>
          </draw:polygon>
          <draw:path draw:style-name="gr3" draw:text-style-name="P8" draw:layer="layout" svg:width="0.609cm" svg:height="0.719cm" svg:x="2.123cm" svg:y="1.531cm" svg:viewBox="0 0 610 720" svg:d="M581 0h-581v34h26c82 0 82 12 82 48v554c0 39 0 51-82 51h-26v33c36-4 120-4 161-4 43 0 139 0 177 4v-33h-33c-101 0-101-15-101-51v-261h91c101 0 111 36 111 125h26v-281h-26c0 88-10 124-111 124h-91v-269c0-33 2-40 50-40h128c158 0 184 57 201 204h27z">
            <text:p/>
          </draw:path>
          <draw:path draw:style-name="gr3" draw:text-style-name="P8" draw:layer="layout" svg:width="0.469cm" svg:height="0.487cm" svg:x="2.718cm" svg:y="1.776cm" svg:viewBox="0 0 470 488" svg:d="M470 247c0-134-108-247-235-247-132 0-235 115-235 247 0 137 110 241 235 241 127 0 235-106 235-241zM235 461c-45 0-91-24-120-72-26-46-26-110-26-149 0-41 0-98 24-146 29-48 79-70 122-70 46 0 91 22 118 67 29 46 29 108 29 149 0 39 0 96-24 142-22 48-70 79-123 79z">
            <text:p/>
          </draw:path>
          <draw:path draw:style-name="gr3" draw:text-style-name="P8" draw:layer="layout" svg:width="0.357cm" svg:height="0.467cm" svg:x="3.246cm" svg:y="1.783cm" svg:viewBox="0 0 358 468" svg:d="M146 118v-118l-146 12v34c74 0 82 7 82 57v286c0 46-10 46-82 46v33c41 0 91-2 120-2 43 0 94 0 137 2v-33h-24c-77 0-79-10-79-48v-164c0-105 43-199 124-199 8 0 10 0 12 0-4 2-24 14-24 41 0 31 22 45 46 45 19 0 46-12 46-45 0-34-34-65-80-65-76 0-115 72-132 118z">
            <text:p/>
          </draw:path>
          <draw:path draw:style-name="gr3" draw:text-style-name="P8" draw:layer="layout" svg:width="0.527cm" svg:height="0.479cm" svg:x="4.364cm" svg:y="1.783cm" svg:viewBox="0 0 528 480" svg:d="M324 149c5-29 29-125 103-125 5 0 31 0 53 12-29 7-50 34-50 58 0 16 12 38 40 38 24 0 58-19 58-62 0-56-62-70-98-70-63 0-99 55-113 82-27-72-82-82-113-82-110 0-170 137-170 163 0 10 9 10 12 10 9 0 12 0 14-10 36-113 106-139 142-139 19 0 57 10 57 70 0 33-19 105-57 252-17 67-56 110-101 110-7 0-31 0-53-12 26-7 50-29 50-57 0-29-24-39-40-39-32 0-58 29-58 63 0 48 53 69 98 69 72 0 108-74 113-81 12 40 51 81 113 81 110 0 170-137 170-163 0-10-9-10-12-10-9 0-12 3-14 10-36 115-108 139-142 139-40 0-57-33-57-69 0-24 7-46 19-94z">
            <text:p/>
          </draw:path>
          <draw:path draw:style-name="gr3" draw:text-style-name="P8" draw:layer="layout" svg:width="0.702cm" svg:height="0.249cm" svg:x="5.288cm" svg:y="1.862cm" svg:viewBox="0 0 703 250" svg:d="M667 43c17 0 36 0 36-21 0-22-19-22-33-22h-634c-17 0-36 0-36 22 0 21 19 21 36 21zM670 250c14 0 33 0 33-22 0-21-19-21-36-21h-631c-17 0-36 0-36 21 0 22 19 22 36 22z">
            <text:p/>
          </draw:path>
          <draw:path draw:style-name="gr3" draw:text-style-name="P8" draw:layer="layout" svg:width="0.445cm" svg:height="0.727cm" svg:x="6.382cm" svg:y="1.545cm" svg:viewBox="0 0 446 728" svg:d="M446 367c0-86-4-170-43-249-48-101-134-118-180-118-62 0-141 26-185 125-33 74-38 156-38 242 0 80 5 173 48 255 46 84 122 106 175 106 58 0 137-22 185-123 34-72 38-156 38-238zM223 706c-41 0-105-26-125-130-9-62-9-161-9-223 0-67 0-137 7-194 22-125 101-135 127-135 34 0 103 19 125 122 10 61 10 140 10 207 0 79 0 151-12 219-15 100-75 134-123 134z">
            <text:p/>
          </draw:path>
          <draw:path draw:style-name="gr3" draw:text-style-name="P8" draw:layer="layout" svg:width="0.724cm" svg:height="0.467cm" svg:x="7.589cm" svg:y="1.793cm" svg:viewBox="0 0 725 468" svg:d="M636 101c19-53 53-67 89-67v-34c-24 2-55 2-77 2-31 0-79-2-98-2v34c38 0 60 19 60 50 0 7 0 7-5 22l-96 271-106-295c-2-12-5-15-5-20 0-28 41-28 63-28v-34c-31 0-84 2-111 2-31 0-62 0-93-2v34c38 0 55 2 67 14 5 7 17 38 24 60l-91 255-101-281c-5-15-5-17-5-20 0-28 41-28 63-28v-34c-32 0-92 2-116 2-4 0-60 0-98-2v34c53 0 65 2 79 36l132 374c5 17 10 24 22 24 14 0 17-5 21-21l108-301 108 303c5 12 8 19 22 19 12 0 17-9 19-19z">
            <text:p/>
          </draw:path>
          <draw:path draw:style-name="gr3" draw:text-style-name="P8" draw:layer="layout" svg:width="0.409cm" svg:height="0.487cm" svg:x="8.333cm" svg:y="1.776cm" svg:viewBox="0 0 410 488" svg:d="M89 209c7-159 96-185 132-185 108 0 120 142 120 185zM89 231h295c24 0 26 0 26-22 0-106-57-209-189-209-123 0-221 108-221 243 0 141 110 245 233 245 129 0 177-118 177-140 0-9-9-12-14-12-10 0-12 7-12 15-38 110-134 110-144 110-53 0-96-34-120-72-31-50-31-120-31-158z">
            <text:p/>
          </draw:path>
          <draw:path draw:style-name="gr3" draw:text-style-name="P8" draw:layer="layout" svg:width="0.484cm" svg:height="0.698cm" svg:x="9.152cm" svg:y="1.771cm" svg:viewBox="0 0 485 699" svg:d="M206 298c-93 0-93-106-93-130 0-29 2-62 17-89 9-14 33-43 76-43 92 0 92 106 92 130 0 29 0 62-17 89-10 14-34 43-75 43zM82 339c0-5 0-29 19-51 41 31 84 34 105 34 99 0 171-72 171-154 0-41-17-79-43-103 38-36 76-41 96-41 2 0 7 0 9 0-12 5-17 17-17 29 0 19 15 31 32 31 9 0 31-7 31-31 0-19-15-53-55-53-22 0-68 7-113 50-43-36-89-38-111-38-98 0-172 72-172 154 0 48 24 86 50 110-14 15-34 51-34 87 0 33 15 74 48 93-64 20-98 65-98 108 0 75 106 135 235 135 125 0 235-55 235-137 0-38-16-91-69-123-58-28-118-28-183-28-26 0-72 0-79 0-33-5-57-39-57-72zM235 672c-108 0-180-52-180-108 0-50 41-88 87-91h62c91 0 211 0 211 91 0 56-77 108-180 108z">
            <text:p/>
          </draw:path>
          <draw:path draw:style-name="gr3" draw:text-style-name="P8" draw:layer="layout" svg:width="0.409cm" svg:height="0.487cm" svg:x="9.68cm" svg:y="1.776cm" svg:viewBox="0 0 410 488" svg:d="M89 209c7-159 96-185 132-185 108 0 120 142 120 185zM89 231h295c24 0 26 0 26-22 0-106-57-209-189-209-123 0-221 108-221 243 0 141 110 245 233 245 129 0 177-118 177-140 0-9-9-12-14-12-10 0-12 7-12 15-38 110-134 110-144 110-53 0-96-34-120-72-31-50-31-120-31-158z">
            <text:p/>
          </draw:path>
          <draw:path draw:style-name="gr3" draw:text-style-name="P8" draw:layer="layout" svg:width="0.33cm" svg:height="0.662cm" svg:x="10.138cm" svg:y="1.601cm" svg:viewBox="0 0 331 663" svg:d="M163 228h151v-33h-151v-195h-26c0 86-34 199-137 204v24h91v291c0 132 99 144 137 144 74 0 103-75 103-144v-60h-26v60c0 77-31 117-70 117-72 0-72-96-72-115z">
            <text:p/>
          </draw:path>
          <draw:path draw:style-name="gr3" draw:text-style-name="P8" draw:layer="layout" svg:width="0.124cm" svg:height="0.316cm" svg:x="10.62cm" svg:y="2.136cm" svg:viewBox="0 0 125 317" svg:d="M125 110c0-67-24-110-67-110-39 0-58 29-58 55 0 29 19 58 58 58 16 0 28-7 40-15l3-2c0 0 2 0 2 14 0 70-31 135-79 185-5 5-7 8-7 10 0 10 5 12 12 12 12 0 96-84 96-207z">
            <text:p/>
          </draw:path>
        </draw:g>
        <draw:g xml:id="id32" draw:id="id32">
          <svg:title>TexMaths</svg:title>
          <svg:desc>28§display§= 15.G'[ 3G(0) ].G'(0).(3)§svg§600§FALSE§</svg:desc>
          <draw:polygon draw:style-name="gr2" draw:text-style-name="P7" draw:layer="layout" svg:width="10.332cm" svg:height="0.939cm" svg:x="4.825cm" svg:y="4.784cm" svg:viewBox="0 0 10333 940" draw:points="5165,940 0,940 0,0 10333,0 10333,940">
            <text:p/>
          </draw:polygon>
          <draw:path draw:style-name="gr3" draw:text-style-name="P8" draw:layer="layout" svg:width="0.655cm" svg:height="0.232cm" svg:x="4.832cm" svg:y="5.1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902cm" svg:y="4.87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77cm" svg:x="6.355cm" svg:y="4.872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107cm" svg:height="0.106cm" svg:x="6.883cm" svg:y="5.422cm" svg:viewBox="0 0 108 107" svg:d="M108 54c0-29-25-54-54-54s-54 25-54 54 25 53 54 53 54-24 54-53z">
            <text:p/>
          </draw:path>
          <draw:path draw:style-name="gr3" draw:text-style-name="P8" draw:layer="layout" svg:width="0.7cm" svg:height="0.716cm" svg:x="7.121cm" svg:y="4.834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7.878cm" svg:y="4.735cm" svg:viewBox="0 0 175 358" svg:d="M168 60c7-11 7-17 7-22 0-22-18-38-41-38-26 0-35 22-38 34l-92 300c-2 0-4 9-4 9 0 9 22 15 27 15 4 0 7 0 11-11z">
            <text:p/>
          </draw:path>
          <draw:polygon draw:style-name="gr3" draw:text-style-name="P8" draw:layer="layout" svg:width="0.136cm" svg:height="0.984cm" svg:x="8.239cm" svg:y="4.789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8.436cm" svg:y="4.87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7cm" svg:height="0.716cm" svg:x="8.935cm" svg:y="4.834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23cm" svg:height="0.984cm" svg:x="9.757cm" svg:y="4.7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0.082cm" svg:y="4.872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23cm" svg:height="0.984cm" svg:x="10.591cm" svg:y="4.7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94cm" svg:y="4.789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276cm" svg:y="5.422cm" svg:viewBox="0 0 108 107" svg:d="M108 54c0-29-25-54-54-54s-54 25-54 54 25 53 54 53 54-24 54-53z">
            <text:p/>
          </draw:path>
          <draw:path draw:style-name="gr3" draw:text-style-name="P8" draw:layer="layout" svg:width="0.7cm" svg:height="0.716cm" svg:x="11.513cm" svg:y="4.834cm" svg:viewBox="0 0 701 717" svg:d="M701 9c0-2-2-9-11-9-2 0-5 0-16 11l-67 76c-9-13-56-87-166-87-219 0-441 217-441 448 0 157 110 269 269 269 45 0 89-9 123-23 49-20 69-40 87-60 9 24 34 60 45 60 5 0 7-2 7-4 2 0 11-38 16-59l20-76c2-18 6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12.27cm" svg:y="4.73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611cm" svg:y="4.7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12.936cm" svg:y="4.87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13.446cm" svg:y="4.7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107cm" svg:height="0.106cm" svg:x="13.856cm" svg:y="5.422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4.143cm" svg:y="4.7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4.47cm" svg:y="4.87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4.976cm" svg:y="4.7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33" draw:id="id33">
          <svg:title>TexMaths</svg:title>
          <svg:desc>26§display§[\ \because G(0) = 0 \text { and }  G'(0) = 3\ ]§svg§600§FALSE§</svg:desc>
          <draw:polygon draw:style-name="gr2" draw:text-style-name="P7" draw:layer="layout" svg:width="11.242cm" svg:height="0.872cm" svg:x="15.728cm" svg:y="4.884cm" svg:viewBox="0 0 11243 873" draw:points="5621,873 0,873 0,0 11243,0 11243,873">
            <text:p/>
          </draw:polygon>
          <draw:polygon draw:style-name="gr3" draw:text-style-name="P8" draw:layer="layout" svg:width="0.126cm" svg:height="0.914cm" svg:x="15.79cm" svg:y="4.888cm" svg:viewBox="0 0 127 915" draw:points="127,915 127,880 37,880 37,37 127,37 127,0 0,0 0,915">
            <text:p/>
          </draw:polygon>
          <draw:path draw:style-name="gr3" draw:text-style-name="P8" draw:layer="layout" svg:width="0.554cm" svg:height="0.494cm" svg:x="16.269cm" svg:y="5.148cm" svg:viewBox="0 0 555 495" svg:d="M98 48c0-25-23-48-50-48-25 0-48 23-48 48 0 27 23 50 48 50 27 0 50-21 50-50zM327 445c0-25-23-48-48-48-27 0-50 23-50 48 0 27 23 50 50 50 25 0 48-23 48-50zM555 48c0-25-20-48-47-48s-50 23-50 48c0 27 23 50 50 50 25 0 47-21 47-50z">
            <text:p/>
          </draw:path>
          <draw:path draw:style-name="gr3" draw:text-style-name="P8" draw:layer="layout" svg:width="0.65cm" svg:height="0.665cm" svg:x="17.149cm" svg:y="4.93cm" svg:viewBox="0 0 651 666" svg:d="M651 8c0-2-2-8-10-8-2 0-4 0-15 10l-62 71c-9-12-52-81-154-81-204 0-410 202-410 416 0 146 102 250 250 250 41 0 83-9 114-21 46-19 65-38 81-56 8 22 31 56 42 56 4 0 6-2 6-4 2 0 10-36 15-55l18-70c2-17 9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213cm" svg:height="0.914cm" svg:x="17.912cm" svg:y="4.888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86cm" svg:height="0.629cm" svg:x="18.214cm" svg:y="4.965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  <draw:path draw:style-name="gr3" draw:text-style-name="P8" draw:layer="layout" svg:width="0.213cm" svg:height="0.914cm" svg:x="18.686cm" svg:y="4.888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8cm" svg:height="0.215cm" svg:x="19.295cm" svg:y="5.23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6cm" svg:height="0.629cm" svg:x="20.244cm" svg:y="4.965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  <draw:path draw:style-name="gr3" draw:text-style-name="P8" draw:layer="layout" svg:width="0.413cm" svg:height="0.421cm" svg:x="21.007cm" svg:y="5.162cm" svg:viewBox="0 0 414 422" svg:d="M266 341c4 38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461cm" svg:height="0.405cm" svg:x="21.457cm" svg:y="5.169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452cm" svg:height="0.646cm" svg:x="21.966cm" svg:y="4.938cm" svg:viewBox="0 0 453 647" svg:d="M318 586v61l135-11v-29c-64 0-72-6-72-50v-557l-131 10v30c64 0 70 6 70 49v198c-27-31-66-56-116-56-108 0-204 89-204 208 0 116 89 208 196 208 58 0 99-31 122-61zM318 341v187c0 17 0 19-10 34-27 43-69 64-108 64-42 0-75-23-98-58-23-38-25-90-25-127 0-35 2-90 27-131 21-29 54-58 104-58 33 0 71 12 100 54 10 16 10 18 10 35z">
            <text:p/>
          </draw:path>
          <draw:path draw:style-name="gr3" draw:text-style-name="P8" draw:layer="layout" svg:width="0.65cm" svg:height="0.665cm" svg:x="22.792cm" svg:y="4.93cm" svg:viewBox="0 0 651 666" svg:d="M651 8c0-2-2-8-10-8-2 0-4 0-15 10l-62 71c-9-12-52-81-154-81-204 0-410 202-410 416 0 146 102 250 250 250 41 0 83-9 114-21 46-19 65-38 81-56 8 22 31 56 42 56 4 0 6-2 6-4 2 0 10-36 15-55l18-70c2-17 7-31 11-48 10-42 12-44 64-44 4 0 15 0 15-18 0-7-4-11-13-11-21 0-75 4-95 4-30 0-100-4-129-4-9 0-19 0-19 19 0 10 6 10 27 10 0 0 27 0 48 2 25 2 29 7 29 17 0 8-11 50-19 83-27 102-145 112-177 112-89 0-185-52-185-193 0-27 11-179 106-297 50-63 138-119 229-119 94 0 148 71 148 177 0 35-2 37-2 46 0 10 8 10 12 10 13 0 13-2 17-19z">
            <text:p/>
          </draw:path>
          <draw:path draw:style-name="gr3" draw:text-style-name="P8" draw:layer="layout" svg:width="0.161cm" svg:height="0.332cm" svg:x="23.495cm" svg:y="4.838cm" svg:viewBox="0 0 162 333" svg:d="M156 56c6-10 6-16 6-21 0-20-18-35-37-35-25 0-33 21-36 31l-85 279c-2 0-4 8-4 8 0 9 21 15 25 15s6 0 10-11z">
            <text:p/>
          </draw:path>
          <draw:path draw:style-name="gr3" draw:text-style-name="P8" draw:layer="layout" svg:width="0.213cm" svg:height="0.914cm" svg:x="23.811cm" svg:y="4.888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8" draw:layer="layout" svg:width="0.386cm" svg:height="0.629cm" svg:x="24.113cm" svg:y="4.965cm" svg:viewBox="0 0 387 630" svg:d="M387 318c0-75-4-147-38-216-41-87-116-102-156-102-54 0-122 23-160 108-29 65-33 135-33 210 0 69 4 150 42 221 39 72 106 91 151 91 50 0 119-19 161-106 29-62 33-135 33-206zM193 611c-35 0-91-22-108-112-8-54-8-139-8-193 0-59 0-119 6-169 19-108 88-116 110-116 30 0 90 16 109 106 8 52 8 120 8 179 0 68 0 131-10 189-13 87-65 116-107 116z">
            <text:p/>
          </draw:path>
          <draw:path draw:style-name="gr3" draw:text-style-name="P8" draw:layer="layout" svg:width="0.213cm" svg:height="0.914cm" svg:x="24.587cm" svg:y="4.888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8" draw:layer="layout" svg:width="0.608cm" svg:height="0.215cm" svg:x="25.195cm" svg:y="5.23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cm" svg:height="0.629cm" svg:x="26.147cm" svg:y="4.965cm" svg:viewBox="0 0 381 630" svg:d="M229 287c75-23 127-87 127-160 0-75-81-127-169-127-93 0-162 54-162 125 0 29 21 48 46 48 29 0 48-21 48-48 0-46-44-46-57-46 27-44 88-56 121-56 37 0 90 21 90 102 0 12-3 64-28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olygon draw:style-name="gr3" draw:text-style-name="P8" draw:layer="layout" svg:width="0.126cm" svg:height="0.914cm" svg:x="26.89cm" svg:y="4.888cm" svg:viewBox="0 0 127 915" draw:points="127,0 0,0 0,37 89,37 89,880 0,880 0,915 127,915">
            <text:p/>
          </draw:polygon>
        </draw:g>
        <draw:g xml:id="id34" draw:id="id34">
          <svg:title>TexMaths</svg:title>
          <svg:desc>28§display§F'(0) = 15.G'(0) (3)(3)  = 15.(3)(3)(3) = 405§svg§600§FALSE§</svg:desc>
          <draw:polygon draw:style-name="gr2" draw:text-style-name="P7" draw:layer="layout" svg:width="18.677cm" svg:height="0.939cm" svg:x="2.335cm" svg:y="6.382cm" svg:viewBox="0 0 18678 940" draw:points="9339,940 0,940 0,0 18678,0 18678,940">
            <text:p/>
          </draw:polygon>
          <draw:path draw:style-name="gr3" draw:text-style-name="P8" draw:layer="layout" svg:width="0.7cm" svg:height="0.671cm" svg:x="2.324cm" svg:y="6.456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2 12 11 0 11-5 13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3" draw:text-style-name="P8" draw:layer="layout" svg:width="0.174cm" svg:height="0.357cm" svg:x="3.088cm" svg:y="6.33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428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3.753cm" svg:y="6.4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7 18 117 115 9 56 9 129 9 192 0 74 0 141-11 204-14 94-70 125-115 125z">
            <text:p/>
          </draw:path>
          <draw:path draw:style-name="gr3" draw:text-style-name="P8" draw:layer="layout" svg:width="0.23cm" svg:height="0.984cm" svg:x="4.262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918cm" svg:y="6.7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5.989cm" svg:y="6.4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77cm" svg:x="6.443cm" svg:y="6.47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107cm" svg:height="0.106cm" svg:x="6.97cm" svg:y="7.02cm" svg:viewBox="0 0 108 107" svg:d="M108 54c0-29-25-54-54-54s-54 25-54 54 25 53 54 53 54-24 54-53z">
            <text:p/>
          </draw:path>
          <draw:path draw:style-name="gr3" draw:text-style-name="P8" draw:layer="layout" svg:width="0.7cm" svg:height="0.716cm" svg:x="7.207cm" svg:y="6.432cm" svg:viewBox="0 0 701 717" svg:d="M701 9c0-2-2-9-11-9-2 0-5 0-16 11l-67 76c-9-13-56-87-166-87-219 0-441 217-441 448 0 157 110 269 269 269 45 0 89-9 123-23 49-20 69-40 87-60 9 24 34 60 45 60 5 0 7-2 7-4 2 0 11-38 16-59l20-76c2-18 9-33 11-51 11-45 13-47 69-47 5 0 16 0 16-20 0-7-4-12-13-12-23 0-81 5-103 5-32 0-108-5-139-5-9 0-20 0-20 21 0 11 6 11 29 11 0 0 29 0 51 2 27 2 32 7 32 18 0 9-12 54-21 90-29 109-156 120-190 120-96 0-199-56-199-208 0-29 11-192 114-320 54-67 148-128 246-128 101 0 159 76 159 191 0 38-2 40-2 49 0 11 9 11 13 11 14 0 14-2 18-20z">
            <text:p/>
          </draw:path>
          <draw:path draw:style-name="gr3" draw:text-style-name="P8" draw:layer="layout" svg:width="0.174cm" svg:height="0.357cm" svg:x="7.964cm" svg:y="6.33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8.305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16cm" svg:height="0.677cm" svg:x="8.63cm" svg:y="6.47cm" svg:viewBox="0 0 417 678" svg:d="M417 343c0-81-5-159-41-233-44-94-125-110-168-110-58 0-132 25-172 116-32 70-36 146-36 227 0 73 4 161 45 237 42 78 114 98 163 98 54 0 128-20 173-114 31-67 36-145 36-221zM208 658c-38 0-98-24-114-121-11-58-11-150-11-208 0-63 0-127 7-181 20-117 94-126 118-126 32 0 99 18 117 115 9 56 9 129 9 192 0 74 0 141-11 204-14 94-70 125-115 125z">
            <text:p/>
          </draw:path>
          <draw:path draw:style-name="gr3" draw:text-style-name="P8" draw:layer="layout" svg:width="0.23cm" svg:height="0.984cm" svg:x="9.138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9.564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9.891cm" svg:y="6.4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0.397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10.821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1.148cm" svg:y="6.47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1.654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2.31cm" svg:y="6.7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6cm" svg:height="0.657cm" svg:x="13.381cm" svg:y="6.4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393cm" svg:height="0.677cm" svg:x="13.833cm" svg:y="6.47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107cm" svg:height="0.106cm" svg:x="14.362cm" svg:y="7.02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4.649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4.974cm" svg:y="6.4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5.482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15.905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6.232cm" svg:y="6.4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6.739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17.162cm" svg:y="6.38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7.489cm" svg:y="6.4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23cm" svg:height="0.984cm" svg:x="17.995cm" svg:y="6.38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8.652cm" svg:y="6.76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38cm" svg:height="0.666cm" svg:x="19.662cm" svg:y="6.45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416cm" svg:height="0.677cm" svg:x="20.166cm" svg:y="6.47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  <draw:path draw:style-name="gr3" draw:text-style-name="P8" draw:layer="layout" svg:width="0.393cm" svg:height="0.677cm" svg:x="20.668cm" svg:y="6.47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</draw:g>
        <draw:g xml:id="id36" draw:id="id36">
          <svg:title>TexMaths</svg:title>
          <svg:desc>28§display§f,\ g,\ f'  \text {and } g' §svg§600§FALSE§</svg:desc>
          <draw:polygon draw:style-name="gr2" draw:text-style-name="P7" draw:layer="layout" svg:width="5.959cm" svg:height="0.895cm" svg:x="11.425cm" svg:y="7.982cm" svg:viewBox="0 0 5960 896" draw:points="2979,896 0,896 0,0 5960,0 5960,896">
            <text:p/>
          </draw:polygon>
          <draw:path draw:style-name="gr3" draw:text-style-name="P8" draw:layer="layout" svg:width="0.492cm" svg:height="0.897cm" svg:x="11.427cm" svg:y="8.032cm" svg:viewBox="0 0 493 898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3" draw:text-style-name="P8" draw:layer="layout" svg:width="0.115cm" svg:height="0.295cm" svg:x="11.994cm" svg:y="8.621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3" draw:text-style-name="P8" draw:layer="layout" svg:width="0.454cm" svg:height="0.638cm" svg:x="12.688cm" svg:y="8.289cm" svg:viewBox="0 0 455 639" svg:d="M450 65c2-7 5-11 5-18 0-18-14-27-29-27-12 0-36 7-41 43-18-38-54-63-92-63-114 0-235 139-235 280 0 99 61 157 130 157 58 0 105-47 117-58v2c-21 87-34 128-34 130-2 9-36 107-141 107-20 0-52-2-78-11 29-9 40-33 40-51 0-16-11-34-38-34-23 0-54 18-54 56 0 40 36 61 132 61 123 0 195-77 208-137zM323 309c-7 27-30 52-52 70-20 18-52 35-78 35-50 0-65-51-65-89 0-49 29-166 56-215 27-50 69-88 109-88 65 0 79 79 79 86 0 4 0 9-2 13z">
            <text:p/>
          </draw:path>
          <draw:path draw:style-name="gr3" draw:text-style-name="P8" draw:layer="layout" svg:width="0.115cm" svg:height="0.295cm" svg:x="13.264cm" svg:y="8.621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3" draw:text-style-name="P8" draw:layer="layout" svg:width="0.492cm" svg:height="0.897cm" svg:x="13.996cm" svg:y="8.032cm" svg:viewBox="0 0 493 898" svg:d="M311 300h85c18 0 30 0 30-18 0-11-12-11-27-11h-83l22-114c2-20 16-90 23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3" draw:text-style-name="P8" draw:layer="layout" svg:width="0.174cm" svg:height="0.357cm" svg:x="14.565cm" svg:y="7.93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445cm" svg:height="0.454cm" svg:x="14.849cm" svg:y="8.283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4 43-136 204-141z">
            <text:p/>
          </draw:path>
          <draw:path draw:style-name="gr3" draw:text-style-name="P8" draw:layer="layout" svg:width="0.496cm" svg:height="0.436cm" svg:x="15.331cm" svg:y="8.28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88cm" svg:y="8.041cm" svg:viewBox="0 0 488 697" svg:d="M343 632v65l145-11v-32c-69 0-78-7-78-54v-600l-141 11v32c69 0 76 6 76 53v213c-29-33-72-60-126-60-116 0-219 96-219 224 0 125 96 224 211 224 62 0 107-34 132-65zM343 367v202c0 18 0 20-12 36-29 47-73 69-116 69-45 0-81-24-105-62-25-41-27-97-27-137 0-38 2-96 29-141 22-32 58-63 112-63 36 0 76 14 107 58 12 18 12 21 12 38z">
            <text:p/>
          </draw:path>
          <draw:path draw:style-name="gr3" draw:text-style-name="P8" draw:layer="layout" svg:width="0.454cm" svg:height="0.638cm" svg:x="16.735cm" svg:y="8.289cm" svg:viewBox="0 0 455 639" svg:d="M450 65c2-7 5-11 5-18 0-18-14-27-29-27-12 0-39 7-41 43-18-38-54-63-92-63-114 0-235 139-235 280 0 99 61 157 130 157 58 0 105-47 117-58v2c-21 87-34 128-34 130-2 9-36 107-141 107-20 0-52-2-78-11 29-9 40-33 40-51 0-16-11-34-38-34-23 0-54 18-54 56 0 40 36 61 132 61 123 0 195-77 208-137zM323 309c-7 27-30 52-52 70-20 18-52 35-78 35-50 0-65-51-65-89 0-49 29-166 56-215 27-50 69-88 109-88 65 0 79 79 79 86 0 4 0 9-2 13z">
            <text:p/>
          </draw:path>
          <draw:path draw:style-name="gr3" draw:text-style-name="P8" draw:layer="layout" svg:width="0.174cm" svg:height="0.357cm" svg:x="17.259cm" svg:y="7.933cm" svg:viewBox="0 0 175 358" svg:d="M168 60c7-11 7-17 7-22 0-22-18-38-41-38-26 0-35 22-38 34l-92 300c-2 0-4 9-4 9 0 9 22 15 27 15 4 0 7 0 11-11z">
            <text:p/>
          </draw:path>
        </draw:g>
        <draw:frame draw:style-name="standard" xml:id="id37" draw:id="id37" draw:layer="layout" svg:width="16.973cm" svg:height="4.591cm" svg:x="3.826cm" svg:y="9.7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38" draw:id="id38">
          <svg:title>TexMaths</svg:title>
          <svg:desc>22§display§x §svg§600§FALSE§</svg:desc>
          <draw:polygon draw:style-name="gr2" draw:text-style-name="P7" draw:layer="layout" svg:width="0.33cm" svg:height="0.274cm" svg:x="5.04cm" svg:y="10.07cm" svg:viewBox="0 0 331 275" draw:points="165,275 0,275 0,0 331,0 331,275">
            <text:p/>
          </draw:polygon>
          <draw:path draw:style-name="gr3" draw:text-style-name="P8" draw:layer="layout" svg:width="0.386cm" svg:height="0.351cm" svg:x="5.024cm" svg:y="10.031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2 60 81 0 125-100 125-120 0-7-7-7-8-7-7 0-9 2-11 7-25 85-79 102-104 102-30 0-42-24-42-51 0-17 5-33 14-68z">
            <text:p/>
          </draw:path>
        </draw:g>
        <draw:g xml:id="id39" draw:id="id39">
          <svg:title>TexMaths</svg:title>
          <svg:desc>20§display§f(x) §svg§600§FALSE§</svg:desc>
          <draw:polygon draw:style-name="gr2" draw:text-style-name="P7" draw:layer="layout" svg:width="1.228cm" svg:height="0.633cm" svg:x="8.024cm" svg:y="9.966cm" svg:viewBox="0 0 1229 634" draw:points="614,634 0,634 0,0 1229,0 1229,634">
            <text:p/>
          </draw:polygon>
          <draw:path draw:style-name="gr3" draw:text-style-name="P8" draw:layer="layout" svg:width="0.351cm" svg:height="0.641cm" svg:x="8.026cm" svg:y="9.963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4-45 40-130 40-135z">
            <text:p/>
          </draw:path>
          <draw:path draw:style-name="gr3" draw:text-style-name="P8" draw:layer="layout" svg:width="0.164cm" svg:height="0.703cm" svg:x="8.478cm" svg:y="9.93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8" draw:layer="layout" svg:width="0.351cm" svg:height="0.319cm" svg:x="8.702cm" svg:y="10.14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8" draw:layer="layout" svg:width="0.164cm" svg:height="0.703cm" svg:x="9.123cm" svg:y="9.93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40" draw:id="id40">
          <svg:title>TexMaths</svg:title>
          <svg:desc>20§display§g(x) §svg§600§FALSE§</svg:desc>
          <draw:polygon draw:style-name="gr2" draw:text-style-name="P7" draw:layer="layout" svg:width="1.168cm" svg:height="0.633cm" svg:x="11.548cm" svg:y="9.966cm" svg:viewBox="0 0 1169 634" draw:points="585,634 0,634 0,0 1169,0 1169,634">
            <text:p/>
          </draw:polygon>
          <draw:path draw:style-name="gr3" draw:text-style-name="P8" draw:layer="layout" svg:width="0.324cm" svg:height="0.455cm" svg:x="11.524cm" svg:y="10.147cm" svg:viewBox="0 0 325 456" svg:d="M321 46c2-4 4-8 4-12 0-13-10-20-21-20-8 0-26 5-29 31-13-27-38-45-66-45-81 0-167 99-167 200 0 70 43 112 92 112 42 0 75-34 83-42v2c-14 62-24 91-24 93-1 6-25 77-100 77-15 0-37-2-56-8 21-7 29-24 29-37 0-11-8-24-28-24-16 0-38 13-38 40 0 29 26 43 94 43 88 0 139-54 149-98zM230 221c-5 19-21 37-37 49-14 13-36 26-55 26-36 0-47-37-47-64 0-35 21-118 40-154 19-35 50-62 78-62 47 0 56 56 56 61 0 3 0 6-1 9z">
            <text:p/>
          </draw:path>
          <draw:path draw:style-name="gr3" draw:text-style-name="P8" draw:layer="layout" svg:width="0.164cm" svg:height="0.703cm" svg:x="11.943cm" svg:y="9.931cm" svg:viewBox="0 0 165 704" svg:d="M165 698c0-2 0-4-13-16-88-88-110-221-110-330 0-122 27-245 113-333 10-8 10-9 10-13s-4-6-8-6c-7 0-71 48-112 138-37 76-45 155-45 214 0 56 8 141 46 221 44 86 104 131 111 131 4 0 8-2 8-6z">
            <text:p/>
          </draw:path>
          <draw:path draw:style-name="gr3" draw:text-style-name="P8" draw:layer="layout" svg:width="0.351cm" svg:height="0.319cm" svg:x="12.167cm" svg:y="10.147cm" svg:viewBox="0 0 352 320" svg:d="M216 99c3-19 19-83 69-83 4 0 20 0 35 8-19 5-34 22-34 38 0 12 8 26 27 26 16 0 39-13 39-42 0-36-42-46-66-46-41 0-65 37-75 54-18-48-54-54-75-54-74 0-114 91-114 109 0 6 7 6 8 6 7 0 8 0 10-6 24-75 70-93 94-93 13 0 39 6 39 46 0 23-13 71-39 168-11 45-36 74-67 74-5 0-21 0-35-8 18-5 34-19 34-38 0-20-16-26-28-26-20 0-38 19-38 42 0 32 35 46 66 46 48 0 73-50 75-54 8 27 33 54 75 54 73 0 113-91 113-109 0-6-6-6-8-6-6 0-8 1-9 6-23 77-72 93-95 93-27 0-38-22-38-46 0-16 5-31 13-63z">
            <text:p/>
          </draw:path>
          <draw:path draw:style-name="gr3" draw:text-style-name="P8" draw:layer="layout" svg:width="0.164cm" svg:height="0.703cm" svg:x="12.587cm" svg:y="9.931cm" svg:viewBox="0 0 165 704" svg:d="M165 352c0-54-8-139-47-219-43-87-104-133-112-133-3 0-6 3-6 6 0 4 0 5 13 18 70 69 110 181 110 328 0 120-25 245-113 333-10 9-10 11-10 13 0 4 3 6 6 6 8 0 72-48 114-138 37-76 45-155 45-214z">
            <text:p/>
          </draw:path>
        </draw:g>
        <draw:g xml:id="id41" draw:id="id41">
          <svg:title>TexMaths</svg:title>
          <svg:desc>20§display§f'(x) §svg§600§FALSE§</svg:desc>
          <draw:polygon draw:style-name="gr2" draw:text-style-name="P7" draw:layer="layout" svg:width="1.424cm" svg:height="0.671cm" svg:x="15.225cm" svg:y="9.966cm" svg:viewBox="0 0 1425 672" draw:points="713,672 0,672 0,0 1425,0 1425,672">
            <text:p/>
          </draw:polygon>
          <draw:path draw:style-name="gr3" draw:text-style-name="P8" draw:layer="layout" svg:width="0.351cm" svg:height="0.64cm" svg:x="15.227cm" svg:y="10.001cm" svg:viewBox="0 0 352 641" svg:d="M222 214h61c13 0 21 0 21-13 0-8-8-8-19-8h-59l14-81c3-14 13-64 18-72 6-14 19-24 33-24 3 0 21 0 34 13-31 1-37 27-37 37 0 17 13 25 26 25 17 0 38-16 38-43 0-32-32-48-61-48-24 0-69 13-89 83-5 15-7 21-24 110h-48c-15 0-21 0-21 13 0 8 5 8 19 8h46l-52 279c-13 68-26 132-61 132-3 0-21 0-35-13 33-1 40-27 40-38 0-16-13-24-28-24-17 0-38 16-38 42 0 32 30 49 61 49 38 0 65-41 78-69 24-44 40-129 40-134z">
            <text:p/>
          </draw:path>
          <draw:path draw:style-name="gr3" draw:text-style-name="P8" draw:layer="layout" svg:width="0.124cm" svg:height="0.255cm" svg:x="15.633cm" svg:y="9.931cm" svg:viewBox="0 0 125 256" svg:d="M120 43c5-8 5-13 5-16 0-16-15-27-29-27-19 0-26 16-27 24l-66 214c-1 0-3 7-3 7 0 6 16 11 19 11s5 0 8-8z">
            <text:p/>
          </draw:path>
          <draw:path draw:style-name="gr3" draw:text-style-name="P8" draw:layer="layout" svg:width="0.164cm" svg:height="0.703cm" svg:x="15.876cm" svg:y="9.96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8" draw:layer="layout" svg:width="0.351cm" svg:height="0.319cm" svg:x="16.1cm" svg:y="10.18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8" draw:layer="layout" svg:width="0.164cm" svg:height="0.703cm" svg:x="16.522cm" svg:y="9.96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</draw:g>
        <draw:g xml:id="id42" draw:id="id42">
          <svg:title>TexMaths</svg:title>
          <svg:desc>20§display§g'(x) §svg§600§FALSE§</svg:desc>
          <draw:polygon draw:style-name="gr2" draw:text-style-name="P7" draw:layer="layout" svg:width="1.366cm" svg:height="0.671cm" svg:x="18.749cm" svg:y="9.966cm" svg:viewBox="0 0 1367 672" draw:points="684,672 0,672 0,0 1367,0 1367,672">
            <text:p/>
          </draw:polygon>
          <draw:path draw:style-name="gr3" draw:text-style-name="P8" draw:layer="layout" svg:width="0.324cm" svg:height="0.455cm" svg:x="18.725cm" svg:y="10.185cm" svg:viewBox="0 0 325 456" svg:d="M322 46c1-4 3-8 3-12 0-13-10-20-21-20-8 0-25 5-29 31-12-27-38-45-65-45-82 0-168 99-168 200 0 70 43 112 92 112 42 0 76-34 84-42v2c-15 62-24 91-24 93-2 6-26 76-101 76-15 0-37-1-56-8 21-6 29-24 29-36s-8-24-28-24c-16 0-38 12-38 40s26 43 94 43c89 0 140-55 149-98zM231 221c-5 19-21 36-37 49-15 13-37 26-56 26-36 0-47-37-47-64 0-35 21-118 40-154 19-35 50-62 79-62 46 0 56 56 56 61 0 3 0 6-2 9z">
            <text:p/>
          </draw:path>
          <draw:path draw:style-name="gr3" draw:text-style-name="P8" draw:layer="layout" svg:width="0.124cm" svg:height="0.255cm" svg:x="19.098cm" svg:y="9.931cm" svg:viewBox="0 0 125 256" svg:d="M120 43c5-8 5-13 5-16 0-16-15-27-29-27-19 0-26 16-27 24l-66 214c-1 0-3 7-3 7 0 6 16 11 19 11s5 0 8-8z">
            <text:p/>
          </draw:path>
          <draw:path draw:style-name="gr3" draw:text-style-name="P8" draw:layer="layout" svg:width="0.164cm" svg:height="0.703cm" svg:x="19.341cm" svg:y="9.969cm" svg:viewBox="0 0 165 704" svg:d="M165 697c0-1 0-3-13-16-88-88-110-220-110-329 0-122 27-245 113-333 10-8 10-9 10-13s-3-6-8-6c-7 0-71 48-112 138-37 76-45 155-45 214 0 56 8 141 46 220 44 87 104 132 111 132 5 0 8-2 8-7z">
            <text:p/>
          </draw:path>
          <draw:path draw:style-name="gr3" draw:text-style-name="P8" draw:layer="layout" svg:width="0.351cm" svg:height="0.319cm" svg:x="19.565cm" svg:y="10.185cm" svg:viewBox="0 0 352 320" svg:d="M216 99c3-19 19-83 69-83 5 0 21 0 35 8-19 5-33 22-33 38 0 12 8 26 27 26 16 0 38-13 38-42 0-36-41-46-65-46-42 0-66 37-76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7 0-39-23-39-47 0-16 5-30 13-62z">
            <text:p/>
          </draw:path>
          <draw:path draw:style-name="gr3" draw:text-style-name="P8" draw:layer="layout" svg:width="0.164cm" svg:height="0.703cm" svg:x="19.988cm" svg:y="9.969cm" svg:viewBox="0 0 165 704" svg:d="M165 352c0-55-8-139-47-219-43-87-104-133-112-133-3 0-6 3-6 6 0 4 0 5 13 18 70 69 110 181 110 328 0 120-25 244-113 332-10 10-10 12-10 13 0 5 3 7 6 7 8 0 72-48 114-138 37-77 45-155 45-214z">
            <text:p/>
          </draw:path>
        </draw:g>
        <draw:g xml:id="id43" draw:id="id43">
          <svg:title>TexMaths</svg:title>
          <svg:desc>22§display§2 §svg§600§FALSE§</svg:desc>
          <draw:polygon draw:style-name="gr2" draw:text-style-name="P7" draw:layer="layout" svg:width="0.27cm" svg:height="0.437cm" svg:x="5.025cm" svg:y="11.271cm" svg:viewBox="0 0 271 438" draw:points="136,438 0,438 0,0 271,0 271,438">
            <text:p/>
          </draw:polygon>
          <draw:path draw:style-name="gr3" draw:text-style-name="P8" draw:layer="layout" svg:width="0.309cm" svg:height="0.516cm" svg:x="5.025cm" svg:y="11.232cm" svg:viewBox="0 0 310 517" svg:d="M60 457l83-81c121-107 167-147 167-225 0-89-69-151-164-151-88 0-146 72-146 141 0 42 39 42 41 42 14 0 40-9 40-41 0-19-14-40-40-40-8 0-8 0-11 2 18-51 60-79 106-79 70 0 104 61 104 126 0 62-39 123-81 171l-150 165c-9 9-9 11-9 30h289l21-135h-19c-4 22-9 58-16 68-7 7-58 7-74 7z">
            <text:p/>
          </draw:path>
        </draw:g>
        <draw:g xml:id="id44" draw:id="id44">
          <svg:title>TexMaths</svg:title>
          <svg:desc>20§display§1§svg§600§FALSE§</svg:desc>
          <draw:polygon draw:style-name="gr2" draw:text-style-name="P7" draw:layer="layout" svg:width="0.224cm" svg:height="0.397cm" svg:x="8.525cm" svg:y="11.166cm" svg:viewBox="0 0 225 398" draw:points="112,398 0,398 0,0 225,0 225,398">
            <text:p/>
          </draw:polygon>
          <draw:path draw:style-name="gr3" draw:text-style-name="P8" draw:layer="layout" svg:width="0.232cm" svg:height="0.469cm" svg:x="8.552cm" svg:y="11.131cm" svg:viewBox="0 0 233 470" svg:d="M145 18c0-16 0-18-16-18-44 45-107 45-129 45v22c14 0 56 0 93-19v366c0 26-2 34-66 34h-22v22c24-3 86-3 113-3 29 0 89 0 115 3v-22h-22c-64 0-66-8-66-34z">
            <text:p/>
          </draw:path>
        </draw:g>
        <draw:g xml:id="id45" draw:id="id45">
          <svg:title>TexMaths</svg:title>
          <svg:desc>20§display§6§svg§600§FALSE§</svg:desc>
          <draw:polygon draw:style-name="gr2" draw:text-style-name="P7" draw:layer="layout" svg:width="0.251cm" svg:height="0.413cm" svg:x="12.031cm" svg:y="11.166cm" svg:viewBox="0 0 252 414" draw:points="126,414 0,414 0,0 252,0 252,414">
            <text:p/>
          </draw:polygon>
          <draw:path draw:style-name="gr3" draw:text-style-name="P8" draw:layer="layout" svg:width="0.291cm" svg:height="0.483cm" svg:x="12.025cm" svg:y="11.131cm" svg:viewBox="0 0 292 484" svg:d="M64 238v-18c0-177 88-202 123-202 17 0 46 4 62 28-11 0-38 0-38 31 0 22 16 33 32 33 11 0 31-6 31-33 0-43-30-77-89-77-89 0-185 91-185 246 0 188 81 238 147 238 78 0 145-65 145-158 0-90-62-158-140-158-48 0-74 36-88 70zM147 465c-45 0-66-43-69-53-13-33-13-89-13-102 0-54 23-126 87-126 11 0 43 0 65 44 13 26 13 63 13 96 0 34 0 69-13 95-21 43-54 46-70 46z">
            <text:p/>
          </draw:path>
        </draw:g>
        <draw:g xml:id="id46" draw:id="id46">
          <svg:title>TexMaths</svg:title>
          <svg:desc>20§display§- 3§svg§600§FALSE§</svg:desc>
          <draw:polygon draw:style-name="gr2" draw:text-style-name="P7" draw:layer="layout" svg:width="0.798cm" svg:height="0.413cm" svg:x="15.326cm" svg:y="11.166cm" svg:viewBox="0 0 799 414" draw:points="400,414 0,414 0,0 799,0 799,414">
            <text:p/>
          </draw:polygon>
          <draw:path draw:style-name="gr3" draw:text-style-name="P8" draw:layer="layout" svg:width="0.43cm" svg:height="0.029cm" svg:x="15.348cm" svg:y="11.409cm" svg:viewBox="0 0 431 30" svg:d="M407 30c11 0 24 0 24-16 0-14-13-14-24-14h-383c-11 0-24 0-24 14 0 16 13 16 24 16z">
            <text:p/>
          </draw:path>
          <draw:path draw:style-name="gr3" draw:text-style-name="P8" draw:layer="layout" svg:width="0.292cm" svg:height="0.483cm" svg:x="15.867cm" svg:y="11.131cm" svg:viewBox="0 0 293 484" svg:d="M176 220c58-17 98-67 98-123 0-57-61-97-130-97-70 0-125 42-125 96 0 22 16 37 35 37 23 0 37-16 37-37 0-35-33-35-43-35 21-34 67-43 93-43 29 0 69 16 69 78 0 9-2 49-21 81-21 34-45 35-63 37-4 0-22 2-27 2-6 0-11 1-11 8 0 8 5 8 18 8h30c58 0 85 48 85 116 0 96-50 117-80 117-31 0-83-13-109-54 26 4 46-12 46-39 0-25-17-40-38-40-18 0-40 11-40 42 0 64 66 110 142 110 87 0 151-64 151-136 0-57-45-112-117-128z">
            <text:p/>
          </draw:path>
        </draw:g>
        <draw:g xml:id="id47" draw:id="id47">
          <svg:title>TexMaths</svg:title>
          <svg:desc>20§display§4§svg§600§FALSE§</svg:desc>
          <draw:polygon draw:style-name="gr2" draw:text-style-name="P7" draw:layer="layout" svg:width="0.262cm" svg:height="0.405cm" svg:x="19.143cm" svg:y="11.166cm" svg:viewBox="0 0 263 406" draw:points="131,406 0,406 0,0 263,0 263,406">
            <text:p/>
          </draw:polygon>
          <draw:path draw:style-name="gr3" draw:text-style-name="P8" draw:layer="layout" svg:width="0.313cm" svg:height="0.475cm" svg:x="19.127cm" svg:y="11.131cm" svg:viewBox="0 0 314 476" svg:d="M187 361v61c0 25 0 33-52 33h-15v21c29-2 66-2 95-2 30 0 67 0 96 2v-21h-15c-52 0-54-8-54-33v-61h72v-22h-72v-321c0-13 0-18-11-18-7 0-8 0-13 8l-218 331v22zM192 339h-173l173-262z">
            <text:p/>
          </draw:path>
        </draw:g>
        <draw:g xml:id="id48" draw:id="id48">
          <svg:title>TexMaths</svg:title>
          <svg:desc>22§display§4 §svg§600§FALSE§</svg:desc>
          <draw:polygon draw:style-name="gr2" draw:text-style-name="P7" draw:layer="layout" svg:width="0.288cm" svg:height="0.446cm" svg:x="5.045cm" svg:y="12.37cm" svg:viewBox="0 0 289 447" draw:points="144,447 0,447 0,0 289,0 289,447">
            <text:p/>
          </draw:polygon>
          <draw:path draw:style-name="gr3" draw:text-style-name="P8" draw:layer="layout" svg:width="0.344cm" svg:height="0.523cm" svg:x="5.027cm" svg:y="12.331cm" svg:viewBox="0 0 345 524" svg:d="M206 397v67c0 28 0 37-58 37h-16v23c32-2 72-2 104-2 33 0 74 0 105 2v-23h-15c-58 0-60-9-60-37v-67h79v-24h-79v-354c0-14 0-19-13-19-7 0-8 0-14 9l-239 364v24zM211 373h-190l190-289z">
            <text:p/>
          </draw:path>
        </draw:g>
        <draw:g xml:id="id49" draw:id="id49">
          <svg:title>TexMaths</svg:title>
          <svg:desc>20§display§3§svg§600§FALSE§</svg:desc>
          <draw:polygon draw:style-name="gr2" draw:text-style-name="P7" draw:layer="layout" svg:width="0.251cm" svg:height="0.413cm" svg:x="8.532cm" svg:y="12.266cm" svg:viewBox="0 0 252 414" draw:points="126,414 0,414 0,0 252,0 252,414">
            <text:p/>
          </draw:polygon>
          <draw:path draw:style-name="gr3" draw:text-style-name="P8" draw:layer="layout" svg:width="0.291cm" svg:height="0.483cm" svg:x="8.526cm" svg:y="12.231cm" svg:viewBox="0 0 292 484" svg:d="M176 220c57-17 97-67 97-123 0-57-61-97-129-97-72 0-125 42-125 96 0 22 16 37 35 37 23 0 37-16 37-37 0-35-34-35-43-35 21-34 67-43 92-43 29 0 69 16 69 78 0 9-2 49-21 81-20 34-44 35-62 37-5 0-22 2-27 2-6 0-11 1-11 8 0 8 5 8 17 8h31c57 0 84 48 84 116 0 96-49 117-80 117-30 0-83-13-108-54 25 4 46-12 46-39 0-25-17-40-38-40-18 0-40 11-40 42 0 64 65 110 142 110 86 0 150-64 150-136 0-57-45-112-116-128z">
            <text:p/>
          </draw:path>
        </draw:g>
        <draw:g xml:id="id50" draw:id="id50">
          <svg:title>TexMaths</svg:title>
          <svg:desc>20§display§4§svg§600§FALSE§</svg:desc>
          <draw:polygon draw:style-name="gr2" draw:text-style-name="P7" draw:layer="layout" svg:width="0.262cm" svg:height="0.405cm" svg:x="12.042cm" svg:y="12.266cm" svg:viewBox="0 0 263 406" draw:points="131,406 0,406 0,0 263,0 263,406">
            <text:p/>
          </draw:polygon>
          <draw:path draw:style-name="gr3" draw:text-style-name="P8" draw:layer="layout" svg:width="0.313cm" svg:height="0.475cm" svg:x="12.026cm" svg:y="12.231cm" svg:viewBox="0 0 314 476" svg:d="M187 361v61c0 25 0 33-52 33h-15v21c29-2 66-2 95-2 30 0 67 0 96 2v-21h-15c-52 0-54-8-54-33v-61h72v-22h-72v-321c0-13 0-18-11-18-7 0-8 0-13 8l-218 331v22zM192 339h-173l173-262z">
            <text:p/>
          </draw:path>
        </draw:g>
        <draw:g xml:id="id51" draw:id="id51">
          <svg:title>TexMaths</svg:title>
          <svg:desc>20§display§5§svg§600§FALSE§</svg:desc>
          <draw:polygon draw:style-name="gr2" draw:text-style-name="P7" draw:layer="layout" svg:width="0.246cm" svg:height="0.413cm" svg:x="15.827cm" svg:y="12.266cm" svg:viewBox="0 0 247 414" draw:points="123,414 0,414 0,0 247,0 247,414">
            <text:p/>
          </draw:polygon>
          <draw:path draw:style-name="gr3" draw:text-style-name="P8" draw:layer="layout" svg:width="0.281cm" svg:height="0.483cm" svg:x="15.827cm" svg:y="12.231cm" svg:viewBox="0 0 282 484" svg:d="M282 327c0-83-58-154-135-154-33 0-64 11-89 36v-137c14 5 38 9 61 9 86 0 136-63 136-73 0-5-2-8-7-8-1 0-3 0-6 2-14 6-48 20-96 20-29 0-61-4-95-19-5-3-6-3-8-3-6 0-6 6-6 18v207c0 13 0 19 9 19 5 0 7-1 8-6 8-11 36-50 92-50 37 0 54 32 61 45 11 27 13 55 13 90 0 24 0 67-18 96-16 27-43 46-75 46-52 0-92-37-105-78 2 0 5 0 13 0 23 0 36-18 36-34 0-18-13-35-36-35-11 0-35 5-35 38 0 59 48 128 128 128 82 0 154-67 154-157z">
            <text:p/>
          </draw:path>
        </draw:g>
        <draw:g xml:id="id52" draw:id="id52">
          <svg:title>TexMaths</svg:title>
          <svg:desc>20§display§- 6§svg§600§FALSE§</svg:desc>
          <draw:polygon draw:style-name="gr2" draw:text-style-name="P7" draw:layer="layout" svg:width="0.798cm" svg:height="0.413cm" svg:x="18.627cm" svg:y="12.266cm" svg:viewBox="0 0 799 414" draw:points="400,414 0,414 0,0 799,0 799,414">
            <text:p/>
          </draw:polygon>
          <draw:path draw:style-name="gr3" draw:text-style-name="P8" draw:layer="layout" svg:width="0.43cm" svg:height="0.029cm" svg:x="18.649cm" svg:y="12.509cm" svg:viewBox="0 0 431 30" svg:d="M407 30c11 0 24 0 24-16 0-14-13-14-24-14h-383c-11 0-24 0-24 14 0 16 13 16 24 16z">
            <text:p/>
          </draw:path>
          <draw:path draw:style-name="gr3" draw:text-style-name="P8" draw:layer="layout" svg:width="0.292cm" svg:height="0.483cm" svg:x="19.168cm" svg:y="12.231cm" svg:viewBox="0 0 293 484" svg:d="M64 238v-18c0-177 88-202 123-202 18 0 47 4 63 28-11 0-39 0-39 31 0 22 16 33 32 33 12 0 32-6 32-33 0-43-30-77-89-77-90 0-186 91-186 246 0 188 82 238 147 238 79 0 146-65 146-158 0-90-62-158-141-158-48 0-74 36-88 70zM147 465c-45 0-65-43-69-53-12-33-12-89-12-102 0-54 22-126 86-126 11 0 43 0 66 44 13 26 13 63 13 96 0 34 0 69-13 95-21 43-55 46-71 46z">
            <text:p/>
          </draw:path>
        </draw:g>
        <draw:g xml:id="id53" draw:id="id53">
          <svg:title>TexMaths</svg:title>
          <svg:desc>22§display§6 §svg§600§FALSE§</svg:desc>
          <draw:polygon draw:style-name="gr2" draw:text-style-name="P7" draw:layer="layout" svg:width="0.276cm" svg:height="0.454cm" svg:x="5.035cm" svg:y="13.471cm" svg:viewBox="0 0 277 455" draw:points="139,455 0,455 0,0 277,0 277,455">
            <text:p/>
          </draw:polygon>
          <draw:path draw:style-name="gr3" draw:text-style-name="P8" draw:layer="layout" svg:width="0.32cm" svg:height="0.531cm" svg:x="5.028cm" svg:y="13.432cm" svg:viewBox="0 0 321 532" svg:d="M70 262v-20c0-195 97-223 135-223 20 0 51 6 69 32-13 0-42 0-42 33 0 25 17 37 35 37 12 0 35-7 35-37 0-47-34-84-99-84-98 0-203 100-203 270 0 208 89 262 161 262 86 0 160-72 160-174 0-98-68-174-154-174-53 0-81 41-97 78zM161 511c-49 0-72-47-75-58-14-37-14-98-14-112 0-60 24-139 95-139 12 0 47 0 72 49 14 28 14 69 14 105 0 37 0 76-14 104-23 47-60 51-78 51z">
            <text:p/>
          </draw:path>
        </draw:g>
        <draw:g xml:id="id54" draw:id="id54">
          <svg:title>TexMaths</svg:title>
          <svg:desc>20§display§5§svg§600§FALSE§</svg:desc>
          <draw:polygon draw:style-name="gr2" draw:text-style-name="P7" draw:layer="layout" svg:width="0.246cm" svg:height="0.413cm" svg:x="8.527cm" svg:y="13.467cm" svg:viewBox="0 0 247 414" draw:points="123,414 0,414 0,0 247,0 247,414">
            <text:p/>
          </draw:polygon>
          <draw:path draw:style-name="gr3" draw:text-style-name="P8" draw:layer="layout" svg:width="0.281cm" svg:height="0.483cm" svg:x="8.527cm" svg:y="13.432cm" svg:viewBox="0 0 282 484" svg:d="M282 327c0-83-58-154-135-154-33 0-64 11-89 36v-137c14 5 38 9 61 9 86 0 136-63 136-73 0-5-2-8-7-8-1 0-3 0-6 2-14 6-48 20-96 20-29 0-61-4-95-19-5-3-6-3-8-3-6 0-6 6-6 18v207c0 13 0 19 9 19 5 0 7-1 8-6 8-11 36-50 92-50 37 0 54 32 61 45 11 27 13 55 13 90 0 24 0 67-18 96-16 27-43 46-75 46-52 0-92-37-105-78 2 0 5 0 13 0 23 0 36-18 36-34 0-18-13-35-36-35-11 0-35 5-35 38 0 59 48 128 128 128 82 0 154-67 154-157z">
            <text:p/>
          </draw:path>
        </draw:g>
        <draw:g xml:id="id55" draw:id="id55">
          <svg:title>TexMaths</svg:title>
          <svg:desc>20§display§2§svg§600§FALSE§</svg:desc>
          <draw:polygon draw:style-name="gr2" draw:text-style-name="P7" draw:layer="layout" svg:width="0.246cm" svg:height="0.397cm" svg:x="12.027cm" svg:y="13.467cm" svg:viewBox="0 0 247 398" draw:points="123,398 0,398 0,0 247,0 247,398">
            <text:p/>
          </draw:polygon>
          <draw:path draw:style-name="gr3" draw:text-style-name="P8" draw:layer="layout" svg:width="0.281cm" svg:height="0.469cm" svg:x="12.027cm" svg:y="13.432cm" svg:viewBox="0 0 282 470" svg:d="M54 416l76-74c110-97 152-134 152-205 0-81-62-137-149-137-80 0-133 66-133 128 0 38 35 38 37 38 13 0 37-8 37-37 0-17-13-36-37-36-7 0-7 0-10 1 16-46 55-72 96-72 64 0 95 56 95 115 0 56-35 112-74 156l-136 150c-8 8-8 9-8 27h263l19-123h-18c-3 21-8 53-14 62-6 7-53 7-67 7z">
            <text:p/>
          </draw:path>
        </draw:g>
        <draw:g xml:id="id56" draw:id="id56">
          <svg:title>TexMaths</svg:title>
          <svg:desc>20§display§- 4§svg§600§FALSE§</svg:desc>
          <draw:polygon draw:style-name="gr2" draw:text-style-name="P7" draw:layer="layout" svg:width="0.808cm" svg:height="0.405cm" svg:x="15.328cm" svg:y="13.467cm" svg:viewBox="0 0 809 406" draw:points="404,406 0,406 0,0 809,0 809,406">
            <text:p/>
          </draw:polygon>
          <draw:path draw:style-name="gr3" draw:text-style-name="P8" draw:layer="layout" svg:width="0.429cm" svg:height="0.029cm" svg:x="15.35cm" svg:y="13.718cm" svg:viewBox="0 0 430 30" svg:d="M406 30c11 0 24 0 24-16 0-14-13-14-24-14h-382c-11 0-24 0-24 14 0 16 13 16 24 16z">
            <text:p/>
          </draw:path>
          <draw:path draw:style-name="gr3" draw:text-style-name="P8" draw:layer="layout" svg:width="0.312cm" svg:height="0.475cm" svg:x="15.859cm" svg:y="13.432cm" svg:viewBox="0 0 313 476" svg:d="M187 361v61c0 25 0 33-53 33h-14v21c29-2 65-2 94-2 31 0 67 0 96 2v-21h-14c-53 0-55-8-55-33v-61h72v-22h-72v-321c0-13 0-18-11-18-6 0-8 0-13 8l-217 331v22zM192 339h-173l173-262z">
            <text:p/>
          </draw:path>
        </draw:g>
        <draw:g xml:id="id57" draw:id="id57">
          <svg:title>TexMaths</svg:title>
          <svg:desc>20§display§7§svg§600§FALSE§</svg:desc>
          <draw:polygon draw:style-name="gr2" draw:text-style-name="P7" draw:layer="layout" svg:width="0.272cm" svg:height="0.421cm" svg:x="19.128cm" svg:y="13.468cm" svg:viewBox="0 0 273 422" draw:points="136,422 0,422 0,0 273,0 273,422">
            <text:p/>
          </draw:polygon>
          <draw:path draw:style-name="gr3" draw:text-style-name="P8" draw:layer="layout" svg:width="0.302cm" svg:height="0.491cm" svg:x="19.133cm" svg:y="13.433cm" svg:viewBox="0 0 303 492" svg:d="M297 48c6-10 6-11 6-26h-171c-87 0-89-9-90-22h-18l-24 145h18c1-11 8-56 17-64 5-4 61-4 69-4h148c-8 11-64 88-80 111-63 95-87 192-87 264 0 8 0 40 32 40 34 0 34-32 34-40v-35c0-38 1-78 6-115 3-16 13-77 45-121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width" smil:values="width*0.05;width" smil:keyTimes="0;1"/>
                  <anim:animate smil:dur="0.5s" smil:fill="hold" smil:targetElement="id35" anim:sub-item="text" smil:attributeName="height" smil:values="height;height" smil:keyTimes="0;1"/>
                  <anim:animate smil:dur="0.5s" smil:fill="hold" smil:targetElement="id35" anim:sub-item="text" smil:attributeName="x" smil:values="x-.2;x" smil:keyTimes="0;1"/>
                  <anim:animate smil:dur="0.5s" smil:fill="hold" smil:targetElement="id35" anim:sub-item="text" smil:attributeName="y" smil:values="y;y" smil:keyTimes="0;1"/>
                  <anim:transitionFilter smil:dur="0.5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0" draw:text-style-name="P6" draw:layer="layout" svg:width="26.4cm" svg:height="14.2cm" svg:x="0.8cm" svg:y="0.8cm" presentation:class="subtitle" presentation:user-transformed="true">
          <draw:text-box>
            <text:p text:style-name="P3"><text:span text:style-name="T10"><text:tab/></text:span><text:span text:style-name="T10"><text:tab/></text:span></text:p>
            <text:p xml:id="id58" text:id="id58" text:style-name="P3"><text:span text:style-name="T13"><text:tab/></text:span><text:span text:style-name="T13">(i) If <text:s/></text:span><text:span text:style-name="T13"><text:tab/></text:span><text:span text:style-name="T13"><text:tab/></text:span></text:p>
            <text:p text:style-name="P3"><text:span text:style-name="T8"><text:tab/></text:span><text:span text:style-name="T8"><text:tab/></text:span><text:span text:style-name="T8"><text:tab/></text:span><text:span text:style-name="T8"><text:tab/></text:span></text:p>
            <text:p xml:id="id60" text:id="id60" text:style-name="P3"><text:span text:style-name="T13"><text:s text:c="4"/></text:span><text:span text:style-name="T13">(ii)</text:span><text:span text:style-name="T13"><text:tab/></text:span><text:span text:style-name="T13">If</text:span></text:p>
            <text:p text:style-name="P5"><text:span text:style-name="T8"><text:tab/></text:span><text:span text:style-name="T8"><text:tab/></text:span></text:p>
            <text:p xml:id="id62" text:id="id62" text:style-name="P5"><text:span text:style-name="T13"><text:s text:c="3"/></text:span><text:span text:style-name="T13">(iii) If <text:s/></text:span><text:span text:style-name="T13"><text:tab/></text:span><text:span text:style-name="T13"><text:tab/>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/text:p>
            <text:p xml:id="id64" text:id="id64" text:style-name="P5"><text:span text:style-name="T13"><text:s text:c="3"/></text:span><text:span text:style-name="T13">(iv)</text:span><text:span text:style-name="T13"><text:tab/></text:span><text:span text:style-name="T13">If</text:span></text:p>
            <text:p text:style-name="P5"><text:span text:style-name="T8"><text:tab/></text:span><text:span text:style-name="T8"><text:tab/></text:span><text:span text:style-name="T8"><text:tab/></text:span><text:span text:style-name="T8"><text:tab/></text:span></text:p>
            <text:p xml:id="id66" text:id="id66" text:style-name="P5"><text:span text:style-name="T9"><text:tab/></text:span><text:span text:style-name="T9">Solutions :</text:span><text:span text:style-name="T7"> </text:span></text:p>
            <text:p xml:id="id67" text:id="id67" text:style-name="P3"><text:span text:style-name="T13"><text:tab/></text:span><text:span text:style-name="T13">(i) <text:s/></text:span></text:p>
            <text:p text:style-name="P3"><text:span text:style-name="T13"><text:tab/></text:span><text:span text:style-name="T13"><text:tab/></text:span></text:p>
          </draw:text-box>
        </draw:frame>
        <draw:g xml:id="id59" draw:id="id59">
          <svg:title>TexMaths</svg:title>
          <svg:desc>28§display§r(x) = f[\ g(x)\ ] \  \text { find }\ r'(2)§svg§600§FALSE§</svg:desc>
          <draw:polygon draw:style-name="gr2" draw:text-style-name="P7" draw:layer="layout" svg:width="11.494cm" svg:height="0.939cm" svg:x="4.548cm" svg:y="1.183cm" svg:viewBox="0 0 11495 940" draw:points="5748,940 0,940 0,0 11495,0 11495,940">
            <text:p/>
          </draw:polygon>
          <draw:path draw:style-name="gr3" draw:text-style-name="P8" draw:layer="layout" svg:width="0.402cm" svg:height="0.447cm" svg:x="4.528cm" svg:y="1.49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23cm" svg:height="0.984cm" svg:x="5.068cm" svg:y="1.1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381cm" svg:y="1.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5.971cm" svg:y="1.1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627cm" svg:y="1.5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662cm" svg:y="1.23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olygon draw:style-name="gr3" draw:text-style-name="P8" draw:layer="layout" svg:width="0.136cm" svg:height="0.984cm" svg:x="8.313cm" svg:y="1.188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813cm" svg:y="1.49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402cm" svg:y="1.1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716cm" svg:y="1.4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0.305cm" svg:y="1.1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981cm" svg:y="1.188cm" svg:viewBox="0 0 137 985" draw:points="137,0 0,0 0,40 96,40 96,947 0,947 0,985 137,985">
            <text:p/>
          </draw:polygon>
          <draw:path draw:style-name="gr3" draw:text-style-name="P8" draw:layer="layout" svg:width="0.494cm" svg:height="0.695cm" svg:x="11.915cm" svg:y="1.233cm" svg:viewBox="0 0 495 696" svg:d="M300 300c45 0 52 13 52 54v266c0 45-12 45-76 45v31c31-2 85-4 109-4 25 0 72 2 110 4v-31c-67 0-78 0-78-45v-362l-124 8c-15 3-17 3-17 3-3 2-5 2-18 2h-117v-112c0-99 85-137 146-137 29 0 65 9 85 32-40 2-47 29-47 47 0 31 27 45 45 45 22 0 44-16 44-45 0-58-53-101-127-101-92 0-209 49-209 159v112h-78v29h78v320c0 45-11 45-78 45v31c34-2 85-4 110-4 24 0 74 2 110 4v-31c-65 0-77 0-77-45v-320z">
            <text:p/>
          </draw:path>
          <draw:path draw:style-name="gr3" draw:text-style-name="P8" draw:layer="layout" svg:width="0.496cm" svg:height="0.436cm" svg:x="12.466cm" svg:y="1.4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3.015cm" svg:y="1.241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0-97 29-141 22-32 58-63 112-63 36 0 76 13 108 58 11 18 11 20 11 38z">
            <text:p/>
          </draw:path>
          <draw:path draw:style-name="gr3" draw:text-style-name="P8" draw:layer="layout" svg:width="0.402cm" svg:height="0.447cm" svg:x="14.213cm" svg:y="1.49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74cm" svg:height="0.357cm" svg:x="14.691cm" svg:y="1.1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5.031cm" svg:y="1.1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15.365cm" svg:y="1.27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23cm" svg:height="0.984cm" svg:x="15.864cm" svg:y="1.1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68" draw:id="id68">
          <svg:title>TexMaths</svg:title>
          <svg:desc>32§display§r(x) = f[\ g(x)\ ]§svg§600§FALSE§</svg:desc>
          <draw:polygon draw:style-name="gr2" draw:text-style-name="P7" draw:layer="layout" svg:width="7.453cm" svg:height="1.012cm" svg:x="3.752cm" svg:y="9.089cm" svg:viewBox="0 0 7454 1013" draw:points="3728,1013 0,1013 0,0 7454,0 7454,1013">
            <text:p/>
          </draw:polygon>
          <draw:path draw:style-name="gr3" draw:text-style-name="P8" draw:layer="layout" svg:width="0.46cm" svg:height="0.511cm" svg:x="3.729cm" svg:y="9.378cm" svg:viewBox="0 0 461 512" svg:d="M67 432c-3 18-11 44-11 49 0 21 16 31 34 31 12 0 33-10 41-31 2-5 41-159 46-179 7-38 28-118 36-148 5-13 35-67 64-93 7-7 41-35 89-35 31 0 46 12 49 12-36 6-59 34-59 62 0 18 13 41 43 41 29 0 62-26 62-67s-36-74-95-74c-74 0-123 56-143 87-10-51-51-87-105-87-51 0-72 44-82 64-21 38-36 107-36 110 0 10 10 10 13 10 13 0 13 0 20-25 18-80 41-133 82-133 21 0 36 7 36 51 0 23-5 36-18 94z">
            <text:p/>
          </draw:path>
          <draw:path draw:style-name="gr3" draw:text-style-name="P8" draw:layer="layout" svg:width="0.263cm" svg:height="1.125cm" svg:x="4.346cm" svg:y="9.03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4.705cm" svg:y="9.378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63cm" svg:height="1.125cm" svg:x="5.378cm" svg:y="9.03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749cm" svg:height="0.265cm" svg:x="6.128cm" svg:y="9.4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62cm" svg:height="1.025cm" svg:x="7.311cm" svg:y="9.084cm" svg:viewBox="0 0 563 1026" svg:d="M356 343h97c21 0 33 0 33-21 0-12-12-12-30-12h-95l23-131c5-23 21-102 28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6-72 64-207 64-215z">
            <text:p/>
          </draw:path>
          <draw:polygon draw:style-name="gr3" draw:text-style-name="P8" draw:layer="layout" svg:width="0.155cm" svg:height="1.125cm" svg:x="8.056cm" svg:y="9.033cm" svg:viewBox="0 0 156 1126" draw:points="156,1126 156,1082 46,1082 46,46 156,46 156,0 0,0 0,1126">
            <text:p/>
          </draw:polygon>
          <draw:path draw:style-name="gr3" draw:text-style-name="P8" draw:layer="layout" svg:width="0.519cm" svg:height="0.728cm" svg:x="8.627cm" svg:y="9.378cm" svg:viewBox="0 0 520 729" svg:d="M515 74c2-7 5-13 5-20 0-21-16-31-34-31-12 0-43 8-46 49-20-44-61-72-105-72-130 0-268 159-268 320 0 112 69 179 148 179 67 0 120-54 133-67v3c-23 100-38 146-38 148-3 11-41 123-161 123-24 0-59-2-90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ath draw:style-name="gr3" draw:text-style-name="P8" draw:layer="layout" svg:width="0.263cm" svg:height="1.125cm" svg:x="9.301cm" svg:y="9.03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9.659cm" svg:y="9.378cm" svg:viewBox="0 0 563 512" svg:d="M346 159c5-31 30-133 110-133 5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8" draw:layer="layout" svg:width="0.263cm" svg:height="1.125cm" svg:x="10.333cm" svg:y="9.03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olygon draw:style-name="gr3" draw:text-style-name="P8" draw:layer="layout" svg:width="0.155cm" svg:height="1.125cm" svg:x="11.106cm" svg:y="9.033cm" svg:viewBox="0 0 156 1126" draw:points="156,0 0,0 0,46 110,46 110,1082 0,1082 0,1126 156,1126">
            <text:p/>
          </draw:polygon>
        </draw:g>
        <draw:g xml:id="id61" draw:id="id61">
          <svg:title>TexMaths</svg:title>
          <svg:desc>28§display§R(x) = g[\ 3 + f(x)\ ] \  \text { find }\ R'(4)§svg§600§FALSE§</svg:desc>
          <draw:polygon draw:style-name="gr2" draw:text-style-name="P7" draw:layer="layout" svg:width="13.756cm" svg:height="0.939cm" svg:x="4.439cm" svg:y="2.985cm" svg:viewBox="0 0 13757 940" draw:points="6878,940 0,940 0,0 13757,0 13757,940">
            <text:p/>
          </draw:polygon>
          <draw:path draw:style-name="gr3" draw:text-style-name="P8" draw:layer="layout" svg:width="0.705cm" svg:height="0.695cm" svg:x="4.43cm" svg:y="3.055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7-11-27-11-36 0-65 0-65-18 0-5 3-9 5-16l65-262h116c90 0 108 56 108 90 0 15-7 47-14 69-6 27-15 63-15 83 0 107 118 107 132 107 83 0 119-100 119-114 0-11-12-11-14-11-9 0-9 7-11 13-25 74-67 90-90 90-33 0-40-22-40-60 0-32 7-81 9-112 2-14 4-34 4-47 0-77-65-106-91-117z">
            <text:p/>
          </draw:path>
          <draw:path draw:style-name="gr3" draw:text-style-name="P8" draw:layer="layout" svg:width="0.23cm" svg:height="0.984cm" svg:x="5.241cm" svg:y="2.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5.557cm" svg:y="3.29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6.146cm" svg:y="2.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6.8cm" svg:y="3.36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7.799cm" svg:y="3.292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8.406cm" svg:y="2.99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8.932cm" svg:y="3.073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655cm" svg:height="0.657cm" svg:x="9.655cm" svg:y="3.15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10.636cm" svg:y="3.035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23cm" svg:height="0.984cm" svg:x="11.27cm" svg:y="2.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1.584cm" svg:y="3.292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2.173cm" svg:y="2.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olygon draw:style-name="gr3" draw:text-style-name="P8" draw:layer="layout" svg:width="0.136cm" svg:height="0.984cm" svg:x="12.849cm" svg:y="2.99cm" svg:viewBox="0 0 137 985" draw:points="137,0 0,0 0,40 96,40 96,947 0,947 0,985 137,985">
            <text:p/>
          </draw:polygon>
          <draw:path draw:style-name="gr3" draw:text-style-name="P8" draw:layer="layout" svg:width="0.494cm" svg:height="0.695cm" svg:x="13.783cm" svg:y="3.035cm" svg:viewBox="0 0 495 696" svg:d="M300 300c45 0 52 13 52 54v266c0 45-12 45-77 45v31c32-2 86-4 110-4 25 0 72 2 110 4v-31c-67 0-78 0-78-45v-362l-124 8c-15 3-18 3-18 3-2 2-4 2-17 2h-117v-112c0-99 85-137 146-137 29 0 65 9 85 32-41 2-47 29-47 47 0 31 27 45 45 45 22 0 44-16 44-45 0-58-53-101-127-101-92 0-209 49-209 159v112h-78v29h78v320c0 45-11 45-78 45v31c34-2 85-4 110-4 24 0 74 2 109 4v-31c-64 0-76 0-76-45v-320z">
            <text:p/>
          </draw:path>
          <draw:path draw:style-name="gr3" draw:text-style-name="P8" draw:layer="layout" svg:width="0.496cm" svg:height="0.436cm" svg:x="14.337cm" svg:y="3.2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4.883cm" svg:y="3.043cm" svg:viewBox="0 0 488 696" svg:d="M343 631v65l145-11v-31c-69 0-78-7-78-54v-600l-141 11v32c69 0 76 6 76 53v213c-29-34-72-60-126-60-116 0-219 96-219 223 0 126 96 224 211 224 62 0 107-33 132-65zM343 367v202c0 18 0 20-12 36-29 47-73 69-116 69-45 0-81-25-105-63-25-40-27-96-27-136 0-38 2-97 29-141 22-32 58-63 112-63 36 0 76 13 107 58 12 18 12 20 12 38z">
            <text:p/>
          </draw:path>
          <draw:path draw:style-name="gr3" draw:text-style-name="P8" draw:layer="layout" svg:width="0.705cm" svg:height="0.695cm" svg:x="16.095cm" svg:y="3.055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6 0-65 0-65-18 0-5 3-9 5-16l65-262h116c90 0 108 56 108 90 0 15-7 47-14 69-6 27-15 63-15 83 0 107 118 107 132 107 83 0 119-100 119-114 0-11-12-11-14-11-9 0-9 7-11 13-25 74-67 90-90 90-33 0-40-22-40-60 0-32 7-81 9-112 2-14 4-34 4-47 0-77-65-106-91-117z">
            <text:p/>
          </draw:path>
          <draw:path draw:style-name="gr3" draw:text-style-name="P8" draw:layer="layout" svg:width="0.174cm" svg:height="0.357cm" svg:x="16.841cm" svg:y="2.936cm" svg:viewBox="0 0 175 358" svg:d="M168 60c7-11 7-17 7-22 0-22-18-38-41-38-26 0-35 22-38 34l-92 300c-2 0-4 9-4 9 0 9 22 15 27 15 4 0 7 0 11-11z">
            <text:p/>
          </draw:path>
          <draw:path draw:style-name="gr3" draw:text-style-name="P8" draw:layer="layout" svg:width="0.23cm" svg:height="0.984cm" svg:x="17.181cm" svg:y="2.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38cm" svg:height="0.666cm" svg:x="17.495cm" svg:y="3.06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8.014cm" svg:y="2.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g xml:id="id63" draw:id="id63">
          <svg:title>TexMaths</svg:title>
          <svg:desc>28§display§s(x) = f[\ 9 - f(x)\ ] \  \text { find }\ s'(4)§svg§600§FALSE§</svg:desc>
          <draw:polygon draw:style-name="gr2" draw:text-style-name="P7" draw:layer="layout" svg:width="13.253cm" svg:height="0.939cm" svg:x="4.529cm" svg:y="4.584cm" svg:viewBox="0 0 13254 940" draw:points="6628,940 0,940 0,0 13254,0 13254,940">
            <text:p/>
          </draw:polygon>
          <draw:path draw:style-name="gr3" draw:text-style-name="P8" draw:layer="layout" svg:width="0.364cm" svg:height="0.447cm" svg:x="4.531cm" svg:y="4.891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8" draw:layer="layout" svg:width="0.23cm" svg:height="0.984cm" svg:x="5.037cm" svg:y="4.5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353cm" svg:y="4.8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5.942cm" svg:y="4.5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596cm" svg:y="4.9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634cm" svg:y="4.634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olygon draw:style-name="gr3" draw:text-style-name="P8" draw:layer="layout" svg:width="0.136cm" svg:height="0.984cm" svg:x="8.285cm" svg:y="4.589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8.812cm" svg:y="4.672cm" svg:viewBox="0 0 410 678" svg:d="M323 343v31c0 233-103 278-162 278-15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9.562cm" svg:y="5.061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10.516cm" svg:y="4.634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23cm" svg:height="0.984cm" svg:x="11.15cm" svg:y="4.5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1.464cm" svg:y="4.89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2.053cm" svg:y="4.5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2.729cm" svg:y="4.589cm" svg:viewBox="0 0 137 985" draw:points="137,0 0,0 0,40 96,40 96,947 0,947 0,985 137,985">
            <text:p/>
          </draw:polygon>
          <draw:path draw:style-name="gr3" draw:text-style-name="P8" draw:layer="layout" svg:width="0.494cm" svg:height="0.695cm" svg:x="13.663cm" svg:y="4.634cm" svg:viewBox="0 0 495 696" svg:d="M300 300c45 0 52 13 52 54v266c0 45-12 45-76 45v31c31-2 85-4 109-4 25 0 72 2 110 4v-31c-67 0-78 0-78-45v-362l-124 8c-15 3-17 3-17 3-3 2-5 2-18 2h-117v-112c0-99 85-137 146-137 29 0 65 9 85 32-40 2-47 29-47 47 0 31 27 45 45 45 22 0 44-16 44-45 0-58-53-101-127-101-92 0-209 49-209 159v112h-78v29h78v320c0 45-11 45-78 45v31c34-2 85-4 110-4 24 0 74 2 110 4v-31c-65 0-77 0-77-45v-320z">
            <text:p/>
          </draw:path>
          <draw:path draw:style-name="gr3" draw:text-style-name="P8" draw:layer="layout" svg:width="0.496cm" svg:height="0.436cm" svg:x="14.217cm" svg:y="4.891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4.766cm" svg:y="4.642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364cm" svg:height="0.447cm" svg:x="15.984cm" svg:y="4.891cm" svg:viewBox="0 0 365 448" svg:d="M336 67c-27 0-47 23-47 45 0 13 9 29 29 29 22 0 47-18 47-56 0-45-42-85-119-85-130 0-168 101-168 143 0 79 74 94 103 99 52 11 103 20 103 76 0 25-22 107-141 107-13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8" draw:layer="layout" svg:width="0.174cm" svg:height="0.357cm" svg:x="16.428cm" svg:y="4.53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6.768cm" svg:y="4.5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7.082cm" svg:y="4.66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7.601cm" svg:y="4.5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65" draw:id="id65">
          <svg:title>TexMaths</svg:title>
          <svg:desc>28§display§S(x) = g[\ g(x)\ ] \  \text { find }\ S'(6)§svg§600§FALSE§</svg:desc>
          <draw:polygon draw:style-name="gr2" draw:text-style-name="P7" draw:layer="layout" svg:width="11.791cm" svg:height="0.939cm" svg:x="4.431cm" svg:y="6.286cm" svg:viewBox="0 0 11792 940" draw:points="5896,940 0,940 0,0 11792,0 11792,940">
            <text:p/>
          </draw:polygon>
          <draw:path draw:style-name="gr3" draw:text-style-name="P8" draw:layer="layout" svg:width="0.586cm" svg:height="0.716cm" svg:x="4.433cm" svg:y="6.336cm" svg:viewBox="0 0 587 717" svg:d="M587 9c0-2-2-9-11-9-7 0-7 0-18 16l-47 56c-27-47-79-72-144-72-125 0-242 114-242 233 0 80 52 125 101 141l108 27c36 9 89 24 89 105 0 87-80 181-177 181-62 0-172-22-172-145 0-22 4-47 4-52 3-4 3-6 3-6 0-12-7-12-12-12-4 0-6 0-11 3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23cm" svg:height="0.984cm" svg:x="5.139cm" svg:y="6.2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452cm" svg:y="6.5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6.044cm" svg:y="6.29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698cm" svg:y="6.66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7.697cm" svg:y="6.593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8.302cm" svg:y="6.291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804cm" svg:y="6.593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391cm" svg:y="6.2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704cm" svg:y="6.5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10.293cm" svg:y="6.29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97cm" svg:y="6.291cm" svg:viewBox="0 0 137 985" draw:points="137,0 0,0 0,40 96,40 96,947 0,947 0,985 137,985">
            <text:p/>
          </draw:polygon>
          <draw:path draw:style-name="gr3" draw:text-style-name="P8" draw:layer="layout" svg:width="0.494cm" svg:height="0.695cm" svg:x="11.904cm" svg:y="6.336cm" svg:viewBox="0 0 495 696" svg:d="M300 300c45 0 52 13 52 54v266c0 45-12 45-76 45v31c31-2 85-4 109-4 25 0 72 2 110 4v-31c-67 0-78 0-78-45v-362l-124 8c-15 3-17 3-17 3-3 2-5 2-18 2h-117v-112c0-99 85-137 146-137 29 0 65 9 85 32-40 2-47 29-47 47 0 31 27 45 45 45 22 0 44-16 44-45 0-58-53-101-127-101-92 0-209 49-209 159v112h-78v29h78v320c0 45-11 45-78 45v31c34-2 85-4 110-4 24 0 74 2 110 4v-31c-65 0-77 0-77-45v-320z">
            <text:p/>
          </draw:path>
          <draw:path draw:style-name="gr3" draw:text-style-name="P8" draw:layer="layout" svg:width="0.496cm" svg:height="0.436cm" svg:x="12.457cm" svg:y="6.59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3.006cm" svg:y="6.344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0-97 29-141 22-32 58-63 112-63 36 0 76 13 108 58 11 18 11 20 11 38z">
            <text:p/>
          </draw:path>
          <draw:path draw:style-name="gr3" draw:text-style-name="P8" draw:layer="layout" svg:width="0.584cm" svg:height="0.716cm" svg:x="14.225cm" svg:y="6.336cm" svg:viewBox="0 0 585 717" svg:d="M585 9c0-2 0-9-9-9-7 0-7 0-18 16l-47 56c-27-47-79-72-144-72-125 0-242 114-242 233 0 80 52 125 101 141l108 27c36 9 89 24 89 105 0 87-80 181-177 181-62 0-172-22-172-145 0-22 4-47 4-52 3-4 3-6 3-6 0-12-7-12-12-12-4 0-6 0-11 3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14.867cm" svg:y="6.23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5.208cm" svg:y="6.2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5.535cm" svg:y="6.374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8" draw:layer="layout" svg:width="0.23cm" svg:height="0.984cm" svg:x="16.041cm" svg:y="6.29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69" draw:id="id69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3.742cm" svg:y="10.882cm" svg:viewBox="0 0 6272 607" draw:points="3136,607 0,607 0,0 6272,0 6272,607">
            <text:p/>
          </draw:polygon>
          <draw:path draw:style-name="gr3" draw:text-style-name="P8" draw:layer="layout" svg:width="0.662cm" svg:height="0.673cm" svg:x="3.726cm" svg:y="10.8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4.476cm" svg:y="10.8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743cm" svg:y="10.8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5.377cm" svg:y="11.422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6.031cm" svg:y="11.0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6.817cm" svg:y="11.422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364cm" svg:y="11.0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7.836cm" svg:y="11.422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376cm" svg:y="10.9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793cm" svg:y="11.422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337cm" svg:y="11.0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9.957cm" svg:y="11.422cm" svg:viewBox="0 0 108 108" svg:d="M108 54c0-29-25-54-54-54s-54 25-54 54 25 54 54 54 54-25 54-54z">
            <text:p/>
          </draw:path>
        </draw:g>
        <draw:g xml:id="id70" draw:id="id70">
          <svg:title>TexMaths</svg:title>
          <svg:desc>28§display§r'(x) = \frac{d}{dx}[\  f[\ g(x)\ ]  \ ] §svg§600§FALSE§</svg:desc>
          <draw:polygon draw:style-name="gr2" draw:text-style-name="P7" draw:layer="layout" svg:width="9.31cm" svg:height="1.936cm" svg:x="3.747cm" svg:y="12.282cm" svg:viewBox="0 0 9311 1937" draw:points="4655,1937 0,1937 0,0 9311,0 9311,1937">
            <text:p/>
          </draw:polygon>
          <draw:path draw:style-name="gr3" draw:text-style-name="P8" draw:layer="layout" svg:width="0.402cm" svg:height="0.447cm" svg:x="3.727cm" svg:y="13.147cm" svg:viewBox="0 0 403 448" svg:d="M58 378c-2 16-9 39-9 43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74cm" svg:height="0.357cm" svg:x="4.202cm" svg:y="12.79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542cm" svg:y="12.8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4.856cm" svg:y="13.1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5.448cm" svg:y="12.844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8" draw:layer="layout" svg:width="0.655cm" svg:height="0.232cm" svg:x="6.102cm" svg:y="13.2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7.524cm" svg:y="12.2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7cm" svg:height="0.042cm" svg:x="7.204cm" svg:y="13.315cm" svg:viewBox="0 0 1078 43" draw:points="538,43 0,43 0,0 1078,0 1078,43">
            <text:p/>
          </draw:polygon>
          <draw:path draw:style-name="gr3" draw:text-style-name="P8" draw:layer="layout" svg:width="0.469cm" svg:height="0.696cm" svg:x="7.244cm" svg:y="13.57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7.744cm" svg:y="13.8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olygon draw:style-name="gr3" draw:text-style-name="P8" draw:layer="layout" svg:width="0.136cm" svg:height="0.984cm" svg:x="8.512cm" svg:y="12.844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9.05cm" svg:y="12.88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olygon draw:style-name="gr3" draw:text-style-name="P8" draw:layer="layout" svg:width="0.136cm" svg:height="0.984cm" svg:x="9.702cm" svg:y="12.8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10.201cm" svg:y="13.147cm" svg:viewBox="0 0 455 638" svg:d="M450 65c3-7 5-11 5-18 0-18-14-27-29-27-12 0-36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0.791cm" svg:y="12.8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1.104cm" svg:y="13.1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4cm" svg:x="11.693cm" svg:y="12.844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olygon draw:style-name="gr3" draw:text-style-name="P8" draw:layer="layout" svg:width="0.136cm" svg:height="0.984cm" svg:x="12.37cm" svg:y="12.844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2.97cm" svg:y="12.844cm" svg:viewBox="0 0 137 985" draw:points="137,0 0,0 0,40 96,40 96,947 0,947 0,985 137,98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width" smil:values="0;width" smil:keyTimes="0;1"/>
                  <anim:animate smil:dur="0.5s" smil:fill="hold" smil:targetElement="id58" anim:sub-item="text" smil:attributeName="height" smil:values="0;height" smil:keyTimes="0;1"/>
                  <anim:transitionFilter smil:dur="0.5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0;width" smil:keyTimes="0;1"/>
                  <anim:animate smil:dur="0.5s" smil:fill="hold" smil:targetElement="id60" anim:sub-item="text" smil:attributeName="height" smil:values="0;height" smil:keyTimes="0;1"/>
                  <anim:transitionFilter smil:dur="0.5s" smil:targetElement="id60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0;width" smil:keyTimes="0;1"/>
                  <anim:animate smil:dur="0.5s" smil:fill="hold" smil:targetElement="id62" anim:sub-item="text" smil:attributeName="height" smil:values="0;height" smil:keyTimes="0;1"/>
                  <anim:transitionFilter smil:dur="0.5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0;width" smil:keyTimes="0;1"/>
                  <anim:animate smil:dur="0.5s" smil:fill="hold" smil:targetElement="id64" anim:sub-item="text" smil:attributeName="height" smil:values="0;height" smil:keyTimes="0;1"/>
                  <anim:transitionFilter smil:dur="0.5s" smil:targetElement="id64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6" smil:attributeName="visibility" smil:to="visible"/>
                  <anim:animate smil:dur="0.5s" smil:fill="hold" smil:targetElement="id66" smil:attributeName="width" smil:values="width*0.05;width" smil:keyTimes="0;1"/>
                  <anim:animate smil:dur="0.5s" smil:fill="hold" smil:targetElement="id66" smil:attributeName="height" smil:values="height;height" smil:keyTimes="0;1"/>
                  <anim:animate smil:dur="0.5s" smil:fill="hold" smil:targetElement="id66" smil:attributeName="x" smil:values="x-.2;x" smil:keyTimes="0;1"/>
                  <anim:animate smil:dur="0.5s" smil:fill="hold" smil:targetElement="id66" smil:attributeName="y" smil:values="y;y" smil:keyTimes="0;1"/>
                  <anim:transitionFilter smil:dur="0.5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width" smil:values="width*0.05;width" smil:keyTimes="0;1"/>
                  <anim:animate smil:dur="0.5s" smil:fill="hold" smil:targetElement="id67" anim:sub-item="text" smil:attributeName="height" smil:values="height;height" smil:keyTimes="0;1"/>
                  <anim:animate smil:dur="0.5s" smil:fill="hold" smil:targetElement="id67" anim:sub-item="text" smil:attributeName="x" smil:values="x-.2;x" smil:keyTimes="0;1"/>
                  <anim:animate smil:dur="0.5s" smil:fill="hold" smil:targetElement="id67" anim:sub-item="text" smil:attributeName="y" smil:values="y;y" smil:keyTimes="0;1"/>
                  <anim:transitionFilter smil:dur="0.5s" smil:targetElement="id67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11" draw:text-style-name="P10" draw:layer="layout" svg:width="26.4cm" svg:height="14.173cm" svg:x="0.722cm" svg:y="0.627cm" presentation:class="title" presentation:user-transformed="true">
          <draw:text-box>
            <text:p xml:id="id73" text:id="id73" text:style-name="P3"><text:span text:style-name="T16"><text:tab/></text:span><text:span text:style-name="T16"><text:tab/></text:span><text:span text:style-name="T5"><text:line-break/></text:span><text:span text:style-name="T17"><text:tab/></text:span><text:span text:style-name="T17"> 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8"> <text:s text:c="15"/></text:span><text:span text:style-name="T17"><text:line-break/></text:span><text:span text:style-name="T17"><text:tab/></text:span><text:span text:style-name="T17">For <text:s text:c="11"/>, <text:s/>we get <text:s text:c="2"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/text:p>
          </draw:text-box>
        </draw:frame>
        <draw:g xml:id="id76" draw:id="id76">
          <svg:title>TexMaths</svg:title>
          <svg:desc>28§display§= f'(6) (4)§svg§600§FALSE§</svg:desc>
          <draw:polygon draw:style-name="gr2" draw:text-style-name="P7" draw:layer="layout" svg:width="4.223cm" svg:height="0.939cm" svg:x="12.729cm" svg:y="6.885cm" svg:viewBox="0 0 4224 940" draw:points="2113,940 0,940 0,0 4224,0 4224,940">
            <text:p/>
          </draw:polygon>
          <draw:path draw:style-name="gr3" draw:text-style-name="P8" draw:layer="layout" svg:width="0.656cm" svg:height="0.232cm" svg:x="12.736cm" svg:y="7.266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8" draw:layer="layout" svg:width="0.492cm" svg:height="0.897cm" svg:x="13.771cm" svg:y="6.935cm" svg:viewBox="0 0 493 898" svg:d="M311 300h86c18 0 29 0 29-18 0-11-11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14.34cm" svg:y="6.83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4.681cm" svg:y="6.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5.008cm" svg:y="6.973cm" svg:viewBox="0 0 410 678" svg:d="M90 334v-25c0-249 123-284 172-284 25 0 65 6 88 40-16 0-54 0-54 42 0 32 22 48 45 48 15 0 44-9 44-48 0-60-42-107-125-107-126 0-260 128-260 345 0 264 114 333 206 333 110 0 204-91 204-221 0-126-87-222-197-222-67 0-103 52-123 99zM206 652c-60 0-92-61-96-74-18-47-18-126-18-144 0-76 31-176 121-176 16 0 60 0 92 62 18 36 18 88 18 135s0 96-18 132c-29 60-74 65-99 65z">
            <text:p/>
          </draw:path>
          <draw:path draw:style-name="gr3" draw:text-style-name="P8" draw:layer="layout" svg:width="0.23cm" svg:height="0.984cm" svg:x="15.514cm" svg:y="6.89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  <draw:path draw:style-name="gr3" draw:text-style-name="P8" draw:layer="layout" svg:width="0.23cm" svg:height="0.984cm" svg:x="15.938cm" svg:y="6.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6.251cm" svg:y="6.961cm" svg:viewBox="0 0 439 667" svg:d="M262 506v85c0 36 0 47-74 47h-20v29c40-2 92-2 132-2 43 0 94 0 135 2v-29h-20c-74 0-77-11-77-47v-85h101v-31h-101v-450c0-18 0-25-15-25-9 0-12 0-18 11l-305 464v31zM269 475h-242l242-368z">
            <text:p/>
          </draw:path>
          <draw:path draw:style-name="gr3" draw:text-style-name="P8" draw:layer="layout" svg:width="0.23cm" svg:height="0.984cm" svg:x="16.771cm" svg:y="6.89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draw:g xml:id="id71" draw:id="id71">
          <svg:title>TexMaths</svg:title>
          <svg:desc>28§display§= f'[g(x)].\frac{d}{dx}[\ g(x)\ ]§svg§600§FALSE§</svg:desc>
          <draw:polygon draw:style-name="gr2" draw:text-style-name="P7" draw:layer="layout" svg:width="8.688cm" svg:height="1.936cm" svg:x="6.027cm" svg:y="0.882cm" svg:viewBox="0 0 8689 1937" draw:points="4343,1937 0,1937 0,0 8689,0 8689,1937">
            <text:p/>
          </draw:polygon>
          <draw:path draw:style-name="gr3" draw:text-style-name="P8" draw:layer="layout" svg:width="0.655cm" svg:height="0.232cm" svg:x="6.034cm" svg:y="1.8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069cm" svg:y="1.48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174cm" svg:height="0.357cm" svg:x="7.638cm" svg:y="1.391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7.996cm" svg:y="1.4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168cm" svg:y="1.747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8.755cm" svg:y="1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069cm" svg:y="1.7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9.66cm" svg:y="1.4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0.007cm" svg:y="1.444cm" svg:viewBox="0 0 137 985" draw:points="137,0 0,0 0,40 96,40 96,947 0,947 0,985 137,985">
            <text:p/>
          </draw:polygon>
          <draw:path draw:style-name="gr3" draw:text-style-name="P8" draw:layer="layout" svg:width="0.107cm" svg:height="0.106cm" svg:x="10.343cm" svg:y="2.078cm" svg:viewBox="0 0 108 107" svg:d="M108 54c0-29-25-54-54-54s-54 25-54 54 25 53 54 53 54-24 54-53z">
            <text:p/>
          </draw:path>
          <draw:path draw:style-name="gr3" draw:text-style-name="P8" draw:layer="layout" svg:width="0.469cm" svg:height="0.696cm" svg:x="10.971cm" svg:y="0.8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8" draw:layer="layout" svg:width="1.076cm" svg:height="0.042cm" svg:x="10.65cm" svg:y="1.915cm" svg:viewBox="0 0 1077 43" draw:points="538,43 0,43 0,0 1077,0 1077,43">
            <text:p/>
          </draw:polygon>
          <draw:path draw:style-name="gr3" draw:text-style-name="P8" draw:layer="layout" svg:width="0.469cm" svg:height="0.696cm" svg:x="10.691cm" svg:y="2.17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8" draw:layer="layout" svg:width="0.492cm" svg:height="0.447cm" svg:x="11.192cm" svg:y="2.4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0.136cm" svg:height="0.984cm" svg:x="11.961cm" svg:y="1.4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12.46cm" svg:y="1.747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3.047cm" svg:y="1.4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361cm" svg:y="1.7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13.952cm" svg:y="1.4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4.626cm" svg:y="1.444cm" svg:viewBox="0 0 137 985" draw:points="137,0 0,0 0,40 96,40 96,947 0,947 0,985 137,985">
            <text:p/>
          </draw:polygon>
        </draw:g>
        <draw:g xml:id="id72" draw:id="id72">
          <svg:title>TexMaths</svg:title>
          <svg:desc>28§display§r'(x) = f'[g(x)].g'(x)§svg§600§FALSE§</svg:desc>
          <draw:polygon draw:style-name="gr2" draw:text-style-name="P7" draw:layer="layout" svg:width="8.814cm" svg:height="0.939cm" svg:x="3.748cm" svg:y="3.383cm" svg:viewBox="0 0 8815 940" draw:points="4408,940 0,940 0,0 8815,0 8815,940">
            <text:p/>
          </draw:polygon>
          <draw:path draw:style-name="gr3" draw:text-style-name="P8" draw:layer="layout" svg:width="0.402cm" svg:height="0.447cm" svg:x="3.728cm" svg:y="3.69cm" svg:viewBox="0 0 403 448" svg:d="M58 378c-2 16-9 38-9 43 0 18 14 27 29 27 12 0 30-9 36-27 2-5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74cm" svg:height="0.357cm" svg:x="4.203cm" svg:y="3.3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543cm" svg:y="3.38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857cm" svg:y="3.6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5.448cm" svg:y="3.388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6.102cm" svg:y="3.7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137cm" svg:y="3.433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7.706cm" svg:y="3.334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8.066cm" svg:y="3.388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236cm" svg:y="3.69cm" svg:viewBox="0 0 455 638" svg:d="M450 65c2-7 5-11 5-18 0-18-14-27-29-27-12 0-39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8.825cm" svg:y="3.38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9.139cm" svg:y="3.6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" draw:text-style-name="P8" draw:layer="layout" svg:width="0.23cm" svg:height="0.984cm" svg:x="9.728cm" svg:y="3.388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olygon draw:style-name="gr3" draw:text-style-name="P8" draw:layer="layout" svg:width="0.136cm" svg:height="0.984cm" svg:x="10.077cm" svg:y="3.388cm" svg:viewBox="0 0 137 985" draw:points="137,0 0,0 0,40 96,40 96,947 0,947 0,985 137,985">
            <text:p/>
          </draw:polygon>
          <draw:path draw:style-name="gr3" draw:text-style-name="P8" draw:layer="layout" svg:width="0.107cm" svg:height="0.106cm" svg:x="10.413cm" svg:y="4.021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10.617cm" svg:y="3.69cm" svg:viewBox="0 0 455 638" svg:d="M450 65c2-7 5-11 5-18 0-18-14-27-29-27-12 0-39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1.139cm" svg:y="3.3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479cm" svg:y="3.38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1.793cm" svg:y="3.6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12.384cm" svg:y="3.388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g xml:id="id74" draw:id="id74">
          <svg:title>TexMaths</svg:title>
          <svg:desc>28§display§x = 2§svg§600§FALSE§</svg:desc>
          <draw:polygon draw:style-name="gr2" draw:text-style-name="P7" draw:layer="layout" svg:width="2.22cm" svg:height="0.567cm" svg:x="3.849cm" svg:y="5.284cm" svg:viewBox="0 0 2221 568" draw:points="1111,568 0,568 0,0 2221,0 2221,568">
            <text:p/>
          </draw:polygon>
          <draw:path draw:style-name="gr3" draw:text-style-name="P8" draw:layer="layout" svg:width="0.492cm" svg:height="0.446cm" svg:x="3.829cm" svg:y="5.454cm" svg:viewBox="0 0 493 447" svg:d="M302 139c5-27 27-117 97-117 7 0 29 0 49 12-27 6-47 31-47 53 0 16 11 36 38 36 23 0 54-18 54-58 0-52-58-65-92-65-58 0-92 51-105 76-25-67-76-76-106-76-103 0-159 127-159 152 0 9 9 9 12 9 9 0 11 0 13-9 34-105 99-130 132-130 18 0 54 9 54 65 0 31-18 98-54 235-15 62-51 103-94 103-7 0-29 0-49-12 24-6 47-26 47-53s-23-36-38-36c-29 0-54 27-54 58 0 45 49 65 92 65 67 0 103-69 105-76 11 38 47 76 105 76 104 0 160-127 160-152 0-9-9-9-12-9-9 0-11 2-13 9-31 107-101 130-132 130-38 0-54-32-54-65 0-23 7-43 18-87z">
            <text:p/>
          </draw:path>
          <draw:path draw:style-name="gr3" draw:text-style-name="P8" draw:layer="layout" svg:width="0.656cm" svg:height="0.231cm" svg:x="4.692cm" svg:y="5.528cm" svg:viewBox="0 0 657 232" svg:d="M623 40c16 0 34 0 34-20s-18-20-32-20h-591c-16 0-34 0-34 20s18 20 34 20zM625 232c14 0 32 0 32-20s-18-20-34-20h-589c-16 0-34 0-34 20s18 20 34 20z">
            <text:p/>
          </draw:path>
          <draw:path draw:style-name="gr3" draw:text-style-name="P8" draw:layer="layout" svg:width="0.393cm" svg:height="0.656cm" svg:x="5.725cm" svg:y="5.235cm" svg:viewBox="0 0 394 657" svg:d="M76 581l105-103c155-136 213-187 213-286 0-114-87-192-208-192-112 0-186 92-186 179 0 53 49 53 52 53 17 0 51-11 51-51 0-25-18-51-51-51-9 0-9 0-14 2 22-65 76-101 135-101 89 0 132 79 132 161 0 78-50 157-103 217l-191 210c-11 11-11 13-11 38h367l27-172h-24c-5 29-11 74-20 87-9 9-74 9-95 9z">
            <text:p/>
          </draw:path>
        </draw:g>
        <draw:g xml:id="id75" draw:id="id75">
          <svg:title>TexMaths</svg:title>
          <svg:desc>28§display§r'(2) = f'[g(2)].g'(2)§svg§600§FALSE§</svg:desc>
          <draw:polygon draw:style-name="gr2" draw:text-style-name="P7" draw:layer="layout" svg:width="8.604cm" svg:height="0.939cm" svg:x="3.65cm" svg:y="6.785cm" svg:viewBox="0 0 8605 940" draw:points="4302,940 0,940 0,0 8605,0 8605,940">
            <text:p/>
          </draw:polygon>
          <draw:path draw:style-name="gr3" draw:text-style-name="P8" draw:layer="layout" svg:width="0.402cm" svg:height="0.447cm" svg:x="3.63cm" svg:y="7.092cm" svg:viewBox="0 0 403 448" svg:d="M58 378c-2 16-9 38-9 43 0 18 14 27 29 27 12 0 30-9 36-27 2-5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74cm" svg:height="0.357cm" svg:x="4.105cm" svg:y="6.73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445cm" svg:y="6.7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93cm" svg:height="0.657cm" svg:x="4.779cm" svg:y="6.87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23cm" svg:height="0.984cm" svg:x="5.278cm" svg:y="6.7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5.935cm" svg:y="7.16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6.969cm" svg:y="6.835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7.538cm" svg:y="6.736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7.896cm" svg:y="6.79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069cm" svg:y="7.092cm" svg:viewBox="0 0 455 638" svg:d="M450 65c2-7 5-11 5-18 0-18-14-27-29-27-12 0-36 7-41 43-18-38-54-63-92-63-114 0-235 139-235 280 0 98 61 157 130 157 58 0 105-47 117-59v3c-21 87-34 127-34 130-2 8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8.656cm" svg:y="6.7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93cm" svg:height="0.657cm" svg:x="8.992cm" svg:y="6.87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2 9-92 9z">
            <text:p/>
          </draw:path>
          <draw:path draw:style-name="gr3" draw:text-style-name="P8" draw:layer="layout" svg:width="0.23cm" svg:height="0.984cm" svg:x="9.489cm" svg:y="6.7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olygon draw:style-name="gr3" draw:text-style-name="P8" draw:layer="layout" svg:width="0.136cm" svg:height="0.984cm" svg:x="9.838cm" svg:y="6.79cm" svg:viewBox="0 0 137 985" draw:points="137,0 0,0 0,40 96,40 96,947 0,947 0,985 137,985">
            <text:p/>
          </draw:polygon>
          <draw:path draw:style-name="gr3" draw:text-style-name="P8" draw:layer="layout" svg:width="0.107cm" svg:height="0.106cm" svg:x="10.174cm" svg:y="7.423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10.378cm" svg:y="7.092cm" svg:viewBox="0 0 455 638" svg:d="M450 65c2-7 5-11 5-18 0-18-14-27-29-27-12 0-36 7-41 43-18-38-54-63-92-63-114 0-235 139-235 280 0 98 61 157 130 157 58 0 105-47 117-59v3c-21 87-34 127-34 130-2 8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0.9cm" svg:y="6.73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24cm" svg:y="6.7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93cm" svg:height="0.657cm" svg:x="11.576cm" svg:y="6.87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23cm" svg:height="0.984cm" svg:x="12.073cm" svg:y="6.7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g xml:id="id77" draw:id="id77">
          <svg:title>TexMaths</svg:title>
          <svg:desc>28§display§= (-4) (4) = -16§svg§600§FALSE§</svg:desc>
          <draw:polygon draw:style-name="gr2" draw:text-style-name="P7" draw:layer="layout" svg:width="7.241cm" svg:height="0.886cm" svg:x="17.53cm" svg:y="6.886cm" svg:viewBox="0 0 7242 887" draw:points="3620,887 0,887 0,0 7242,0 7242,887">
            <text:p/>
          </draw:polygon>
          <draw:path draw:style-name="gr3" draw:text-style-name="P8" draw:layer="layout" svg:width="0.655cm" svg:height="0.232cm" svg:x="17.537cm" svg:y="7.2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5cm" svg:x="18.616cm" svg:y="6.83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8.984cm" svg:y="7.31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7cm" svg:x="19.696cm" svg:y="6.909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20.216cm" svg:y="6.83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3cm" svg:height="0.985cm" svg:x="20.639cm" svg:y="6.83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38cm" svg:height="0.667cm" svg:x="20.953cm" svg:y="6.909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21.472cm" svg:y="6.83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22.129cm" svg:y="7.2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23.193cm" svg:y="7.31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23.965cm" svg:y="6.9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409cm" svg:height="0.678cm" svg:x="24.411cm" svg:y="6.92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2 18 36 18 88 18 135s0 96-18 132c-29 61-74 65-99 65z">
            <text:p/>
          </draw:path>
        </draw:g>
        <draw:g xml:id="id79" draw:id="id79">
          <svg:title>TexMaths</svg:title>
          <svg:desc>32§display§R(x) = g[\ 3 + f(x)\ ]§svg§600§FALSE§</svg:desc>
          <draw:polygon draw:style-name="gr2" draw:text-style-name="P7" draw:layer="layout" svg:width="9.711cm" svg:height="1.012cm" svg:x="3.841cm" svg:y="8.389cm" svg:viewBox="0 0 9712 1013" draw:points="4856,1013 0,1013 0,0 9712,0 9712,1013">
            <text:p/>
          </draw:polygon>
          <draw:path draw:style-name="gr3" draw:text-style-name="P8" draw:layer="layout" svg:width="0.805cm" svg:height="0.795cm" svg:x="3.831cm" svg:y="8.407cm" svg:viewBox="0 0 806 796" svg:d="M376 77c8-26 11-39 34-41 10 0 46 0 66 0 82 0 208 0 208 110 0 38-18 118-64 161-29 28-88 64-190 64h-125zM540 386c113-25 248-102 248-217 0-97-102-169-250-169h-320c-23 0-34 0-34 23 0 13 11 13 31 13 3 0 23 0 44 2 20 0 30 3 30 18 0 3-2 8-5 21l-151 606c-10 44-13 51-102 51-21 0-31 0-31 23 0 13 13 13 15 13 34 0 110-2 144-2 30 0 110 2 143 2 8 0 21 0 21-23 0-13-8-13-31-13-41 0-74 0-74-20 0-5 2-10 5-18l74-299h133c102 0 123 64 123 102 0 18-8 54-15 79-8 31-18 72-18 95 0 123 135 123 151 123 94 0 135-115 135-131 0-12-12-12-15-12-10 0-10 7-13 15-28 84-77 102-102 102-39 0-46-25-46-69 0-36 7-92 10-128 3-15 5-38 5-54 0-87-74-120-105-133z">
            <text:p/>
          </draw:path>
          <draw:path draw:style-name="gr3" draw:text-style-name="P8" draw:layer="layout" svg:width="0.263cm" svg:height="1.125cm" svg:x="4.758cm" svg:y="8.33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5.119cm" svg:y="8.678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8" draw:layer="layout" svg:width="0.263cm" svg:height="1.125cm" svg:x="5.792cm" svg:y="8.33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ath draw:style-name="gr3" draw:text-style-name="P8" draw:layer="layout" svg:width="0.749cm" svg:height="0.265cm" svg:x="6.539cm" svg:y="8.763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8" draw:layer="layout" svg:width="0.519cm" svg:height="0.728cm" svg:x="7.681cm" svg:y="8.678cm" svg:viewBox="0 0 520 729" svg:d="M515 74c2-7 5-13 5-20 0-21-16-31-34-31-12 0-41 8-46 49-20-44-61-72-105-72-130 0-268 159-268 320 0 112 69 179 148 179 67 0 120-54 133-67v3c-23 100-38 146-38 148-3 11-41 123-162 123-23 0-58-2-89-12 33-11 46-39 46-59 0-18-13-39-44-39-25 0-61 21-61 64 0 46 41 69 151 69 141 0 223-87 238-156zM369 353c-8 31-34 59-59 79-23 21-59 41-90 41-56 0-74-58-74-102 0-56 33-189 64-246 31-56 79-99 125-99 75 0 90 89 90 97 0 5 0 10-3 15z">
            <text:p/>
          </draw:path>
          <draw:polygon draw:style-name="gr3" draw:text-style-name="P8" draw:layer="layout" svg:width="0.155cm" svg:height="1.125cm" svg:x="8.375cm" svg:y="8.333cm" svg:viewBox="0 0 156 1126" draw:points="156,1126 156,1082 46,1082 46,46 156,46 156,0 0,0 0,1126">
            <text:p/>
          </draw:polygon>
          <draw:path draw:style-name="gr3" draw:text-style-name="P8" draw:layer="layout" svg:width="0.467cm" svg:height="0.774cm" svg:x="8.976cm" svg:y="8.428cm" svg:viewBox="0 0 468 775" svg:d="M282 353c92-28 156-107 156-197 0-92-98-156-208-156-115 0-199 67-199 154 0 35 25 58 56 58 36 0 59-25 59-58 0-57-54-57-69-57 33-53 107-69 148-69 46 0 110 26 110 126 0 15-2 79-33 130-33 54-72 56-100 59-7 0-36 2-43 2-11 0-18 3-18 13 0 13 7 13 28 13h49c92 0 135 77 135 187 0 153-79 187-128 187-48 0-133-21-174-87 41 7 74-18 74-62 0-41-28-64-61-64-28 0-64 18-64 67 0 102 105 176 228 176 138 0 240-102 240-217 0-92-71-179-186-205z">
            <text:p/>
          </draw:path>
          <draw:path draw:style-name="gr3" draw:text-style-name="P8" draw:layer="layout" svg:width="0.749cm" svg:height="0.751cm" svg:x="9.803cm" svg:y="8.52cm" svg:viewBox="0 0 750 752" svg:d="M399 399h315c16 0 36 0 36-23s-20-23-36-23h-315v-315c0-18 0-38-23-38s-23 20-23 38v315h-315c-18 0-38 0-38 23s20 23 38 23h315v315c0 15 0 38 23 38s23-23 23-38z">
            <text:p/>
          </draw:path>
          <draw:path draw:style-name="gr3" draw:text-style-name="P8" draw:layer="layout" svg:width="0.562cm" svg:height="1.025cm" svg:x="10.925cm" svg:y="8.384cm" svg:viewBox="0 0 563 1026" svg:d="M356 343h97c21 0 33 0 33-21 0-12-12-12-30-12h-95l26-131c2-23 17-102 25-115 10-23 31-38 54-38 5 0 33 0 54 20-49 3-59 44-59 59 0 28 20 41 41 41 28 0 61-26 61-69 0-51-51-77-97-77-38 0-110 20-143 133-8 23-11 33-39 177h-77c-23 0-33 0-33 20 0 13 8 13 31 13h74l-84 445c-21 110-41 213-98 213-5 0-33 0-56-21 54-2 64-43 64-61 0-26-21-39-44-39-28 0-61 26-61 67 0 51 49 79 97 79 62 0 105-66 126-110 38-72 64-207 64-215z">
            <text:p/>
          </draw:path>
          <draw:path draw:style-name="gr3" draw:text-style-name="P8" draw:layer="layout" svg:width="0.263cm" svg:height="1.125cm" svg:x="11.649cm" svg:y="8.33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562cm" svg:height="0.511cm" svg:x="12.007cm" svg:y="8.678cm" svg:viewBox="0 0 563 512" svg:d="M346 159c5-31 30-133 110-133 5 0 33 0 56 12-31 8-54 36-54 62 0 18 13 41 44 41 25 0 61-21 61-67 0-59-66-74-105-74-66 0-105 59-120 87-28-77-87-87-120-87-118 0-182 146-182 174 0 10 10 10 13 10 10 0 12 0 15-10 38-120 113-148 151-148 21 0 61 10 61 74 0 36-20 112-61 269-18 71-59 117-107 117-8 0-34 0-57-13 28-7 54-30 54-61s-26-41-44-41c-33 0-61 31-61 67 0 51 56 74 105 74 77 0 115-80 120-87 13 43 54 87 121 87 117 0 181-146 181-174 0-10-10-10-12-10-11 0-13 2-16 10-38 123-115 148-151 148-43 0-61-36-61-74 0-26 7-49 20-100z">
            <text:p/>
          </draw:path>
          <draw:path draw:style-name="gr3" draw:text-style-name="P8" draw:layer="layout" svg:width="0.263cm" svg:height="1.125cm" svg:x="12.681cm" svg:y="8.33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  <draw:polygon draw:style-name="gr3" draw:text-style-name="P8" draw:layer="layout" svg:width="0.155cm" svg:height="1.125cm" svg:x="13.454cm" svg:y="8.333cm" svg:viewBox="0 0 156 1126" draw:points="156,0 0,0 0,46 110,46 110,1082 0,1082 0,1126 156,1126">
            <text:p/>
          </draw:polygon>
        </draw:g>
        <draw:g xml:id="id80" draw:id="id80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3.743cm" svg:y="10.282cm" svg:viewBox="0 0 6272 607" draw:points="3136,607 0,607 0,0 6272,0 6272,607">
            <text:p/>
          </draw:polygon>
          <draw:path draw:style-name="gr3" draw:text-style-name="P8" draw:layer="layout" svg:width="0.662cm" svg:height="0.673cm" svg:x="3.727cm" svg:y="10.2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4.477cm" svg:y="10.2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744cm" svg:y="10.2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5.378cm" svg:y="10.822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6.032cm" svg:y="10.4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6.818cm" svg:y="10.822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365cm" svg:y="10.4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7.837cm" svg:y="10.822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377cm" svg:y="10.3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794cm" svg:y="10.822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338cm" svg:y="10.4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9.958cm" svg:y="10.822cm" svg:viewBox="0 0 108 108" svg:d="M108 54c0-29-25-54-54-54s-54 25-54 54 25 54 54 54 54-25 54-54z">
            <text:p/>
          </draw:path>
        </draw:g>
        <draw:g xml:id="id81" draw:id="id81">
          <svg:title>TexMaths</svg:title>
          <svg:desc>28§display§R'(x) = \frac{d}{dx}[\  g[\ 3 + f(x)\ ]  \ ] §svg§600§FALSE§</svg:desc>
          <draw:polygon draw:style-name="gr2" draw:text-style-name="P7" draw:layer="layout" svg:width="11.289cm" svg:height="1.936cm" svg:x="3.738cm" svg:y="11.482cm" svg:viewBox="0 0 11290 1937" draw:points="5645,1937 0,1937 0,0 11290,0 11290,1937">
            <text:p/>
          </draw:polygon>
          <draw:path draw:style-name="gr3" draw:text-style-name="P8" draw:layer="layout" svg:width="0.705cm" svg:height="0.696cm" svg:x="3.729cm" svg:y="12.109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3-67 89-90 89-33 0-40-22-40-60 0-32 7-81 9-112 2-14 4-34 4-47 0-77-64-106-91-117z">
            <text:p/>
          </draw:path>
          <draw:path draw:style-name="gr3" draw:text-style-name="P8" draw:layer="layout" svg:width="0.174cm" svg:height="0.357cm" svg:x="4.477cm" svg:y="11.99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818cm" svg:y="12.0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131cm" svg:y="12.3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5.72cm" svg:y="12.0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6.377cm" svg:y="12.4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7.799cm" svg:y="11.4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7.479cm" svg:y="12.515cm" svg:viewBox="0 0 1077 43" draw:points="538,43 0,43 0,0 1077,0 1077,43">
            <text:p/>
          </draw:polygon>
          <draw:path draw:style-name="gr3" draw:text-style-name="P8" draw:layer="layout" svg:width="0.469cm" svg:height="0.696cm" svg:x="7.517cm" svg:y="12.77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8.019cm" svg:y="13.0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8.787cm" svg:y="12.0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9.287cm" svg:y="12.347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9.894cm" svg:y="12.044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10.42cm" svg:y="12.127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655cm" svg:height="0.657cm" svg:x="11.144cm" svg:y="12.20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12.125cm" svg:y="12.08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8" draw:layer="layout" svg:width="0.23cm" svg:height="0.984cm" svg:x="12.759cm" svg:y="12.0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072cm" svg:y="12.3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13.661cm" svg:y="12.0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4.338cm" svg:y="12.044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4.94cm" svg:y="12.044cm" svg:viewBox="0 0 137 985" draw:points="137,0 0,0 0,40 96,40 96,947 0,947 0,985 137,985">
            <text:p/>
          </draw:polygon>
        </draw:g>
        <draw:g xml:id="id78" draw:id="id78">
          <svg:title>TexMaths</svg:title>
          <svg:desc>32§display§\text { (ii) }§svg§600§FALSE§</svg:desc>
          <draw:polygon draw:style-name="gr2" draw:text-style-name="P7" draw:layer="layout" svg:width="1.277cm" svg:height="1.012cm" svg:x="2.032cm" svg:y="8.389cm" svg:viewBox="0 0 1278 1013" draw:points="638,1013 0,1013 0,0 1278,0 1278,1013">
            <text:p/>
          </draw:polygon>
          <draw:path draw:style-name="gr3" draw:text-style-name="P8" draw:layer="layout" svg:width="0.263cm" svg:height="1.125cm" svg:x="2.086cm" svg:y="8.333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242cm" svg:height="0.754cm" svg:x="2.449cm" svg:y="8.425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242cm" svg:height="0.754cm" svg:x="2.762cm" svg:y="8.425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263cm" svg:height="1.125cm" svg:x="3.102cm" svg:y="8.333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width" smil:values="width*0.05;width" smil:keyTimes="0;1"/>
                  <anim:animate smil:dur="0.5s" smil:fill="hold" smil:targetElement="id73" anim:sub-item="text" smil:attributeName="height" smil:values="height;height" smil:keyTimes="0;1"/>
                  <anim:animate smil:dur="0.5s" smil:fill="hold" smil:targetElement="id73" anim:sub-item="text" smil:attributeName="x" smil:values="x-.2;x" smil:keyTimes="0;1"/>
                  <anim:animate smil:dur="0.5s" smil:fill="hold" smil:targetElement="id73" anim:sub-item="text" smil:attributeName="y" smil:values="y;y" smil:keyTimes="0;1"/>
                  <anim:transitionFilter smil:dur="0.5s" smil:targetElement="id73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84" text:id="id84" text:style-name="P3"><text:span text:style-name="T11"><text:tab/></text:span><text:span text:style-name="T11"><text:tab/></text:span><text:span text:style-name="T5"><text:line-break/></text:span><text:span text:style-name="T17"><text:tab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9"><text:tab/></text:span><text:span text:style-name="T19"><text:tab/></text:span><text:span text:style-name="T17"><text:line-break/></text:span><text:span text:style-name="T17"><text:tab/></text:span><text:span text:style-name="T17">For <text:s text:c="11"/>, <text:s/>we get, 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1"><text:tab/></text:span></text:p>
          </draw:text-box>
        </draw:frame>
        <draw:g xml:id="id82" draw:id="id82">
          <svg:title>TexMaths</svg:title>
          <svg:desc>28§display§R'(x) = g'[\ 3 + f(x)\ ].\frac{d}{dx}[\ 3 + f(x)\ ]§svg§600§FALSE§</svg:desc>
          <draw:polygon draw:style-name="gr2" draw:text-style-name="P7" draw:layer="layout" svg:width="15.447cm" svg:height="1.936cm" svg:x="2.834cm" svg:y="0.881cm" svg:viewBox="0 0 15448 1937" draw:points="7723,1937 0,1937 0,0 15448,0 15448,1937">
            <text:p/>
          </draw:polygon>
          <draw:path draw:style-name="gr3" draw:text-style-name="P8" draw:layer="layout" svg:width="0.705cm" svg:height="0.696cm" svg:x="2.825cm" svg:y="1.508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7-11-27-11-36 0-65 0-65-18 0-5 3-9 5-16l65-262h116c90 0 108 56 108 90 0 15-7 47-14 69-6 27-15 63-15 83 0 108 118 108 132 108 83 0 119-101 119-115 0-11-12-11-14-11-9 0-9 7-11 14-25 73-67 89-90 89-33 0-40-22-40-60 0-32 7-81 9-112 2-14 4-34 4-47 0-77-65-106-91-117z">
            <text:p/>
          </draw:path>
          <draw:path draw:style-name="gr3" draw:text-style-name="P8" draw:layer="layout" svg:width="0.174cm" svg:height="0.357cm" svg:x="3.573cm" svg:y="1.3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914cm" svg:y="1.44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227cm" svg:y="1.74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816cm" svg:y="1.44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5.472cm" svg:y="1.8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6.469cm" svg:y="1.746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6.993cm" svg:y="1.39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7.352cm" svg:y="1.443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7.878cm" svg:y="1.52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655cm" svg:height="0.657cm" svg:x="8.604cm" svg:y="1.6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9.585cm" svg:y="1.486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23cm" svg:height="0.984cm" svg:x="10.216cm" svg:y="1.44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0.53cm" svg:y="1.746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11.121cm" svg:y="1.44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olygon draw:style-name="gr3" draw:text-style-name="P8" draw:layer="layout" svg:width="0.136cm" svg:height="0.984cm" svg:x="11.798cm" svg:y="1.443cm" svg:viewBox="0 0 137 985" draw:points="137,0 0,0 0,40 96,40 96,947 0,947 0,985 137,985">
            <text:p/>
          </draw:polygon>
          <draw:path draw:style-name="gr3" draw:text-style-name="P8" draw:layer="layout" svg:width="0.107cm" svg:height="0.106cm" svg:x="12.134cm" svg:y="2.077cm" svg:viewBox="0 0 108 107" svg:d="M108 54c0-29-25-54-54-54s-54 25-54 54 25 53 54 53 54-24 54-53z">
            <text:p/>
          </draw:path>
          <draw:path draw:style-name="gr3" draw:text-style-name="P8" draw:layer="layout" svg:width="0.469cm" svg:height="0.696cm" svg:x="12.761cm" svg:y="0.8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6cm" svg:height="0.042cm" svg:x="12.44cm" svg:y="1.914cm" svg:viewBox="0 0 1077 43" draw:points="538,43 0,43 0,0 1077,0 1077,43">
            <text:p/>
          </draw:polygon>
          <draw:path draw:style-name="gr3" draw:text-style-name="P8" draw:layer="layout" svg:width="0.469cm" svg:height="0.696cm" svg:x="12.478cm" svg:y="2.1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92cm" svg:height="0.447cm" svg:x="12.98cm" svg:y="2.42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0.136cm" svg:height="0.984cm" svg:x="13.748cm" svg:y="1.443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14.275cm" svg:y="1.52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655cm" svg:height="0.657cm" svg:x="15cm" svg:y="1.6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15.981cm" svg:y="1.486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23cm" svg:height="0.984cm" svg:x="16.613cm" svg:y="1.44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6.927cm" svg:y="1.746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17.518cm" svg:y="1.44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olygon draw:style-name="gr3" draw:text-style-name="P8" draw:layer="layout" svg:width="0.136cm" svg:height="0.984cm" svg:x="18.194cm" svg:y="1.443cm" svg:viewBox="0 0 137 985" draw:points="137,0 0,0 0,40 96,40 96,947 0,947 0,985 137,985">
            <text:p/>
          </draw:polygon>
        </draw:g>
        <draw:g xml:id="id83" draw:id="id83">
          <svg:title>TexMaths</svg:title>
          <svg:desc>28§display§R'(x) = g'[\ 3 + f(x)\ ].f'(x)§svg§600§FALSE§</svg:desc>
          <draw:polygon draw:style-name="gr2" draw:text-style-name="P7" draw:layer="layout" svg:width="11.536cm" svg:height="0.939cm" svg:x="2.735cm" svg:y="3.384cm" svg:viewBox="0 0 11537 940" draw:points="5768,940 0,940 0,0 11537,0 11537,940">
            <text:p/>
          </draw:polygon>
          <draw:path draw:style-name="gr3" draw:text-style-name="P8" draw:layer="layout" svg:width="0.705cm" svg:height="0.695cm" svg:x="2.726cm" svg:y="3.454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7 118 107 132 107 83 0 119-100 119-114 0-11-12-11-14-11-9 0-9 7-11 13-25 74-67 90-90 90-33 0-40-22-40-60 0-32 7-81 9-112 2-14 5-34 5-47 0-77-65-106-92-117z">
            <text:p/>
          </draw:path>
          <draw:path draw:style-name="gr3" draw:text-style-name="P8" draw:layer="layout" svg:width="0.174cm" svg:height="0.357cm" svg:x="3.474cm" svg:y="3.33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815cm" svg:y="3.3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4.128cm" svg:y="3.6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4.717cm" svg:y="3.3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5.374cm" svg:y="3.76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6.371cm" svg:y="3.691cm" svg:viewBox="0 0 455 638" svg:d="M450 65c3-7 5-11 5-18 0-18-14-27-29-27-12 0-36 7-41 43-18-38-53-63-92-63-114 0-235 139-235 280 0 98 61 157 130 157 58 0 105-47 117-59v3c-21 87-34 127-34 130-2 8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6.895cm" svg:y="3.335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7.253cm" svg:y="3.389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7.78cm" svg:y="3.472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655cm" svg:height="0.657cm" svg:x="8.506cm" svg:y="3.55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9.487cm" svg:y="3.434cm" svg:viewBox="0 0 493 898" svg:d="M311 300h86c17 0 29 0 29-18 0-11-12-11-27-11h-83l22-114c3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23cm" svg:height="0.984cm" svg:x="10.118cm" svg:y="3.3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432cm" svg:y="3.69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23cm" svg:height="0.984cm" svg:x="11.024cm" svg:y="3.3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1.7cm" svg:y="3.389cm" svg:viewBox="0 0 137 985" draw:points="137,0 0,0 0,40 96,40 96,947 0,947 0,985 137,985">
            <text:p/>
          </draw:polygon>
          <draw:path draw:style-name="gr3" draw:text-style-name="P8" draw:layer="layout" svg:width="0.107cm" svg:height="0.106cm" svg:x="12.036cm" svg:y="4.022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12.276cm" svg:y="3.43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12.845cm" svg:y="3.335cm" svg:viewBox="0 0 175 358" svg:d="M168 60c7-11 7-17 7-22 0-22-18-38-41-38-26 0-35 22-38 34l-92 300c-2 0-4 9-4 9 0 9 22 15 27 15 4 0 7 0 11-11z">
            <text:p/>
          </draw:path>
          <draw:path draw:style-name="gr3" draw:text-style-name="P8" draw:layer="layout" svg:width="0.23cm" svg:height="0.984cm" svg:x="13.185cm" svg:y="3.38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499cm" svg:y="3.6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3" draw:text-style-name="P8" draw:layer="layout" svg:width="0.23cm" svg:height="0.984cm" svg:x="14.09cm" svg:y="3.38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85" draw:id="id85">
          <svg:title>TexMaths</svg:title>
          <svg:desc>28§display§x = 4§svg§600§FALSE§</svg:desc>
          <draw:polygon draw:style-name="gr2" draw:text-style-name="P7" draw:layer="layout" svg:width="2.243cm" svg:height="0.579cm" svg:x="3.848cm" svg:y="5.085cm" svg:viewBox="0 0 2244 580" draw:points="1121,580 0,580 0,0 2244,0 2244,580">
            <text:p/>
          </draw:polygon>
          <draw:path draw:style-name="gr3" draw:text-style-name="P8" draw:layer="layout" svg:width="0.492cm" svg:height="0.447cm" svg:x="3.828cm" svg:y="5.266cm" svg:viewBox="0 0 493 448" svg:d="M303 139c4-27 26-117 96-117 7 0 29 0 49 12-27 6-47 31-47 53 0 16 11 36 38 36 23 0 54-18 54-58 0-52-58-65-92-65-58 0-92 51-105 76-25-67-76-76-105-76-104 0-160 128-160 152 0 9 9 9 12 9 9 0 11 0 13-9 34-105 99-130 132-130 18 0 54 9 54 65 0 32-18 99-54 235-15 63-51 103-94 103-7 0-29 0-49-11 24-7 47-27 47-54s-23-36-38-36c-29 0-54 27-54 59 0 44 49 65 92 65 67 0 103-70 105-77 11 38 47 77 106 77 103 0 159-128 159-153 0-9-9-9-12-9-8 0-11 3-13 9-31 108-101 130-132 130-38 0-54-31-54-65 0-22 7-42 18-87z">
            <text:p/>
          </draw:path>
          <draw:path draw:style-name="gr3" draw:text-style-name="P8" draw:layer="layout" svg:width="0.656cm" svg:height="0.232cm" svg:x="4.691cm" svg:y="5.34cm" svg:viewBox="0 0 657 233" svg:d="M623 40c16 0 34 0 34-20s-18-20-32-20h-591c-16 0-34 0-34 20s18 20 34 20zM625 233c14 0 32 0 32-20 0-21-18-21-34-21h-589c-16 0-34 0-34 21 0 20 18 20 34 20z">
            <text:p/>
          </draw:path>
          <draw:path draw:style-name="gr3" draw:text-style-name="P8" draw:layer="layout" svg:width="0.438cm" svg:height="0.666cm" svg:x="5.702cm" svg:y="5.036cm" svg:viewBox="0 0 439 667" svg:d="M262 506v85c0 36 0 47-74 47h-20v29c40-2 92-2 132-2 43 0 94 0 135 2v-29h-20c-74 0-77-11-77-47v-85h101v-32h-101v-449c0-18 0-25-15-25-9 0-11 0-18 11l-305 463v32zM269 474h-242l242-367z">
            <text:p/>
          </draw:path>
        </draw:g>
        <draw:g xml:id="id86" draw:id="id86">
          <svg:title>TexMaths</svg:title>
          <svg:desc>28§display§R'(4) = g'[ 3 + f(4) ].f'(4) = §svg§600§FALSE§</svg:desc>
          <draw:polygon draw:style-name="gr2" draw:text-style-name="P7" draw:layer="layout" svg:width="11.749cm" svg:height="0.939cm" svg:x="2.738cm" svg:y="6.487cm" svg:viewBox="0 0 11750 940" draw:points="5876,940 0,940 0,0 11750,0 11750,940">
            <text:p/>
          </draw:polygon>
          <draw:path draw:style-name="gr3" draw:text-style-name="P8" draw:layer="layout" svg:width="0.705cm" svg:height="0.695cm" svg:x="2.729cm" svg:y="6.557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7 118 107 132 107 83 0 119-100 119-114 0-11-12-11-14-11-9 0-9 7-11 13-25 74-67 90-90 90-33 0-40-22-40-60 0-32 7-81 9-112 2-14 5-34 5-47 0-77-65-106-92-117z">
            <text:p/>
          </draw:path>
          <draw:path draw:style-name="gr3" draw:text-style-name="P8" draw:layer="layout" svg:width="0.174cm" svg:height="0.357cm" svg:x="3.477cm" svg:y="6.4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818cm" svg:y="6.4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4.129cm" svg:y="6.563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4.651cm" svg:y="6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5.305cm" svg:y="6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6.304cm" svg:y="6.794cm" svg:viewBox="0 0 455 638" svg:d="M450 65c3-7 5-11 5-18 0-18-14-27-29-27-12 0-38 7-41 43-18-38-53-63-92-63-114 0-235 139-235 280 0 98 61 157 130 157 58 0 105-47 117-59v3c-20 87-34 127-34 130-2 8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6.826cm" svg:y="6.438cm" svg:viewBox="0 0 175 358" svg:d="M168 60c7-11 7-17 7-22 0-22-18-38-41-38-26 0-35 22-38 34l-92 300c-2 0-4 9-4 9 0 9 22 15 27 15 4 0 7 0 11-11z">
            <text:p/>
          </draw:path>
          <draw:polygon draw:style-name="gr3" draw:text-style-name="P8" draw:layer="layout" svg:width="0.136cm" svg:height="0.984cm" svg:x="7.187cm" svg:y="6.492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7.384cm" svg:y="6.575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655cm" svg:height="0.657cm" svg:x="8.11cm" svg:y="6.6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92cm" svg:height="0.897cm" svg:x="9.091cm" svg:y="6.53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23cm" svg:height="0.984cm" svg:x="9.723cm" svg:y="6.4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0.036cm" svg:y="6.563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0.558cm" svg:y="6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906cm" svg:y="6.492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242cm" svg:y="7.125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11.484cm" svg:y="6.53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12.053cm" svg:y="6.4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391cm" svg:y="6.4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2.705cm" svg:y="6.563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3.226cm" svg:y="6.4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3.881cm" svg:y="6.868cm" svg:viewBox="0 0 656 233" svg:d="M623 40c15 0 33 0 33-20s-18-20-31-20h-591c-16 0-34 0-34 20s18 20 34 20zM625 233c13 0 31 0 31-20s-18-20-33-20h-589c-16 0-34 0-34 20s18 20 34 20z">
            <text:p/>
          </draw:path>
        </draw:g>
        <draw:g xml:id="id89" draw:id="id89">
          <svg:title>TexMaths</svg:title>
          <svg:desc>28§display§R'(4) = (7)(5) = 35§svg§600§FALSE§</svg:desc>
          <draw:polygon draw:style-name="gr2" draw:text-style-name="P7" draw:layer="layout" svg:width="8.265cm" svg:height="0.939cm" svg:x="2.736cm" svg:y="8.192cm" svg:viewBox="0 0 8266 940" draw:points="4133,940 0,940 0,0 8266,0 8266,940">
            <text:p/>
          </draw:polygon>
          <draw:path draw:style-name="gr3" draw:text-style-name="P8" draw:layer="layout" svg:width="0.705cm" svg:height="0.695cm" svg:x="2.727cm" svg:y="8.26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7 118 107 132 107 83 0 119-100 119-114 0-11-12-11-14-11-9 0-9 7-11 13-25 74-67 90-90 90-33 0-40-22-40-60 0-32 7-81 9-112 2-14 5-34 5-47 0-77-65-106-92-117z">
            <text:p/>
          </draw:path>
          <draw:path draw:style-name="gr3" draw:text-style-name="P8" draw:layer="layout" svg:width="0.174cm" svg:height="0.357cm" svg:x="3.475cm" svg:y="8.1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3.816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4.127cm" svg:y="8.26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4.649cm" svg:y="8.1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5.303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4cm" svg:x="6.38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22cm" svg:height="0.689cm" svg:x="6.726cm" svg:y="8.268cm" svg:viewBox="0 0 423 690" svg:d="M414 67c9-13 9-15 9-36h-239c-121 0-124-13-126-31h-24l-34 204h25c2-16 11-79 24-90 7-7 85-7 97-7h206c-12 16-90 124-112 157-88 132-121 269-121 370 0 11 0 56 45 56 47 0 47-45 47-56v-50c0-53 2-109 9-161 4-22 17-107 62-170z">
            <text:p/>
          </draw:path>
          <draw:path draw:style-name="gr3" draw:text-style-name="P8" draw:layer="layout" svg:width="0.23cm" svg:height="0.984cm" svg:x="7.218cm" svg:y="8.1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7.642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77cm" svg:x="7.978cm" svg:y="8.28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23cm" svg:height="0.984cm" svg:x="8.475cm" svg:y="8.1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9.131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7cm" svg:x="10.155cm" svg:y="8.28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393cm" svg:height="0.677cm" svg:x="10.655cm" svg:y="8.28cm" svg:viewBox="0 0 394 678" svg:d="M394 459c0-116-80-217-188-217-47 0-90 16-125 51v-192c20 6 53 13 85 13 121 0 190-89 190-103 0-7-2-11-9-11-2 0-4 0-9 2-20 9-67 29-134 29-40 0-85-6-132-27-7-4-9-4-12-4-8 0-8 9-8 25v291c0 18 0 27 13 27 7 0 9-3 13-9 9-16 47-70 126-70 51 0 78 45 85 63 16 38 18 76 18 125 0 34 0 94-25 135-22 38-60 65-105 65-72 0-128-52-146-110 3 0 7 0 18 0 32 0 50-25 50-47 0-25-18-49-50-49-15 0-49 6-49 53 0 83 69 179 179 179 114 0 215-94 215-219z">
            <text:p/>
          </draw:path>
        </draw:g>
        <draw:g xml:id="id91" draw:id="id91">
          <svg:title>TexMaths</svg:title>
          <svg:desc>28§display§s(x) = f[\ 9 - f(x)\ ] §svg§600§FALSE§</svg:desc>
          <draw:polygon draw:style-name="gr2" draw:text-style-name="P7" draw:layer="layout" svg:width="8.288cm" svg:height="0.886cm" svg:x="4.531cm" svg:y="9.885cm" svg:viewBox="0 0 8289 887" draw:points="4144,887 0,887 0,0 8289,0 8289,887">
            <text:p/>
          </draw:polygon>
          <draw:path draw:style-name="gr3" draw:text-style-name="P8" draw:layer="layout" svg:width="0.364cm" svg:height="0.447cm" svg:x="4.533cm" svg:y="10.139cm" svg:viewBox="0 0 365 448" svg:d="M336 67c-29 0-47 23-47 45 0 13 9 29 29 29 23 0 47-18 47-56 0-45-42-85-119-85-130 0-168 101-168 143 0 79 74 95 103 99 52 11 104 20 104 76 0 25-23 108-142 108-15 0-91 0-114-52 38 5 63-24 63-54 0-22-16-33-36-33-27 0-56 20-56 65 0 56 56 96 141 96 161 0 200-119 200-163 0-36-18-61-32-74-27-27-54-32-98-41-36-9-74-15-74-60 0-27 22-88 109-88 25 0 74 7 90 45z">
            <text:p/>
          </draw:path>
          <draw:path draw:style-name="gr3" draw:text-style-name="P8" draw:layer="layout" svg:width="0.23cm" svg:height="0.985cm" svg:x="5.04cm" svg:y="9.8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355cm" svg:y="10.1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5.945cm" svg:y="9.8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6.599cm" svg:y="10.2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7.636cm" svg:y="9.881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olygon draw:style-name="gr3" draw:text-style-name="P8" draw:layer="layout" svg:width="0.136cm" svg:height="0.985cm" svg:x="8.288cm" svg:y="9.836cm" svg:viewBox="0 0 137 986" draw:points="137,986 137,948 40,948 40,40 137,40 137,0 0,0 0,986">
            <text:p/>
          </draw:polygon>
          <draw:path draw:style-name="gr3" draw:text-style-name="P8" draw:layer="layout" svg:width="0.409cm" svg:height="0.678cm" svg:x="8.814cm" svg:y="9.919cm" svg:viewBox="0 0 410 679" svg:d="M323 343v31c0 233-103 278-162 278-15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8" draw:layer="layout" svg:width="0.602cm" svg:height="0.042cm" svg:x="9.565cm" svg:y="10.309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8cm" svg:x="10.519cm" svg:y="9.881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1.153cm" svg:y="9.8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467cm" svg:y="10.1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12.056cm" svg:y="9.8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2.732cm" svg:y="9.836cm" svg:viewBox="0 0 137 986" draw:points="137,0 0,0 0,40 96,40 96,948 0,948 0,986 137,986">
            <text:p/>
          </draw:polygon>
        </draw:g>
        <draw:g xml:id="id92" draw:id="id92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3.744cm" svg:y="11.482cm" svg:viewBox="0 0 6272 607" draw:points="3136,607 0,607 0,0 6272,0 6272,607">
            <text:p/>
          </draw:polygon>
          <draw:path draw:style-name="gr3" draw:text-style-name="P8" draw:layer="layout" svg:width="0.662cm" svg:height="0.673cm" svg:x="3.728cm" svg:y="11.4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4.478cm" svg:y="11.4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745cm" svg:y="11.4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5.379cm" svg:y="12.022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6.033cm" svg:y="11.6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6.819cm" svg:y="12.022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366cm" svg:y="11.6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7.838cm" svg:y="12.022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378cm" svg:y="11.5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795cm" svg:y="12.022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339cm" svg:y="11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9.959cm" svg:y="12.022cm" svg:viewBox="0 0 108 108" svg:d="M108 54c0-29-25-54-54-54s-54 25-54 54 25 54 54 54 54-25 54-54z">
            <text:p/>
          </draw:path>
        </draw:g>
        <draw:g xml:id="id93" draw:id="id93">
          <svg:title>TexMaths</svg:title>
          <svg:desc>28§display§s'(x) = \frac{d}{dx}[\  f[\ 9 - f(x)\ ]  \ ] §svg§600§FALSE§</svg:desc>
          <draw:polygon draw:style-name="gr2" draw:text-style-name="P7" draw:layer="layout" svg:width="11.077cm" svg:height="1.936cm" svg:x="3.731cm" svg:y="12.782cm" svg:viewBox="0 0 11078 1937" draw:points="5539,1937 0,1937 0,0 11078,0 11078,1937">
            <text:p/>
          </draw:polygon>
          <draw:path draw:style-name="gr3" draw:text-style-name="P8" draw:layer="layout" svg:width="0.364cm" svg:height="0.447cm" svg:x="3.733cm" svg:y="13.647cm" svg:viewBox="0 0 365 448" svg:d="M336 67c-29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ath draw:style-name="gr3" draw:text-style-name="P8" draw:layer="layout" svg:width="0.174cm" svg:height="0.357cm" svg:x="4.177cm" svg:y="13.29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517cm" svg:y="13.34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831cm" svg:y="13.6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5.42cm" svg:y="13.34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6.076cm" svg:y="13.7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7.498cm" svg:y="12.733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8" draw:layer="layout" svg:width="1.076cm" svg:height="0.042cm" svg:x="7.176cm" svg:y="13.815cm" svg:viewBox="0 0 1077 43" draw:points="538,43 0,43 0,0 1077,0 1077,43">
            <text:p/>
          </draw:polygon>
          <draw:path draw:style-name="gr3" draw:text-style-name="P8" draw:layer="layout" svg:width="0.469cm" svg:height="0.696cm" svg:x="7.216cm" svg:y="14.07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8" draw:layer="layout" svg:width="0.492cm" svg:height="0.447cm" svg:x="7.718cm" svg:y="14.32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olygon draw:style-name="gr3" draw:text-style-name="P8" draw:layer="layout" svg:width="0.136cm" svg:height="0.984cm" svg:x="8.486cm" svg:y="13.344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9.023cm" svg:y="13.38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olygon draw:style-name="gr3" draw:text-style-name="P8" draw:layer="layout" svg:width="0.136cm" svg:height="0.984cm" svg:x="9.675cm" svg:y="13.344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10.202cm" svg:y="13.427cm" svg:viewBox="0 0 410 679" svg:d="M323 343v31c0 233-104 278-162 278-18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1cm" svg:height="0.042cm" svg:x="10.952cm" svg:y="13.815cm" svg:viewBox="0 0 602 43" svg:d="M569 43c16 0 33 0 33-23 0-20-17-20-33-20h-535c-16 0-34 0-34 20 0 23 18 23 34 23z">
            <text:p/>
          </draw:path>
          <draw:path draw:style-name="gr3" draw:text-style-name="P8" draw:layer="layout" svg:width="0.492cm" svg:height="0.897cm" svg:x="11.906cm" svg:y="13.387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23cm" svg:height="0.984cm" svg:x="12.54cm" svg:y="13.34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2.853cm" svg:y="13.6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13.442cm" svg:y="13.34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olygon draw:style-name="gr3" draw:text-style-name="P8" draw:layer="layout" svg:width="0.136cm" svg:height="0.984cm" svg:x="14.119cm" svg:y="13.344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4.721cm" svg:y="13.344cm" svg:viewBox="0 0 137 985" draw:points="137,0 0,0 0,40 96,40 96,947 0,947 0,985 137,985">
            <text:p/>
          </draw:polygon>
        </draw:g>
        <draw:g xml:id="id90" draw:id="id90">
          <svg:title>TexMaths</svg:title>
          <svg:desc>28§display§\text { (iii) }§svg§600§FALSE§</svg:desc>
          <draw:polygon draw:style-name="gr2" draw:text-style-name="P7" draw:layer="layout" svg:width="1.389cm" svg:height="0.886cm" svg:x="2.132cm" svg:y="9.885cm" svg:viewBox="0 0 1390 887" draw:points="694,887 0,887 0,0 1390,0 1390,887">
            <text:p/>
          </draw:polygon>
          <draw:path draw:style-name="gr3" draw:text-style-name="P8" draw:layer="layout" svg:width="0.23cm" svg:height="0.985cm" svg:x="2.179cm" svg:y="9.83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212cm" svg:height="0.66cm" svg:x="2.497cm" svg:y="9.9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12cm" svg:height="0.66cm" svg:x="2.77cm" svg:y="9.9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12cm" svg:height="0.66cm" svg:x="3.043cm" svg:y="9.91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23cm" svg:height="0.985cm" svg:x="3.34cm" svg:y="9.83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87" draw:id="id87">
          <svg:title>TexMaths</svg:title>
          <svg:desc>28§display§g'[ 3 + 3  ].f'(4) = §svg§600§FALSE§</svg:desc>
          <draw:polygon draw:style-name="gr2" draw:text-style-name="P7" draw:layer="layout" svg:width="6.796cm" svg:height="0.939cm" svg:x="14.964cm" svg:y="6.489cm" svg:viewBox="0 0 6797 940" draw:points="3399,940 0,940 0,0 6797,0 6797,940">
            <text:p/>
          </draw:polygon>
          <draw:path draw:style-name="gr3" draw:text-style-name="P8" draw:layer="layout" svg:width="0.454cm" svg:height="0.637cm" svg:x="14.93cm" svg:y="6.796cm" svg:viewBox="0 0 455 638" svg:d="M450 65c3-7 5-11 5-18 0-18-14-27-29-27-12 0-36 7-41 43-18-38-53-63-92-63-114 0-235 139-235 280 0 98 61 157 130 157 58 0 105-47 117-59v3c-20 87-34 127-34 130-2 8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5.452cm" svg:y="6.44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15.81cm" svg:y="6.494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16.01cm" svg:y="6.577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ath draw:style-name="gr3" draw:text-style-name="P8" draw:layer="layout" svg:width="0.655cm" svg:height="0.657cm" svg:x="16.733cm" svg:y="6.65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409cm" svg:height="0.677cm" svg:x="17.706cm" svg:y="6.577cm" svg:viewBox="0 0 410 678" svg:d="M246 309c81-25 137-94 137-172 0-81-85-137-181-137-99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olygon draw:style-name="gr3" draw:text-style-name="P8" draw:layer="layout" svg:width="0.136cm" svg:height="0.984cm" svg:x="18.178cm" svg:y="6.494cm" svg:viewBox="0 0 137 985" draw:points="137,0 0,0 0,40 96,40 96,947 0,947 0,985 137,985">
            <text:p/>
          </draw:polygon>
          <draw:path draw:style-name="gr3" draw:text-style-name="P8" draw:layer="layout" svg:width="0.107cm" svg:height="0.106cm" svg:x="18.515cm" svg:y="7.127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18.754cm" svg:y="6.53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19.323cm" svg:y="6.4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9.664cm" svg:y="6.49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9.977cm" svg:y="6.565cm" svg:viewBox="0 0 439 667" svg:d="M264 506v85c0 36-2 47-76 47h-20v29c40-2 92-2 132-2 43 0 94 0 135 2v-29h-21c-73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20.497cm" svg:y="6.494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  <draw:path draw:style-name="gr3" draw:text-style-name="P8" draw:layer="layout" svg:width="0.655cm" svg:height="0.232cm" svg:x="21.154cm" svg:y="6.87cm" svg:viewBox="0 0 656 233" svg:d="M623 40c15 0 33 0 33-20s-18-20-31-20h-591c-16 0-34 0-34 20s18 20 34 20zM625 233c13 0 31 0 31-20s-18-20-33-20h-589c-16 0-34 0-34 20s18 20 34 20z">
            <text:p/>
          </draw:path>
        </draw:g>
        <draw:g xml:id="id88" draw:id="id88">
          <svg:title>TexMaths</svg:title>
          <svg:desc>28§display§g'[ 6  ].f'(4)§svg§600§FALSE§</svg:desc>
          <draw:polygon draw:style-name="gr2" draw:text-style-name="P7" draw:layer="layout" svg:width="4.019cm" svg:height="0.939cm" svg:x="22.166cm" svg:y="6.49cm" svg:viewBox="0 0 4020 940" draw:points="2010,940 0,940 0,0 4020,0 4020,940">
            <text:p/>
          </draw:polygon>
          <draw:path draw:style-name="gr3" draw:text-style-name="P8" draw:layer="layout" svg:width="0.454cm" svg:height="0.637cm" svg:x="22.132cm" svg:y="6.797cm" svg:viewBox="0 0 455 638" svg:d="M450 65c3-7 5-11 5-18 0-18-14-27-29-27-11 0-36 7-41 43-18-38-53-63-91-63-115 0-236 139-236 280 0 98 61 157 130 157 58 0 106-47 117-59v3c-20 87-34 127-34 130-2 8-36 107-141 107-20 0-52-2-78-11 29-9 40-34 40-52 0-15-11-33-38-33-23 0-54 18-54 56 0 40 36 60 132 60 123 0 195-76 209-136zM323 309c-7 27-29 52-52 69-20 18-51 36-78 36-50 0-65-51-65-89 0-50 29-166 56-215 27-50 69-88 110-88 65 0 78 79 78 85 0 5 0 9-2 14z">
            <text:p/>
          </draw:path>
          <draw:path draw:style-name="gr3" draw:text-style-name="P8" draw:layer="layout" svg:width="0.174cm" svg:height="0.357cm" svg:x="22.654cm" svg:y="6.441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23.013cm" svg:y="6.495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23.212cm" svg:y="6.578cm" svg:viewBox="0 0 410 678" svg:d="M90 334v-25c0-249 123-284 172-284 25 0 65 6 88 40-16 0-54 0-54 42 0 32 22 48 45 48 15 0 44-9 44-48 0-60-42-107-125-107-126 0-260 128-260 345 0 264 114 333 206 333 110 0 204-91 204-221 0-126-87-222-197-222-67 0-103 52-123 99zM206 652c-63 0-92-61-96-74-18-47-18-126-18-144 0-76 31-176 121-176 16 0 60 0 92 62 18 36 18 88 18 135s0 96-18 132c-29 60-76 65-99 65z">
            <text:p/>
          </draw:path>
          <draw:polygon draw:style-name="gr3" draw:text-style-name="P8" draw:layer="layout" svg:width="0.136cm" svg:height="0.984cm" svg:x="23.685cm" svg:y="6.495cm" svg:viewBox="0 0 137 985" draw:points="137,0 0,0 0,40 96,40 96,947 0,947 0,985 137,985">
            <text:p/>
          </draw:polygon>
          <draw:path draw:style-name="gr3" draw:text-style-name="P8" draw:layer="layout" svg:width="0.107cm" svg:height="0.106cm" svg:x="24.021cm" svg:y="7.128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24.263cm" svg:y="6.54cm" svg:viewBox="0 0 493 898" svg:d="M311 300h86c18 0 29 0 29-18 0-11-11-11-27-11h-83l22-114c3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24.83cm" svg:y="6.44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5.17cm" svg:y="6.49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25.484cm" svg:y="6.566cm" svg:viewBox="0 0 439 667" svg:d="M262 506v85c0 36 0 47-74 47h-20v29c40-2 92-2 132-2 43 0 94 0 135 2v-29h-20c-74 0-77-11-77-47v-85h101v-31h-101v-450c0-18 0-25-15-25-9 0-12 0-18 11l-305 464v31zM269 475h-242l242-368z">
            <text:p/>
          </draw:path>
          <draw:path draw:style-name="gr3" draw:text-style-name="P8" draw:layer="layout" svg:width="0.23cm" svg:height="0.984cm" svg:x="26.006cm" svg:y="6.495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4" anim:sub-item="text" smil:attributeName="visibility" smil:to="visible"/>
                  <anim:animate smil:dur="0.5s" smil:fill="hold" smil:targetElement="id84" anim:sub-item="text" smil:attributeName="width" smil:values="width*0.05;width" smil:keyTimes="0;1"/>
                  <anim:animate smil:dur="0.5s" smil:fill="hold" smil:targetElement="id84" anim:sub-item="text" smil:attributeName="height" smil:values="height;height" smil:keyTimes="0;1"/>
                  <anim:animate smil:dur="0.5s" smil:fill="hold" smil:targetElement="id84" anim:sub-item="text" smil:attributeName="x" smil:values="x-.2;x" smil:keyTimes="0;1"/>
                  <anim:animate smil:dur="0.5s" smil:fill="hold" smil:targetElement="id84" anim:sub-item="text" smil:attributeName="y" smil:values="y;y" smil:keyTimes="0;1"/>
                  <anim:transitionFilter smil:dur="0.5s" smil:targetElement="id84" anim:sub-item="text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9" draw:text-style-name="P10" xml:id="id97" draw:id="id97" draw:layer="layout" svg:width="26.4cm" svg:height="14.373cm" svg:x="0.8cm" svg:y="0.627cm" presentation:class="title" presentation:user-transformed="true">
          <draw:text-box>
            <text:p text:style-name="P3"><text:span text:style-name="T11"><text:tab/></text:span><text:span text:style-name="T11"><text:tab/></text:span><text:span text:style-name="T5"><text:line-break/></text:span><text:span text:style-name="T17"><text:tab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9"><text:tab/></text:span><text:span text:style-name="T19"><text:tab/></text:span><text:span text:style-name="T17"><text:line-break/></text:span><text:span text:style-name="T17"><text:tab/></text:span><text:span text:style-name="T17">For <text:s text:c="11"/>, <text:s/>we get, 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1"><text:tab/></text:span><text:span text:style-name="T11"> </text:span><text:span text:style-name="T17"><text:line-break/></text:span><text:span text:style-name="T13"> <text:s/></text:span><text:span text:style-name="T13"><text:tab/></text:span></text:p>
          </draw:text-box>
        </draw:frame>
        <draw:g xml:id="id94" draw:id="id94">
          <svg:title>TexMaths</svg:title>
          <svg:desc>28§display§s'(x) = f'[\ 9 - f(x)\ ].\frac{d}{dx}[\ 9 - f(x)\ ]§svg§600§FALSE§</svg:desc>
          <draw:polygon draw:style-name="gr2" draw:text-style-name="P7" draw:layer="layout" svg:width="15.238cm" svg:height="1.936cm" svg:x="2.125cm" svg:y="0.881cm" svg:viewBox="0 0 15239 1937" draw:points="7618,1937 0,1937 0,0 15239,0 15239,1937">
            <text:p/>
          </draw:polygon>
          <draw:path draw:style-name="gr3" draw:text-style-name="P8" draw:layer="layout" svg:width="0.364cm" svg:height="0.447cm" svg:x="2.127cm" svg:y="1.746cm" svg:viewBox="0 0 365 448" svg:d="M336 67c-29 0-47 23-47 45 0 13 9 29 29 29 22 0 47-18 47-56 0-45-42-85-119-85-130 0-168 101-168 143 0 79 74 94 103 99 52 11 103 20 103 76 0 25-22 108-141 108-15 0-91 0-114-52 38 4 63-25 63-54 0-22-16-33-36-33-27 0-56 20-56 65 0 56 56 96 141 96 161 0 199-119 199-164 0-35-17-60-31-73-27-27-54-32-98-41-36-9-74-15-74-60 0-27 22-88 109-88 25 0 74 7 90 45z">
            <text:p/>
          </draw:path>
          <draw:path draw:style-name="gr3" draw:text-style-name="P8" draw:layer="layout" svg:width="0.174cm" svg:height="0.357cm" svg:x="2.571cm" svg:y="1.3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.911cm" svg:y="1.4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3.225cm" svg:y="1.7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3.814cm" svg:y="1.4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4.47cm" svg:y="1.8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5.505cm" svg:y="1.48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3" draw:text-style-name="P8" draw:layer="layout" svg:width="0.174cm" svg:height="0.357cm" svg:x="6.074cm" svg:y="1.39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6.433cm" svg:y="1.443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6.959cm" svg:y="1.526cm" svg:viewBox="0 0 410 679" svg:d="M323 343v31c0 233-103 278-162 278-15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7.712cm" svg:y="1.914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8.666cm" svg:y="1.486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3" draw:text-style-name="P8" draw:layer="layout" svg:width="0.23cm" svg:height="0.984cm" svg:x="9.297cm" svg:y="1.4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611cm" svg:y="1.7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10.202cm" svg:y="1.4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0.879cm" svg:y="1.443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215cm" svg:y="2.077cm" svg:viewBox="0 0 108 107" svg:d="M108 54c0-29-25-54-54-54s-54 25-54 54 25 53 54 53 54-24 54-53z">
            <text:p/>
          </draw:path>
          <draw:path draw:style-name="gr3" draw:text-style-name="P8" draw:layer="layout" svg:width="0.469cm" svg:height="0.696cm" svg:x="11.842cm" svg:y="0.83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6cm" svg:height="0.042cm" svg:x="11.522cm" svg:y="1.914cm" svg:viewBox="0 0 1077 43" draw:points="538,43 0,43 0,0 1077,0 1077,43">
            <text:p/>
          </draw:polygon>
          <draw:path draw:style-name="gr3" draw:text-style-name="P8" draw:layer="layout" svg:width="0.469cm" svg:height="0.696cm" svg:x="11.56cm" svg:y="2.17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92cm" svg:height="0.447cm" svg:x="12.062cm" svg:y="2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12.83cm" svg:y="1.443cm" svg:viewBox="0 0 137 985" draw:points="137,985 137,947 40,947 40,40 137,40 137,0 0,0 0,985">
            <text:p/>
          </draw:polygon>
          <draw:path draw:style-name="gr3" draw:text-style-name="P8" draw:layer="layout" svg:width="0.409cm" svg:height="0.678cm" svg:x="13.356cm" svg:y="1.526cm" svg:viewBox="0 0 410 679" svg:d="M323 343v31c0 233-103 278-162 278-15 0-69-3-96-36 43 0 51-29 51-45 0-31-24-47-47-47-15 0-44 9-44 49 0 65 53 106 136 106 128 0 249-135 249-345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14.109cm" svg:y="1.914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15.063cm" svg:y="1.486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23cm" svg:height="0.984cm" svg:x="15.695cm" svg:y="1.4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6.009cm" svg:y="1.74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16.6cm" svg:y="1.4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7.276cm" svg:y="1.443cm" svg:viewBox="0 0 137 985" draw:points="137,0 0,0 0,40 96,40 96,947 0,947 0,985 137,985">
            <text:p/>
          </draw:polygon>
        </draw:g>
        <draw:g xml:id="id95" draw:id="id95">
          <svg:title>TexMaths</svg:title>
          <svg:desc>28§display§s'(x) = f'[\ 9 - f(x)\ ].( - f'(x) \ ) = §svg§600§FALSE§</svg:desc>
          <draw:polygon draw:style-name="gr2" draw:text-style-name="P7" draw:layer="layout" svg:width="14.264cm" svg:height="0.939cm" svg:x="2.128cm" svg:y="3.387cm" svg:viewBox="0 0 14265 940" draw:points="7132,940 0,940 0,0 14265,0 14265,940">
            <text:p/>
          </draw:polygon>
          <draw:path draw:style-name="gr3" draw:text-style-name="P8" draw:layer="layout" svg:width="0.364cm" svg:height="0.447cm" svg:x="2.13cm" svg:y="3.694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8" draw:layer="layout" svg:width="0.174cm" svg:height="0.357cm" svg:x="2.574cm" svg:y="3.3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.914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3.228cm" svg:y="3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3.817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473cm" svg:y="3.7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5.508cm" svg:y="3.43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6.077cm" svg:y="3.338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6.436cm" svg:y="3.392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6.962cm" svg:y="3.475cm" svg:viewBox="0 0 410 678" svg:d="M323 343v31c0 233-103 278-162 278-15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7.715cm" svg:y="3.864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8.669cm" svg:y="3.43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23cm" svg:height="0.984cm" svg:x="9.301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614cm" svg:y="3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10.206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882cm" svg:y="3.392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218cm" svg:y="4.025cm" svg:viewBox="0 0 108 107" svg:d="M108 54c0-29-25-54-54-54s-54 25-54 54 25 53 54 53 54-24 54-53z">
            <text:p/>
          </draw:path>
          <draw:path draw:style-name="gr3" draw:text-style-name="P8" draw:layer="layout" svg:width="0.23cm" svg:height="0.984cm" svg:x="11.505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11.87cm" svg:y="3.864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12.607cm" svg:y="3.437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13.176cm" svg:y="3.3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3.516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83cm" svg:y="3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3" draw:text-style-name="P8" draw:layer="layout" svg:width="0.23cm" svg:height="0.984cm" svg:x="14.419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15.132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5.786cm" svg:y="3.768cm" svg:viewBox="0 0 656 233" svg:d="M623 40c15 0 33 0 33-20s-18-20-31-20h-591c-16 0-34 0-34 20s18 20 34 20zM625 233c13 0 31 0 31-20s-18-20-33-20h-589c-16 0-34 0-34 20s18 20 34 20z">
            <text:p/>
          </draw:path>
        </draw:g>
        <draw:g xml:id="id98" draw:id="id98">
          <svg:title>TexMaths</svg:title>
          <svg:desc>28§display§x = 4§svg§600§FALSE§</svg:desc>
          <draw:polygon draw:style-name="gr2" draw:text-style-name="P7" draw:layer="layout" svg:width="2.243cm" svg:height="0.579cm" svg:x="3.848cm" svg:y="5.085cm" svg:viewBox="0 0 2244 580" draw:points="1121,580 0,580 0,0 2244,0 2244,580">
            <text:p/>
          </draw:polygon>
          <draw:path draw:style-name="gr3" draw:text-style-name="P8" draw:layer="layout" svg:width="0.492cm" svg:height="0.447cm" svg:x="3.828cm" svg:y="5.266cm" svg:viewBox="0 0 493 448" svg:d="M303 139c4-27 26-117 96-117 7 0 29 0 49 12-27 6-47 31-47 53 0 16 11 36 38 36 23 0 54-18 54-58 0-52-58-65-92-65-58 0-92 51-105 76-25-67-76-76-105-76-104 0-160 128-160 152 0 9 9 9 12 9 9 0 11 0 13-9 34-105 99-130 132-130 18 0 54 9 54 65 0 32-18 99-54 235-15 63-51 103-94 103-7 0-29 0-49-11 24-7 47-27 47-54s-23-36-38-36c-29 0-54 27-54 59 0 44 49 65 92 65 67 0 103-70 105-77 11 38 47 77 106 77 103 0 159-128 159-153 0-9-9-9-12-9-8 0-11 3-13 9-31 108-101 130-132 130-38 0-54-31-54-65 0-22 7-42 18-87z">
            <text:p/>
          </draw:path>
          <draw:path draw:style-name="gr3" draw:text-style-name="P8" draw:layer="layout" svg:width="0.656cm" svg:height="0.232cm" svg:x="4.691cm" svg:y="5.34cm" svg:viewBox="0 0 657 233" svg:d="M623 40c16 0 34 0 34-20s-18-20-32-20h-591c-16 0-34 0-34 20s18 20 34 20zM625 233c14 0 32 0 32-20 0-21-18-21-34-21h-589c-16 0-34 0-34 21 0 20 18 20 34 20z">
            <text:p/>
          </draw:path>
          <draw:path draw:style-name="gr3" draw:text-style-name="P8" draw:layer="layout" svg:width="0.438cm" svg:height="0.666cm" svg:x="5.702cm" svg:y="5.036cm" svg:viewBox="0 0 439 667" svg:d="M262 506v85c0 36 0 47-74 47h-20v29c40-2 92-2 132-2 43 0 94 0 135 2v-29h-20c-74 0-77-11-77-47v-85h101v-32h-101v-449c0-18 0-25-15-25-9 0-11 0-18 11l-305 463v32zM269 474h-242l242-367z">
            <text:p/>
          </draw:path>
        </draw:g>
        <draw:g xml:id="id102" draw:id="id102">
          <svg:title>TexMaths</svg:title>
          <svg:desc>28§display§s'(4) = -(-4)(5) = 20§svg§600§FALSE§</svg:desc>
          <draw:polygon draw:style-name="gr2" draw:text-style-name="P7" draw:layer="layout" svg:width="9.512cm" svg:height="0.939cm" svg:x="2.127cm" svg:y="8.194cm" svg:viewBox="0 0 9513 940" draw:points="4755,940 0,940 0,0 9513,0 9513,940">
            <text:p/>
          </draw:polygon>
          <draw:path draw:style-name="gr3" draw:text-style-name="P8" draw:layer="layout" svg:width="0.364cm" svg:height="0.447cm" svg:x="2.129cm" svg:y="8.501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8" draw:layer="layout" svg:width="0.174cm" svg:height="0.357cm" svg:x="2.573cm" svg:y="8.145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.913cm" svg:y="8.19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3.225cm" svg:y="8.2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3.746cm" svg:y="8.19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4cm" svg:y="8.5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5.467cm" svg:y="8.671cm" svg:viewBox="0 0 603 43" svg:d="M569 43c16 0 34 0 34-23 0-20-18-20-34-20h-535c-16 0-34 0-34 20 0 23 18 23 34 23z">
            <text:p/>
          </draw:path>
          <draw:path draw:style-name="gr3" draw:text-style-name="P8" draw:layer="layout" svg:width="0.23cm" svg:height="0.984cm" svg:x="6.248cm" svg:y="8.19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6.613cm" svg:y="8.671cm" svg:viewBox="0 0 603 43" svg:d="M569 43c16 0 34 0 34-23 0-20-18-20-34-20h-535c-16 0-34 0-34 20 0 23 18 23 34 23z">
            <text:p/>
          </draw:path>
          <draw:path draw:style-name="gr3" draw:text-style-name="P8" draw:layer="layout" svg:width="0.438cm" svg:height="0.666cm" svg:x="7.326cm" svg:y="8.27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7.845cm" svg:y="8.19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23cm" svg:height="0.984cm" svg:x="8.271cm" svg:y="8.19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77cm" svg:x="8.605cm" svg:y="8.282cm" svg:viewBox="0 0 394 678" svg:d="M394 459c0-116-80-217-188-217-47 0-90 16-125 51v-192c20 6 53 13 85 13 121 0 190-89 190-103 0-7-2-11-9-11-2 0-4 0-9 2-20 9-67 29-134 29-40 0-85-6-132-27-7-4-9-4-12-4-8 0-8 9-8 25v291c0 18 0 27 13 27 7 0 9-3 11-9 11-16 49-70 128-70 51 0 76 45 85 63 16 38 18 76 18 125 0 34 0 94-25 135-22 38-60 65-105 65-72 0-128-52-146-110 3 0 7 0 18 0 32 0 50-25 50-47 0-25-18-49-50-49-15 0-49 6-49 53 0 83 67 179 179 179 114 0 215-94 215-219z">
            <text:p/>
          </draw:path>
          <draw:path draw:style-name="gr3" draw:text-style-name="P8" draw:layer="layout" svg:width="0.23cm" svg:height="0.984cm" svg:x="9.104cm" svg:y="8.199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9.758cm" svg:y="8.57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10.791cm" svg:y="8.28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416cm" svg:height="0.677cm" svg:x="11.272cm" svg:y="8.282cm" svg:viewBox="0 0 417 678" svg:d="M417 343c0-81-5-159-41-233-44-94-125-110-168-110-58 0-132 25-172 116-32 70-36 146-36 227 0 73 4 161 45 237 42 78 114 98 163 98 54 0 128-20 173-114 31-67 36-145 36-221zM208 658c-38 0-98-24-116-121-9-58-9-150-9-208 0-63 0-127 7-181 20-117 94-126 118-126 32 0 97 18 117 115 9 56 9 129 9 192 0 74 0 141-11 204-14 94-70 125-115 125z">
            <text:p/>
          </draw:path>
        </draw:g>
        <draw:g xml:id="id104" draw:id="id104">
          <svg:title>TexMaths</svg:title>
          <svg:desc>28§display§S(x) = g[\ g(x)\ ]§svg§600§FALSE§</svg:desc>
          <draw:polygon draw:style-name="gr2" draw:text-style-name="P7" draw:layer="layout" svg:width="6.625cm" svg:height="0.886cm" svg:x="4.132cm" svg:y="9.785cm" svg:viewBox="0 0 6626 887" draw:points="3313,887 0,887 0,0 6626,0 6626,887">
            <text:p/>
          </draw:polygon>
          <draw:path draw:style-name="gr3" draw:text-style-name="P8" draw:layer="layout" svg:width="0.586cm" svg:height="0.716cm" svg:x="4.134cm" svg:y="9.7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3" draw:text-style-name="P8" draw:layer="layout" svg:width="0.23cm" svg:height="0.985cm" svg:x="4.84cm" svg:y="9.7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153cm" svg:y="10.0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5.745cm" svg:y="9.7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6.399cm" svg:y="10.1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7.398cm" svg:y="10.039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olygon draw:style-name="gr3" draw:text-style-name="P8" draw:layer="layout" svg:width="0.136cm" svg:height="0.985cm" svg:x="8.003cm" svg:y="9.736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8.504cm" svg:y="10.039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9.091cm" svg:y="9.7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405cm" svg:y="10.0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9.994cm" svg:y="9.7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0.67cm" svg:y="9.736cm" svg:viewBox="0 0 137 986" draw:points="137,0 0,0 0,40 96,40 96,948 0,948 0,986 137,986">
            <text:p/>
          </draw:polygon>
        </draw:g>
        <draw:g xml:id="id105" draw:id="id105">
          <svg:title>TexMaths</svg:title>
          <svg:desc>28§display§\text {Diff. } w. \ r. \ t. \ x.§svg§600§FALSE§</svg:desc>
          <draw:polygon draw:style-name="gr2" draw:text-style-name="P7" draw:layer="layout" svg:width="6.271cm" svg:height="0.606cm" svg:x="3.744cm" svg:y="11.482cm" svg:viewBox="0 0 6272 607" draw:points="3136,607 0,607 0,0 6272,0 6272,607">
            <text:p/>
          </draw:polygon>
          <draw:path draw:style-name="gr3" draw:text-style-name="P8" draw:layer="layout" svg:width="0.662cm" svg:height="0.673cm" svg:x="3.728cm" svg:y="11.455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8" draw:layer="layout" svg:width="0.212cm" svg:height="0.66cm" svg:x="4.478cm" svg:y="11.46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593cm" svg:height="0.696cm" svg:x="4.745cm" svg:y="11.433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107cm" svg:height="0.107cm" svg:x="5.379cm" svg:y="12.022cm" svg:viewBox="0 0 108 108" svg:d="M108 54c0-29-25-54-54-54s-54 25-54 54 25 54 54 54 54-25 54-54z">
            <text:p/>
          </draw:path>
          <draw:path draw:style-name="gr3" draw:text-style-name="P8" draw:layer="layout" svg:width="0.653cm" svg:height="0.447cm" svg:x="6.033cm" svg:y="11.69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6.819cm" svg:y="12.022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7.366cm" svg:y="11.69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7.838cm" svg:y="12.022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8.378cm" svg:y="11.51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8.795cm" svg:y="12.022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9.339cm" svg:y="11.6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107cm" svg:height="0.107cm" svg:x="9.959cm" svg:y="12.022cm" svg:viewBox="0 0 108 108" svg:d="M108 54c0-29-25-54-54-54s-54 25-54 54 25 54 54 54 54-25 54-54z">
            <text:p/>
          </draw:path>
        </draw:g>
        <draw:g xml:id="id106" draw:id="id106">
          <svg:title>TexMaths</svg:title>
          <svg:desc>28§display§S'(x) = \frac{d}{dx}[\  g[\ g(x)\ ]  \ ] §svg§600§FALSE§</svg:desc>
          <draw:polygon draw:style-name="gr2" draw:text-style-name="P7" draw:layer="layout" svg:width="9.417cm" svg:height="1.936cm" svg:x="3.731cm" svg:y="12.782cm" svg:viewBox="0 0 9418 1937" draw:points="4709,1937 0,1937 0,0 9418,0 9418,1937">
            <text:p/>
          </draw:polygon>
          <draw:path draw:style-name="gr3" draw:text-style-name="P8" draw:layer="layout" svg:width="0.586cm" svg:height="0.716cm" svg:x="3.733cm" svg:y="13.387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4.374cm" svg:y="13.291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714cm" svg:y="13.3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03cm" svg:y="13.6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5.619cm" svg:y="13.3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6.274cm" svg:y="13.7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69cm" svg:height="0.696cm" svg:x="7.696cm" svg:y="12.7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8" draw:layer="layout" svg:width="1.077cm" svg:height="0.042cm" svg:x="7.376cm" svg:y="13.815cm" svg:viewBox="0 0 1078 43" draw:points="538,43 0,43 0,0 1078,0 1078,43">
            <text:p/>
          </draw:polygon>
          <draw:path draw:style-name="gr3" draw:text-style-name="P8" draw:layer="layout" svg:width="0.469cm" svg:height="0.696cm" svg:x="7.416cm" svg:y="14.07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8" draw:layer="layout" svg:width="0.492cm" svg:height="0.447cm" svg:x="7.918cm" svg:y="14.3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olygon draw:style-name="gr3" draw:text-style-name="P8" draw:layer="layout" svg:width="0.136cm" svg:height="0.984cm" svg:x="8.686cm" svg:y="13.3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9.186cm" svg:y="13.647cm" svg:viewBox="0 0 455 638" svg:d="M450 65c3-7 5-11 5-18 0-18-14-27-29-27-12 0-38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9.791cm" svg:y="13.344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10.292cm" svg:y="13.647cm" svg:viewBox="0 0 455 638" svg:d="M450 65c3-7 5-11 5-18 0-18-14-27-29-27-12 0-36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0.879cm" svg:y="13.3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1.193cm" svg:y="13.64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4cm" svg:x="11.782cm" svg:y="13.3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2.459cm" svg:y="13.344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3.061cm" svg:y="13.344cm" svg:viewBox="0 0 137 985" draw:points="137,0 0,0 0,40 96,40 96,947 0,947 0,985 137,985">
            <text:p/>
          </draw:polygon>
        </draw:g>
        <draw:g xml:id="id99" draw:id="id99">
          <svg:title>TexMaths</svg:title>
          <svg:desc>28§display§s'(4) =  - f'[ 9 - f(4) ].f'(4) =§svg§600§FALSE§</svg:desc>
          <draw:polygon draw:style-name="gr2" draw:text-style-name="P7" draw:layer="layout" svg:width="12.304cm" svg:height="0.939cm" svg:x="1.93cm" svg:y="6.492cm" svg:viewBox="0 0 12305 940" draw:points="6151,940 0,940 0,0 12305,0 12305,940">
            <text:p/>
          </draw:polygon>
          <draw:path draw:style-name="gr3" draw:text-style-name="P8" draw:layer="layout" svg:width="0.364cm" svg:height="0.447cm" svg:x="1.932cm" svg:y="6.799cm" svg:viewBox="0 0 365 448" svg:d="M336 67c-29 0-47 23-47 45 0 13 9 29 29 29 22 0 47-18 47-56 0-45-42-85-119-85-130 0-168 101-168 143 0 79 74 94 103 99 52 11 103 20 103 76 0 25-22 107-141 107-15 0-91 0-114-51 38 4 63-25 63-54 0-22-16-33-36-33-27 0-56 20-56 65 0 56 56 96 141 96 161 0 199-119 199-164 0-35-17-60-31-74-27-26-54-31-98-40-36-9-74-15-74-60 0-27 22-88 109-88 25 0 74 7 90 45z">
            <text:p/>
          </draw:path>
          <draw:path draw:style-name="gr3" draw:text-style-name="P8" draw:layer="layout" svg:width="0.174cm" svg:height="0.357cm" svg:x="2.376cm" svg:y="6.4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.716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3.028cm" svg:y="6.56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3.55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4.204cm" svg:y="6.8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5.27cm" svg:y="6.969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6.005cm" svg:y="6.54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6.574cm" svg:y="6.443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6.932cm" svg:y="6.497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7.131cm" svg:y="6.58cm" svg:viewBox="0 0 410 678" svg:d="M323 343v31c0 233-103 278-162 278-18 0-69-3-96-36 43 0 51-29 51-45 0-31-24-47-47-47-15 0-44 9-44 49 0 65 53 105 136 105 128 0 249-134 249-344 0-267-114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7.882cm" svg:y="6.969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8.838cm" svg:y="6.54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23cm" svg:height="0.984cm" svg:x="9.47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9.784cm" svg:y="6.56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0.303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653cm" svg:y="6.497cm" svg:viewBox="0 0 137 985" draw:points="137,0 0,0 0,40 96,40 96,947 0,947 0,985 137,985">
            <text:p/>
          </draw:polygon>
          <draw:path draw:style-name="gr3" draw:text-style-name="P8" draw:layer="layout" svg:width="0.107cm" svg:height="0.106cm" svg:x="10.989cm" svg:y="7.13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11.229cm" svg:y="6.54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11.798cm" svg:y="6.443cm" svg:viewBox="0 0 175 358" svg:d="M168 60c7-11 7-17 7-22 0-22-18-38-41-38-26 0-35 22-38 34l-92 300c-2 0-4 9-4 9 0 9 22 15 27 15 4 0 7 0 11-11z">
            <text:p/>
          </draw:path>
          <draw:path draw:style-name="gr3" draw:text-style-name="P8" draw:layer="layout" svg:width="0.23cm" svg:height="0.984cm" svg:x="12.138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12.452cm" svg:y="6.568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12.971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3.628cm" svg:y="6.873cm" svg:viewBox="0 0 656 233" svg:d="M623 40c15 0 33 0 33-20s-18-20-31-20h-591c-16 0-34 0-34 20s18 20 34 20zM625 233c13 0 31 0 31-20s-18-20-33-20h-589c-16 0-34 0-34 20s18 20 34 20z">
            <text:p/>
          </draw:path>
        </draw:g>
        <draw:g xml:id="id96" draw:id="id96">
          <svg:title>TexMaths</svg:title>
          <svg:desc>28§display§- f'[\ 9 - f(x)\ ].f'(x)§svg§600§FALSE§</svg:desc>
          <draw:polygon draw:style-name="gr2" draw:text-style-name="P7" draw:layer="layout" svg:width="8.714cm" svg:height="0.939cm" svg:x="16.829cm" svg:y="3.388cm" svg:viewBox="0 0 8715 940" draw:points="4357,940 0,940 0,0 8715,0 8715,940">
            <text:p/>
          </draw:polygon>
          <draw:path draw:style-name="gr3" draw:text-style-name="P8" draw:layer="layout" svg:width="0.602cm" svg:height="0.042cm" svg:x="16.86cm" svg:y="3.865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17.597cm" svg:y="3.438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18.166cm" svg:y="3.339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18.525cm" svg:y="3.393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19.051cm" svg:y="3.476cm" svg:viewBox="0 0 410 678" svg:d="M323 343v31c0 233-103 278-162 278-18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19.804cm" svg:y="3.865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20.758cm" svg:y="3.438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23cm" svg:height="0.984cm" svg:x="21.39cm" svg:y="3.39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1.704cm" svg:y="3.6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4 65 65 0 101-70 103-76 11 38 47 76 108 76 100 0 156-128 156-152 0-9-8-9-11-9-9 0-11 2-13 9-32 107-99 129-132 129-38 0-54-31-54-64 0-23 7-43 18-88z">
            <text:p/>
          </draw:path>
          <draw:path draw:style-name="gr3" draw:text-style-name="P8" draw:layer="layout" svg:width="0.23cm" svg:height="0.984cm" svg:x="22.295cm" svg:y="3.393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  <draw:polygon draw:style-name="gr3" draw:text-style-name="P8" draw:layer="layout" svg:width="0.136cm" svg:height="0.984cm" svg:x="22.972cm" svg:y="3.393cm" svg:viewBox="0 0 137 985" draw:points="137,0 0,0 0,40 96,40 96,947 0,947 0,985 137,985">
            <text:p/>
          </draw:polygon>
          <draw:path draw:style-name="gr3" draw:text-style-name="P8" draw:layer="layout" svg:width="0.107cm" svg:height="0.106cm" svg:x="23.308cm" svg:y="4.026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23.548cm" svg:y="3.438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24.117cm" svg:y="3.33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24.457cm" svg:y="3.39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4.771cm" svg:y="3.6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25.362cm" svg:y="3.393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</draw:g>
        <draw:g xml:id="id103" draw:id="id103">
          <svg:title>TexMaths</svg:title>
          <svg:desc>32§display§\text { (iv) }§svg§600§FALSE§</svg:desc>
          <draw:polygon draw:style-name="gr2" draw:text-style-name="P7" draw:layer="layout" svg:width="1.559cm" svg:height="1.012cm" svg:x="1.935cm" svg:y="9.694cm" svg:viewBox="0 0 1560 1013" draw:points="779,1013 0,1013 0,0 1560,0 1560,1013">
            <text:p/>
          </draw:polygon>
          <draw:path draw:style-name="gr3" draw:text-style-name="P8" draw:layer="layout" svg:width="0.263cm" svg:height="1.125cm" svg:x="1.989cm" svg:y="9.638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8" draw:layer="layout" svg:width="0.242cm" svg:height="0.754cm" svg:x="2.352cm" svg:y="9.73cm" svg:viewBox="0 0 243 755" svg:d="M164 256l-159 13v36c74 0 85 5 85 61v302c0 51-13 51-90 51v36c36-3 97-3 125-3 39 0 80 0 118 3v-36c-74 0-79-5-79-49zM169 59c0-36-28-59-61-59-36 0-59 31-59 59 0 31 23 61 59 61 33 0 61-25 61-61z">
            <text:p/>
          </draw:path>
          <draw:path draw:style-name="gr3" draw:text-style-name="P8" draw:layer="layout" svg:width="0.552cm" svg:height="0.498cm" svg:x="2.65cm" svg:y="9.996cm" svg:viewBox="0 0 553 499" svg:d="M448 110c10-26 31-74 105-74v-36c-25 3-59 3-84 3-29 0-80-3-100-3v36c43 0 56 25 56 48 0 11-2 13-8 26l-115 289-128-315c-5-15-5-17-5-20 0-28 44-28 64-28v-36c-33 0-97 3-123 3-31 0-77 0-110-3v36c72 0 77 5 90 41l164 402c7 15 7 20 23 20 15 0 20-10 23-20z">
            <text:p/>
          </draw:path>
          <draw:path draw:style-name="gr3" draw:text-style-name="P8" draw:layer="layout" svg:width="0.263cm" svg:height="1.125cm" svg:x="3.287cm" svg:y="9.638cm" svg:viewBox="0 0 264 1126" svg:d="M264 563c0-87-13-223-74-351-70-138-167-212-180-212-5 0-10 5-10 10s0 8 20 28c113 110 177 290 177 525 0 192-41 392-182 532-15 16-15 18-15 21 0 7 5 10 10 10 13 0 115-77 182-220 59-123 72-248 72-343z">
            <text:p/>
          </draw:path>
        </draw:g>
        <draw:g xml:id="id100" draw:id="id100">
          <svg:title>TexMaths</svg:title>
          <svg:desc>28§display§- f'[ 9 - 3 ].f'(4) = §svg§600§FALSE§</svg:desc>
          <draw:polygon draw:style-name="gr2" draw:text-style-name="P7" draw:layer="layout" svg:width="7.642cm" svg:height="0.939cm" svg:x="14.431cm" svg:y="6.495cm" svg:viewBox="0 0 7643 940" draw:points="3821,940 0,940 0,0 7643,0 7643,940">
            <text:p/>
          </draw:polygon>
          <draw:path draw:style-name="gr3" draw:text-style-name="P8" draw:layer="layout" svg:width="0.602cm" svg:height="0.042cm" svg:x="14.462cm" svg:y="6.972cm" svg:viewBox="0 0 603 43" svg:d="M569 43c16 0 34 0 34-23 0-20-18-20-34-20h-535c-16 0-34 0-34 20 0 23 18 23 34 23z">
            <text:p/>
          </draw:path>
          <draw:path draw:style-name="gr3" draw:text-style-name="P8" draw:layer="layout" svg:width="0.492cm" svg:height="0.897cm" svg:x="15.199cm" svg:y="6.54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5.768cm" svg:y="6.446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16.127cm" svg:y="6.5cm" svg:viewBox="0 0 137 985" draw:points="137,985 137,947 40,947 40,40 137,40 137,0 0,0 0,985">
            <text:p/>
          </draw:polygon>
          <draw:path draw:style-name="gr3" draw:text-style-name="P8" draw:layer="layout" svg:width="0.409cm" svg:height="0.677cm" svg:x="16.326cm" svg:y="6.583cm" svg:viewBox="0 0 410 678" svg:d="M323 343v31c0 233-103 278-162 278-18 0-69-3-96-36 43 0 51-29 51-45 0-31-24-47-47-47-15 0-44 9-44 49 0 65 53 105 136 105 128 0 249-134 249-344 0-267-112-334-202-334-53 0-103 18-145 63-41 44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8" draw:layer="layout" svg:width="0.602cm" svg:height="0.042cm" svg:x="17.076cm" svg:y="6.972cm" svg:viewBox="0 0 603 43" svg:d="M569 43c16 0 34 0 34-23 0-20-18-20-34-20h-535c-16 0-34 0-34 20 0 23 18 23 34 23z">
            <text:p/>
          </draw:path>
          <draw:path draw:style-name="gr3" draw:text-style-name="P8" draw:layer="layout" svg:width="0.409cm" svg:height="0.677cm" svg:x="18.019cm" svg:y="6.583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5-69 164-112 164-42 0-116-18-152-77 36 7 65-15 65-53 0-36-25-56-54-56-25 0-56 15-56 58 0 90 92 154 199 154 121 0 211-89 211-190 0-80-63-157-164-179z">
            <text:p/>
          </draw:path>
          <draw:polygon draw:style-name="gr3" draw:text-style-name="P8" draw:layer="layout" svg:width="0.136cm" svg:height="0.984cm" svg:x="18.492cm" svg:y="6.5cm" svg:viewBox="0 0 137 985" draw:points="137,0 0,0 0,40 96,40 96,947 0,947 0,985 137,985">
            <text:p/>
          </draw:polygon>
          <draw:path draw:style-name="gr3" draw:text-style-name="P8" draw:layer="layout" svg:width="0.107cm" svg:height="0.106cm" svg:x="18.828cm" svg:y="7.133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19.07cm" svg:y="6.545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19.639cm" svg:y="6.44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9.979cm" svg:y="6.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38cm" svg:height="0.666cm" svg:x="20.291cm" svg:y="6.571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20.813cm" svg:y="6.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21.467cm" svg:y="6.876cm" svg:viewBox="0 0 656 233" svg:d="M623 40c15 0 33 0 33-20s-18-20-31-20h-591c-16 0-34 0-34 20s18 20 34 20zM625 233c13 0 31 0 31-20s-18-20-33-20h-589c-16 0-34 0-34 20s18 20 34 20z">
            <text:p/>
          </draw:path>
        </draw:g>
        <draw:g xml:id="id101" draw:id="id101">
          <svg:title>TexMaths</svg:title>
          <svg:desc>28§display§-f'(6).f'(4)§svg§600§FALSE§</svg:desc>
          <draw:polygon draw:style-name="gr2" draw:text-style-name="P7" draw:layer="layout" svg:width="5.085cm" svg:height="0.939cm" svg:x="22.434cm" svg:y="6.495cm" svg:viewBox="0 0 5086 940" draw:points="2542,940 0,940 0,0 5086,0 5086,940">
            <text:p/>
          </draw:polygon>
          <draw:path draw:style-name="gr3" draw:text-style-name="P8" draw:layer="layout" svg:width="0.601cm" svg:height="0.042cm" svg:x="22.465cm" svg:y="6.972cm" svg:viewBox="0 0 602 43" svg:d="M569 43c15 0 33 0 33-23 0-20-18-20-33-20h-535c-16 0-34 0-34 20 0 23 18 23 34 23z">
            <text:p/>
          </draw:path>
          <draw:path draw:style-name="gr3" draw:text-style-name="P8" draw:layer="layout" svg:width="0.492cm" svg:height="0.897cm" svg:x="23.202cm" svg:y="6.545cm" svg:viewBox="0 0 493 898" svg:d="M311 300h85c18 0 29 0 29-18 0-11-11-11-26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23.771cm" svg:y="6.446cm" svg:viewBox="0 0 175 358" svg:d="M168 60c7-11 7-17 7-22 0-22-20-38-41-38-27 0-35 22-38 34l-92 300c-2 0-4 9-4 9 0 9 22 15 27 15 4 0 7 0 11-11z">
            <text:p/>
          </draw:path>
          <draw:path draw:style-name="gr3" draw:text-style-name="P8" draw:layer="layout" svg:width="0.23cm" svg:height="0.984cm" svg:x="24.111cm" svg:y="6.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09cm" svg:height="0.677cm" svg:x="24.438cm" svg:y="6.583cm" svg:viewBox="0 0 410 678" svg:d="M90 334v-25c0-249 123-284 172-284 25 0 65 6 87 40-15 0-53 0-53 42 0 32 22 48 44 48 16 0 45-9 45-48 0-60-42-107-125-107-126 0-260 128-260 345 0 264 114 333 206 333 110 0 204-91 204-221 0-126-88-222-197-222-67 0-103 52-123 99zM206 652c-63 0-92-61-96-74-18-47-18-126-18-144 0-76 31-176 121-176 15 0 60 0 92 62 17 36 17 88 17 135s0 96-17 132c-30 60-77 65-99 65z">
            <text:p/>
          </draw:path>
          <draw:path draw:style-name="gr3" draw:text-style-name="P8" draw:layer="layout" svg:width="0.23cm" svg:height="0.984cm" svg:x="24.944cm" svg:y="6.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106cm" svg:height="0.106cm" svg:x="25.354cm" svg:y="7.133cm" svg:viewBox="0 0 107 107" svg:d="M107 54c0-29-24-54-53-54s-54 25-54 54 25 53 54 53 53-24 53-53z">
            <text:p/>
          </draw:path>
          <draw:path draw:style-name="gr3" draw:text-style-name="P8" draw:layer="layout" svg:width="0.492cm" svg:height="0.897cm" svg:x="25.596cm" svg:y="6.545cm" svg:viewBox="0 0 493 898" svg:d="M311 300h85c18 0 29 0 29-18 0-11-11-11-26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26.165cm" svg:y="6.446cm" svg:viewBox="0 0 175 358" svg:d="M168 60c7-11 7-17 7-22 0-22-20-38-41-38-27 0-35 22-38 34l-92 300c-2 0-4 9-4 9 0 9 22 15 27 15 4 0 7 0 11-11z">
            <text:p/>
          </draw:path>
          <draw:path draw:style-name="gr3" draw:text-style-name="P8" draw:layer="layout" svg:width="0.23cm" svg:height="0.984cm" svg:x="26.505cm" svg:y="6.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38cm" svg:height="0.666cm" svg:x="26.819cm" svg:y="6.571cm" svg:viewBox="0 0 439 667" svg:d="M262 506v85c0 36 0 47-74 47h-20v29c40-2 92-2 132-2 43 0 94 0 134 2v-29h-20c-74 0-76-11-76-47v-85h101v-31h-101v-450c0-18 0-25-16-25-8 0-11 0-17 11l-305 464v31zM269 475h-242l242-368z">
            <text:p/>
          </draw:path>
          <draw:path draw:style-name="gr3" draw:text-style-name="P8" draw:layer="layout" svg:width="0.23cm" svg:height="0.984cm" svg:x="27.338cm" svg:y="6.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7" anim:sub-item="background" smil:attributeName="visibility" smil:to="visible"/>
                  <anim:animate smil:dur="0.5s" smil:fill="hold" smil:targetElement="id97" anim:sub-item="background" smil:attributeName="width" smil:values="width*0.05;width" smil:keyTimes="0;1"/>
                  <anim:animate smil:dur="0.5s" smil:fill="hold" smil:targetElement="id97" anim:sub-item="background" smil:attributeName="height" smil:values="height;height" smil:keyTimes="0;1"/>
                  <anim:animate smil:dur="0.5s" smil:fill="hold" smil:targetElement="id97" anim:sub-item="background" smil:attributeName="x" smil:values="x-.2;x" smil:keyTimes="0;1"/>
                  <anim:animate smil:dur="0.5s" smil:fill="hold" smil:targetElement="id97" anim:sub-item="background" smil:attributeName="y" smil:values="y;y" smil:keyTimes="0;1"/>
                  <anim:transitionFilter smil:dur="0.5s" smil:targetElement="id97" anim:sub-item="background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3" smil:attributeName="visibility" smil:to="visible"/>
                  <anim:animate smil:dur="0.5s" smil:fill="hold" smil:targetElement="id103" smil:attributeName="width" smil:values="width*0.05;width" smil:keyTimes="0;1"/>
                  <anim:animate smil:dur="0.5s" smil:fill="hold" smil:targetElement="id103" smil:attributeName="height" smil:values="height;height" smil:keyTimes="0;1"/>
                  <anim:animate smil:dur="0.5s" smil:fill="hold" smil:targetElement="id103" smil:attributeName="x" smil:values="x-.2;x" smil:keyTimes="0;1"/>
                  <anim:animate smil:dur="0.5s" smil:fill="hold" smil:targetElement="id103" smil:attributeName="y" smil:values="y;y" smil:keyTimes="0;1"/>
                  <anim:transitionFilter smil:dur="0.5s" smil:targetElement="id103" smil:type="fade" smil:subtype="crossfad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112" text:id="id112" text:style-name="P3"><text:span text:style-name="T11"><text:tab/></text:span><text:span text:style-name="T11"><text:tab/></text:span><text:span text:style-name="T5"><text:line-break/></text:span><text:span text:style-name="T17"><text:tab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7"><text:tab/></text:span><text:span text:style-name="T17"><text:tab/></text:span><text:span text:style-name="T17"><text:line-break/></text:span><text:span text:style-name="T19"><text:tab/></text:span><text:span text:style-name="T19"><text:tab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1"><text:tab/></text:span><text:span text:style-name="T11"> </text:span><text:span text:style-name="T17"><text:line-break/></text:span><text:span text:style-name="T17"><text:tab/></text:span><text:span text:style-name="T13">(5) </text:span><text:span text:style-name="T15">Select the appropriate hint from the hint basket and fill in <text:s text:c="2"/></text:span><text:span text:style-name="T15"><text:line-break/></text:span><text:span text:style-name="T15"> <text:s text:c="10"/>the</text:span><text:span text:style-name="T13"> </text:span><text:span text:style-name="T15">blank spaces in the following paragraph. <text:s text:c="2"/></text:span><text:span text:style-name="T15"><text:line-break/></text:span><text:span text:style-name="T20"> <text:s text:c="14"/></text:span><text:span text:style-name="T15"><text:line-break/></text:span><text:span text:style-name="T15"><text:tab/></text:span><text:span text:style-name="T15"><text:tab/></text:span><text:span text:style-name="T15">Let <text:s text:c="23"/>and <text:s text:c="24"/>then <text:s/></text:span></text:p>
          </draw:text-box>
        </draw:frame>
        <draw:g xml:id="id107" draw:id="id107">
          <svg:title>TexMaths</svg:title>
          <svg:desc>28§display§S'(x) = g'[\ g(x)\ ].\frac{d}{dx}[\ g(x) \ ]§svg§600§FALSE§</svg:desc>
          <draw:polygon draw:style-name="gr2" draw:text-style-name="P7" draw:layer="layout" svg:width="11.797cm" svg:height="1.936cm" svg:x="4.326cm" svg:y="0.781cm" svg:viewBox="0 0 11798 1937" draw:points="5900,1937 0,1937 0,0 11798,0 11798,1937">
            <text:p/>
          </draw:polygon>
          <draw:path draw:style-name="gr3" draw:text-style-name="P8" draw:layer="layout" svg:width="0.586cm" svg:height="0.716cm" svg:x="4.328cm" svg:y="1.386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4.969cm" svg:y="1.29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309cm" svg:y="1.3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625cm" svg:y="1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6.214cm" svg:y="1.3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6.868cm" svg:y="1.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7.867cm" svg:y="1.646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8.391cm" svg:y="1.29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8.75cm" svg:y="1.343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9.249cm" svg:y="1.646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836cm" svg:y="1.3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15cm" svg:y="1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0.741cm" svg:y="1.3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1.418cm" svg:y="1.343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754cm" svg:y="1.977cm" svg:viewBox="0 0 108 107" svg:d="M108 54c0-29-25-54-54-54s-54 25-54 54 25 53 54 53 54-24 54-53z">
            <text:p/>
          </draw:path>
          <draw:path draw:style-name="gr3" draw:text-style-name="P8" draw:layer="layout" svg:width="0.469cm" svg:height="0.696cm" svg:x="12.381cm" svg:y="0.73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12.06cm" svg:y="1.814cm" svg:viewBox="0 0 1077 43" draw:points="538,43 0,43 0,0 1077,0 1077,43">
            <text:p/>
          </draw:polygon>
          <draw:path draw:style-name="gr3" draw:text-style-name="P8" draw:layer="layout" svg:width="0.469cm" svg:height="0.696cm" svg:x="12.099cm" svg:y="2.07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12.6cm" svg:y="2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13.369cm" svg:y="1.343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13.868cm" svg:y="1.646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14.457cm" svg:y="1.3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4.771cm" svg:y="1.6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15.36cm" svg:y="1.3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6.036cm" svg:y="1.343cm" svg:viewBox="0 0 137 985" draw:points="137,0 0,0 0,40 96,40 96,947 0,947 0,985 137,985">
            <text:p/>
          </draw:polygon>
        </draw:g>
        <draw:g xml:id="id108" draw:id="id108">
          <svg:title>TexMaths</svg:title>
          <svg:desc>28§display§S'(x) = g'[\ g(x)\ ].g'(x) §svg§600§FALSE§</svg:desc>
          <draw:polygon draw:style-name="gr2" draw:text-style-name="P7" draw:layer="layout" svg:width="9.579cm" svg:height="0.939cm" svg:x="4.229cm" svg:y="3.387cm" svg:viewBox="0 0 9580 940" draw:points="4789,940 0,940 0,0 9580,0 9580,940">
            <text:p/>
          </draw:polygon>
          <draw:path draw:style-name="gr3" draw:text-style-name="P8" draw:layer="layout" svg:width="0.586cm" svg:height="0.716cm" svg:x="4.231cm" svg:y="3.437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4.872cm" svg:y="3.3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212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528cm" svg:y="3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6.117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771cm" svg:y="3.7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7.77cm" svg:y="3.694cm" svg:viewBox="0 0 455 638" svg:d="M450 65c2-7 5-11 5-18 0-18-14-27-29-27-12 0-36 7-41 43-18-38-54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8.294cm" svg:y="3.338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8.653cm" svg:y="3.392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9.152cm" svg:y="3.694cm" svg:viewBox="0 0 455 638" svg:d="M450 65c2-7 5-11 5-18 0-18-14-27-29-27-12 0-39 7-41 43-18-38-54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739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053cm" svg:y="3.6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" draw:text-style-name="P8" draw:layer="layout" svg:width="0.23cm" svg:height="0.984cm" svg:x="10.644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1.32cm" svg:y="3.392cm" svg:viewBox="0 0 137 985" draw:points="137,0 0,0 0,40 96,40 96,947 0,947 0,985 137,985">
            <text:p/>
          </draw:polygon>
          <draw:path draw:style-name="gr3" draw:text-style-name="P8" draw:layer="layout" svg:width="0.107cm" svg:height="0.106cm" svg:x="11.656cm" svg:y="4.025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11.86cm" svg:y="3.694cm" svg:viewBox="0 0 455 638" svg:d="M450 65c2-7 5-11 5-18 0-18-14-27-29-27-12 0-39 7-41 43-18-38-54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2.382cm" svg:y="3.3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2.722cm" svg:y="3.3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036cm" svg:y="3.6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3" draw:text-style-name="P8" draw:layer="layout" svg:width="0.23cm" svg:height="0.984cm" svg:x="13.627cm" svg:y="3.392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09" draw:id="id109">
          <svg:title>TexMaths</svg:title>
          <svg:desc>28§display§\text {For } \ x = 6 \  \text { get, }§svg§600§FALSE§</svg:desc>
          <draw:polygon draw:style-name="gr2" draw:text-style-name="P7" draw:layer="layout" svg:width="6.532cm" svg:height="0.774cm" svg:x="2.147cm" svg:y="5.085cm" svg:viewBox="0 0 6533 775" draw:points="3266,775 0,775 0,0 6533,0 6533,775">
            <text:p/>
          </draw:polygon>
          <draw:path draw:style-name="gr3" draw:text-style-name="P8" draw:layer="layout" svg:width="0.568cm" svg:height="0.671cm" svg:x="2.129cm" svg:y="5.036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3" draw:text-style-name="P8" draw:layer="layout" svg:width="0.438cm" svg:height="0.454cm" svg:x="2.685cm" svg:y="5.26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33cm" svg:height="0.436cm" svg:x="3.177cm" svg:y="5.271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92cm" svg:height="0.447cm" svg:x="4.221cm" svg:y="5.271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1-69 105-76 11 38 47 76 105 76 103 0 160-128 160-152 0-9-9-9-12-9-9 0-11 2-13 9-34 107-101 130-132 130-38 0-54-32-54-65 0-23 7-43 18-88z">
            <text:p/>
          </draw:path>
          <draw:path draw:style-name="gr3" draw:text-style-name="P8" draw:layer="layout" svg:width="0.655cm" svg:height="0.232cm" svg:x="5.084cm" svg:y="5.34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09cm" svg:height="0.678cm" svg:x="6.108cm" svg:y="5.049cm" svg:viewBox="0 0 410 679" svg:d="M90 334v-25c0-249 123-284 172-284 25 0 65 6 87 40-15 0-53 0-53 43 0 31 22 47 45 47 15 0 44-9 44-47 0-61-42-108-125-108-126 0-260 128-260 345 0 264 114 334 206 334 110 0 204-92 204-222 0-125-87-222-197-222-67 0-103 52-123 99zM206 652c-60 0-92-61-96-74-18-47-18-125-18-143 0-77 31-177 121-177 16 0 60 0 92 62 18 36 18 88 18 135s0 96-18 132c-29 60-74 65-99 65z">
            <text:p/>
          </draw:path>
          <draw:path draw:style-name="gr3" draw:text-style-name="P8" draw:layer="layout" svg:width="0.452cm" svg:height="0.651cm" svg:x="7.241cm" svg:y="5.26cm" svg:viewBox="0 0 453 652" svg:d="M193 278c-88 0-88-99-88-121 0-27 3-58 16-83 9-14 31-40 72-40 85 0 85 98 85 121 0 26 0 58-16 82-9 14-31 41-69 41zM76 316c0-5 0-27 18-47 38 29 79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8" draw:layer="layout" svg:width="0.382cm" svg:height="0.454cm" svg:x="7.734cm" svg:y="5.265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08cm" svg:height="0.617cm" svg:x="8.162cm" svg:y="5.101cm" svg:viewBox="0 0 309 618" svg:d="M152 213h141v-32h-141v-181h-24c0 81-32 186-128 190v23h85v271c0 123 92 134 128 134 69 0 96-69 96-134v-56h-24v56c0 72-30 110-65 110-68 0-68-90-68-108z">
            <text:p/>
          </draw:path>
          <draw:path draw:style-name="gr3" draw:text-style-name="P8" draw:layer="layout" svg:width="0.115cm" svg:height="0.295cm" svg:x="8.613cm" svg:y="5.601cm" svg:viewBox="0 0 116 296" svg:d="M116 103c0-63-22-103-62-103-36 0-54 27-54 52 0 26 18 53 54 53 15 0 27-6 38-13l2-2c0 0 2 0 2 13 0 65-29 126-74 173-4 4-6 6-6 9 0 8 4 11 11 11 11 0 89-79 89-193z">
            <text:p/>
          </draw:path>
        </draw:g>
        <draw:g xml:id="id111" draw:id="id111">
          <svg:title>TexMaths</svg:title>
          <svg:desc>28§display§S'(6) = (4)(7) =  28§svg§600§FALSE§</svg:desc>
          <draw:polygon draw:style-name="gr2" draw:text-style-name="P7" draw:layer="layout" svg:width="8.176cm" svg:height="0.939cm" svg:x="3.927cm" svg:y="8.195cm" svg:viewBox="0 0 8177 940" draw:points="4087,940 0,940 0,0 8177,0 8177,940">
            <text:p/>
          </draw:polygon>
          <draw:path draw:style-name="gr3" draw:text-style-name="P8" draw:layer="layout" svg:width="0.586cm" svg:height="0.716cm" svg:x="3.929cm" svg:y="8.245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4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4.57cm" svg:y="8.14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91cm" svg:y="8.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09cm" svg:height="0.677cm" svg:x="5.237cm" svg:y="8.283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30 60-77 65-99 65z">
            <text:p/>
          </draw:path>
          <draw:path draw:style-name="gr3" draw:text-style-name="P8" draw:layer="layout" svg:width="0.23cm" svg:height="0.984cm" svg:x="5.746cm" svg:y="8.2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6.4cm" svg:y="8.5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3cm" svg:height="0.984cm" svg:x="7.481cm" svg:y="8.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38cm" svg:height="0.666cm" svg:x="7.793cm" svg:y="8.271cm" svg:viewBox="0 0 439 667" svg:d="M264 506v85c0 36-2 47-76 47h-20v29c40-2 92-2 132-2 43 0 94 0 134 2v-29h-20c-74 0-76-11-76-47v-85h101v-31h-101v-450c0-18 0-25-15-25-9 0-12 0-18 11l-305 464v31zM269 475h-242l242-368z">
            <text:p/>
          </draw:path>
          <draw:path draw:style-name="gr3" draw:text-style-name="P8" draw:layer="layout" svg:width="0.23cm" svg:height="0.984cm" svg:x="8.314cm" svg:y="8.2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23cm" svg:height="0.984cm" svg:x="8.738cm" svg:y="8.2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22cm" svg:height="0.689cm" svg:x="9.078cm" svg:y="8.271cm" svg:viewBox="0 0 423 690" svg:d="M414 67c9-13 9-15 9-36h-239c-121 0-124-13-126-31h-24l-34 204h25c2-16 11-79 24-90 7-7 85-7 97-7h206c-12 16-90 124-112 157-88 132-121 269-121 370 0 11 0 56 44 56 48 0 48-45 48-56v-50c0-53 2-109 8-161 5-22 18-107 63-170z">
            <text:p/>
          </draw:path>
          <draw:path draw:style-name="gr3" draw:text-style-name="P8" draw:layer="layout" svg:width="0.23cm" svg:height="0.984cm" svg:x="9.571cm" svg:y="8.2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3" draw:text-style-name="P8" draw:layer="layout" svg:width="0.655cm" svg:height="0.232cm" svg:x="10.225cm" svg:y="8.57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7cm" svg:x="11.259cm" svg:y="8.28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8" draw:layer="layout" svg:width="0.409cm" svg:height="0.677cm" svg:x="11.743cm" svg:y="8.283cm" svg:viewBox="0 0 410 678" svg:d="M119 206c-45-29-50-63-50-81 0-58 65-100 135-100 74 0 136 51 136 123 0 56-38 103-98 136zM264 300c72-36 119-87 119-152 0-92-87-148-177-148-98 0-179 74-179 166 0 18 2 60 42 107 12 11 50 36 74 54-58 29-143 83-143 181 0 106 101 170 204 170 112 0 206-80 206-185 0-36-11-81-47-124-20-20-36-29-99-69zM166 343l121 76c27 18 74 47 74 107 0 74-74 126-155 126-85 0-157-61-157-144 0-58 32-121 117-165z">
            <text:p/>
          </draw:path>
        </draw:g>
        <draw:g xml:id="id110" draw:id="id110">
          <svg:title>TexMaths</svg:title>
          <svg:desc>28§display§S'(6) =  g'[ g(6) ].g'(6) =  g'( 2 ).g'(6) §svg§600§FALSE§</svg:desc>
          <draw:polygon draw:style-name="gr2" draw:text-style-name="P7" draw:layer="layout" svg:width="14.373cm" svg:height="0.939cm" svg:x="3.832cm" svg:y="6.492cm" svg:viewBox="0 0 14374 940" draw:points="7188,940 0,940 0,0 14374,0 14374,940">
            <text:p/>
          </draw:polygon>
          <draw:path draw:style-name="gr3" draw:text-style-name="P8" draw:layer="layout" svg:width="0.586cm" svg:height="0.716cm" svg:x="3.834cm" svg:y="6.542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3" draw:text-style-name="P8" draw:layer="layout" svg:width="0.174cm" svg:height="0.357cm" svg:x="4.475cm" svg:y="6.4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4.815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5.142cm" svg:y="6.58cm" svg:viewBox="0 0 410 678" svg:d="M90 334v-25c0-249 123-284 172-284 25 0 65 6 87 40-15 0-53 0-53 42 0 32 22 48 44 48 16 0 45-9 45-48 0-60-42-107-125-107-126 0-260 128-260 345 0 264 114 333 206 333 110 0 204-91 204-221 0-126-87-222-197-222-67 0-103 52-123 99zM206 652c-63 0-92-61-96-74-18-47-18-126-18-144 0-76 31-176 121-176 15 0 60 0 92 62 18 36 18 88 18 135s0 96-18 132c-29 60-77 65-99 65z">
            <text:p/>
          </draw:path>
          <draw:path draw:style-name="gr3" draw:text-style-name="P8" draw:layer="layout" svg:width="0.23cm" svg:height="0.984cm" svg:x="5.651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6.305cm" svg:y="6.8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7.304cm" svg:y="6.799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7.826cm" svg:y="6.443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8.184cm" svg:y="6.49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357cm" svg:y="6.799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8.946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9.271cm" svg:y="6.58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7 65-99 65z">
            <text:p/>
          </draw:path>
          <draw:path draw:style-name="gr3" draw:text-style-name="P8" draw:layer="layout" svg:width="0.23cm" svg:height="0.984cm" svg:x="9.779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10.126cm" svg:y="6.497cm" svg:viewBox="0 0 137 985" draw:points="137,0 0,0 0,40 96,40 96,947 0,947 0,985 137,985">
            <text:p/>
          </draw:polygon>
          <draw:path draw:style-name="gr3" draw:text-style-name="P8" draw:layer="layout" svg:width="0.107cm" svg:height="0.106cm" svg:x="10.462cm" svg:y="7.13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10.666cm" svg:y="6.799cm" svg:viewBox="0 0 455 638" svg:d="M450 65c2-7 5-11 5-18 0-18-14-27-29-27-12 0-38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1.188cm" svg:y="6.4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1.528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1.855cm" svg:y="6.58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4 65-99 65z">
            <text:p/>
          </draw:path>
          <draw:path draw:style-name="gr3" draw:text-style-name="P8" draw:layer="layout" svg:width="0.23cm" svg:height="0.984cm" svg:x="12.364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3.018cm" svg:y="6.87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14.017cm" svg:y="6.799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4.539cm" svg:y="6.4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4.879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93cm" svg:height="0.657cm" svg:x="15.213cm" svg:y="6.58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8" draw:layer="layout" svg:width="0.23cm" svg:height="0.984cm" svg:x="15.713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107cm" svg:height="0.106cm" svg:x="16.125cm" svg:y="7.13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16.329cm" svg:y="6.799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6.851cm" svg:y="6.44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7.191cm" svg:y="6.4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09cm" svg:height="0.677cm" svg:x="17.518cm" svg:y="6.58cm" svg:viewBox="0 0 410 678" svg:d="M90 334v-25c0-249 123-284 172-284 25 0 65 6 87 40-15 0-53 0-53 42 0 32 22 48 44 48 16 0 45-9 45-48 0-60-42-107-125-107-126 0-260 128-260 345 0 264 114 333 206 333 110 0 204-91 204-221 0-126-87-222-197-222-67 0-103 52-123 99zM206 652c-60 0-92-61-96-74-18-47-18-126-18-144 0-76 31-176 121-176 15 0 60 0 92 62 18 36 18 88 18 135s0 96-18 132c-29 60-77 65-99 65z">
            <text:p/>
          </draw:path>
          <draw:path draw:style-name="gr3" draw:text-style-name="P8" draw:layer="layout" svg:width="0.23cm" svg:height="0.984cm" svg:x="18.024cm" svg:y="6.49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 xml:id="id113" draw:id="id113">
          <svg:title>TexMaths</svg:title>
          <svg:desc>28§display§f(x) = \sin x§svg§600§FALSE§</svg:desc>
          <draw:polygon draw:style-name="gr2" draw:text-style-name="P7" draw:layer="layout" svg:width="5.021cm" svg:height="0.886cm" svg:x="5.029cm" svg:y="12.596cm" svg:viewBox="0 0 5022 887" draw:points="2511,887 0,887 0,0 5022,0 5022,887">
            <text:p/>
          </draw:polygon>
          <draw:path draw:style-name="gr3" draw:text-style-name="P8" draw:layer="layout" svg:width="0.492cm" svg:height="0.898cm" svg:x="5.031cm" svg:y="12.592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5.665cm" svg:y="12.5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979cm" svg:y="12.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6.568cm" svg:y="12.5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7.224cm" svg:y="12.9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4cm" svg:height="0.454cm" svg:x="8.239cm" svg:y="12.84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8.628cm" svg:y="12.62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8.899cm" svg:y="12.8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607cm" svg:y="12.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114" draw:id="id114">
          <svg:title>TexMaths</svg:title>
          <svg:desc>28§display§g(x) = \log x§svg§600§FALSE§</svg:desc>
          <draw:polygon draw:style-name="gr2" draw:text-style-name="P7" draw:layer="layout" svg:width="5.001cm" svg:height="0.886cm" svg:x="12.465cm" svg:y="12.596cm" svg:viewBox="0 0 5002 887" draw:points="2500,887 0,887 0,0 5002,0 5002,887">
            <text:p/>
          </draw:polygon>
          <draw:path draw:style-name="gr3" draw:text-style-name="P8" draw:layer="layout" svg:width="0.454cm" svg:height="0.638cm" svg:x="12.431cm" svg:y="12.85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3.018cm" svg:y="12.5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3.332cm" svg:y="12.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3.921cm" svg:y="12.5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4.577cm" svg:y="12.9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5cm" svg:x="15.592cm" svg:y="12.603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15.861cm" svg:y="12.845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16.353cm" svg:y="12.838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492cm" svg:height="0.447cm" svg:x="17.023cm" svg:y="12.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15" draw:id="id115">
          <svg:title>TexMaths</svg:title>
          <svg:desc>28§display§f[ g(x) ] =  \ - - - - - - \ \ \text {and}\ \ g[ f(x) ] =  \ - - - - - -§svg§600§FALSE§</svg:desc>
          <draw:polygon draw:style-name="gr2" draw:text-style-name="P7" draw:layer="layout" svg:width="23.304cm" svg:height="0.886cm" svg:x="3.233cm" svg:y="14.096cm" svg:viewBox="0 0 23305 887" draw:points="11652,887 0,887 0,0 23305,0 23305,887">
            <text:p/>
          </draw:polygon>
          <draw:path draw:style-name="gr3" draw:text-style-name="P8" draw:layer="layout" svg:width="0.492cm" svg:height="0.898cm" svg:x="3.235cm" svg:y="14.092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olygon draw:style-name="gr3" draw:text-style-name="P8" draw:layer="layout" svg:width="0.136cm" svg:height="0.985cm" svg:x="3.887cm" svg:y="14.047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4.06cm" svg:y="14.35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4.646cm" svg:y="14.0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4.96cm" svg:y="14.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5.551cm" svg:y="14.0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5.899cm" svg:y="14.047cm" svg:viewBox="0 0 137 986" draw:points="137,0 0,0 0,40 96,40 96,948 0,948 0,986 137,986">
            <text:p/>
          </draw:polygon>
          <draw:path draw:style-name="gr3" draw:text-style-name="P8" draw:layer="layout" svg:width="0.655cm" svg:height="0.232cm" svg:x="6.479cm" svg:y="14.4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7.872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8.858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9.841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0.824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1.81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2.793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445cm" svg:height="0.454cm" svg:x="14.393cm" svg:y="14.345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874cm" svg:y="14.3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423cm" svg:y="14.103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16.608cm" svg:y="14.35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olygon draw:style-name="gr3" draw:text-style-name="P8" draw:layer="layout" svg:width="0.136cm" svg:height="0.985cm" svg:x="17.213cm" svg:y="14.047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17.423cm" svg:y="14.092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8.055cm" svg:y="14.04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8.371cm" svg:y="14.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8.96cm" svg:y="14.04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9.307cm" svg:y="14.047cm" svg:viewBox="0 0 137 986" draw:points="137,0 0,0 0,40 96,40 96,948 0,948 0,986 137,986">
            <text:p/>
          </draw:polygon>
          <draw:path draw:style-name="gr3" draw:text-style-name="P8" draw:layer="layout" svg:width="0.655cm" svg:height="0.232cm" svg:x="19.887cm" svg:y="14.4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21.281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2.266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3.25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4.233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5.219cm" svg:y="14.52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5.982cm" svg:y="14.52cm" svg:viewBox="0 0 603 43" svg:d="M569 43c16 0 34 0 34-23 0-20-18-20-34-20h-535c-16 0-34 0-34 20 0 23 18 23 34 2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8" smil:attributeName="visibility" smil:to="visible"/>
                  <anim:animate smil:dur="0.5s" smil:fill="hold" smil:targetElement="id108" smil:attributeName="x" smil:values="x;x" smil:keyTimes="0;1"/>
                  <anim:animate smil:dur="0.5s" smil:fill="hold" smil:targetElement="id1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117" text:id="id117" text:style-name="P3"><text:span text:style-name="T11"><text:tab/></text:span><text:span text:style-name="T11"><text:tab/></text:span><text:span text:style-name="T5"><text:line-break/></text:span><text:span text:style-name="T17"><text:tab/></text:span><text:span text:style-name="T17"><text:line-break/></text:span><text:span text:style-name="T21"> <text:s text:c="52"/></text:span><text:span text:style-name="T17"><text:line-break/></text:span><text:span text:style-name="T17"><text:tab/></text:span><text:span text:style-name="T17">The derivative of <text:s text:c="32"/>in terms of <text:s/></text:span><text:span text:style-name="T17"><text:line-break/></text:span><text:span text:style-name="T11"><text:tab/></text:span><text:span text:style-name="T11"><text:tab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1"><text:tab/></text:span><text:span text:style-name="T11"> 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tab/></text:span><text:span text:style-name="T17"> <text:s/></text:span><text:span text:style-name="T17"><text:line-break/></text:span><text:span text:style-name="T17"><text:line-break/></text:span><text:span text:style-name="T17"/></text:p>
          </draw:text-box>
        </draw:frame>
        <draw:g xml:id="id116" draw:id="id116">
          <svg:title>TexMaths</svg:title>
          <svg:desc>28§display§\text {Now }\ f'(x)  =  \ - - - - -  \ \text {and}\ \ g'(x)  =  \ - - - - -§svg§600§FALSE§</svg:desc>
          <draw:polygon draw:style-name="gr2" draw:text-style-name="P7" draw:layer="layout" svg:width="21.943cm" svg:height="0.939cm" svg:x="2.246cm" svg:y="1.183cm" svg:viewBox="0 0 21944 940" draw:points="10972,940 0,940 0,0 21944,0 21944,940">
            <text:p/>
          </draw:polygon>
          <draw:path draw:style-name="gr3" draw:text-style-name="P8" draw:layer="layout" svg:width="0.673cm" svg:height="0.673cm" svg:x="2.228cm" svg:y="1.253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3" draw:text-style-name="P8" draw:layer="layout" svg:width="0.438cm" svg:height="0.454cm" svg:x="2.963cm" svg:y="1.483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676cm" svg:height="0.436cm" svg:x="3.417cm" svg:y="1.501cm" svg:viewBox="0 0 677 437" svg:d="M594 94c18-49 49-63 83-63v-31c-23 2-52 2-72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3" draw:text-style-name="P8" draw:layer="layout" svg:width="0.492cm" svg:height="0.897cm" svg:x="4.818cm" svg:y="1.23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174cm" svg:height="0.357cm" svg:x="5.387cm" svg:y="1.1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727cm" svg:y="1.1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6.041cm" svg:y="1.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3" draw:text-style-name="P8" draw:layer="layout" svg:width="0.23cm" svg:height="0.984cm" svg:x="6.632cm" svg:y="1.1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7.286cm" svg:y="1.5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8.679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9.665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0.648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1.632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2.615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445cm" svg:height="0.454cm" svg:x="13.67cm" svg:y="1.483cm" svg:viewBox="0 0 446 455" svg:d="M289 367c2 41 29 81 76 81 20 0 81-14 81-94v-54h-25v54c0 58-25 65-36 65-31 0-36-45-36-50v-199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7 204-141z">
            <text:p/>
          </draw:path>
          <draw:path draw:style-name="gr3" draw:text-style-name="P8" draw:layer="layout" svg:width="0.496cm" svg:height="0.436cm" svg:x="14.152cm" svg:y="1.49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4.701cm" svg:y="1.241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54cm" svg:height="0.637cm" svg:x="15.884cm" svg:y="1.49cm" svg:viewBox="0 0 455 638" svg:d="M450 65c2-7 5-11 5-18 0-18-14-27-29-27-12 0-38 7-41 43-18-38-53-63-92-63-114 0-235 139-235 280 0 98 61 157 130 157 58 0 105-47 117-59v3c-21 87-34 127-34 130-2 8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6.408cm" svg:y="1.134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6.748cm" svg:y="1.188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7.062cm" svg:y="1.4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3" draw:text-style-name="P8" draw:layer="layout" svg:width="0.23cm" svg:height="0.984cm" svg:x="17.651cm" svg:y="1.188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18.307cm" svg:y="1.5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9.701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0.684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1.67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2.653cm" svg:y="1.6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23.636cm" svg:y="1.66cm" svg:viewBox="0 0 603 43" svg:d="M569 43c16 0 34 0 34-23 0-20-18-20-34-20h-535c-16 0-34 0-34 20 0 23 18 23 34 23z">
            <text:p/>
          </draw:path>
        </draw:g>
        <draw:g xml:id="id118" draw:id="id118">
          <svg:title>TexMaths</svg:title>
          <svg:desc>28§display§f[ g(x) ]\   w.\ r.\ t.\ x §svg§600§FALSE§</svg:desc>
          <draw:polygon draw:style-name="gr2" draw:text-style-name="P7" draw:layer="layout" svg:width="7.023cm" svg:height="0.886cm" svg:x="9.331cm" svg:y="3.088cm" svg:viewBox="0 0 7024 887" draw:points="3512,887 0,887 0,0 7024,0 7024,887">
            <text:p/>
          </draw:polygon>
          <draw:path draw:style-name="gr3" draw:text-style-name="P8" draw:layer="layout" svg:width="0.492cm" svg:height="0.898cm" svg:x="9.333cm" svg:y="3.084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olygon draw:style-name="gr3" draw:text-style-name="P8" draw:layer="layout" svg:width="0.136cm" svg:height="0.985cm" svg:x="9.985cm" svg:y="3.039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10.157cm" svg:y="3.342cm" svg:viewBox="0 0 455 639" svg:d="M450 65c2-7 5-11 5-18 0-18-14-27-29-27-12 0-36 7-41 43-18-38-54-63-92-63-114 0-235 139-235 280 0 99 61 157 130 157 58 0 105-47 117-58v2c-21 87-34 128-34 130-2 9-36 107-141 107-20 0-52-2-78-11 29-9 40-33 40-51 0-16-11-34-38-34-23 0-54 18-54 56 0 40 36 61 132 61 123 0 195-77 208-137zM323 309c-7 27-30 52-52 70-20 18-52 36-78 36-50 0-65-52-65-90 0-49 29-166 56-215s69-88 109-88c65 0 79 79 79 86 0 4 0 9-2 13z">
            <text:p/>
          </draw:path>
          <draw:path draw:style-name="gr3" draw:text-style-name="P8" draw:layer="layout" svg:width="0.23cm" svg:height="0.985cm" svg:x="10.744cm" svg:y="3.039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492cm" svg:height="0.447cm" svg:x="11.058cm" svg:y="3.34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1.649cm" svg:y="3.039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olygon draw:style-name="gr3" draw:text-style-name="P8" draw:layer="layout" svg:width="0.136cm" svg:height="0.985cm" svg:x="11.996cm" svg:y="3.039cm" svg:viewBox="0 0 137 986" draw:points="137,0 0,0 0,40 96,40 96,948 0,948 0,986 137,986">
            <text:p/>
          </draw:polygon>
          <draw:path draw:style-name="gr3" draw:text-style-name="P8" draw:layer="layout" svg:width="0.653cm" svg:height="0.447cm" svg:x="12.605cm" svg:y="3.34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1 125 16 0 63 0 104-69 24 62 94 69 123 69 74 0 116-63 143-121 34-78 65-210 65-258 0-53-27-69-45-69-24 0-49 25-49 47 0 14 7 20 16 27 11 11 35 36 35 85 0 34-29 130-53 179-27 54-61 88-110 88-47 0-72-29-72-85 0-27 7-59 9-72z">
            <text:p/>
          </draw:path>
          <draw:path draw:style-name="gr3" draw:text-style-name="P8" draw:layer="layout" svg:width="0.107cm" svg:height="0.107cm" svg:x="13.392cm" svg:y="3.673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3.938cm" svg:y="3.342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4.411cm" svg:y="3.673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4.948cm" svg:y="3.16cm" svg:viewBox="0 0 305 630" svg:d="M181 224h94c18 0 30 0 30-20 0-11-12-11-30-11h-85c34-141 41-159 41-166 0-18-14-27-29-27-3 0-32 0-41 36l-38 157h-94c-20 0-29 0-29 18 0 13 9 13 27 13h87c-69 280-74 296-74 314 0 54 38 92 90 92 103 0 159-146 159-153 0-9-9-9-14-9-6 0-8 3-13 14-43 103-96 125-130 125-20 0-29-13-29-45 0-24 0-31 5-47z">
            <text:p/>
          </draw:path>
          <draw:path draw:style-name="gr3" draw:text-style-name="P8" draw:layer="layout" svg:width="0.107cm" svg:height="0.107cm" svg:x="15.367cm" svg:y="3.673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5.911cm" svg:y="3.34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</draw:g>
        <draw:g xml:id="id119" draw:id="id119">
          <svg:title>TexMaths</svg:title>
          <svg:desc>28§display§f \text { and } g \text { is } §svg§600§FALSE§</svg:desc>
          <draw:polygon draw:style-name="gr2" draw:text-style-name="P7" draw:layer="layout" svg:width="4.192cm" svg:height="0.799cm" svg:x="21.628cm" svg:y="3.185cm" svg:viewBox="0 0 4193 800" draw:points="2096,800 0,800 0,0 4193,0 4193,800">
            <text:p/>
          </draw:polygon>
          <draw:path draw:style-name="gr3" draw:text-style-name="P8" draw:layer="layout" svg:width="0.492cm" svg:height="0.898cm" svg:x="21.63cm" svg:y="3.136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8" draw:layer="layout" svg:width="0.445cm" svg:height="0.454cm" svg:x="22.535cm" svg:y="3.389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23.019cm" svg:y="3.39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23.565cm" svg:y="3.147cm" svg:viewBox="0 0 488 697" svg:d="M343 632v65l145-11v-31c-69 0-78-7-78-54v-601l-141 11v32c67 0 76 6 76 53v213c-29-33-72-60-126-60-116 0-219 96-219 224 0 126 96 224 211 224 62 0 107-33 132-65zM343 368v201c0 18 0 21-12 36-29 47-73 70-116 70-45 0-81-25-105-63-25-40-27-96-27-137 0-38 2-96 29-141 22-31 58-63 112-63 36 0 76 14 107 59 12 17 12 20 12 38z">
            <text:p/>
          </draw:path>
          <draw:path draw:style-name="gr3" draw:text-style-name="P8" draw:layer="layout" svg:width="0.454cm" svg:height="0.638cm" svg:x="24.423cm" svg:y="3.396cm" svg:viewBox="0 0 455 639" svg:d="M450 65c2-7 5-11 5-18 0-18-14-27-29-27-12 0-36 7-41 43-18-38-54-63-92-63-114 0-235 139-235 280 0 99 61 157 130 157 58 0 105-47 117-58v2c-21 88-34 128-34 130-2 9-36 108-141 108-20 0-52-2-78-11 29-9 40-34 40-52 0-16-11-34-38-34-23 0-54 18-54 56 0 41 36 61 132 61 123 0 195-76 208-137zM323 309c-7 27-30 52-52 70-20 18-52 36-78 36-50 0-65-52-65-90 0-49 29-166 56-215s69-88 109-88c65 0 79 79 79 86 0 4 0 9-2 13z">
            <text:p/>
          </draw:path>
          <draw:path draw:style-name="gr3" draw:text-style-name="P8" draw:layer="layout" svg:width="0.212cm" svg:height="0.66cm" svg:x="25.272cm" svg:y="3.17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5.545cm" svg:y="3.389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</draw:g>
        <draw:g xml:id="id121" draw:id="id121">
          <svg:title>TexMaths</svg:title>
          <svg:desc>28§display§\text {Therefore }\frac{d}{dx}\left[ f[g(x)]  \right] = - - - - - - -§svg§600§FALSE§</svg:desc>
          <draw:polygon draw:style-name="gr2" draw:text-style-name="P7" draw:layer="layout" svg:width="17.251cm" svg:height="1.936cm" svg:x="2.249cm" svg:y="6.293cm" svg:viewBox="0 0 17252 1937" draw:points="8626,1937 0,1937 0,0 17252,0 17252,1937">
            <text:p/>
          </draw:polygon>
          <draw:path draw:style-name="gr3" draw:text-style-name="P8" draw:layer="layout" svg:width="0.64cm" svg:height="0.666cm" svg:x="2.236cm" svg:y="6.927cm" svg:viewBox="0 0 641 667" svg:d="M623 0h-605l-18 222h25c13-159 29-191 177-191 18 0 44 0 53 3 21 2 21 13 21 35v522c0 34 0 47-104 47h-38v29c41-2 142-2 186-2 45 0 148 0 188 2v-29h-40c-103 0-103-13-103-47v-522c0-20 0-33 18-35 9-3 36-3 56-3 148 0 164 32 177 191h25z">
            <text:p/>
          </draw:path>
          <draw:path draw:style-name="gr3" draw:text-style-name="P8" draw:layer="layout" svg:width="0.496cm" svg:height="0.684cm" svg:x="2.942cm" svg:y="6.909cm" svg:viewBox="0 0 497 685" svg:d="M76 609c0 45-9 45-76 45v31c34-2 85-2 112-2 25 0 76 0 110 2v-31c-65 0-76 0-76-45v-181c0-103 69-157 132-157 62 0 74 54 74 110v228c0 45-12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486cm" svg:y="7.1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3.923cm" svg:y="7.15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308cm" svg:y="7.1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4.749cm" svg:y="6.898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5.045cm" svg:y="7.151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5.538cm" svg:y="7.15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923cm" svg:y="7.15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69cm" svg:height="0.696cm" svg:x="7.099cm" svg:y="6.244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6.779cm" svg:y="7.326cm" svg:viewBox="0 0 1077 43" draw:points="538,43 0,43 0,0 1077,0 1077,43">
            <text:p/>
          </draw:polygon>
          <draw:path draw:style-name="gr3" draw:text-style-name="P8" draw:layer="layout" svg:width="0.469cm" svg:height="0.696cm" svg:x="6.819cm" svg:y="7.585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7.321cm" svg:y="7.8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8" draw:layer="layout" svg:width="0.136cm" svg:height="0.984cm" svg:x="8.253cm" svg:y="6.855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8.461cm" svg:y="6.898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olygon draw:style-name="gr3" draw:text-style-name="P8" draw:layer="layout" svg:width="0.136cm" svg:height="0.984cm" svg:x="9.113cm" svg:y="6.855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9.285cm" svg:y="7.158cm" svg:viewBox="0 0 455 638" svg:d="M450 65c2-7 5-11 5-18 0-18-14-27-29-27-12 0-36 7-41 43-18-38-53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872cm" svg:y="6.85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186cm" svg:y="7.15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10.777cm" svg:y="6.85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1.124cm" svg:y="6.855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1.397cm" svg:y="6.855cm" svg:viewBox="0 0 137 985" draw:points="137,0 0,0 0,40 96,40 96,947 0,947 0,985 137,985">
            <text:p/>
          </draw:polygon>
          <draw:path draw:style-name="gr3" draw:text-style-name="P8" draw:layer="layout" svg:width="0.655cm" svg:height="0.232cm" svg:x="11.978cm" svg:y="7.23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3.044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4.027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5.011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5.996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6.98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7.963cm" svg:y="7.326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8.948cm" svg:y="7.326cm" svg:viewBox="0 0 603 43" svg:d="M569 43c16 0 34 0 34-23 0-20-18-20-34-20h-535c-16 0-34 0-34 20 0 23 18 23 34 23z">
            <text:p/>
          </draw:path>
        </draw:g>
        <draw:g xml:id="id120" draw:id="id120">
          <svg:title>TexMaths</svg:title>
          <svg:desc>28§display§- - - - - -  - -§svg§600§FALSE§</svg:desc>
          <draw:polygon draw:style-name="gr2" draw:text-style-name="P7" draw:layer="layout" svg:width="7.255cm" svg:height="0.168cm" svg:x="2.434cm" svg:y="5.396cm" svg:viewBox="0 0 7256 169" draw:points="3629,169 0,169 0,0 7256,0 7256,169">
            <text:p/>
          </draw:polygon>
          <draw:path draw:style-name="gr3" draw:text-style-name="P8" draw:layer="layout" svg:width="0.602cm" svg:height="0.041cm" svg:x="2.465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3.451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4.434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5.418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6.403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7.387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8.37cm" svg:y="5.3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9.136cm" svg:y="5.347cm" svg:viewBox="0 0 603 42" svg:d="M569 42c16 0 34 0 34-22 0-20-18-20-34-20h-535c-16 0-34 0-34 20 0 22 18 22 34 22z">
            <text:p/>
          </draw:path>
        </draw:g>
        <draw:g xml:id="id122" draw:id="id122">
          <svg:title>TexMaths</svg:title>
          <svg:desc>28§display§\text {and }\left[ \frac{d}{dx}\left[ f[g(x)]  \right] \right]_{x = 1} = - - - - - - -§svg§600§FALSE§</svg:desc>
          <draw:polygon draw:style-name="gr2" draw:text-style-name="P7" draw:layer="layout" svg:width="17.398cm" svg:height="2.32cm" svg:x="2.547cm" svg:y="8.896cm" svg:viewBox="0 0 17399 2321" draw:points="8700,2321 0,2321 0,0 17399,0 17399,2321">
            <text:p/>
          </draw:polygon>
          <draw:path draw:style-name="gr3" draw:text-style-name="P8" draw:layer="layout" svg:width="0.445cm" svg:height="0.454cm" svg:x="2.538cm" svg:y="9.833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496cm" svg:height="0.436cm" svg:x="3.022cm" svg:y="9.84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3.571cm" svg:y="9.591cm" svg:viewBox="0 0 488 697" svg:d="M343 632v65l145-11v-32c-69 0-78-6-78-54v-600l-141 11v32c69 0 76 6 76 53v213c-29-33-72-60-125-60-117 0-220 96-220 224 0 125 96 224 211 224 62 0 107-34 132-65zM343 367v202c0 18 0 20-12 36-29 47-73 69-116 69-45 0-81-24-105-62-25-41-27-97-27-137 0-38 2-96 29-141 22-32 58-63 112-63 36 0 76 14 107 58 12 18 12 21 12 38z">
            <text:p/>
          </draw:path>
          <draw:polygon draw:style-name="gr3" draw:text-style-name="P8" draw:layer="layout" svg:width="0.261cm" svg:height="2.363cm" svg:x="4.82cm" svg:y="8.847cm" svg:viewBox="0 0 262 2364" draw:points="0,2364 262,2364 262,2310 54,2310 54,54 262,54 262,0 0,0">
            <text:p/>
          </draw:polygon>
          <draw:path draw:style-name="gr3" draw:text-style-name="P8" draw:layer="layout" svg:width="0.469cm" svg:height="0.696cm" svg:x="5.533cm" svg:y="8.925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3" draw:text-style-name="P8" draw:layer="layout" svg:width="1.076cm" svg:height="0.042cm" svg:x="5.212cm" svg:y="10.008cm" svg:viewBox="0 0 1077 43" draw:points="538,43 0,43 0,0 1077,0 1077,43">
            <text:p/>
          </draw:polygon>
          <draw:path draw:style-name="gr3" draw:text-style-name="P8" draw:layer="layout" svg:width="0.469cm" svg:height="0.696cm" svg:x="5.253cm" svg:y="10.265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7zM264 567c-4 18-4 20-20 38-42 54-83 69-110 69-51 0-65-53-65-91 0-50 32-173 56-218 30-58 74-94 115-94 62 0 78 81 78 87 0 5-2 12-4 16z">
            <text:p/>
          </draw:path>
          <draw:path draw:style-name="gr3" draw:text-style-name="P8" draw:layer="layout" svg:width="0.492cm" svg:height="0.447cm" svg:x="5.752cm" svg:y="10.51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olygon draw:style-name="gr3" draw:text-style-name="P8" draw:layer="layout" svg:width="0.136cm" svg:height="0.985cm" svg:x="6.686cm" svg:y="9.537cm" svg:viewBox="0 0 137 986" draw:points="137,986 137,948 40,948 40,40 137,40 137,0 0,0 0,986">
            <text:p/>
          </draw:polygon>
          <draw:path draw:style-name="gr3" draw:text-style-name="P8" draw:layer="layout" svg:width="0.492cm" svg:height="0.897cm" svg:x="6.894cm" svg:y="9.58cm" svg:viewBox="0 0 493 898" svg:d="M311 300h85c18 0 30 0 30-18 0-11-12-11-27-11h-83l20-114c4-20 18-90 25-101 9-20 26-34 47-34 4 0 29 0 47 18-43 3-52 38-52 52 0 25 18 36 36 36 25 0 54-23 54-61 0-45-45-67-85-67-34 0-97 18-126 117-7 20-9 29-33 154h-68c-20 0-29 0-29 18 0 11 7 11 27 11h65l-74 390c-18 96-36 186-85 186-4 0-29 0-49-18 47-2 56-38 56-54 0-22-18-33-38-33-25 0-54 22-54 58 0 45 43 69 85 69 54 0 92-58 110-96 31-63 56-181 56-188z">
            <text:p/>
          </draw:path>
          <draw:polygon draw:style-name="gr3" draw:text-style-name="P8" draw:layer="layout" svg:width="0.136cm" svg:height="0.985cm" svg:x="7.546cm" svg:y="9.537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7.719cm" svg:y="9.84cm" svg:viewBox="0 0 455 639" svg:d="M450 65c2-7 5-11 5-18 0-18-14-27-29-27-12 0-39 7-41 43-18-38-54-63-92-63-114 0-235 139-235 280 0 99 61 157 130 157 58 0 105-47 117-58v2c-21 87-34 128-34 130-2 9-36 107-141 107-20 0-52-2-78-11 29-9 40-33 40-51 0-16-11-34-38-34-23 0-54 18-54 56 0 40 36 61 132 61 123 0 195-77 208-137zM323 309c-7 27-30 52-52 70-20 18-51 35-78 35-50 0-65-51-65-89 0-49 29-166 56-215 27-50 69-88 109-88 65 0 79 79 79 86 0 4 0 9-2 13z">
            <text:p/>
          </draw:path>
          <draw:path draw:style-name="gr3" draw:text-style-name="P8" draw:layer="layout" svg:width="0.23cm" svg:height="0.985cm" svg:x="8.306cm" svg:y="9.53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619cm" svg:y="9.8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9.208cm" svg:y="9.53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0.136cm" svg:height="0.985cm" svg:x="9.558cm" svg:y="9.537cm" svg:viewBox="0 0 137 986" draw:points="137,0 0,0 0,40 96,40 96,948 0,948 0,986 137,986">
            <text:p/>
          </draw:polygon>
          <draw:polygon draw:style-name="gr3" draw:text-style-name="P8" draw:layer="layout" svg:width="0.136cm" svg:height="0.985cm" svg:x="9.831cm" svg:y="9.537cm" svg:viewBox="0 0 137 986" draw:points="137,0 0,0 0,40 96,40 96,948 0,948 0,986 137,986">
            <text:p/>
          </draw:polygon>
          <draw:polygon draw:style-name="gr3" draw:text-style-name="P8" draw:layer="layout" svg:width="0.261cm" svg:height="2.363cm" svg:x="10.095cm" svg:y="8.847cm" svg:viewBox="0 0 262 2364" draw:points="206,2310 0,2310 0,2364 262,2364 262,0 0,0 0,54 206,54">
            <text:p/>
          </draw:polygon>
          <draw:path draw:style-name="gr3" draw:text-style-name="P8" draw:layer="layout" svg:width="0.371cm" svg:height="0.313cm" svg:x="10.635cm" svg:y="10.955cm" svg:viewBox="0 0 372 314" svg:d="M139 233c-7 22-29 61-65 61-2 0-22 0-38-9 29-9 31-34 31-39 0-15-11-26-27-26-20 0-40 17-40 42 0 36 38 52 72 52 33 0 60-20 78-50 18 36 56 50 83 50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507cm" svg:height="0.187cm" svg:x="11.096cm" svg:y="10.993cm" svg:viewBox="0 0 508 188" svg:d="M484 34c9 0 24 0 24-18 0-16-15-16-24-16h-459c-9 0-25 0-25 16 0 18 16 18 27 18zM484 188c9 0 24 0 24-18s-15-18-24-18h-457c-11 0-27 0-27 18s16 18 25 18z">
            <text:p/>
          </draw:path>
          <draw:path draw:style-name="gr3" draw:text-style-name="P8" draw:layer="layout" svg:width="0.252cm" svg:height="0.458cm" svg:x="11.728cm" svg:y="10.80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655cm" svg:height="0.232cm" svg:x="12.422cm" svg:y="9.9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3.486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4.472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5.455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6.438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7.424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8.407cm" svg:y="10.008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9.39cm" svg:y="10.008cm" svg:viewBox="0 0 603 43" svg:d="M569 43c16 0 34 0 34-23 0-20-18-20-34-20h-535c-16 0-34 0-34 20 0 23 18 23 34 23z">
            <text:p/>
          </draw:path>
        </draw:g>
        <draw:g xml:id="id124" draw:id="id124">
          <svg:title>TexMaths</svg:title>
          <svg:desc>28§display§- - - - - -  - -§svg§600§FALSE§</svg:desc>
          <draw:polygon draw:style-name="gr2" draw:text-style-name="P7" draw:layer="layout" svg:width="7.255cm" svg:height="0.168cm" svg:x="2.434cm" svg:y="14.096cm" svg:viewBox="0 0 7256 169" draw:points="3629,169 0,169 0,0 7256,0 7256,169">
            <text:p/>
          </draw:polygon>
          <draw:path draw:style-name="gr3" draw:text-style-name="P8" draw:layer="layout" svg:width="0.602cm" svg:height="0.041cm" svg:x="2.465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3.451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4.434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5.418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6.403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7.387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8.37cm" svg:y="14.047cm" svg:viewBox="0 0 603 42" svg:d="M569 42c16 0 34 0 34-22 0-20-18-20-34-20h-535c-16 0-34 0-34 20 0 22 18 22 34 22z">
            <text:p/>
          </draw:path>
          <draw:path draw:style-name="gr3" draw:text-style-name="P8" draw:layer="layout" svg:width="0.602cm" svg:height="0.041cm" svg:x="9.136cm" svg:y="14.047cm" svg:viewBox="0 0 603 42" svg:d="M569 42c16 0 34 0 34-22 0-20-18-20-34-20h-535c-16 0-34 0-34 20 0 22 18 22 34 22z">
            <text:p/>
          </draw:path>
        </draw:g>
        <draw:g xml:id="id123" draw:id="id123">
          <svg:title>TexMaths</svg:title>
          <svg:desc>28§display§\text {The derivative of }\ g[ f(x) ]\   w.\ r.\ t.\ x \text { in terms of } f \text { and } g \text { is } §svg§600§FALSE§</svg:desc>
          <draw:polygon draw:style-name="gr2" draw:text-style-name="P7" draw:layer="layout" svg:width="24.68cm" svg:height="0.886cm" svg:x="2.446cm" svg:y="12.088cm" svg:viewBox="0 0 24681 887" draw:points="12341,887 0,887 0,0 24681,0 24681,887">
            <text:p/>
          </draw:polygon>
          <draw:path draw:style-name="gr3" draw:text-style-name="P8" draw:layer="layout" svg:width="0.64cm" svg:height="0.667cm" svg:x="2.433cm" svg:y="12.111cm" svg:viewBox="0 0 641 668" svg:d="M623 0h-605l-18 222h25c13-159 29-191 177-191 18 0 44 0 53 3 21 2 21 13 21 35v523c0 33 0 47-104 47h-38v29c41-2 142-2 186-2 45 0 148 0 188 2v-29h-40c-103 0-103-14-103-47v-523c0-20 0-33 18-35 9-3 36-3 56-3 148 0 164 32 177 191h25z">
            <text:p/>
          </draw:path>
          <draw:path draw:style-name="gr3" draw:text-style-name="P8" draw:layer="layout" svg:width="0.496cm" svg:height="0.685cm" svg:x="3.139cm" svg:y="12.09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3.683cm" svg:y="12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4.454cm" svg:y="12.0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82cm" svg:height="0.454cm" svg:x="4.993cm" svg:y="12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432cm" svg:y="12.3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5.822cm" svg:y="12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6.082cm" svg:y="12.353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6.568cm" svg:y="12.337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7.039cm" svg:y="12.17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7.435cm" svg:y="12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7.695cm" svg:y="12.353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8.194cm" svg:y="12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8.961cm" svg:y="12.33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9.458cm" svg:y="12.08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54cm" svg:height="0.638cm" svg:x="10.396cm" svg:y="12.34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olygon draw:style-name="gr3" draw:text-style-name="P8" draw:layer="layout" svg:width="0.136cm" svg:height="0.985cm" svg:x="11.003cm" svg:y="12.039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11.212cm" svg:y="12.08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11.846cm" svg:y="12.03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2.159cm" svg:y="12.3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2.749cm" svg:y="12.03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3.098cm" svg:y="12.039cm" svg:viewBox="0 0 137 986" draw:points="137,0 0,0 0,40 96,40 96,948 0,948 0,986 137,986">
            <text:p/>
          </draw:polygon>
          <draw:path draw:style-name="gr3" draw:text-style-name="P8" draw:layer="layout" svg:width="0.653cm" svg:height="0.447cm" svg:x="13.705cm" svg:y="12.34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4.494cm" svg:y="12.673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5.038cm" svg:y="12.34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5.511cm" svg:y="12.673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6.05cm" svg:y="12.16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6.467cm" svg:y="12.673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7.014cm" svg:y="12.3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12cm" svg:height="0.66cm" svg:x="17.907cm" svg:y="12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8.181cm" svg:y="12.3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9.041cm" svg:y="12.17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19.433cm" svg:y="12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9.872cm" svg:y="12.3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20.259cm" svg:y="12.342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24cm" svg:height="0.454cm" svg:x="21.082cm" svg:y="12.3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1.792cm" svg:y="12.33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2.289cm" svg:y="12.08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22.939cm" svg:y="12.08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445cm" svg:height="0.454cm" svg:x="23.844cm" svg:y="12.337cm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3" draw:text-style-name="P8" draw:layer="layout" svg:width="0.496cm" svg:height="0.436cm" svg:x="24.325cm" svg:y="12.3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4.874cm" svg:y="12.0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25.73cm" svg:y="12.342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12cm" svg:height="0.66cm" svg:x="26.581cm" svg:y="12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6.854cm" svg:y="12.3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/>
                  <anim:animate smil:dur="0.5s" smil:fill="hold" smil:targetElement="id1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2" smil:attributeName="visibility" smil:to="visible"/>
                  <anim:animate smil:dur="0.5s" smil:fill="hold" smil:targetElement="id122" smil:attributeName="x" smil:values="x;x" smil:keyTimes="0;1"/>
                  <anim:animate smil:dur="0.5s" smil:fill="hold" smil:targetElement="id1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127" text:id="id127" text:style-name="P3"><text:span text:style-name="T11"><text:tab/></text:span><text:span text:style-name="T11"><text:tab/></text:span><text:span text:style-name="T5"><text:line-break/></text:span><text:span text:style-name="T22"><text:line-break/></text:span><text:span text:style-name="T21"> <text:s text:c="52"/></text:span><text:span text:style-name="T17"><text:line-break/></text:span><text:span text:style-name="T17"><text:line-break/></text:span><text:span text:style-name="T11"><text:tab/></text:span><text:span text:style-name="T11"><text:tab/></text:span><text:span text:style-name="T17"><text:line-break/></text:span><text:span text:style-name="T17"><text:line-break/></text:span><text:span text:style-name="T17"><text:line-break/></text:span><text:span text:style-name="T17"><text:tab/></text:span><text:span text:style-name="T17">Hint basket : </text:span></text:p>
          </draw:text-box>
        </draw:frame>
        <draw:g xml:id="id125" draw:id="id125">
          <svg:title>TexMaths</svg:title>
          <svg:desc>28§display§\text {Therefore }\frac{d}{dx}\left[ g[f(x)]  \right] = - - - - - -§svg§600§FALSE§</svg:desc>
          <draw:polygon draw:style-name="gr2" draw:text-style-name="P7" draw:layer="layout" svg:width="16.047cm" svg:height="1.936cm" svg:x="2.35cm" svg:y="0.994cm" svg:viewBox="0 0 16048 1937" draw:points="8025,1937 0,1937 0,0 16048,0 16048,1937">
            <text:p/>
          </draw:polygon>
          <draw:path draw:style-name="gr3" draw:text-style-name="P8" draw:layer="layout" svg:width="0.64cm" svg:height="0.666cm" svg:x="2.337cm" svg:y="1.628cm" svg:viewBox="0 0 641 667" svg:d="M623 0h-605l-18 222h25c13-159 29-191 177-191 18 0 44 0 53 3 20 2 20 13 20 35v522c0 34 0 47-103 47h-38v29c41-2 141-2 186-2s148 0 188 2v-29h-40c-103 0-103-13-103-47v-522c0-20 0-33 18-35 9-3 36-3 56-3 148 0 164 32 177 191h25z">
            <text:p/>
          </draw:path>
          <draw:path draw:style-name="gr3" draw:text-style-name="P8" draw:layer="layout" svg:width="0.496cm" svg:height="0.684cm" svg:x="3.043cm" svg:y="1.61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587cm" svg:y="1.8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024cm" svg:y="1.859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409cm" svg:y="1.8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4.85cm" svg:y="1.599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5.146cm" svg:y="1.852cm" svg:viewBox="0 0 439 455" svg:d="M439 231c0-126-101-231-219-231-124 0-220 107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3" draw:text-style-name="P8" draw:layer="layout" svg:width="0.333cm" svg:height="0.436cm" svg:x="5.638cm" svg:y="1.859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6.024cm" svg:y="1.8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69cm" svg:height="0.696cm" svg:x="7.2cm" svg:y="0.945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6.879cm" svg:y="2.027cm" svg:viewBox="0 0 1077 43" draw:points="538,43 0,43 0,0 1077,0 1077,43">
            <text:p/>
          </draw:polygon>
          <draw:path draw:style-name="gr3" draw:text-style-name="P8" draw:layer="layout" svg:width="0.469cm" svg:height="0.696cm" svg:x="6.92cm" svg:y="2.286cm" svg:viewBox="0 0 470 697" svg:d="M470 11c0-2 0-11-13-11-14 0-108 9-126 11-6 0-13 5-13 18 0 14 9 14 25 14 47 0 49 6 49 15l-2 20-61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7.421cm" svg:y="2.5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olygon draw:style-name="gr3" draw:text-style-name="P8" draw:layer="layout" svg:width="0.136cm" svg:height="0.984cm" svg:x="8.353cm" svg:y="1.556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526cm" svg:y="1.859cm" svg:viewBox="0 0 455 638" svg:d="M450 65c2-7 5-11 5-18 0-18-14-27-29-27-12 0-39 7-41 43-18-38-54-63-92-63-114 0-235 139-235 280 0 98 61 157 130 157 58 0 105-47 117-59v3c-21 87-34 127-34 130-2 9-36 107-141 107-20 0-52-2-78-11 29-9 40-34 40-52 0-15-11-33-38-33-23 0-54 18-54 56 0 40 36 60 132 60 123 0 195-76 208-136zM323 309c-7 27-30 52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9.13cm" svg:y="1.556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9.341cm" svg:y="1.599cm" svg:viewBox="0 0 493 898" svg:d="M311 300h85c18 0 30 0 30-18 0-11-12-11-27-11h-83l22-114c2-20 16-90 23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8" draw:layer="layout" svg:width="0.23cm" svg:height="0.984cm" svg:x="9.973cm" svg:y="1.5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286cm" svg:y="1.8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4cm" svg:x="10.877cm" svg:y="1.5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1.225cm" svg:y="1.556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1.498cm" svg:y="1.556cm" svg:viewBox="0 0 137 985" draw:points="137,0 0,0 0,40 96,40 96,947 0,947 0,985 137,985">
            <text:p/>
          </draw:polygon>
          <draw:path draw:style-name="gr3" draw:text-style-name="P8" draw:layer="layout" svg:width="0.655cm" svg:height="0.232cm" svg:x="12.078cm" svg:y="1.93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3.144cm" svg:y="2.02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4.127cm" svg:y="2.02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5.111cm" svg:y="2.02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6.096cm" svg:y="2.02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7.079cm" svg:y="2.02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7.845cm" svg:y="2.027cm" svg:viewBox="0 0 603 43" svg:d="M569 43c16 0 34 0 34-23 0-20-18-20-34-20h-535c-16 0-34 0-34 20 0 23 18 23 34 23z">
            <text:p/>
          </draw:path>
        </draw:g>
        <draw:g xml:id="id126" draw:id="id126">
          <svg:title>TexMaths</svg:title>
          <svg:desc>28§display§\text {and }\left[ \frac{d}{dx}\left[ g[f(x)]  \right] \right]_{x = \frac{\pi}{3}} = - - - - - -§svg§600§FALSE§</svg:desc>
          <draw:polygon draw:style-name="gr2" draw:text-style-name="P7" draw:layer="layout" svg:width="16.469cm" svg:height="2.56cm" svg:x="2.748cm" svg:y="3.796cm" svg:viewBox="0 0 16470 2561" draw:points="8235,2561 0,2561 0,0 16470,0 16470,2561">
            <text:p/>
          </draw:polygon>
          <draw:path draw:style-name="gr3" draw:text-style-name="P8" draw:layer="layout" svg:width="0.445cm" svg:height="0.454cm" svg:x="2.739cm" svg:y="4.732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3.223cm" svg:y="4.73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3.772cm" svg:y="4.49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olygon draw:style-name="gr3" draw:text-style-name="P8" draw:layer="layout" svg:width="0.261cm" svg:height="2.361cm" svg:x="5.022cm" svg:y="3.747cm" svg:viewBox="0 0 262 2362" draw:points="0,2362 262,2362 262,2308 54,2308 54,54 262,54 262,0 0,0">
            <text:p/>
          </draw:polygon>
          <draw:path draw:style-name="gr3" draw:text-style-name="P8" draw:layer="layout" svg:width="0.469cm" svg:height="0.695cm" svg:x="5.734cm" svg:y="3.825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olygon draw:style-name="gr3" draw:text-style-name="P8" draw:layer="layout" svg:width="1.077cm" svg:height="0.042cm" svg:x="5.414cm" svg:y="4.907cm" svg:viewBox="0 0 1078 43" draw:points="538,43 0,43 0,0 1078,0 1078,43">
            <text:p/>
          </draw:polygon>
          <draw:path draw:style-name="gr3" draw:text-style-name="P8" draw:layer="layout" svg:width="0.469cm" svg:height="0.695cm" svg:x="5.454cm" svg:y="5.164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5.954cm" svg:y="5.413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8-9-11-9-9 0-11 2-13 9-34 107-101 129-132 129-38 0-54-31-54-65 0-22 7-42 18-87z">
            <text:p/>
          </draw:path>
          <draw:polygon draw:style-name="gr3" draw:text-style-name="P8" draw:layer="layout" svg:width="0.136cm" svg:height="0.984cm" svg:x="6.888cm" svg:y="4.43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7.058cm" svg:y="4.739cm" svg:viewBox="0 0 455 638" svg:d="M450 65c3-7 5-11 5-18 0-18-14-27-29-27-12 0-36 7-41 43-18-38-53-63-92-63-114 0-235 139-235 280 0 98 61 157 130 157 58 0 105-47 117-59v3c-20 87-34 127-34 130-2 8-36 107-141 107-20 0-52-2-78-11 29-9 40-34 40-52 0-15-11-33-38-33-23 0-54 18-54 56 0 40 36 60 132 60 123 0 195-76 209-136zM323 309c-7 27-30 51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7.665cm" svg:y="4.437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7.874cm" svg:y="4.47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5-87 185-2 0-27 0-47-17 47-3 56-39 56-54 0-23-18-34-38-34-25 0-54 23-54 58 0 45 43 70 83 70 56 0 94-58 112-96 31-63 56-182 56-188z">
            <text:p/>
          </draw:path>
          <draw:path draw:style-name="gr3" draw:text-style-name="P8" draw:layer="layout" svg:width="0.23cm" svg:height="0.984cm" svg:x="8.508cm" svg:y="4.43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8" draw:layer="layout" svg:width="0.492cm" svg:height="0.447cm" svg:x="8.821cm" svg:y="4.73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8-9-11-9-9 0-11 2-13 9-32 107-101 129-132 129-38 0-54-31-54-65 0-22 7-42 18-87z">
            <text:p/>
          </draw:path>
          <draw:path draw:style-name="gr3" draw:text-style-name="P8" draw:layer="layout" svg:width="0.23cm" svg:height="0.984cm" svg:x="9.41cm" svg:y="4.43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olygon draw:style-name="gr3" draw:text-style-name="P8" draw:layer="layout" svg:width="0.136cm" svg:height="0.984cm" svg:x="9.76cm" svg:y="4.437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0.033cm" svg:y="4.437cm" svg:viewBox="0 0 137 985" draw:points="137,0 0,0 0,40 96,40 96,947 0,947 0,985 137,985">
            <text:p/>
          </draw:polygon>
          <draw:polygon draw:style-name="gr3" draw:text-style-name="P8" draw:layer="layout" svg:width="0.261cm" svg:height="2.361cm" svg:x="10.297cm" svg:y="3.747cm" svg:viewBox="0 0 262 2362" draw:points="206,2308 0,2308 0,2362 262,2362 262,0 0,0 0,54 206,54">
            <text:p/>
          </draw:polygon>
          <draw:path draw:style-name="gr3" draw:text-style-name="P8" draw:layer="layout" svg:width="0.371cm" svg:height="0.312cm" svg:x="10.837cm" svg:y="5.854cm" svg:viewBox="0 0 372 313" svg:d="M139 233c-7 22-29 60-65 60-2 0-22 0-38-9 29-9 31-33 31-38 0-15-11-27-27-27-20 0-40 18-40 43 0 36 38 51 72 51 33 0 60-20 78-49 18 36 56 49 83 49 81 0 121-87 121-107 0-9-9-9-11-9-9 0-9 5-11 13-16 47-59 83-97 83-27 0-42-18-42-44 0-18 18-81 36-159 15-54 44-70 69-70 0 0 22 0 36 9-20 7-29 25-29 38 0 16 11 27 27 27 15 0 40-13 40-43 0-40-45-51-74-51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508cm" svg:height="0.187cm" svg:x="11.299cm" svg:y="5.892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8" draw:layer="layout" svg:width="0.333cm" svg:height="0.218cm" svg:x="12.016cm" svg:y="5.682cm" svg:viewBox="0 0 334 219" svg:d="M305 38c9 0 13 0 20-4 4-5 9-12 9-18 0-16-16-16-23-16h-212c-12 0-34 0-63 25-14 11-36 38-36 42 0 9 7 9 9 9 9 0 9-2 11-7 18-20 40-31 72-31h36c-18 63-45 114-61 146-9 11-9 13-9 18 0 11 9 17 20 17 21 0 27-22 38-62 12-38 21-74 32-119h65c-2 7-16 61-16 101 0 33 14 80 34 80 13 0 27-11 27-24 0-5-3-7-5-14-24-38-24-80-24-89 0-18 2-38 6-54z">
            <text:p/>
          </draw:path>
          <draw:polygon draw:style-name="gr3" draw:text-style-name="P8" draw:layer="layout" svg:width="0.427cm" svg:height="0.035cm" svg:x="11.973cm" svg:y="5.968cm" svg:viewBox="0 0 428 36" draw:points="215,36 0,36 0,0 428,0 428,36">
            <text:p/>
          </draw:polygon>
          <draw:path draw:style-name="gr3" draw:text-style-name="P8" draw:layer="layout" svg:width="0.257cm" svg:height="0.339cm" svg:x="12.058cm" svg:y="6.067cm" svg:viewBox="0 0 258 340" svg:d="M123 166c47 0 76 29 76 78s-31 76-74 76c-6 0-65 0-89-24 20-5 24-21 24-32 0-18-13-29-29-29-15 0-31 9-31 31 0 52 58 74 125 74 83 0 133-49 133-96 0-40-36-76-92-90 58-17 74-55 74-82 0-43-50-72-112-72-61 0-110 25-110 69 0 25 18 30 27 30 15 0 29-9 29-27 0-12-7-25-25-29 23-23 67-25 76-25 36 0 63 20 63 54 0 27-18 74-72 76-13 0-15 0-29 2-4 0-9 0-9 7 0 9 5 9 14 9z">
            <text:p/>
          </draw:path>
          <draw:path draw:style-name="gr3" draw:text-style-name="P8" draw:layer="layout" svg:width="0.655cm" svg:height="0.232cm" svg:x="12.896cm" svg:y="4.8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602cm" svg:height="0.042cm" svg:x="13.96cm" svg:y="4.90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4.946cm" svg:y="4.90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5.929cm" svg:y="4.90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6.913cm" svg:y="4.90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7.898cm" svg:y="4.907cm" svg:viewBox="0 0 603 43" svg:d="M569 43c16 0 34 0 34-23 0-20-18-20-34-20h-535c-16 0-34 0-34 20 0 23 18 23 34 23z">
            <text:p/>
          </draw:path>
          <draw:path draw:style-name="gr3" draw:text-style-name="P8" draw:layer="layout" svg:width="0.602cm" svg:height="0.042cm" svg:x="18.662cm" svg:y="4.907cm" svg:viewBox="0 0 603 43" svg:d="M569 43c16 0 34 0 34-23 0-20-18-20-34-20h-535c-16 0-34 0-34 20 0 23 18 23 34 23z">
            <text:p/>
          </draw:path>
        </draw:g>
        <draw:g xml:id="id128" draw:id="id128">
          <svg:title>TexMaths</svg:title>
          <svg:desc>28§display§\left\{  f'[g(x)].g'(x), \frac{\cos (\log x)}{x},\ 1, g'[f(x)].f'(x)  , \\ \cot x, \sqrt{3},   \right\ }§svg§600§FALSE§</svg:desc>
          <draw:polygon draw:style-name="gr2" draw:text-style-name="P7" draw:layer="layout" svg:width="23.013cm" svg:height="2.263cm" svg:x="2.028cm" svg:y="8.289cm" svg:viewBox="0 0 23014 2264" draw:points="11507,2264 0,2264 0,0 23014,0 23014,2264">
            <text:p/>
          </draw:polygon>
          <draw:path draw:style-name="gr3" draw:text-style-name="P8" draw:layer="layout" svg:width="0.481cm" svg:height="2.362cm" svg:x="2.109cm" svg:y="8.24cm" svg:viewBox="0 0 482 2363" svg:d="M282 1505c0-45 0-119-62-197-39-49-95-96-164-125 193-94 226-236 226-292v-566c0-63 0-188 191-282 9-5 9-7 9-21 0-22 0-22-23-22-13 0-15 0-40 11-99 49-195 128-217 247-3 20-3 29-3 94v457c0 29 0 80 0 91-9 103-69 193-181 256-18 9-18 9-18 24 0 18 0 18 16 27 65 36 161 108 179 231 4 22 4 25 4 34v586c0 141 99 236 222 294 23 11 25 11 38 11 23 0 23 0 23-22 0-16 0-16-9-21-41-20-168-85-189-226-2-13-2-24-2-83z">
            <text:p/>
          </draw:path>
          <draw:path draw:style-name="gr3" draw:text-style-name="P8" draw:layer="layout" svg:width="0.492cm" svg:height="0.897cm" svg:x="2.769cm" svg:y="8.97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174cm" svg:height="0.357cm" svg:x="3.338cm" svg:y="8.876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5cm" svg:x="3.697cm" svg:y="8.93cm" svg:viewBox="0 0 137 986" draw:points="137,986 137,947 40,947 40,40 137,40 137,0 0,0 0,986">
            <text:p/>
          </draw:polygon>
          <draw:path draw:style-name="gr3" draw:text-style-name="P8" draw:layer="layout" svg:width="0.454cm" svg:height="0.637cm" svg:x="3.869cm" svg:y="9.232cm" svg:viewBox="0 0 455 638" svg:d="M450 65c2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" draw:text-style-name="P8" draw:layer="layout" svg:width="0.23cm" svg:height="0.985cm" svg:x="4.456cm" svg:y="8.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4.77cm" svg:y="9.2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5.359cm" svg:y="8.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0.136cm" svg:height="0.985cm" svg:x="5.708cm" svg:y="8.93cm" svg:viewBox="0 0 137 986" draw:points="137,0 0,0 0,40 96,40 96,947 0,947 0,986 137,986">
            <text:p/>
          </draw:polygon>
          <draw:path draw:style-name="gr3" draw:text-style-name="P8" draw:layer="layout" svg:width="0.107cm" svg:height="0.107cm" svg:x="6.044cm" svg:y="9.561cm" svg:viewBox="0 0 108 108" svg:d="M108 54c0-29-25-54-54-54s-54 25-54 54 25 54 54 54 54-25 54-54z">
            <text:p/>
          </draw:path>
          <draw:path draw:style-name="gr3" draw:text-style-name="P8" draw:layer="layout" svg:width="0.454cm" svg:height="0.637cm" svg:x="6.248cm" svg:y="9.232cm" svg:viewBox="0 0 455 638" svg:d="M450 65c2-7 5-11 5-18 0-18-14-27-29-27-12 0-38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" draw:text-style-name="P8" draw:layer="layout" svg:width="0.174cm" svg:height="0.357cm" svg:x="6.77cm" svg:y="8.87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7.111cm" svg:y="8.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7.424cm" svg:y="9.2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8.016cm" svg:y="8.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115cm" svg:height="0.295cm" svg:x="8.425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75cm" svg:height="0.454cm" svg:x="8.932cm" svg:y="8.5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9.362cm" svg:y="8.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9.859cm" svg:y="8.56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3cm" svg:height="0.985cm" svg:x="10.312cm" svg:y="8.26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221cm" svg:height="0.684cm" svg:x="10.63cm" svg:y="8.318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0.898cm" svg:y="8.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1.391cm" svg:y="8.55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492cm" svg:height="0.447cm" svg:x="12.061cm" svg:y="8.5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2.652cm" svg:y="8.2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4.083cm" svg:height="0.042cm" svg:x="8.898cm" svg:y="9.4cm" svg:viewBox="0 0 4084 43" draw:points="2041,43 0,43 0,0 4084,0 4084,43">
            <text:p/>
          </draw:polygon>
          <draw:path draw:style-name="gr3" draw:text-style-name="P8" draw:layer="layout" svg:width="0.492cm" svg:height="0.447cm" svg:x="10.686cm" svg:y="9.9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115cm" svg:height="0.295cm" svg:x="13.181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3.949cm" svg:y="9.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8" draw:layer="layout" svg:width="0.115cm" svg:height="0.295cm" svg:x="14.438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454cm" svg:height="0.637cm" svg:x="14.805cm" svg:y="9.232cm" svg:viewBox="0 0 455 638" svg:d="M450 65c2-7 5-11 5-18 0-18-14-27-29-27-12 0-38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" draw:text-style-name="P8" draw:layer="layout" svg:width="0.174cm" svg:height="0.357cm" svg:x="15.329cm" svg:y="8.876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5cm" svg:x="15.688cm" svg:y="8.93cm" svg:viewBox="0 0 137 986" draw:points="137,986 137,947 40,947 40,40 137,40 137,0 0,0 0,986">
            <text:p/>
          </draw:polygon>
          <draw:path draw:style-name="gr3" draw:text-style-name="P8" draw:layer="layout" svg:width="0.492cm" svg:height="0.897cm" svg:x="15.898cm" svg:y="8.972cm" svg:viewBox="0 0 493 898" svg:d="M311 300h85c18 0 30 0 30-18 0-11-12-11-27-11h-83l22-114c2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3-63 56-182 56-188z">
            <text:p/>
          </draw:path>
          <draw:path draw:style-name="gr3" draw:text-style-name="P8" draw:layer="layout" svg:width="0.23cm" svg:height="0.985cm" svg:x="16.53cm" svg:y="8.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16.843cm" svg:y="9.2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7.435cm" svg:y="8.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0.136cm" svg:height="0.985cm" svg:x="17.782cm" svg:y="8.93cm" svg:viewBox="0 0 137 986" draw:points="137,0 0,0 0,40 96,40 96,947 0,947 0,986 137,986">
            <text:p/>
          </draw:polygon>
          <draw:path draw:style-name="gr3" draw:text-style-name="P8" draw:layer="layout" svg:width="0.107cm" svg:height="0.107cm" svg:x="18.118cm" svg:y="9.561cm" svg:viewBox="0 0 108 108" svg:d="M108 54c0-29-25-54-54-54s-54 25-54 54 25 54 54 54 54-25 54-54z">
            <text:p/>
          </draw:path>
          <draw:path draw:style-name="gr3" draw:text-style-name="P8" draw:layer="layout" svg:width="0.492cm" svg:height="0.897cm" svg:x="18.36cm" svg:y="8.972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5 43 69 85 69 54 0 92-58 110-96 31-63 56-182 56-188z">
            <text:p/>
          </draw:path>
          <draw:path draw:style-name="gr3" draw:text-style-name="P8" draw:layer="layout" svg:width="0.174cm" svg:height="0.357cm" svg:x="18.929cm" svg:y="8.876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19.269cm" svg:y="8.9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92cm" svg:height="0.447cm" svg:x="19.583cm" svg:y="9.2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20.172cm" svg:y="8.9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115cm" svg:height="0.295cm" svg:x="20.584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75cm" svg:height="0.454cm" svg:x="21.133cm" svg:y="9.226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21.565cm" svg:y="9.22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22.049cm" svg:y="9.062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8" draw:layer="layout" svg:width="0.492cm" svg:height="0.447cm" svg:x="22.605cm" svg:y="9.2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115cm" svg:height="0.295cm" svg:x="23.223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77cm" svg:height="0.985cm" svg:x="23.649cm" svg:y="8.766cm" svg:viewBox="0 0 771 986" svg:d="M311 882l-172-383c-7-15-14-15-16-15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8" draw:layer="layout" svg:width="0.494cm" svg:height="0.042cm" svg:x="24.397cm" svg:y="8.766cm" svg:viewBox="0 0 495 43" draw:points="246,43 0,43 0,0 495,0 495,43">
            <text:p/>
          </draw:polygon>
          <draw:path draw:style-name="gr3" draw:text-style-name="P8" draw:layer="layout" svg:width="0.409cm" svg:height="0.678cm" svg:x="24.437cm" svg:y="9.0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8" draw:layer="layout" svg:width="0.115cm" svg:height="0.295cm" svg:x="24.973cm" svg:y="9.561cm" svg:viewBox="0 0 116 296" svg:d="M116 103c0-65-24-103-62-103-34 0-54 25-54 52 0 26 20 53 54 53 11 0 24-4 33-13 5-2 5-2 7-2 0 0 2 0 2 13 0 74-36 134-69 166-11 11-11 13-11 15 0 9 4 12 11 12 11 0 89-76 89-193z">
            <text:p/>
          </draw:path>
        </draw:g>
        <draw:g xml:id="id129" draw:id="id129">
          <svg:title>TexMaths</svg:title>
          <svg:desc>28§display§\left\ { \sin (\log x), \log (\sin x)\ , \cos x, \ \frac{1}{x} \right\}§svg§600§FALSE§</svg:desc>
          <draw:polygon draw:style-name="gr2" draw:text-style-name="P7" draw:layer="layout" svg:width="13.266cm" svg:height="2.263cm" svg:x="3.346cm" svg:y="11.092cm" svg:viewBox="0 0 13267 2264" draw:points="6633,2264 0,2264 0,0 13267,0 13267,2264">
            <text:p/>
          </draw:polygon>
          <draw:path draw:style-name="gr3" draw:text-style-name="P8" draw:layer="layout" svg:width="0.324cm" svg:height="0.454cm" svg:x="3.328cm" svg:y="12.029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3.718cm" svg:y="11.81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3.989cm" svg:y="12.03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23cm" svg:height="0.985cm" svg:x="4.603cm" svg:y="11.73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221cm" svg:height="0.684cm" svg:x="4.921cm" svg:y="11.787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5.19cm" svg:y="12.02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2cm" svg:height="0.651cm" svg:x="5.68cm" svg:y="12.024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492cm" svg:height="0.447cm" svg:x="6.352cm" svg:y="12.03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6.942cm" svg:y="11.73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115cm" svg:height="0.295cm" svg:x="7.354cm" svg:y="12.36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221cm" svg:height="0.684cm" svg:x="7.739cm" svg:y="11.787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8.006cm" svg:y="12.02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2cm" svg:height="0.651cm" svg:x="8.499cm" svg:y="12.024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23cm" svg:height="0.985cm" svg:x="9.074cm" svg:y="11.73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324cm" svg:height="0.454cm" svg:x="9.392cm" svg:y="12.029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9.78cm" svg:y="11.81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0.053cm" svg:y="12.03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0.761cm" svg:y="12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11.35cm" svg:y="11.73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115cm" svg:height="0.295cm" svg:x="12.09cm" svg:y="12.36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75cm" svg:height="0.454cm" svg:x="12.477cm" svg:y="12.029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12.907cm" svg:y="12.0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3.405cm" svg:y="12.029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3.954cm" svg:y="12.03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115cm" svg:height="0.295cm" svg:x="14.572cm" svg:y="12.364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3" draw:text-style-name="P8" draw:layer="layout" svg:width="0.326cm" svg:height="0.658cm" svg:x="15.493cm" svg:y="11.14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8" draw:layer="layout" svg:width="0.564cm" svg:height="0.042cm" svg:x="15.372cm" svg:y="12.203cm" svg:viewBox="0 0 565 43" draw:points="282,43 0,43 0,0 565,0 565,43">
            <text:p/>
          </draw:polygon>
          <draw:path draw:style-name="gr3" draw:text-style-name="P8" draw:layer="layout" svg:width="0.492cm" svg:height="0.447cm" svg:x="15.398cm" svg:y="12.7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481cm" svg:height="2.362cm" svg:x="16.18cm" svg:y="11.043cm" svg:viewBox="0 0 482 2363" svg:d="M282 1489c0-116 59-215 191-286 9-5 9-5 9-20 0-18 0-18-12-25-179-94-188-240-188-267v-586c0-141-98-236-222-294-22-11-24-11-38-11-22 0-22 0-22 22 0 14 0 16 9 21 43 22 168 85 188 226 2 13 2 24 2 83v506c0 45 0 119 63 197 38 49 94 96 164 125-193 94-227 236-227 292v566c0 52 0 110-56 182-44 53-94 80-136 100-7 5-7 9-7 21 0 20 0 22 22 22 14 0 16 0 41-11 98-49 195-128 215-247 4-20 4-29 4-9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27" smil:attributeName="visibility" smil:to="visible"/>
                  <anim:animate smil:dur="0.25s" smil:fill="hold" smil:targetElement="id127" smil:attributeName="width" smil:values="width*0.05;width" smil:keyTimes="0;1"/>
                  <anim:animate smil:dur="0.25s" smil:fill="hold" smil:targetElement="id127" smil:attributeName="height" smil:values="height;height" smil:keyTimes="0;1"/>
                  <anim:animate smil:dur="0.25s" smil:fill="hold" smil:targetElement="id127" smil:attributeName="x" smil:values="x-.2;x" smil:keyTimes="0;1"/>
                  <anim:animate smil:dur="0.25s" smil:fill="hold" smil:targetElement="id127" smil:attributeName="y" smil:values="y;y" smil:keyTimes="0;1"/>
                  <anim:transitionFilter smil:dur="0.25s" smil:targetElement="id1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130" text:id="id130" text:style-name="P3"><text:span text:style-name="T23"><text:tab/></text:span><text:span text:style-name="T23"><text:tab/></text:span><text:span text:style-name="T5"><text:line-break/></text:span><text:span text:style-name="T5"> <text:s text:c="2"/></text:span><text:span text:style-name="T24">Solution :</text:span><text:span text:style-name="T17"> Given,</text:span><text:span text:style-name="T5"><text:line-break/></text:span><text:span text:style-name="T5"> <text:s text:c="30"/></text:span><text:span text:style-name="T15"><text:line-break/></text:span><text:span text:style-name="T25"> <text:s text:c="12"/></text:span><text:span text:style-name="T15"><text:line-break/></text:span><text:span text:style-name="T15"> <text:s text:c="6"/></text:span><text:span text:style-name="T15"><text:line-break/></text:span><text:span text:style-name="T15"/></text:p>
          </draw:text-box>
        </draw:frame>
        <draw:g>
          <svg:title>TexMaths</svg:title>
          <svg:desc>28§display§f(x) = \sin x \text { and }\ g(x) = \log x \ \text { then}§svg§600§FALSE§</svg:desc>
          <draw:polygon draw:style-name="gr2" draw:text-style-name="P7" draw:layer="layout" svg:width="15.325cm" svg:height="0.886cm" svg:x="9.034cm" svg:y="1.298cm" svg:viewBox="0 0 15326 887" draw:points="7663,887 0,887 0,0 15326,0 15326,887">
            <text:p/>
          </draw:polygon>
          <draw:path draw:style-name="gr3" draw:text-style-name="P8" draw:layer="layout" svg:width="0.492cm" svg:height="0.898cm" svg:x="9.036cm" svg:y="1.29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2 56-181 56-188z">
            <text:p/>
          </draw:path>
          <draw:path draw:style-name="gr3" draw:text-style-name="P8" draw:layer="layout" svg:width="0.23cm" svg:height="0.985cm" svg:x="9.67cm" svg:y="1.2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984cm" svg:y="1.5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0.573cm" svg:y="1.24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1.229cm" svg:y="1.6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24cm" svg:height="0.454cm" svg:x="12.244cm" svg:y="1.54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12.634cm" svg:y="1.3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2.905cm" svg:y="1.55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3.612cm" svg:y="1.5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45cm" svg:height="0.454cm" svg:x="14.517cm" svg:y="1.54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4.999cm" svg:y="1.55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5.548cm" svg:y="1.305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16.73cm" svg:y="1.55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7.32cm" svg:y="1.2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633cm" svg:y="1.5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8.222cm" svg:y="1.24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232cm" svg:x="18.876cm" svg:y="1.6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221cm" svg:height="0.685cm" svg:x="19.893cm" svg:y="1.305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20.162cm" svg:y="1.54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51cm" svg:height="0.651cm" svg:x="20.655cm" svg:y="1.5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492cm" svg:height="0.447cm" svg:x="21.325cm" svg:y="1.5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31cm" svg:height="0.617cm" svg:x="22.534cm" svg:y="1.38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2.928cm" svg:y="1.30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3.47cm" svg:y="1.54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23.912cm" svg:y="1.55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</draw:g>
        <draw:g>
          <svg:title>TexMaths</svg:title>
          <svg:desc>28§display§f[ g(x) ] =  §svg§600§FALSE§</svg:desc>
          <draw:polygon draw:style-name="gr2" draw:text-style-name="P7" draw:layer="layout" svg:width="3.853cm" svg:height="0.886cm" svg:x="1.834cm" svg:y="2.798cm" svg:viewBox="0 0 3854 887" draw:points="1927,887 0,887 0,0 3854,0 3854,887">
            <text:p/>
          </draw:polygon>
          <draw:path draw:style-name="gr3" draw:text-style-name="P8" draw:layer="layout" svg:width="0.492cm" svg:height="0.898cm" svg:x="1.836cm" svg:y="2.794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olygon draw:style-name="gr3" draw:text-style-name="P8" draw:layer="layout" svg:width="0.136cm" svg:height="0.985cm" svg:x="2.488cm" svg:y="2.749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2.661cm" svg:y="3.052cm" svg:viewBox="0 0 455 639" svg:d="M450 65c3-7 5-11 5-18 0-18-14-27-29-27-12 0-36 7-41 43-18-38-53-63-91-63-115 0-236 139-236 280 0 99 61 157 130 157 58 0 106-47 117-58v2c-20 87-34 128-34 130-2 9-36 107-141 107-20 0-52-2-78-11 29-9 40-33 40-51 0-16-11-34-38-34-23 0-54 18-54 56 0 40 36 61 132 61 123 0 195-77 209-137zM323 309c-7 27-29 52-52 70-20 18-51 36-78 36-50 0-65-52-65-90 0-49 29-166 56-215s69-88 110-88c64 0 78 79 78 86 0 4 0 9-2 13z">
            <text:p/>
          </draw:path>
          <draw:path draw:style-name="gr3" draw:text-style-name="P8" draw:layer="layout" svg:width="0.23cm" svg:height="0.985cm" svg:x="3.248cm" svg:y="2.7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3.561cm" svg:y="3.052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5cm" svg:x="4.153cm" svg:y="2.7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olygon draw:style-name="gr3" draw:text-style-name="P8" draw:layer="layout" svg:width="0.136cm" svg:height="0.985cm" svg:x="4.5cm" svg:y="2.749cm" svg:viewBox="0 0 137 986" draw:points="137,0 0,0 0,40 96,40 96,948 0,948 0,986 137,986">
            <text:p/>
          </draw:polygon>
          <draw:path draw:style-name="gr3" draw:text-style-name="P8" draw:layer="layout" svg:width="0.655cm" svg:height="0.232cm" svg:x="5.081cm" svg:y="3.125cm" svg:viewBox="0 0 656 233" svg:d="M623 40c16 0 33 0 33-20s-17-20-31-20h-591c-16 0-34 0-34 20s18 20 34 20zM625 233c14 0 31 0 31-20s-17-20-33-20h-589c-16 0-34 0-34 20s18 20 34 20z">
            <text:p/>
          </draw:path>
        </draw:g>
        <draw:g>
          <svg:title>TexMaths</svg:title>
          <svg:desc>28§display§f'(x)  =  §svg§600§FALSE§</svg:desc>
          <draw:polygon draw:style-name="gr2" draw:text-style-name="P7" draw:layer="layout" svg:width="3.078cm" svg:height="0.939cm" svg:x="4.131cm" svg:y="4.886cm" svg:viewBox="0 0 3079 940" draw:points="1539,940 0,940 0,0 3079,0 3079,940">
            <text:p/>
          </draw:polygon>
          <draw:path draw:style-name="gr3" draw:text-style-name="P8" draw:layer="layout" svg:width="0.492cm" svg:height="0.897cm" svg:x="4.133cm" svg:y="4.936cm" svg:viewBox="0 0 493 898" svg:d="M311 300h86c18 0 29 0 29-18 0-11-11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4.702cm" svg:y="4.83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5.043cm" svg:y="4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5.357cm" svg:y="5.193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3-70 105-76 11 38 47 76 105 76 104 0 160-128 160-152 0-9-9-9-12-9-9 0-11 2-13 9-31 107-101 129-132 129-38 0-54-31-54-64 0-23 7-43 18-88z">
            <text:p/>
          </draw:path>
          <draw:path draw:style-name="gr3" draw:text-style-name="P8" draw:layer="layout" svg:width="0.23cm" svg:height="0.984cm" svg:x="5.948cm" svg:y="4.891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  <draw:path draw:style-name="gr3" draw:text-style-name="P8" draw:layer="layout" svg:width="0.656cm" svg:height="0.232cm" svg:x="6.602cm" svg:y="5.267cm" svg:viewBox="0 0 657 233" svg:d="M623 40c16 0 34 0 34-20s-18-20-32-20h-591c-16 0-34 0-34 20s18 20 34 20zM625 233c14 0 32 0 32-20s-18-20-34-20h-589c-16 0-34 0-34 20s18 20 34 20z">
            <text:p/>
          </draw:path>
        </draw:g>
        <draw:g>
          <svg:title>TexMaths</svg:title>
          <svg:desc>28§display§\text {The derivative of }\ f[ g(x) ]\   w.\ r.\ t.\ x \ \text { in terms of }\ f \text { and } g \text { is } §svg§600§FALSE§</svg:desc>
          <draw:polygon draw:style-name="gr2" draw:text-style-name="P7" draw:layer="layout" svg:width="25.336cm" svg:height="0.886cm" svg:x="1.846cm" svg:y="6.688cm" svg:viewBox="0 0 25337 887" draw:points="12670,887 0,887 0,0 25337,0 25337,887">
            <text:p/>
          </draw:polygon>
          <draw:path draw:style-name="gr3" draw:text-style-name="P8" draw:layer="layout" svg:width="0.64cm" svg:height="0.667cm" svg:x="1.833cm" svg:y="6.711cm" svg:viewBox="0 0 641 668" svg:d="M623 0h-605l-18 222h25c13-159 29-191 177-191 18 0 44 0 53 3 21 2 21 13 21 35v523c0 33 0 47-104 47h-38v29c41-2 142-2 186-2 45 0 148 0 188 2v-29h-40c-103 0-103-14-103-47v-523c0-20 0-33 18-35 9-3 36-3 56-3 148 0 164 32 177 191h25z">
            <text:p/>
          </draw:path>
          <draw:path draw:style-name="gr3" draw:text-style-name="P8" draw:layer="layout" svg:width="0.496cm" svg:height="0.685cm" svg:x="2.539cm" svg:y="6.69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3.083cm" svg:y="6.9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3.854cm" svg:y="6.6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82cm" svg:height="0.454cm" svg:x="4.393cm" svg:y="6.9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4.832cm" svg:y="6.9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5.222cm" svg:y="6.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5.482cm" svg:y="6.953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5.968cm" svg:y="6.937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6.439cm" svg:y="6.77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6.835cm" svg:y="6.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7.095cm" svg:y="6.953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7.594cm" svg:y="6.9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8.36cm" svg:y="6.93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8.858cm" svg:y="6.68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9.834cm" svg:y="6.68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olygon draw:style-name="gr3" draw:text-style-name="P8" draw:layer="layout" svg:width="0.136cm" svg:height="0.985cm" svg:x="10.486cm" svg:y="6.639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10.659cm" svg:y="6.94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1.246cm" svg:y="6.63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559cm" svg:y="6.9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2.148cm" svg:y="6.63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2.498cm" svg:y="6.639cm" svg:viewBox="0 0 137 986" draw:points="137,0 0,0 0,40 96,40 96,948 0,948 0,986 137,986">
            <text:p/>
          </draw:polygon>
          <draw:path draw:style-name="gr3" draw:text-style-name="P8" draw:layer="layout" svg:width="0.653cm" svg:height="0.447cm" svg:x="13.105cm" svg:y="6.94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3.893cm" svg:y="7.273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4.438cm" svg:y="6.94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4.91cm" svg:y="7.273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5.45cm" svg:y="6.76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5.867cm" svg:y="7.273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6.413cm" svg:y="6.9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12cm" svg:height="0.66cm" svg:x="17.634cm" svg:y="6.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7.907cm" svg:y="6.9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8.77cm" svg:y="6.77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19.162cm" svg:y="6.9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9.599cm" svg:y="6.9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19.988cm" svg:y="6.94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24cm" svg:height="0.454cm" svg:x="20.808cm" svg:y="6.9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1.521cm" svg:y="6.93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2.018cm" svg:y="6.684cm" svg:viewBox="0 0 320 697" svg:d="M141 271v-114c0-88 47-135 92-135 2 0 16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22.995cm" svg:y="6.68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445cm" svg:height="0.454cm" svg:x="23.9cm" svg:y="6.93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24.381cm" svg:y="6.9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4.93cm" svg:y="6.6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454cm" svg:height="0.638cm" svg:x="25.786cm" svg:y="6.94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12cm" svg:height="0.66cm" svg:x="26.637cm" svg:y="6.7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6.91cm" svg:y="6.9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</draw:g>
        <draw:g xml:id="id135" draw:id="id135">
          <svg:title>TexMaths</svg:title>
          <svg:desc>28§display§\underline{ f'[g(x)].g'(x) }§svg§600§FALSE§</svg:desc>
          <draw:polygon draw:style-name="gr2" draw:text-style-name="P7" draw:layer="layout" svg:width="5.528cm" svg:height="1.096cm" svg:x="2.083cm" svg:y="8.197cm" svg:viewBox="0 0 5529 1097" draw:points="2765,1097 0,1097 0,0 5529,0 5529,1097">
            <text:p/>
          </draw:polygon>
          <draw:path draw:style-name="gr3" draw:text-style-name="P8" draw:layer="layout" svg:width="0.492cm" svg:height="0.897cm" svg:x="2.086cm" svg:y="8.247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4-63 56-182 56-188z">
            <text:p/>
          </draw:path>
          <draw:path draw:style-name="gr3" draw:text-style-name="P8" draw:layer="layout" svg:width="0.174cm" svg:height="0.357cm" svg:x="2.655cm" svg:y="8.148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3.013cm" svg:y="8.202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3.186cm" svg:y="8.504cm" svg:viewBox="0 0 455 638" svg:d="M450 65c3-7 5-11 5-18 0-18-14-27-29-27-12 0-36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3.773cm" svg:y="8.2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4.088cm" svg:y="8.50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99 129-132 129-38 0-54-31-54-64 0-23 7-43 18-88z">
            <text:p/>
          </draw:path>
          <draw:path draw:style-name="gr3" draw:text-style-name="P8" draw:layer="layout" svg:width="0.23cm" svg:height="0.984cm" svg:x="4.678cm" svg:y="8.202cm" svg:viewBox="0 0 231 985" svg:d="M231 493c0-76-11-195-65-307-61-121-146-186-157-186-5 0-9 4-9 9 0 4 0 7 18 25 99 96 155 253 155 459 0 168-36 342-160 465-13 14-13 16-13 18 0 7 4 9 9 9 11 0 101-67 159-192 52-108 63-218 63-300z">
            <text:p/>
          </draw:path>
          <draw:polygon draw:style-name="gr3" draw:text-style-name="P8" draw:layer="layout" svg:width="0.136cm" svg:height="0.984cm" svg:x="5.025cm" svg:y="8.202cm" svg:viewBox="0 0 137 985" draw:points="137,0 0,0 0,40 96,40 96,947 0,947 0,985 137,985">
            <text:p/>
          </draw:polygon>
          <draw:path draw:style-name="gr3" draw:text-style-name="P8" draw:layer="layout" svg:width="0.107cm" svg:height="0.106cm" svg:x="5.363cm" svg:y="8.835cm" svg:viewBox="0 0 108 107" svg:d="M108 54c0-29-25-54-54-54s-54 25-54 54 25 53 54 53 54-24 54-53z">
            <text:p/>
          </draw:path>
          <draw:path draw:style-name="gr3" draw:text-style-name="P8" draw:layer="layout" svg:width="0.454cm" svg:height="0.637cm" svg:x="5.565cm" svg:y="8.504cm" svg:viewBox="0 0 455 638" svg:d="M450 65c3-7 5-11 5-18 0-18-14-27-29-27-12 0-38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6.089cm" svg:y="8.14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6.43cm" svg:y="8.20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6.743cm" svg:y="8.50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4 65 65 0 101-70 103-76 11 38 47 76 108 76 101 0 157-128 157-152 0-9-9-9-12-9-9 0-11 2-13 9-31 107-101 129-132 129-38 0-54-31-54-64 0-23 7-43 18-88z">
            <text:p/>
          </draw:path>
          <draw:path draw:style-name="gr3" draw:text-style-name="P8" draw:layer="layout" svg:width="0.23cm" svg:height="0.984cm" svg:x="7.333cm" svg:y="8.202cm" svg:viewBox="0 0 231 985" svg:d="M231 493c0-76-11-195-65-307-61-121-146-186-157-186-5 0-9 4-9 9 0 4 0 7 18 25 99 96 155 253 155 459 0 168-36 342-160 465-13 14-13 16-13 18 0 7 4 9 9 9 11 0 101-67 159-192 52-108 63-218 63-300z">
            <text:p/>
          </draw:path>
          <draw:polygon draw:style-name="gr3" draw:text-style-name="P8" draw:layer="layout" svg:width="5.627cm" svg:height="0.042cm" svg:x="2.034cm" svg:y="9.303cm" svg:viewBox="0 0 5628 43" draw:points="2814,43 0,43 0,0 5628,0 5628,43">
            <text:p/>
          </draw:polygon>
        </draw:g>
        <draw:g>
          <svg:title>TexMaths</svg:title>
          <svg:desc>28§display§\text {Therefore }\frac{d}{dx}\left[ f[g(x)]  \right] = §svg§600§FALSE§</svg:desc>
          <draw:polygon draw:style-name="gr2" draw:text-style-name="P7" draw:layer="layout" svg:width="10.335cm" svg:height="1.936cm" svg:x="1.952cm" svg:y="9.694cm" svg:viewBox="0 0 10336 1937" draw:points="5168,1937 0,1937 0,0 10336,0 10336,1937">
            <text:p/>
          </draw:polygon>
          <draw:path draw:style-name="gr3" draw:text-style-name="P8" draw:layer="layout" svg:width="0.64cm" svg:height="0.666cm" svg:x="1.939cm" svg:y="10.328cm" svg:viewBox="0 0 641 667" svg:d="M623 0h-605l-18 222h25c13-159 29-191 177-191 18 0 44 0 53 3 21 2 21 13 21 35v522c0 34 0 47-104 47h-38v29c41-2 142-2 186-2 45 0 148 0 189 2v-29h-41c-103 0-103-13-103-47v-522c0-20 0-33 18-35 9-3 36-3 56-3 148 0 164 32 177 191h25z">
            <text:p/>
          </draw:path>
          <draw:path draw:style-name="gr3" draw:text-style-name="P8" draw:layer="layout" svg:width="0.496cm" svg:height="0.684cm" svg:x="2.645cm" svg:y="10.31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189cm" svg:y="10.5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3.626cm" svg:y="10.559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011cm" svg:y="10.5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4.453cm" svg:y="10.299cm" svg:viewBox="0 0 320 697" svg:d="M141 271v-114c0-88 47-135 92-135 2 0 18 0 31 7-11 5-29 16-29 40 0 23 16 43 43 43 29 0 42-20 42-43 0-35-35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4.748cm" svg:y="10.552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5.241cm" svg:y="10.559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626cm" svg:y="10.55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69cm" svg:height="0.696cm" svg:x="6.802cm" svg:y="9.645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6.482cm" svg:y="10.727cm" svg:viewBox="0 0 1078 43" draw:points="538,43 0,43 0,0 1078,0 1078,43">
            <text:p/>
          </draw:polygon>
          <draw:path draw:style-name="gr3" draw:text-style-name="P8" draw:layer="layout" svg:width="0.469cm" svg:height="0.696cm" svg:x="6.522cm" svg:y="10.986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7.024cm" svg:y="11.2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olygon draw:style-name="gr3" draw:text-style-name="P8" draw:layer="layout" svg:width="0.136cm" svg:height="0.984cm" svg:x="7.956cm" svg:y="10.256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8.165cm" svg:y="10.29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7 186-2 0-27 0-47-18 47-2 56-38 56-54 0-22-18-34-38-34-25 0-54 23-54 59 0 44 43 69 83 69 56 0 94-58 112-96 31-63 56-182 56-188z">
            <text:p/>
          </draw:path>
          <draw:polygon draw:style-name="gr3" draw:text-style-name="P8" draw:layer="layout" svg:width="0.136cm" svg:height="0.984cm" svg:x="8.816cm" svg:y="10.256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989cm" svg:y="10.559cm" svg:viewBox="0 0 455 638" svg:d="M450 65c3-7 5-11 5-18 0-18-14-27-29-27-12 0-36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9.576cm" svg:y="10.25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9.889cm" svg:y="10.5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4cm" svg:x="10.481cm" svg:y="10.2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0.828cm" svg:y="10.256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1.101cm" svg:y="10.256cm" svg:viewBox="0 0 137 985" draw:points="137,0 0,0 0,40 96,40 96,947 0,947 0,985 137,985">
            <text:p/>
          </draw:polygon>
          <draw:path draw:style-name="gr3" draw:text-style-name="P8" draw:layer="layout" svg:width="0.655cm" svg:height="0.232cm" svg:x="11.682cm" svg:y="10.633cm" svg:viewBox="0 0 656 233" svg:d="M623 40c15 0 33 0 33-20s-18-20-31-20h-591c-16 0-34 0-34 20s18 20 34 20zM625 233c13 0 31 0 31-20s-18-20-33-20h-589c-16 0-34 0-34 20s18 20 34 20z">
            <text:p/>
          </draw:path>
        </draw:g>
        <draw:g>
          <svg:title>TexMaths</svg:title>
          <svg:desc>28§display§\text {and }\left[ \frac{d}{dx}\left[ f[g(x)]  \right] \right]_{x = 1} =  §svg§600§FALSE§</svg:desc>
          <draw:polygon draw:style-name="gr2" draw:text-style-name="P7" draw:layer="layout" svg:width="10.483cm" svg:height="2.32cm" svg:x="2.249cm" svg:y="12.196cm" svg:viewBox="0 0 10484 2321" draw:points="5242,2321 0,2321 0,0 10484,0 10484,2321">
            <text:p/>
          </draw:polygon>
          <draw:path draw:style-name="gr3" draw:text-style-name="P8" draw:layer="layout" svg:width="0.445cm" svg:height="0.454cm" svg:x="2.24cm" svg:y="13.1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496cm" svg:height="0.436cm" svg:x="2.724cm" svg:y="13.1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3.273cm" svg:y="12.891cm" svg:viewBox="0 0 488 697" svg:d="M343 632v65l145-11v-32c-69 0-78-6-78-54v-600l-141 11v32c69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olygon draw:style-name="gr3" draw:text-style-name="P8" draw:layer="layout" svg:width="0.261cm" svg:height="2.363cm" svg:x="4.523cm" svg:y="12.147cm" svg:viewBox="0 0 262 2364" draw:points="0,2364 262,2364 262,2310 54,2310 54,54 262,54 262,0 0,0">
            <text:p/>
          </draw:polygon>
          <draw:path draw:style-name="gr3" draw:text-style-name="P8" draw:layer="layout" svg:width="0.469cm" svg:height="0.696cm" svg:x="5.235cm" svg:y="12.225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3" draw:text-style-name="P8" draw:layer="layout" svg:width="1.076cm" svg:height="0.042cm" svg:x="4.915cm" svg:y="13.308cm" svg:viewBox="0 0 1077 43" draw:points="538,43 0,43 0,0 1077,0 1077,43">
            <text:p/>
          </draw:polygon>
          <draw:path draw:style-name="gr3" draw:text-style-name="P8" draw:layer="layout" svg:width="0.469cm" svg:height="0.696cm" svg:x="4.955cm" svg:y="13.565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ath draw:style-name="gr3" draw:text-style-name="P8" draw:layer="layout" svg:width="0.492cm" svg:height="0.447cm" svg:x="5.455cm" svg:y="13.81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4 107-101 130-132 130-38 0-54-32-54-65 0-23 7-43 18-88z">
            <text:p/>
          </draw:path>
          <draw:polygon draw:style-name="gr3" draw:text-style-name="P8" draw:layer="layout" svg:width="0.136cm" svg:height="0.985cm" svg:x="6.389cm" svg:y="12.837cm" svg:viewBox="0 0 137 986" draw:points="137,986 137,948 40,948 40,40 137,40 137,0 0,0 0,986">
            <text:p/>
          </draw:polygon>
          <draw:path draw:style-name="gr3" draw:text-style-name="P8" draw:layer="layout" svg:width="0.492cm" svg:height="0.897cm" svg:x="6.597cm" svg:y="12.88cm" svg:viewBox="0 0 493 898" svg:d="M311 300h86c17 0 29 0 29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1-63 56-181 56-188z">
            <text:p/>
          </draw:path>
          <draw:polygon draw:style-name="gr3" draw:text-style-name="P8" draw:layer="layout" svg:width="0.136cm" svg:height="0.985cm" svg:x="7.249cm" svg:y="12.837cm" svg:viewBox="0 0 137 986" draw:points="137,986 137,948 40,948 40,40 137,40 137,0 0,0 0,986">
            <text:p/>
          </draw:polygon>
          <draw:path draw:style-name="gr3" draw:text-style-name="P8" draw:layer="layout" svg:width="0.454cm" svg:height="0.638cm" svg:x="7.421cm" svg:y="13.14cm" svg:viewBox="0 0 455 639" svg:d="M450 65c3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5-78 35-50 0-65-51-65-89 0-49 29-166 56-215 27-50 69-88 109-88 65 0 79 79 79 86 0 4 0 9-2 13z">
            <text:p/>
          </draw:path>
          <draw:path draw:style-name="gr3" draw:text-style-name="P8" draw:layer="layout" svg:width="0.23cm" svg:height="0.985cm" svg:x="8.008cm" svg:y="12.837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322cm" svg:y="13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8.911cm" svg:y="12.837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0.136cm" svg:height="0.985cm" svg:x="9.261cm" svg:y="12.837cm" svg:viewBox="0 0 137 986" draw:points="137,0 0,0 0,40 96,40 96,948 0,948 0,986 137,986">
            <text:p/>
          </draw:polygon>
          <draw:polygon draw:style-name="gr3" draw:text-style-name="P8" draw:layer="layout" svg:width="0.136cm" svg:height="0.985cm" svg:x="9.534cm" svg:y="12.837cm" svg:viewBox="0 0 137 986" draw:points="137,0 0,0 0,40 96,40 96,948 0,948 0,986 137,986">
            <text:p/>
          </draw:polygon>
          <draw:polygon draw:style-name="gr3" draw:text-style-name="P8" draw:layer="layout" svg:width="0.261cm" svg:height="2.363cm" svg:x="9.798cm" svg:y="12.147cm" svg:viewBox="0 0 262 2364" draw:points="206,2310 0,2310 0,2364 262,2364 262,0 0,0 0,54 206,54">
            <text:p/>
          </draw:polygon>
          <draw:path draw:style-name="gr3" draw:text-style-name="P8" draw:layer="layout" svg:width="0.371cm" svg:height="0.313cm" svg:x="10.338cm" svg:y="14.255cm" svg:viewBox="0 0 372 314" svg:d="M139 233c-7 22-29 61-65 61-2 0-22 0-38-9 29-9 31-34 31-39 0-15-11-26-27-26-20 0-40 17-40 42 0 36 38 52 72 52 33 0 60-20 78-50 18 36 56 50 83 50 81 0 121-88 121-108 0-9-9-9-11-9-9 0-9 5-11 14-16 47-59 83-97 83-27 0-42-18-42-45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508cm" svg:height="0.187cm" svg:x="10.799cm" svg:y="14.293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8" draw:layer="layout" svg:width="0.252cm" svg:height="0.458cm" svg:x="11.431cm" svg:y="14.10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655cm" svg:height="0.232cm" svg:x="12.126cm" svg:y="13.213cm" svg:viewBox="0 0 656 233" svg:d="M623 40c15 0 33 0 33-20s-18-20-31-20h-591c-16 0-34 0-34 20s18 20 34 20zM625 233c13 0 31 0 31-20s-18-20-33-20h-589c-16 0-34 0-34 20s18 20 34 20z">
            <text:p/>
          </draw:path>
        </draw:g>
        <draw:g xml:id="id131" draw:id="id131">
          <svg:title>TexMaths</svg:title>
          <svg:desc>28§display§\underline{ \sin (\log x) } §svg§600§FALSE§</svg:desc>
          <draw:polygon draw:style-name="gr2" draw:text-style-name="P7" draw:layer="layout" svg:width="3.873cm" svg:height="1.045cm" svg:x="6.284cm" svg:y="2.7cm" svg:viewBox="0 0 3874 1046" draw:points="1937,1046 0,1046 0,0 3874,0 3874,1046">
            <text:p/>
          </draw:polygon>
          <draw:path draw:style-name="gr3" draw:text-style-name="P8" draw:layer="layout" svg:width="0.324cm" svg:height="0.454cm" svg:x="6.266cm" svg:y="2.949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6.656cm" svg:y="2.7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6.927cm" svg:y="2.953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23cm" svg:height="0.985cm" svg:x="7.541cm" svg:y="2.651cm" svg:viewBox="0 0 231 986" svg:d="M231 977c0-2 0-5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221cm" svg:height="0.685cm" svg:x="7.859cm" svg:y="2.707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8.127cm" svg:y="2.949cm" svg:viewBox="0 0 439 455" svg:d="M439 231c0-126-101-231-220-231-123 0-219 108-219 231 0 128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8.618cm" svg:y="2.942cm" svg:viewBox="0 0 452 652" svg:d="M193 278c-88 0-88-99-88-121 0-27 2-58 16-83 9-14 31-40 72-40 85 0 85 98 85 121 0 26 0 58-16 83-9 13-31 40-69 40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1 0 69 99 125 219 125 117 0 220-51 220-128 0-36-16-85-65-114-54-27-110-27-170-27-25 0-67 0-74 0-31-4-54-36-54-67zM219 627c-100 0-167-49-167-100 0-47 38-83 80-86h58c85 0 197 0 197 86 0 51-71 100-168 100z">
            <text:p/>
          </draw:path>
          <draw:path draw:style-name="gr3" draw:text-style-name="P8" draw:layer="layout" svg:width="0.492cm" svg:height="0.447cm" svg:x="9.29cm" svg:y="2.9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9.879cm" svg:y="2.651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olygon draw:style-name="gr3" draw:text-style-name="P8" draw:layer="layout" svg:width="3.972cm" svg:height="0.042cm" svg:x="6.235cm" svg:y="3.753cm" svg:viewBox="0 0 3973 43" draw:points="1987,43 0,43 0,0 3973,0 3973,43">
            <text:p/>
          </draw:polygon>
        </draw:g>
        <draw:g xml:id="id132" draw:id="id132">
          <svg:title>TexMaths</svg:title>
          <svg:desc>28§display§\underline{ \log (\sin x) }§svg§600§FALSE§</svg:desc>
          <draw:polygon draw:style-name="gr2" draw:text-style-name="P7" draw:layer="layout" svg:width="3.873cm" svg:height="1.045cm" svg:x="17.284cm" svg:y="2.8cm" svg:viewBox="0 0 3874 1046" draw:points="1937,1046 0,1046 0,0 3874,0 3874,1046">
            <text:p/>
          </draw:polygon>
          <draw:path draw:style-name="gr3" draw:text-style-name="P8" draw:layer="layout" svg:width="0.221cm" svg:height="0.685cm" svg:x="17.266cm" svg:y="2.807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17.535cm" svg:y="3.049cm" svg:viewBox="0 0 439 455" svg:d="M439 231c0-126-101-231-220-231-123 0-219 108-219 231 0 128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8.028cm" svg:y="3.042cm" svg:viewBox="0 0 452 652" svg:d="M193 278c-88 0-88-99-88-121 0-27 2-58 16-83 9-14 31-40 72-40 85 0 85 98 85 121 0 26 0 58-16 83-9 13-31 40-69 40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1 0 69 99 125 219 125 117 0 220-51 220-128 0-36-16-85-65-114-54-27-110-27-170-27-25 0-67 0-74 0-31-4-54-36-54-67zM219 627c-100 0-167-49-167-100 0-47 38-83 80-86h58c85 0 197 0 197 86 0 51-71 100-168 100z">
            <text:p/>
          </draw:path>
          <draw:path draw:style-name="gr3" draw:text-style-name="P8" draw:layer="layout" svg:width="0.23cm" svg:height="0.985cm" svg:x="18.603cm" svg:y="2.751cm" svg:viewBox="0 0 231 986" svg:d="M231 977c0-2 0-5-18-22-123-124-155-310-155-462 0-170 38-343 159-466 14-11 14-14 14-18 0-7-5-9-12-9-8 0-98 67-156 193-52 107-63 217-63 300 0 78 11 197 65 309 60 121 146 184 154 184 7 0 12-2 12-9z">
            <text:p/>
          </draw:path>
          <draw:path draw:style-name="gr3" draw:text-style-name="P8" draw:layer="layout" svg:width="0.324cm" svg:height="0.454cm" svg:x="18.921cm" svg:y="3.049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19.309cm" svg:y="2.8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9.582cm" svg:y="3.053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20.29cm" svg:y="3.05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0.879cm" svg:y="2.751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olygon draw:style-name="gr3" draw:text-style-name="P8" draw:layer="layout" svg:width="3.972cm" svg:height="0.042cm" svg:x="17.235cm" svg:y="3.853cm" svg:viewBox="0 0 3973 43" draw:points="1987,43 0,43 0,0 3973,0 3973,43">
            <text:p/>
          </draw:polygon>
        </draw:g>
        <draw:g>
          <svg:title>TexMaths</svg:title>
          <svg:desc>28§display§\text { and }g[ f(x) ] =  §svg§600§FALSE§</svg:desc>
          <draw:polygon draw:style-name="gr2" draw:text-style-name="P7" draw:layer="layout" svg:width="5.765cm" svg:height="0.886cm" svg:x="10.944cm" svg:y="2.799cm" svg:viewBox="0 0 5766 887" draw:points="2883,887 0,887 0,0 5766,0 5766,887">
            <text:p/>
          </draw:polygon>
          <draw:path draw:style-name="gr3" draw:text-style-name="P8" draw:layer="layout" svg:width="0.445cm" svg:height="0.454cm" svg:x="10.935cm" svg:y="3.04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1.419cm" svg:y="3.05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1.968cm" svg:y="2.806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12.823cm" svg:y="3.053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olygon draw:style-name="gr3" draw:text-style-name="P8" draw:layer="layout" svg:width="0.136cm" svg:height="0.985cm" svg:x="13.428cm" svg:y="2.75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13.639cm" svg:y="2.795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14.27cm" svg:y="2.7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586cm" svg:y="3.0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5.175cm" svg:y="2.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5.523cm" svg:y="2.75cm" svg:viewBox="0 0 137 986" draw:points="137,0 0,0 0,40 96,40 96,948 0,948 0,986 137,986">
            <text:p/>
          </draw:polygon>
          <draw:path draw:style-name="gr3" draw:text-style-name="P8" draw:layer="layout" svg:width="0.655cm" svg:height="0.232cm" svg:x="16.103cm" svg:y="3.126cm" svg:viewBox="0 0 656 233" svg:d="M623 40c15 0 33 0 33-20s-18-20-31-20h-591c-16 0-34 0-34 20s18 20 34 20zM625 233c13 0 31 0 31-20s-18-20-33-20h-589c-16 0-34 0-34 20s18 20 34 20z">
            <text:p/>
          </draw:path>
        </draw:g>
        <draw:g xml:id="id133" draw:id="id133">
          <svg:title>TexMaths</svg:title>
          <svg:desc>28§display§ \underline{ \cos x } §svg§600§FALSE§</svg:desc>
          <draw:polygon draw:style-name="gr2" draw:text-style-name="P7" draw:layer="layout" svg:width="1.945cm" svg:height="0.5cm" svg:x="7.681cm" svg:y="5.186cm" svg:viewBox="0 0 1946 501" draw:points="974,501 0,501 0,0 1946,0 1946,501">
            <text:p/>
          </draw:polygon>
          <draw:path draw:style-name="gr3" draw:text-style-name="P8" draw:layer="layout" svg:width="0.375cm" svg:height="0.453cm" svg:x="7.666cm" svg:y="5.137cm" svg:viewBox="0 0 376 454" svg:d="M83 228c0-161 80-203 132-203 9 0 72 0 108 35-41 5-48 34-48 47 0 25 18 45 45 45s47-18 47-47c0-67-76-105-152-105-123 0-215 107-215 228 0 128 99 226 213 226 132 0 163-118 163-130 0-8-9-8-11-8-9 0-11 4-13 8-29 92-94 106-130 106-52 0-139-43-139-202z">
            <text:p/>
          </draw:path>
          <draw:path draw:style-name="gr3" draw:text-style-name="P8" draw:layer="layout" svg:width="0.438cm" svg:height="0.453cm" svg:x="8.098cm" svg:y="5.137cm" svg:viewBox="0 0 439 454" svg:d="M439 231c0-126-101-231-220-231-123 0-219 107-219 231 0 127 103 223 219 223 119 0 220-98 220-223zM219 430c-42 0-85-23-111-67-25-43-25-103-25-139 0-38 0-92 22-137 27-44 74-65 114-65 43 0 86 21 110 63 27 43 27 101 27 139 0 36 0 89-22 132-20 45-65 74-115 74z">
            <text:p/>
          </draw:path>
          <draw:path draw:style-name="gr3" draw:text-style-name="P8" draw:layer="layout" svg:width="0.324cm" svg:height="0.453cm" svg:x="8.593cm" svg:y="5.137cm" svg:viewBox="0 0 325 454" svg:d="M172 251c23 4 103 20 103 91 0 50-33 90-112 90-82 0-118-56-136-141-2-11-5-16-14-16-13 0-13 7-13 25v130c0 18 0 24 11 24 5 0 7-2 25-20 2-2 2-4 20-22 43 40 87 42 107 42 115 0 162-67 162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9.141cm" svg:y="5.144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5 92 65 67 0 103-70 105-77 11 39 47 77 105 77 103 0 159-128 159-153 0-9-9-9-11-9-9 0-11 3-13 9-32 108-101 130-132 130-38 0-54-31-54-65 0-22 7-42 18-87z">
            <text:p/>
          </draw:path>
          <draw:polygon draw:style-name="gr3" draw:text-style-name="P8" draw:layer="layout" svg:width="2.046cm" svg:height="0.042cm" svg:x="7.632cm" svg:y="5.696cm" svg:viewBox="0 0 2047 43" draw:points="1024,43 0,43 0,0 2047,0 2047,43">
            <text:p/>
          </draw:polygon>
        </draw:g>
        <draw:g>
          <svg:title>TexMaths</svg:title>
          <svg:desc>28§display§\text { and }g'(x)  = §svg§600§FALSE§</svg:desc>
          <draw:polygon draw:style-name="gr2" draw:text-style-name="P7" draw:layer="layout" svg:width="4.908cm" svg:height="0.939cm" svg:x="10.643cm" svg:y="4.887cm" svg:viewBox="0 0 4909 940" draw:points="2455,940 0,940 0,0 4909,0 4909,940">
            <text:p/>
          </draw:polygon>
          <draw:path draw:style-name="gr3" draw:text-style-name="P8" draw:layer="layout" svg:width="0.445cm" svg:height="0.454cm" svg:x="10.634cm" svg:y="5.187cm" svg:viewBox="0 0 446 455" svg:d="M287 367c4 41 31 81 78 81 20 0 81-14 81-94v-54h-25v54c0 58-24 65-36 65-31 0-35-45-35-50v-199c0-40 0-78-36-116-38-38-88-54-137-54-81 0-148 47-148 112 0 29 20 47 45 47 27 0 45-20 45-47 0-11-5-45-50-45 27-33 74-45 108-45 47 0 103 38 103 126v38c-49 2-119 4-181 33-74 34-99 86-99 130 0 81 96 106 159 106 65 0 110-41 128-88zM280 206v99c0 94-69 127-114 127-49 0-90-36-90-85 0-54 43-137 204-141z">
            <text:p/>
          </draw:path>
          <draw:path draw:style-name="gr3" draw:text-style-name="P8" draw:layer="layout" svg:width="0.496cm" svg:height="0.436cm" svg:x="11.118cm" svg:y="5.194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11.667cm" svg:y="4.945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3" draw:text-style-name="P8" draw:layer="layout" svg:width="0.454cm" svg:height="0.637cm" svg:x="12.523cm" svg:y="5.194cm" svg:viewBox="0 0 455 638" svg:d="M450 65c3-7 5-11 5-18 0-18-14-27-29-27-12 0-36 7-41 43-18-38-53-63-92-63-114 0-235 139-235 280 0 98 61 157 130 157 58 0 105-47 117-59v3c-20 87-34 127-34 130-2 8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13.045cm" svg:y="4.838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3.385cm" svg:y="4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699cm" svg:y="5.19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5-15 63-51 103-94 103-7 0-29 0-49-11 24-6 47-27 47-53 0-27-23-36-38-36-29 0-54 27-54 58 0 45 49 65 92 65 67 0 101-70 105-76 11 38 47 76 105 76 104 0 160-128 160-152 0-9-9-9-12-9-9 0-11 2-13 9-34 107-101 129-132 129-38 0-54-31-54-64 0-23 7-43 18-88z">
            <text:p/>
          </draw:path>
          <draw:path draw:style-name="gr3" draw:text-style-name="P8" draw:layer="layout" svg:width="0.23cm" svg:height="0.984cm" svg:x="14.29cm" svg:y="4.892cm" svg:viewBox="0 0 231 985" svg:d="M231 493c0-77-11-195-65-307-61-121-146-186-157-186-5 0-9 4-9 9 0 4 0 7 18 25 99 96 155 253 155 459 0 168-36 342-160 465-13 14-13 16-13 18 0 7 4 9 9 9 11 0 101-67 159-192 52-108 63-218 63-300z">
            <text:p/>
          </draw:path>
          <draw:path draw:style-name="gr3" draw:text-style-name="P8" draw:layer="layout" svg:width="0.655cm" svg:height="0.232cm" svg:x="14.945cm" svg:y="5.268cm" svg:viewBox="0 0 656 233" svg:d="M623 40c16 0 33 0 33-20s-17-20-31-20h-591c-16 0-34 0-34 20s18 20 34 20zM625 233c14 0 31 0 31-20s-17-20-33-20h-589c-16 0-34 0-34 20s18 20 34 20z">
            <text:p/>
          </draw:path>
        </draw:g>
        <draw:g xml:id="id134" draw:id="id134">
          <svg:title>TexMaths</svg:title>
          <svg:desc>28§display§\frac{1}{x} §svg§600§FALSE§</svg:desc>
          <draw:polygon draw:style-name="gr2" draw:text-style-name="P7" draw:layer="layout" svg:width="0.466cm" svg:height="1.91cm" svg:x="16.081cm" svg:y="4.385cm" svg:viewBox="0 0 467 1911" draw:points="234,1911 0,1911 0,0 467,0 467,1911">
            <text:p/>
          </draw:polygon>
          <draw:path draw:style-name="gr3" draw:text-style-name="P8" draw:layer="layout" svg:width="0.327cm" svg:height="0.658cm" svg:x="16.156cm" svg:y="4.336cm" svg:viewBox="0 0 328 659" svg:d="M204 25c0-23 0-25-22-25-63 63-151 63-182 63v31c20 0 79 0 130-27v513c0 36-2 47-92 47h-31v32c33-5 121-5 159-5 41 0 126 0 162 5v-32h-32c-89 0-92-11-92-47z">
            <text:p/>
          </draw:path>
          <draw:polygon draw:style-name="gr3" draw:text-style-name="P8" draw:layer="layout" svg:width="0.565cm" svg:height="0.042cm" svg:x="16.032cm" svg:y="5.391cm" svg:viewBox="0 0 566 43" draw:points="283,43 0,43 0,0 566,0 566,43">
            <text:p/>
          </draw:polygon>
          <draw:path draw:style-name="gr3" draw:text-style-name="P8" draw:layer="layout" svg:width="0.493cm" svg:height="0.447cm" svg:x="16.061cm" svg:y="5.898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1 25-7 47-27 47-54s-22-36-38-36c-29 0-54 27-54 58 0 45 49 65 92 65 67 0 101-69 106-76 11 38 47 76 105 76 104 0 160-128 160-152 0-9-9-9-12-9-9 0-11 2-13 9-31 107-101 130-133 130-38 0-53-32-53-65 0-23 6-43 18-88z">
            <text:p/>
          </draw:path>
        </draw:g>
        <draw:g xml:id="id137" draw:id="id137">
          <svg:title>TexMaths</svg:title>
          <svg:desc>28§display§ \frac{ \cos ( \log 1 ) }{ 1 } = §svg§600§FALSE§</svg:desc>
          <draw:polygon draw:style-name="gr2" draw:text-style-name="P7" draw:layer="layout" svg:width="5.013cm" svg:height="1.98cm" svg:x="13.189cm" svg:y="12.197cm" svg:viewBox="0 0 5014 1981" draw:points="2506,1981 0,1981 0,0 5014,0 5014,1981">
            <text:p/>
          </draw:polygon>
          <draw:path draw:style-name="gr3" draw:text-style-name="P8" draw:layer="layout" svg:width="0.375cm" svg:height="0.454cm" svg:x="13.174cm" svg:y="12.446cm" svg:viewBox="0 0 376 455" svg:d="M83 228c0-161 80-203 132-203 9 0 72 0 108 35-41 5-48 34-48 47 0 25 18 45 45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3.606cm" svg:y="12.446cm" svg:viewBox="0 0 439 455" svg:d="M439 231c0-126-101-231-220-231-123 0-219 107-219 231 0 127 103 224 219 224 119 0 220-99 220-224zM219 430c-42 0-85-23-111-67-25-43-25-103-25-139 0-38 0-92 22-137 27-44 74-65 114-65 43 0 86 21 110 63 27 43 27 101 27 139 0 36 0 89-22 132-20 45-65 74-115 74z">
            <text:p/>
          </draw:path>
          <draw:path draw:style-name="gr3" draw:text-style-name="P8" draw:layer="layout" svg:width="0.324cm" svg:height="0.454cm" svg:x="14.101cm" svg:y="12.446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3cm" svg:height="0.984cm" svg:x="14.555cm" svg:y="12.148cm" svg:viewBox="0 0 231 985" svg:d="M231 976c0-2 0-4-18-22-123-123-155-309-155-461 0-171 38-343 159-466 14-11 14-14 14-18 0-7-5-9-12-9-8 0-98 67-156 193-52 107-63 217-63 300 0 78 11 197 65 309 60 120 146 183 154 183 7 0 12-2 12-9z">
            <text:p/>
          </draw:path>
          <draw:path draw:style-name="gr3" draw:text-style-name="P8" draw:layer="layout" svg:width="0.221cm" svg:height="0.684cm" svg:x="14.873cm" svg:y="12.204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5.14cm" svg:y="12.446cm" svg:viewBox="0 0 439 455" svg:d="M439 231c0-126-101-231-220-231-123 0-219 107-219 231 0 127 103 224 219 224 119 0 220-99 220-224zM219 430c-42 0-85-23-111-67-25-43-25-103-25-139 0-38 0-92 22-137 27-44 74-65 114-65 43 0 86 21 110 63 27 43 27 101 27 139 0 36 0 89-22 132-20 45-65 74-115 74z">
            <text:p/>
          </draw:path>
          <draw:path draw:style-name="gr3" draw:text-style-name="P8" draw:layer="layout" svg:width="0.451cm" svg:height="0.651cm" svg:x="15.633cm" svg:y="12.439cm" svg:viewBox="0 0 452 652" svg:d="M193 278c-88 0-88-99-88-121 0-27 3-58 16-83 9-14 31-40 72-40 85 0 85 98 85 120 0 27 0 59-16 83-9 14-31 41-69 41zM76 316c0-5 0-27 18-47 38 29 78 31 99 31 91 0 159-67 159-143 0-38-16-74-41-97 36-33 72-38 90-38 2 0 7 0 9 0-11 5-16 16-16 27 0 18 14 29 29 29 9 0 29-6 29-29 0-18-13-49-51-49-20 0-63 7-105 47-41-34-83-36-103-36-92 0-162 67-162 143 0 45 23 81 47 103-13 14-31 47-31 81 0 31 13 69 45 87-61 18-92 61-92 101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3" draw:text-style-name="P8" draw:layer="layout" svg:width="0.326cm" svg:height="0.657cm" svg:x="16.363cm" svg:y="12.23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8" draw:layer="layout" svg:width="0.23cm" svg:height="0.984cm" svg:x="16.822cm" svg:y="12.148cm" svg:viewBox="0 0 231 985" svg:d="M231 493c0-77-12-195-65-307-61-121-146-186-157-186-5 0-9 4-9 9 0 4 0 7 18 25 98 96 154 253 154 459 0 167-35 342-159 465-13 14-13 16-13 18 0 7 4 9 9 9 11 0 101-67 159-192 51-108 63-218 63-300z">
            <text:p/>
          </draw:path>
          <draw:polygon draw:style-name="gr3" draw:text-style-name="P8" draw:layer="layout" svg:width="4.01cm" svg:height="0.042cm" svg:x="13.14cm" svg:y="13.285cm" svg:viewBox="0 0 4011 43" draw:points="2007,43 0,43 0,0 4011,0 4011,43">
            <text:p/>
          </draw:polygon>
          <draw:path draw:style-name="gr3" draw:text-style-name="P8" draw:layer="layout" svg:width="0.326cm" svg:height="0.657cm" svg:x="14.985cm" svg:y="13.57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8" draw:layer="layout" svg:width="0.655cm" svg:height="0.232cm" svg:x="17.597cm" svg:y="13.189cm" svg:viewBox="0 0 656 233" svg:d="M623 40c15 0 33 0 33-20s-18-20-31-20h-591c-16 0-34 0-34 20s18 20 34 20zM625 233c13 0 31 0 31-20s-18-20-33-20h-589c-16 0-34 0-34 20s18 20 34 20z">
            <text:p/>
          </draw:path>
        </draw:g>
        <draw:g xml:id="id138" draw:id="id138">
          <svg:title>TexMaths</svg:title>
          <svg:desc>28§display§ \cos 0 = 1 §svg§600§FALSE§</svg:desc>
          <draw:polygon draw:style-name="gr2" draw:text-style-name="P7" draw:layer="layout" svg:width="3.602cm" svg:height="0.579cm" svg:x="18.756cm" svg:y="12.897cm" svg:viewBox="0 0 3603 580" draw:points="1802,580 0,580 0,0 3603,0 3603,580">
            <text:p/>
          </draw:polygon>
          <draw:path draw:style-name="gr3" draw:text-style-name="P8" draw:layer="layout" svg:width="0.375cm" svg:height="0.453cm" svg:x="18.74cm" svg:y="13.063cm" svg:viewBox="0 0 376 454" svg:d="M83 228c0-161 81-203 132-203 9 0 72 0 108 35-41 5-47 34-47 47 0 25 18 45 44 45 27 0 47-18 47-47 0-67-76-105-152-105-123 0-215 107-215 228 0 128 99 226 213 226 132 0 163-118 163-130 0-8-9-8-11-8-9 0-11 4-13 8-29 92-94 106-130 106-52 0-139-43-139-202z">
            <text:p/>
          </draw:path>
          <draw:path draw:style-name="gr3" draw:text-style-name="P8" draw:layer="layout" svg:width="0.438cm" svg:height="0.453cm" svg:x="19.172cm" svg:y="13.063cm" svg:viewBox="0 0 439 454" svg:d="M439 230c0-125-101-230-219-230-124 0-220 107-220 230 0 128 103 224 220 224 118 0 219-98 219-224zM220 430c-43 0-86-23-112-68-25-42-25-102-25-138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3cm" svg:x="19.668cm" svg:y="13.063cm" svg:viewBox="0 0 325 454" svg:d="M173 251c22 4 103 20 103 91 0 50-34 90-112 90-83 0-119-56-137-141-2-11-5-16-14-16-13 0-13 7-13 25v130c0 18 0 24 11 24 5 0 7-2 25-20 2-2 2-4 20-22 43 40 87 42 108 42 114 0 161-67 161-138 0-52-31-81-43-94-33-32-71-39-112-47-56-12-123-23-123-81 0-36 27-76 112-76 108 0 114 89 117 121 0 9 9 9 11 9 13 0 13-5 13-25v-98c0-18 0-25-11-25-4 0-7 0-20 11-2 5-14 14-18 16-36-27-78-27-92-27-121 0-159 67-159 121 0 36 16 62 43 85 31 24 60 31 130 45z">
            <text:p/>
          </draw:path>
          <draw:path draw:style-name="gr3" draw:text-style-name="P8" draw:layer="layout" svg:width="0.416cm" svg:height="0.677cm" svg:x="20.228cm" svg:y="12.848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656cm" svg:height="0.232cm" svg:x="21.01cm" svg:y="13.141cm" svg:viewBox="0 0 657 233" svg:d="M623 40c16 0 34 0 34-20s-18-20-32-20h-591c-16 0-34 0-34 20s18 20 34 20zM625 233c14 0 32 0 32-20 0-21-18-21-34-21h-589c-16 0-34 0-34 21 0 20 18 20 34 20z">
            <text:p/>
          </draw:path>
          <draw:path draw:style-name="gr3" draw:text-style-name="P8" draw:layer="layout" svg:width="0.326cm" svg:height="0.657cm" svg:x="22.081cm" svg:y="12.848cm" svg:viewBox="0 0 327 658" svg:d="M204 25c0-23 0-25-25-25-60 63-148 63-179 63v31c20 0 78 0 130-27v513c0 35-2 47-92 47h-31v31c33-5 121-5 159-5 40 0 125 0 161 5v-31h-31c-90 0-92-12-92-47z">
            <text:p/>
          </draw:path>
        </draw:g>
        <draw:g xml:id="id136" draw:id="id136">
          <svg:title>TexMaths</svg:title>
          <svg:desc>28§display§\frac{\cos (\log x)}{x} §svg§600§FALSE§</svg:desc>
          <draw:polygon draw:style-name="gr2" draw:text-style-name="P7" draw:layer="layout" svg:width="3.982cm" svg:height="1.992cm" svg:x="13.088cm" svg:y="9.695cm" svg:viewBox="0 0 3983 1993" draw:points="1991,1993 0,1993 0,0 3983,0 3983,1993">
            <text:p/>
          </draw:polygon>
          <draw:path draw:style-name="gr3" draw:text-style-name="P8" draw:layer="layout" svg:width="0.375cm" svg:height="0.454cm" svg:x="13.073cm" svg:y="9.944cm" svg:viewBox="0 0 376 455" svg:d="M83 228c0-161 80-203 132-203 9 0 72 0 107 35-40 5-47 34-47 48 0 24 18 44 45 44s47-18 47-47c0-67-76-105-152-105-123 0-215 108-215 228 0 128 99 227 213 227 132 0 163-119 163-130 0-9-9-9-11-9-9 0-11 4-13 9-30 92-94 105-130 105-52 0-139-43-139-202z">
            <text:p/>
          </draw:path>
          <draw:path draw:style-name="gr3" draw:text-style-name="P8" draw:layer="layout" svg:width="0.438cm" svg:height="0.454cm" svg:x="13.505cm" svg:y="9.944cm" svg:viewBox="0 0 439 455" svg:d="M439 231c0-126-101-231-220-231-123 0-219 108-219 231 0 127 103 224 219 224 119 0 220-99 220-224zM219 430c-42 0-85-22-112-67-24-43-24-103-24-139 0-38 0-92 22-137 27-44 74-65 114-65 43 0 86 21 110 63 27 43 27 101 27 139 0 36 0 90-22 132-21 45-65 74-115 74z">
            <text:p/>
          </draw:path>
          <draw:path draw:style-name="gr3" draw:text-style-name="P8" draw:layer="layout" svg:width="0.324cm" svg:height="0.454cm" svg:x="14cm" svg:y="9.944cm" svg:viewBox="0 0 325 455" svg:d="M172 251c23 4 103 20 103 92 0 49-33 89-112 89-82 0-118-56-136-141-2-11-5-16-14-16-13 0-13 7-13 25v130c0 18 0 25 11 25 5 0 7-3 25-20 2-3 2-5 20-23 43 40 87 43 107 43 115 0 162-68 162-139 0-52-32-81-43-94-33-32-72-38-112-47-56-11-123-23-123-81 0-36 27-76 112-76 107 0 114 90 116 121 0 9 9 9 12 9 13 0 13-5 13-25v-98c0-18 0-25-11-25-5 0-7 0-20 11-3 5-14 14-18 16-36-27-79-27-92-27-121 0-159 67-159 121 0 36 16 63 43 85 31 25 60 31 129 45z">
            <text:p/>
          </draw:path>
          <draw:path draw:style-name="gr3" draw:text-style-name="P8" draw:layer="layout" svg:width="0.23cm" svg:height="0.985cm" svg:x="14.454cm" svg:y="9.646cm" svg:viewBox="0 0 231 986" svg:d="M231 977c0-3 0-5-18-23-123-123-155-309-155-461 0-170 38-343 159-466 14-11 14-14 14-18 0-7-5-9-12-9-9 0-98 67-156 193-52 107-63 217-63 300 0 78 11 197 65 309 60 121 145 184 154 184 7 0 12-3 12-9z">
            <text:p/>
          </draw:path>
          <draw:path draw:style-name="gr3" draw:text-style-name="P8" draw:layer="layout" svg:width="0.221cm" svg:height="0.684cm" svg:x="14.772cm" svg:y="9.702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15.039cm" svg:y="9.944cm" svg:viewBox="0 0 439 455" svg:d="M439 231c0-126-101-231-220-231-123 0-219 108-219 231 0 127 103 224 219 224 119 0 220-99 220-224zM219 430c-42 0-85-22-112-67-24-43-24-103-24-139 0-38 0-92 22-137 27-44 74-65 114-65 43 0 86 21 110 63 27 43 27 101 27 139 0 36 0 90-22 132-21 45-65 74-115 74z">
            <text:p/>
          </draw:path>
          <draw:path draw:style-name="gr3" draw:text-style-name="P8" draw:layer="layout" svg:width="0.451cm" svg:height="0.651cm" svg:x="15.531cm" svg:y="9.937cm" svg:viewBox="0 0 452 652" svg:d="M193 278c-88 0-88-99-88-121 0-27 2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3" draw:text-style-name="P8" draw:layer="layout" svg:width="0.492cm" svg:height="0.447cm" svg:x="16.201cm" svg:y="9.94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8" draw:layer="layout" svg:width="0.23cm" svg:height="0.985cm" svg:x="16.792cm" svg:y="9.646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olygon draw:style-name="gr3" draw:text-style-name="P8" draw:layer="layout" svg:width="4.081cm" svg:height="0.042cm" svg:x="13.039cm" svg:y="10.784cm" svg:viewBox="0 0 4082 43" draw:points="2040,43 0,43 0,0 4082,0 4082,43">
            <text:p/>
          </draw:polygon>
          <draw:path draw:style-name="gr3" draw:text-style-name="P8" draw:layer="layout" svg:width="0.492cm" svg:height="0.447cm" svg:x="14.826cm" svg:y="11.2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9 0-54-32-54-65 0-23 7-43 18-88z">
            <text:p/>
          </draw:path>
        </draw:g>
        <draw:g>
          <svg:title>TexMaths</svg:title>
          <svg:desc>28§display§\text { Now }§svg§600§FALSE§</svg:desc>
          <draw:polygon draw:style-name="gr2" draw:text-style-name="P7" draw:layer="layout" svg:width="1.797cm" svg:height="0.586cm" svg:x="1.852cm" svg:y="5.097cm" svg:viewBox="0 0 1798 587" draw:points="898,587 0,587 0,0 1798,0 1798,587">
            <text:p/>
          </draw:polygon>
          <draw:path draw:style-name="gr3" draw:text-style-name="P8" draw:layer="layout" svg:width="0.673cm" svg:height="0.674cm" svg:x="1.834cm" svg:y="5.048cm" svg:viewBox="0 0 674 675" svg:d="M197 13c-9-13-11-13-29-13h-168v31h29c14 0 34 0 49 3 23 2 23 2 23 22v516c0 27 0 71-101 71v32c34 0 83-2 116-2 32 0 81 2 115 2v-32c-101 0-101-44-101-71v-514c4 5 4 5 9 11l403 592c9 14 9 14 15 14 16 0 16-7 16-25v-547c0-27 0-72 101-72v-31c-34 0-83 2-117 2-31 0-80-2-114-2v31c101 0 101 45 101 72v424z">
            <text:p/>
          </draw:path>
          <draw:path draw:style-name="gr3" draw:text-style-name="P8" draw:layer="layout" svg:width="0.438cm" svg:height="0.454cm" svg:x="2.568cm" svg:y="5.279cm" svg:viewBox="0 0 439 455" svg:d="M439 231c0-126-101-231-220-231-123 0-219 108-219 231 0 128 103 224 219 224 119 0 220-99 220-224zM219 430c-42 0-85-22-112-67-24-42-24-103-24-139 0-38 0-92 22-137 27-44 74-65 114-65 43 0 85 21 110 63 27 43 27 101 27 139 0 36 0 90-22 132-21 45-65 74-115 74z">
            <text:p/>
          </draw:path>
          <draw:path draw:style-name="gr3" draw:text-style-name="P8" draw:layer="layout" svg:width="0.675cm" svg:height="0.436cm" svg:x="3.023cm" svg:y="5.297cm" svg:viewBox="0 0 676 437" svg:d="M593 94c18-49 50-63 83-63v-31c-22 2-51 2-71 2-30 0-74-2-92-2v31c36 0 56 18 56 47 0 7 0 7-5 21l-89 253-99-276c-2-11-4-13-4-18 0-27 38-27 58-27v-31c-29 0-78 2-103 2-29 0-58 0-87-2v31c35 0 51 3 62 14 5 7 16 36 23 56l-85 238-94-263c-5-13-5-15-5-18 0-27 38-27 58-27v-31c-29 0-85 2-107 2-5 0-56 0-92-2v31c49 0 60 3 74 34l123 350c5 15 9 22 20 22 14 0 16-4 20-20l101-280 101 282c2 11 7 18 20 18 11 0 16-9 18-1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0" anim:sub-item="text" smil:attributeName="visibility" smil:to="visible"/>
                  <anim:animate smil:dur="0.5s" smil:fill="hold" smil:targetElement="id130" anim:sub-item="text" smil:attributeName="width" smil:values="width*0.05;width" smil:keyTimes="0;1"/>
                  <anim:animate smil:dur="0.5s" smil:fill="hold" smil:targetElement="id130" anim:sub-item="text" smil:attributeName="height" smil:values="height;height" smil:keyTimes="0;1"/>
                  <anim:animate smil:dur="0.5s" smil:fill="hold" smil:targetElement="id130" anim:sub-item="text" smil:attributeName="x" smil:values="x-.2;x" smil:keyTimes="0;1"/>
                  <anim:animate smil:dur="0.5s" smil:fill="hold" smil:targetElement="id130" anim:sub-item="text" smil:attributeName="y" smil:values="y;y" smil:keyTimes="0;1"/>
                  <anim:transitionFilter smil:dur="0.5s" smil:targetElement="id13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9" draw:text-style-name="P10" draw:layer="layout" svg:width="26.4cm" svg:height="14.373cm" svg:x="0.8cm" svg:y="0.627cm" presentation:class="title" presentation:user-transformed="true">
          <draw:text-box>
            <text:p xml:id="id146" text:id="id146" text:style-name="P3"><text:span text:style-name="T11"><text:tab/></text:span><text:span text:style-name="T11"><text:tab/></text:span><text:span text:style-name="T5"><text:line-break/></text:span><text:span text:style-name="T17"><text:tab/></text:span><text:span text:style-name="T17"> <text:s/></text:span><text:span text:style-name="T17"><text:line-break/></text:span><text:span text:style-name="T11"><text:tab/></text:span><text:span text:style-name="T11"><text:tab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1"><text:tab/></text:span><text:span text:style-name="T11"> 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######</text:span><text:span text:style-name="T17"><text:tab/></text:span><text:span text:style-name="T17"><text:tab/></text:span><text:span text:style-name="T17">DONE</text:span><text:span text:style-name="T17"><text:tab/></text:span><text:span text:style-name="T17"><text:tab/></text:span><text:span text:style-name="T17">######</text:span></text:p>
          </draw:text-box>
        </draw:frame>
        <draw:g xml:id="id139" draw:id="id139">
          <svg:title>TexMaths</svg:title>
          <svg:desc>28§display§\text {The derivative of } g[ f(x) ]\   w.\ r.\ t.\ x  \text { in terms of } f \text { and } g \text { is } §svg§600§FALSE§</svg:desc>
          <draw:polygon draw:style-name="gr2" draw:text-style-name="P7" draw:layer="layout" svg:width="24.352cm" svg:height="0.886cm" svg:x="2.046cm" svg:y="1.088cm" svg:viewBox="0 0 24353 887" draw:points="12177,887 0,887 0,0 24353,0 24353,887">
            <text:p/>
          </draw:polygon>
          <draw:path draw:style-name="gr3" draw:text-style-name="P8" draw:layer="layout" svg:width="0.64cm" svg:height="0.667cm" svg:x="2.033cm" svg:y="1.111cm" svg:viewBox="0 0 641 668" svg:d="M623 0h-605l-18 222h25c13-159 29-191 177-191 18 0 44 0 53 3 21 2 21 13 21 35v523c0 33 0 47-104 47h-38v29c41-2 142-2 186-2 45 0 148 0 188 2v-29h-40c-103 0-103-14-103-47v-523c0-20 0-33 18-35 9-3 36-3 56-3 148 0 164 32 177 191h25z">
            <text:p/>
          </draw:path>
          <draw:path draw:style-name="gr3" draw:text-style-name="P8" draw:layer="layout" svg:width="0.496cm" svg:height="0.685cm" svg:x="2.739cm" svg:y="1.09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3.283cm" svg:y="1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4.053cm" svg:y="1.0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82cm" svg:height="0.454cm" svg:x="4.593cm" svg:y="1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032cm" svg:y="1.3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5.422cm" svg:y="1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5.682cm" svg:y="1.353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6.168cm" svg:y="1.337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1cm" svg:height="0.617cm" svg:x="6.638cm" svg:y="1.17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7.035cm" svg:y="1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7.295cm" svg:y="1.353cm" svg:viewBox="0 0 484 437" svg:d="M392 96c9-22 27-65 92-65v-31c-23 2-52 2-74 2-25 0-70-2-87-2v31c38 0 49 23 49 43 0 9-2 11-7 22l-101 254-112-276c-4-13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7.794cm" svg:y="1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8.56cm" svg:y="1.33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9.058cm" svg:y="1.08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54cm" svg:height="0.638cm" svg:x="9.669cm" svg:y="1.34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olygon draw:style-name="gr3" draw:text-style-name="P8" draw:layer="layout" svg:width="0.136cm" svg:height="0.985cm" svg:x="10.274cm" svg:y="1.039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10.485cm" svg:y="1.084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11.116cm" svg:y="1.03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43cm" svg:y="1.3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2.021cm" svg:y="1.03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2.368cm" svg:y="1.039cm" svg:viewBox="0 0 137 986" draw:points="137,0 0,0 0,40 96,40 96,948 0,948 0,986 137,986">
            <text:p/>
          </draw:polygon>
          <draw:path draw:style-name="gr3" draw:text-style-name="P8" draw:layer="layout" svg:width="0.653cm" svg:height="0.447cm" svg:x="12.978cm" svg:y="1.34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2 94 69 123 69 74 0 116-63 143-121 34-78 65-210 65-258 0-53-27-69-45-69-24 0-49 25-49 47 0 14 7 20 16 27 11 11 36 36 36 85 0 34-30 130-54 179-27 54-61 88-110 88-47 0-72-29-72-85 0-27 7-59 9-72z">
            <text:p/>
          </draw:path>
          <draw:path draw:style-name="gr3" draw:text-style-name="P8" draw:layer="layout" svg:width="0.107cm" svg:height="0.107cm" svg:x="13.764cm" svg:y="1.673cm" svg:viewBox="0 0 108 108" svg:d="M108 54c0-29-25-54-54-54s-54 25-54 54 25 54 54 54 54-25 54-54z">
            <text:p/>
          </draw:path>
          <draw:path draw:style-name="gr3" draw:text-style-name="P8" draw:layer="layout" svg:width="0.402cm" svg:height="0.447cm" svg:x="14.31cm" svg:y="1.342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8" draw:layer="layout" svg:width="0.107cm" svg:height="0.107cm" svg:x="14.783cm" svg:y="1.673cm" svg:viewBox="0 0 108 108" svg:d="M108 54c0-29-25-54-54-54s-54 25-54 54 25 54 54 54 54-25 54-54z">
            <text:p/>
          </draw:path>
          <draw:path draw:style-name="gr3" draw:text-style-name="P8" draw:layer="layout" svg:width="0.304cm" svg:height="0.629cm" svg:x="15.323cm" svg:y="1.16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3" draw:text-style-name="P8" draw:layer="layout" svg:width="0.107cm" svg:height="0.107cm" svg:x="15.74cm" svg:y="1.673cm" svg:viewBox="0 0 108 108" svg:d="M108 54c0-29-25-54-54-54s-54 25-54 54 25 54 54 54 54-25 54-54z">
            <text:p/>
          </draw:path>
          <draw:path draw:style-name="gr3" draw:text-style-name="P8" draw:layer="layout" svg:width="0.492cm" svg:height="0.447cm" svg:x="16.284cm" svg:y="1.3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12cm" svg:height="0.66cm" svg:x="17.18cm" svg:y="1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7.451cm" svg:y="1.3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8.313cm" svg:y="1.171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382cm" svg:height="0.454cm" svg:x="18.705cm" svg:y="1.33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9.142cm" svg:y="1.34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77cm" svg:height="0.436cm" svg:x="19.532cm" svg:y="1.342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3" draw:text-style-name="P8" draw:layer="layout" svg:width="0.324cm" svg:height="0.454cm" svg:x="20.352cm" svg:y="1.3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1.064cm" svg:y="1.33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1.561cm" svg:y="1.08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898cm" svg:x="22.209cm" svg:y="1.084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445cm" svg:height="0.454cm" svg:x="23.114cm" svg:y="1.33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23.597cm" svg:y="1.34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24.146cm" svg:y="1.09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25.002cm" svg:y="1.342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12cm" svg:height="0.66cm" svg:x="25.851cm" svg:y="1.1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6.124cm" svg:y="1.33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</draw:g>
        <draw:g xml:id="id140" draw:id="id140">
          <svg:title>TexMaths</svg:title>
          <svg:desc>28§display§\underline{ g'[f(x)].f'(x) }§svg§600§FALSE§</svg:desc>
          <draw:polygon draw:style-name="gr2" draw:text-style-name="P7" draw:layer="layout" svg:width="5.609cm" svg:height="1.096cm" svg:x="2.484cm" svg:y="2.896cm" svg:viewBox="0 0 5610 1097" draw:points="2806,1097 0,1097 0,0 5610,0 5610,1097">
            <text:p/>
          </draw:polygon>
          <draw:path draw:style-name="gr3" draw:text-style-name="P8" draw:layer="layout" svg:width="0.454cm" svg:height="0.637cm" svg:x="2.451cm" svg:y="3.203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174cm" svg:height="0.357cm" svg:x="2.973cm" svg:y="2.847cm" svg:viewBox="0 0 175 358" svg:d="M168 60c7-11 7-17 7-22 0-22-20-38-41-38-26 0-35 22-38 34l-92 300c-2 0-4 9-4 9 0 9 22 15 27 15 4 0 7 0 11-11z">
            <text:p/>
          </draw:path>
          <draw:polygon draw:style-name="gr3" draw:text-style-name="P8" draw:layer="layout" svg:width="0.136cm" svg:height="0.984cm" svg:x="3.331cm" svg:y="2.901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3.541cm" svg:y="2.94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23cm" svg:height="0.984cm" svg:x="4.173cm" svg:y="2.90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489cm" svg:y="3.203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99 129-132 129-38 0-54-31-54-64 0-23 7-43 18-88z">
            <text:p/>
          </draw:path>
          <draw:path draw:style-name="gr3" draw:text-style-name="P8" draw:layer="layout" svg:width="0.23cm" svg:height="0.984cm" svg:x="5.078cm" svg:y="2.901cm" svg:viewBox="0 0 231 985" svg:d="M231 493c0-76-12-195-65-307-61-121-146-186-157-186-5 0-9 4-9 9 0 4 0 7 18 25 98 96 154 253 154 459 0 168-35 342-159 465-13 14-13 16-13 18 0 7 4 9 9 9 11 0 101-67 159-192 51-108 63-218 63-300z">
            <text:p/>
          </draw:path>
          <draw:polygon draw:style-name="gr3" draw:text-style-name="P8" draw:layer="layout" svg:width="0.136cm" svg:height="0.984cm" svg:x="5.425cm" svg:y="2.901cm" svg:viewBox="0 0 137 985" draw:points="137,0 0,0 0,40 96,40 96,947 0,947 0,985 137,985">
            <text:p/>
          </draw:polygon>
          <draw:path draw:style-name="gr3" draw:text-style-name="P8" draw:layer="layout" svg:width="0.107cm" svg:height="0.106cm" svg:x="5.763cm" svg:y="3.534cm" svg:viewBox="0 0 108 107" svg:d="M108 54c0-29-25-54-54-54s-54 25-54 54 25 53 54 53 54-24 54-53z">
            <text:p/>
          </draw:path>
          <draw:path draw:style-name="gr3" draw:text-style-name="P8" draw:layer="layout" svg:width="0.492cm" svg:height="0.897cm" svg:x="6.003cm" svg:y="2.94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3 56-38 56-54 0-23-18-34-38-34-25 0-54 23-54 59 0 44 43 69 83 69 56 0 94-58 112-96 31-63 56-182 56-188z">
            <text:p/>
          </draw:path>
          <draw:path draw:style-name="gr3" draw:text-style-name="P8" draw:layer="layout" svg:width="0.174cm" svg:height="0.357cm" svg:x="6.572cm" svg:y="2.847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6.912cm" svg:y="2.90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7.226cm" svg:y="3.20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8" draw:layer="layout" svg:width="0.23cm" svg:height="0.984cm" svg:x="7.815cm" svg:y="2.901cm" svg:viewBox="0 0 231 985" svg:d="M231 493c0-76-12-195-65-307-61-121-146-186-157-186-5 0-9 4-9 9 0 4 0 7 18 25 98 96 154 253 154 459 0 168-35 342-159 465-13 14-13 16-13 18 0 7 4 9 9 9 11 0 101-67 159-192 51-108 63-218 63-300z">
            <text:p/>
          </draw:path>
          <draw:polygon draw:style-name="gr3" draw:text-style-name="P8" draw:layer="layout" svg:width="5.708cm" svg:height="0.042cm" svg:x="2.435cm" svg:y="4.002cm" svg:viewBox="0 0 5709 43" draw:points="2856,43 0,43 0,0 5709,0 5709,43">
            <text:p/>
          </draw:polygon>
        </draw:g>
        <draw:g xml:id="id141" draw:id="id141">
          <svg:title>TexMaths</svg:title>
          <svg:desc>28§display§\text {Therefore }\frac{d}{dx}\left[ g[f(x)]  \right] =§svg§600§FALSE§</svg:desc>
          <draw:polygon draw:style-name="gr2" draw:text-style-name="P7" draw:layer="layout" svg:width="10.335cm" svg:height="1.936cm" svg:x="2.253cm" svg:y="4.495cm" svg:viewBox="0 0 10336 1937" draw:points="5168,1937 0,1937 0,0 10336,0 10336,1937">
            <text:p/>
          </draw:polygon>
          <draw:path draw:style-name="gr3" draw:text-style-name="P8" draw:layer="layout" svg:width="0.64cm" svg:height="0.666cm" svg:x="2.24cm" svg:y="5.129cm" svg:viewBox="0 0 641 667" svg:d="M623 0h-605l-18 222h25c13-159 29-191 177-191 18 0 44 0 53 3 21 2 21 13 21 35v522c0 34 0 47-104 47h-38v29c41-2 142-2 186-2 45 0 148 0 189 2v-29h-41c-103 0-103-13-103-47v-522c0-20 0-33 18-35 9-3 36-3 56-3 148 0 164 32 177 191h25z">
            <text:p/>
          </draw:path>
          <draw:path draw:style-name="gr3" draw:text-style-name="P8" draw:layer="layout" svg:width="0.496cm" svg:height="0.684cm" svg:x="2.946cm" svg:y="5.111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49cm" svg:y="5.35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3.927cm" svg:y="5.36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312cm" svg:y="5.35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19cm" svg:height="0.696cm" svg:x="4.754cm" svg:y="5.1cm" svg:viewBox="0 0 320 697" svg:d="M141 271v-114c0-88 47-135 92-135 2 0 18 0 31 7-11 5-29 16-29 40 0 23 16 43 43 43 29 0 42-20 42-43 0-35-35-69-87-69-69 0-155 52-155 157v114h-78v29h78v320c0 45-11 45-78 45v32c40-3 87-5 114-5 41 0 85 0 126 5v-32h-20c-74 0-77-11-77-47v-318h115v-29z">
            <text:p/>
          </draw:path>
          <draw:path draw:style-name="gr3" draw:text-style-name="P8" draw:layer="layout" svg:width="0.438cm" svg:height="0.454cm" svg:x="5.049cm" svg:y="5.353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5.542cm" svg:y="5.36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5.927cm" svg:y="5.35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69cm" svg:height="0.696cm" svg:x="7.103cm" svg:y="4.446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6.783cm" svg:y="5.528cm" svg:viewBox="0 0 1078 43" draw:points="538,43 0,43 0,0 1078,0 1078,43">
            <text:p/>
          </draw:polygon>
          <draw:path draw:style-name="gr3" draw:text-style-name="P8" draw:layer="layout" svg:width="0.469cm" svg:height="0.696cm" svg:x="6.823cm" svg:y="5.787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8" draw:layer="layout" svg:width="0.492cm" svg:height="0.447cm" svg:x="7.325cm" svg:y="6.03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olygon draw:style-name="gr3" draw:text-style-name="P8" draw:layer="layout" svg:width="0.136cm" svg:height="0.984cm" svg:x="8.257cm" svg:y="5.05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8.43cm" svg:y="5.36cm" svg:viewBox="0 0 455 638" svg:d="M450 65c3-7 5-11 5-18 0-18-14-27-29-27-12 0-38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9.035cm" svg:y="5.057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9.245cm" svg:y="5.1cm" svg:viewBox="0 0 493 898" svg:d="M311 300h86c17 0 29 0 29-18 0-11-12-11-27-11h-83l22-114c3-20 16-90 23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4-63 56-182 56-188z">
            <text:p/>
          </draw:path>
          <draw:path draw:style-name="gr3" draw:text-style-name="P8" draw:layer="layout" svg:width="0.23cm" svg:height="0.984cm" svg:x="9.877cm" svg:y="5.05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0.19cm" svg:y="5.3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4cm" svg:x="10.782cm" svg:y="5.05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8" draw:layer="layout" svg:width="0.136cm" svg:height="0.984cm" svg:x="11.129cm" svg:y="5.057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11.402cm" svg:y="5.057cm" svg:viewBox="0 0 137 985" draw:points="137,0 0,0 0,40 96,40 96,947 0,947 0,985 137,985">
            <text:p/>
          </draw:polygon>
          <draw:path draw:style-name="gr3" draw:text-style-name="P8" draw:layer="layout" svg:width="0.655cm" svg:height="0.232cm" svg:x="11.983cm" svg:y="5.434cm" svg:viewBox="0 0 656 233" svg:d="M623 40c15 0 33 0 33-20s-18-20-31-20h-591c-16 0-34 0-34 20s18 20 34 20zM625 233c13 0 31 0 31-20s-18-20-33-20h-589c-16 0-34 0-34 20s18 20 34 20z">
            <text:p/>
          </draw:path>
        </draw:g>
        <draw:g xml:id="id143" draw:id="id143">
          <svg:title>TexMaths</svg:title>
          <svg:desc>28§display§\text {and }\left[ \frac{d}{dx}\left[ g[f(x)]  \right] \right]_{x = \frac{\pi}{3}} = §svg§600§FALSE§</svg:desc>
          <draw:polygon draw:style-name="gr2" draw:text-style-name="P7" draw:layer="layout" svg:width="10.755cm" svg:height="2.56cm" svg:x="2.348cm" svg:y="7.196cm" svg:viewBox="0 0 10756 2561" draw:points="5377,2561 0,2561 0,0 10756,0 10756,2561">
            <text:p/>
          </draw:polygon>
          <draw:path draw:style-name="gr3" draw:text-style-name="P8" draw:layer="layout" svg:width="0.445cm" svg:height="0.454cm" svg:x="2.339cm" svg:y="8.132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2.823cm" svg:y="8.139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87cm" svg:height="0.695cm" svg:x="3.372cm" svg:y="7.89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olygon draw:style-name="gr3" draw:text-style-name="P8" draw:layer="layout" svg:width="0.261cm" svg:height="2.361cm" svg:x="4.622cm" svg:y="7.147cm" svg:viewBox="0 0 262 2362" draw:points="0,2362 262,2362 262,2308 54,2308 54,54 262,54 262,0 0,0">
            <text:p/>
          </draw:polygon>
          <draw:path draw:style-name="gr3" draw:text-style-name="P8" draw:layer="layout" svg:width="0.469cm" svg:height="0.695cm" svg:x="5.334cm" svg:y="7.225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olygon draw:style-name="gr3" draw:text-style-name="P8" draw:layer="layout" svg:width="1.077cm" svg:height="0.042cm" svg:x="5.014cm" svg:y="8.307cm" svg:viewBox="0 0 1078 43" draw:points="538,43 0,43 0,0 1078,0 1078,43">
            <text:p/>
          </draw:polygon>
          <draw:path draw:style-name="gr3" draw:text-style-name="P8" draw:layer="layout" svg:width="0.469cm" svg:height="0.695cm" svg:x="5.054cm" svg:y="8.564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5.554cm" svg:y="8.813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2 65 67 0 101-70 105-76 11 38 47 76 105 76 103 0 160-128 160-152 0-9-9-9-12-9-9 0-11 2-13 9-34 107-101 129-132 129-38 0-54-31-54-65 0-22 7-42 18-87z">
            <text:p/>
          </draw:path>
          <draw:polygon draw:style-name="gr3" draw:text-style-name="P8" draw:layer="layout" svg:width="0.136cm" svg:height="0.984cm" svg:x="6.488cm" svg:y="7.83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6.658cm" svg:y="8.139cm" svg:viewBox="0 0 455 638" svg:d="M450 65c3-7 5-11 5-18 0-18-14-27-29-27-12 0-36 7-41 43-18-38-53-63-92-63-114 0-235 139-235 280 0 98 61 157 130 157 58 0 105-47 117-59v3c-20 87-34 127-34 130-2 8-36 107-141 107-20 0-52-2-78-11 29-9 40-34 40-52 0-15-11-33-38-33-23 0-54 18-54 56 0 40 36 60 132 60 123 0 195-76 209-136zM323 309c-7 27-30 51-52 69-20 18-51 36-78 36-50 0-65-51-65-89 0-50 29-166 56-215 27-50 69-88 109-88 65 0 79 79 79 85 0 5 0 9-2 14z">
            <text:p/>
          </draw:path>
          <draw:polygon draw:style-name="gr3" draw:text-style-name="P8" draw:layer="layout" svg:width="0.136cm" svg:height="0.984cm" svg:x="7.265cm" svg:y="7.837cm" svg:viewBox="0 0 137 985" draw:points="137,985 137,947 40,947 40,40 137,40 137,0 0,0 0,985">
            <text:p/>
          </draw:polygon>
          <draw:path draw:style-name="gr3" draw:text-style-name="P8" draw:layer="layout" svg:width="0.492cm" svg:height="0.897cm" svg:x="7.474cm" svg:y="7.879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5-87 185-2 0-27 0-47-17 47-3 56-39 56-54 0-23-18-34-38-34-25 0-54 23-54 58 0 45 43 70 83 70 56 0 94-58 112-96 31-63 56-182 56-188z">
            <text:p/>
          </draw:path>
          <draw:path draw:style-name="gr3" draw:text-style-name="P8" draw:layer="layout" svg:width="0.23cm" svg:height="0.984cm" svg:x="8.108cm" svg:y="7.83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3" draw:text-style-name="P8" draw:layer="layout" svg:width="0.492cm" svg:height="0.447cm" svg:x="8.421cm" svg:y="8.139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2 65 67 0 101-70 105-76 11 38 47 76 105 76 103 0 160-128 160-152 0-9-9-9-12-9-9 0-11 2-13 9-32 107-101 129-132 129-38 0-54-31-54-65 0-22 7-42 18-87z">
            <text:p/>
          </draw:path>
          <draw:path draw:style-name="gr3" draw:text-style-name="P8" draw:layer="layout" svg:width="0.23cm" svg:height="0.984cm" svg:x="9.011cm" svg:y="7.837cm" svg:viewBox="0 0 231 985" svg:d="M231 493c0-77-11-195-65-307-61-121-146-186-157-186-5 0-9 4-9 9 0 4 0 7 18 25 98 96 155 253 155 459 0 168-36 342-160 465-13 14-13 16-13 18 0 7 4 9 9 9 11 0 101-67 159-192 52-108 63-218 63-300z">
            <text:p/>
          </draw:path>
          <draw:polygon draw:style-name="gr3" draw:text-style-name="P8" draw:layer="layout" svg:width="0.136cm" svg:height="0.984cm" svg:x="9.36cm" svg:y="7.837cm" svg:viewBox="0 0 137 985" draw:points="137,0 0,0 0,40 96,40 96,947 0,947 0,985 137,985">
            <text:p/>
          </draw:polygon>
          <draw:polygon draw:style-name="gr3" draw:text-style-name="P8" draw:layer="layout" svg:width="0.136cm" svg:height="0.984cm" svg:x="9.633cm" svg:y="7.837cm" svg:viewBox="0 0 137 985" draw:points="137,0 0,0 0,40 96,40 96,947 0,947 0,985 137,985">
            <text:p/>
          </draw:polygon>
          <draw:polygon draw:style-name="gr3" draw:text-style-name="P8" draw:layer="layout" svg:width="0.261cm" svg:height="2.361cm" svg:x="9.898cm" svg:y="7.147cm" svg:viewBox="0 0 262 2362" draw:points="206,2308 0,2308 0,2362 262,2362 262,0 0,0 0,54 206,54">
            <text:p/>
          </draw:polygon>
          <draw:path draw:style-name="gr3" draw:text-style-name="P8" draw:layer="layout" svg:width="0.371cm" svg:height="0.312cm" svg:x="10.438cm" svg:y="9.254cm" svg:viewBox="0 0 372 313" svg:d="M139 233c-7 22-29 60-65 60-2 0-22 0-38-9 29-9 31-33 31-38 0-15-11-27-27-27-20 0-40 18-40 43 0 36 38 51 72 51 33 0 60-20 78-49 18 36 56 49 83 49 81 0 121-87 121-107 0-9-9-9-11-9-9 0-9 5-11 13-16 47-59 83-97 83-27 0-42-18-42-44 0-18 18-81 36-159 15-54 44-70 69-70 0 0 22 0 36 9-20 7-29 25-29 38 0 16 11 27 27 27 15 0 40-13 40-43 0-40-45-51-74-51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508cm" svg:height="0.187cm" svg:x="10.899cm" svg:y="9.292cm" svg:viewBox="0 0 509 188" svg:d="M484 34c9 0 25 0 25-18 0-16-16-16-25-16h-459c-9 0-25 0-25 16 0 18 16 18 27 18zM484 188c9 0 25 0 25-18s-16-18-25-18h-457c-11 0-27 0-27 18s16 18 25 18z">
            <text:p/>
          </draw:path>
          <draw:path draw:style-name="gr3" draw:text-style-name="P8" draw:layer="layout" svg:width="0.333cm" svg:height="0.218cm" svg:x="11.616cm" svg:y="9.082cm" svg:viewBox="0 0 334 219" svg:d="M305 38c9 0 13 0 20-4 4-5 9-12 9-18 0-16-16-16-23-16h-212c-12 0-34 0-63 25-14 11-36 38-36 42 0 9 7 9 9 9 9 0 9-2 11-7 18-20 40-31 72-31h36c-18 63-45 114-61 146-9 11-9 13-9 18 0 11 9 17 20 17 21 0 27-22 38-62 12-38 21-74 32-119h65c-2 7-16 61-16 101 0 33 14 80 34 80 13 0 27-11 27-24 0-5-3-7-5-14-24-38-24-80-24-89 0-18 2-38 6-54z">
            <text:p/>
          </draw:path>
          <draw:polygon draw:style-name="gr3" draw:text-style-name="P8" draw:layer="layout" svg:width="0.427cm" svg:height="0.035cm" svg:x="11.574cm" svg:y="9.368cm" svg:viewBox="0 0 428 36" draw:points="215,36 0,36 0,0 428,0 428,36">
            <text:p/>
          </draw:polygon>
          <draw:path draw:style-name="gr3" draw:text-style-name="P8" draw:layer="layout" svg:width="0.257cm" svg:height="0.339cm" svg:x="11.659cm" svg:y="9.467cm" svg:viewBox="0 0 258 340" svg:d="M123 166c47 0 76 29 76 78s-31 76-74 76c-6 0-65 0-89-24 20-5 24-21 24-32 0-18-13-29-29-29-15 0-31 9-31 31 0 52 58 74 125 74 83 0 133-49 133-96 0-40-36-76-92-90 58-17 74-55 74-82 0-43-50-72-112-72-61 0-110 25-110 69 0 25 18 30 27 30 15 0 29-9 29-27 0-12-7-25-25-29 23-23 67-25 76-25 36 0 63 20 63 54 0 27-18 74-72 76-13 0-15 0-29 2-4 0-9 0-9 7 0 9 5 9 14 9z">
            <text:p/>
          </draw:path>
          <draw:path draw:style-name="gr3" draw:text-style-name="P8" draw:layer="layout" svg:width="0.655cm" svg:height="0.232cm" svg:x="12.497cm" svg:y="8.213cm" svg:viewBox="0 0 656 233" svg:d="M623 40c15 0 33 0 33-20s-18-20-31-20h-591c-16 0-34 0-34 20s18 20 34 20zM625 233c13 0 31 0 31-20s-18-20-33-20h-589c-16 0-34 0-34 20s18 20 34 20z">
            <text:p/>
          </draw:path>
        </draw:g>
        <draw:g xml:id="id142" draw:id="id142">
          <svg:title>TexMaths</svg:title>
          <svg:desc>28§display§\underline{ \cot x }§svg§600§FALSE§</svg:desc>
          <draw:polygon draw:style-name="gr2" draw:text-style-name="P7" draw:layer="layout" svg:width="1.941cm" svg:height="0.665cm" svg:x="13.09cm" svg:y="5.196cm" svg:viewBox="0 0 1942 666" draw:points="970,666 0,666 0,0 1942,0 1942,666">
            <text:p/>
          </draw:polygon>
          <draw:path draw:style-name="gr3" draw:text-style-name="P8" draw:layer="layout" svg:width="0.375cm" svg:height="0.454cm" svg:x="13.075cm" svg:y="5.311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3.507cm" svg:y="5.311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cm" svg:height="0.618cm" svg:x="13.989cm" svg:y="5.147cm" svg:viewBox="0 0 311 619" svg:d="M152 213h141v-31h-141v-182h-24c0 81-32 186-128 191v22h85v271c0 124 92 135 128 135 69 0 98-70 98-135v-56h-26v56c0 72-30 110-65 110-68 0-68-89-68-107z">
            <text:p/>
          </draw:path>
          <draw:path draw:style-name="gr3" draw:text-style-name="P8" draw:layer="layout" svg:width="0.492cm" svg:height="0.448cm" svg:x="14.547cm" svg:y="5.317cm" svg:viewBox="0 0 493 449" svg:d="M302 139c5-27 27-117 97-117 7 0 29 0 49 12-27 6-47 31-47 53 0 16 11 36 38 36 23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3-70 105-77 11 38 47 77 105 77 104 0 160-128 160-153 0-9-9-9-12-9-9 0-11 2-13 9-31 108-101 130-132 130-38 0-54-31-54-65 0-22 7-43 18-87z">
            <text:p/>
          </draw:path>
          <draw:polygon draw:style-name="gr3" draw:text-style-name="P8" draw:layer="layout" svg:width="2.04cm" svg:height="0.042cm" svg:x="13.041cm" svg:y="5.871cm" svg:viewBox="0 0 2041 43" draw:points="1022,43 0,43 0,0 2041,0 2041,43">
            <text:p/>
          </draw:polygon>
        </draw:g>
        <draw:g xml:id="id144" draw:id="id144">
          <svg:title>TexMaths</svg:title>
          <svg:desc>28§display§\cot \left(  \frac{ \pi }{ 3 } \right) =§svg§600§FALSE§</svg:desc>
          <draw:polygon draw:style-name="gr2" draw:text-style-name="P7" draw:layer="layout" svg:width="4.369cm" svg:height="1.731cm" svg:x="13.557cm" svg:y="7.498cm" svg:viewBox="0 0 4370 1732" draw:points="2186,1732 0,1732 0,0 4370,0 4370,1732">
            <text:p/>
          </draw:polygon>
          <draw:path draw:style-name="gr3" draw:text-style-name="P8" draw:layer="layout" svg:width="0.375cm" svg:height="0.454cm" svg:x="13.541cm" svg:y="8.139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973cm" svg:y="8.139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8cm" svg:x="14.455cm" svg:y="7.976cm" svg:viewBox="0 0 311 619" svg:d="M152 213h141v-31h-141v-182h-24c0 81-32 186-128 190v23h85v271c0 123 92 135 128 135 69 0 98-70 98-135v-56h-27v56c0 72-29 110-64 110-68 0-68-90-68-108z">
            <text:p/>
          </draw:path>
          <draw:path draw:style-name="gr3" draw:text-style-name="P8" draw:layer="layout" svg:width="0.375cm" svg:height="1.772cm" svg:x="15.16cm" svg:y="7.449cm" svg:viewBox="0 0 376 1773" svg:d="M332 1764c2 0 11 9 11 9h22c2 0 11 0 11-9 0-5-2-7-4-9-36-36-90-90-150-197-108-191-146-435-146-671 0-437 123-694 298-869 2-2 2-7 2-9 0-9-6-9-18-9-13 0-15 0-24 9-94 81-200 217-269 426-43 130-65 287-65 450 0 236 43 500 197 729 27 38 65 78 65 78 9 13 22 29 31 36z">
            <text:p/>
          </draw:path>
          <draw:path draw:style-name="gr3" draw:text-style-name="P8" draw:layer="layout" svg:width="0.532cm" svg:height="0.436cm" svg:x="15.716cm" svg:y="7.492cm" svg:viewBox="0 0 533 437" svg:d="M235 58h112c-33 146-42 189-42 256 0 13 0 40 9 74 9 45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olygon draw:style-name="gr3" draw:text-style-name="P8" draw:layer="layout" svg:width="0.597cm" svg:height="0.042cm" svg:x="15.689cm" svg:y="8.316cm" svg:viewBox="0 0 598 43" draw:points="300,43 0,43 0,0 598,0 598,43">
            <text:p/>
          </draw:polygon>
          <draw:path draw:style-name="gr3" draw:text-style-name="P8" draw:layer="layout" svg:width="0.409cm" svg:height="0.678cm" svg:x="15.783cm" svg:y="8.601cm" svg:viewBox="0 0 410 679" svg:d="M246 309c81-24 137-94 137-172 0-81-87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1-157-164-180z">
            <text:p/>
          </draw:path>
          <draw:path draw:style-name="gr3" draw:text-style-name="P8" draw:layer="layout" svg:width="0.375cm" svg:height="1.772cm" svg:x="16.439cm" svg:y="7.449cm" svg:viewBox="0 0 376 1773" svg:d="M376 885c0-282-67-582-262-804-13-16-49-54-74-74-6-7-9-7-22-7-9 0-18 0-18 9 0 4 4 9 7 11 33 34 87 88 148 197 107 189 145 433 145 668 0 428-119 691-296 870-2 2-4 7-4 9 0 9 9 9 18 9 13 0 16 0 25-7 94-81 199-217 268-426 43-134 65-296 65-455z">
            <text:p/>
          </draw:path>
          <draw:path draw:style-name="gr3" draw:text-style-name="P8" draw:layer="layout" svg:width="0.655cm" svg:height="0.232cm" svg:x="17.32cm" svg:y="8.22cm" svg:viewBox="0 0 656 233" svg:d="M623 40c15 0 33 0 33-20s-18-20-31-20h-591c-16 0-34 0-34 20s18 20 34 20zM625 233c13 0 31 0 31-20s-18-20-33-20h-589c-16 0-34 0-34 20s18 20 34 20z">
            <text:p/>
          </draw:path>
        </draw:g>
        <draw:g xml:id="id145" draw:id="id145">
          <svg:title>TexMaths</svg:title>
          <svg:desc>28§display§\sqrt{ 3 }§svg§600§FALSE§</svg:desc>
          <draw:polygon draw:style-name="gr2" draw:text-style-name="P7" draw:layer="layout" svg:width="1.216cm" svg:height="0.886cm" svg:x="18.54cm" svg:y="7.899cm" svg:viewBox="0 0 1217 887" draw:points="607,887 0,887 0,0 1217,0 1217,887">
            <text:p/>
          </draw:polygon>
          <draw:path draw:style-name="gr3" draw:text-style-name="P8" draw:layer="layout" svg:width="0.77cm" svg:height="0.985cm" svg:x="18.562cm" svg:y="7.85cm" svg:viewBox="0 0 771 986" svg:d="M311 883l-172-383c-7-16-14-16-16-16 0 0-6 0-15 7l-95 71c-13 9-13 14-13 16 0 5 2 11 9 11s25-13 34-22c6-5 22-16 31-22l195 425c7 16 13 16 22 16 14 0 16-4 25-18l448-928c7-15 7-18 7-20 0-11-9-20-20-20-9 0-16 4-23 20z">
            <text:p/>
          </draw:path>
          <draw:polygon draw:style-name="gr3" draw:text-style-name="P8" draw:layer="layout" svg:width="0.494cm" svg:height="0.042cm" svg:x="19.311cm" svg:y="7.85cm" svg:viewBox="0 0 495 43" draw:points="246,43 0,43 0,0 495,0 495,43">
            <text:p/>
          </draw:polygon>
          <draw:path draw:style-name="gr3" draw:text-style-name="P8" draw:layer="layout" svg:width="0.409cm" svg:height="0.678cm" svg:x="19.353cm" svg:y="8.09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x;x" smil:keyTimes="0;1"/>
                  <anim:animate smil:dur="0.5s" smil:fill="hold" smil:targetElement="id1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146" anim:sub-item="text" smil:attributeName="visibility" smil:to="visible"/>
                  <anim:animate smil:dur="1s" smil:fill="hold" smil:targetElement="id146" anim:sub-item="text" smil:attributeName="width" smil:values="0;width" smil:keyTimes="0;1"/>
                  <anim:animate smil:dur="1s" smil:fill="hold" smil:targetElement="id146" anim:sub-item="text" smil:attributeName="height" smil:values="0;height" smil:keyTimes="0;1"/>
                  <anim:animate smil:dur="1s" smil:fill="hold" smil:targetElement="id146" anim:sub-item="text" smil:attributeName="x" smil:values="0;1" smil:keyTimes="0;1" anim:formula="x+(cos(-2*pi*(1-$))*-x-sin(-2*pi*(1-$))*(1-y))*(1-$)"/>
                  <anim:animate smil:dur="1s" smil:fill="hold" smil:targetElement="id146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2" draw:text-style-name="P11" draw:layer="layout" svg:width="25.199cm" svg:height="2.629cm" draw:transform="rotate (0.430049127691403) translate (1.999cm 11.536cm)" presentation:class="title" presentation:user-transformed="true">
          <draw:text-box>
            <text:p xml:id="id147" text:id="id147"><text:span text:style-name="T26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147" anim:sub-item="text" smil:attributeName="visibility" smil:to="visible"/>
                  <anim:transitionFilter smil:dur="2s" smil:targetElement="id147" anim:sub-item="text" smil:type="fade" smil:subtype="crossfade"/>
                  <anim:animate smil:dur="2s" smil:fill="hold" smil:targetElement="id147" anim:sub-item="text" smil:attributeName="rotate" smil:values="720;0" smil:keyTimes="0;1"/>
                  <anim:animate smil:dur="2s" smil:fill="hold" smil:targetElement="id147" anim:sub-item="text" smil:attributeName="height" smil:values="0;height" smil:keyTimes="0;1"/>
                  <anim:animate smil:dur="2s" smil:fill="hold" smil:targetElement="id147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0-06-23T20:53:21.800963218</dc:date>
    <meta:editing-duration>PT17H42M57S</meta:editing-duration>
    <meta:editing-cycles>302</meta:editing-cycles>
    <meta:generator>LibreOffice/6.0.7.3$Linux_X86_64 LibreOffice_project/00m0$Build-3</meta:generator>
    <meta:document-statistic meta:object-count="2418"/>
  </office:meta>
</office:document-meta>
</file>